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7-08</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李强晤叶伦 称中美关系经历风雨后可以见到彩虹</text:span>
</text:h>
      <text:p text:style-name="P4">
Publisher: 法新社</text:p>
      <text:p text:style-name="P4">
Published Time: 2023-07-07T-14:32:09+00:00</text:p>
      <text:p text:style-name="P4">
Modified Time: 2023-07-07T12:05:02+00:00</text:p>
      <text:p text:style-name="P4">
Description: （法新社北京7日电） 中国国务院总理李强今天告诉到访的美国财政部长叶伦，两国关系经历风雨之后「可以见到彩虹」。他们两人这次会谈是希望稳定两国间的关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3.617581in" draw:z-index="0">
<draw:image xlink:href="../Images/rficn/2023-07-07T-14-32-09-00-00/000000.png" xlink:type="simple" xlink:show="embed" xlink:actuate="onLoad" draw:mime-type="image/png"/>
</draw:frame>
</text:p>
      <text:p text:style-name="P4">
李强告诉叶伦：「昨天你抵达我们的机场后，下机时见到一道彩虹。我想中美关系也是如此，经历了风雨，一定能见到更多的彩虹。」</text:p>
      <text:p text:style-name="P4">
Source: <text:a xlink:type="simple" xlink:href="https://www.rfi.fr/cn/%E5%9B%BD%E9%99%85%E6%8A%A5%E9%81%93/20230707-%E6%9D%8E%E5%BC%BA%E6%99%A4%E5%8F%B6%E4%BC%A6-%E7%A7%B0%E4%B8%AD%E7%BE%8E%E5%85%B3%E7%B3%BB%E7%BB%8F%E5%8E%86%E9%A3%8E%E9%9B%A8%E5%90%8E%E5%8F%AF%E4%BB%A5%E8%A7%81%E5%88%B0%E5%BD%A9%E8%99%B9" text:style-name="Internet_20_link" text:visited-style-name="Visited_20_Internet_20_Link">
https://www.rfi.fr/cn/%E5%9B%BD%E9%99%85%E6%8A%A5%E9%81%93/20230707-%E6%9D%8E%E5%BC%BA%E6%99%A4%E5%8F%B6%E4%BC%A6-%E7%A7%B0%E4%B8%AD%E7%BE%8E%E5%85%B3%E7%B3%BB%E7%BB%8F%E5%8E%86%E9%A3%8E%E9%9B%A8%E5%90%8E%E5%8F%AF%E4%BB%A5%E8%A7%81%E5%88%B0%E5%BD%A9%E8%99%B9</text:a>
</text:p>
      <!--NEWS-->
      <text:h text:style-name="P10" text:outline-level="1">
<text:span text:style-name="T4">
义大利老人安养中心火灾 6人死亡、数十人受伤</text:span>
</text:h>
      <text:p text:style-name="P4">
Publisher: 法新社</text:p>
      <text:p text:style-name="P4">
Published Time: 2023-07-07T-18:32:07+00:00</text:p>
      <text:p text:style-name="P4">
Modified Time: 2023-07-07T11:05:01+00:00</text:p>
      <text:p text:style-name="P4">
Description: （法新社米兰7日电） 义大利米兰（Milan）一处老人安养中心今天凌晨发生火警，消防员表示，火灾造成6人死亡，许多居民被送往医院治疗。</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 text:anchor-type="as-char" svg:width="6.9236in" svg:height="3.617581in" draw:z-index="0">
<draw:image xlink:href="../Images/rficn/2023-07-07T-18-32-07-00-00/000000.png" xlink:type="simple" xlink:show="embed" xlink:actuate="onLoad" draw:mime-type="image/png"/>
</draw:frame>
</text:p>
      <text:p text:style-name="P4">
消防队在推特（Twitter）上表示：「6人死亡，许多人因吸入浓烟而住院治疗。消防员尽速将居民从建筑物疏散，救出数十人。」</text:p>
      <text:p text:style-name="P4">
法新社的摄影师看到两位受害者的遗体从米兰南区这栋3层楼的建筑中被移出，据报导此处住有210人。</text:p>
      <text:p text:style-name="P4">
义大利艾吉新闻社（AGI）报导，受害者中5人为年龄落在69岁至87岁间的女性，第6人则是73岁的男性。</text:p>
      <text:p text:style-name="P4">
根据安莎通讯社（ANSA），米兰市长萨拉（Giuseppe Sala）指出，火势似乎是从一个有2名女性居民的房间开始蔓延，2人皆葬身火窟。</text:p>
      <text:p text:style-name="P4">
Source: <text:a xlink:type="simple" xlink:href="https://www.rfi.fr/cn/%E5%9B%BD%E9%99%85%E6%8A%A5%E9%81%93/20230707-%E4%B9%89%E5%A4%A7%E5%88%A9%E8%80%81%E4%BA%BA%E5%AE%89%E5%85%BB%E4%B8%AD%E5%BF%83%E7%81%AB%E7%81%BE-6%E4%BA%BA%E6%AD%BB%E4%BA%A1-%E6%95%B0%E5%8D%81%E4%BA%BA%E5%8F%97%E4%BC%A4" text:style-name="Internet_20_link" text:visited-style-name="Visited_20_Internet_20_Link">
https://www.rfi.fr/cn/%E5%9B%BD%E9%99%85%E6%8A%A5%E9%81%93/20230707-%E4%B9%89%E5%A4%A7%E5%88%A9%E8%80%81%E4%BA%BA%E5%AE%89%E5%85%BB%E4%B8%AD%E5%BF%83%E7%81%AB%E7%81%BE-6%E4%BA%BA%E6%AD%BB%E4%BA%A1-%E6%95%B0%E5%8D%81%E4%BA%BA%E5%8F%97%E4%BC%A4</text:a>
</text:p>
      <!--NEWS-->
      <text:h text:style-name="P10" text:outline-level="1">
<text:span text:style-name="T4">
美6月非农就业低于预期 美股早盘微涨</text:span>
</text:h>
      <text:p text:style-name="P4">
Publisher: 法新社</text:p>
      <text:p text:style-name="P4">
Published Time: 2023-07-07T-4:02:09+00:00</text:p>
      <text:p text:style-name="P4">
Modified Time: 2023-07-07T14:50:01+00:00</text:p>
      <text:p text:style-name="P4">
Description: （法新社纽约7日电） 美国6月非农就业增长低于预期，投资人消化这些就业数据，美股今天开盘走低，但早盘微幅上扬。</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 text:anchor-type="as-char" svg:width="6.9236in" svg:height="3.617581in" draw:z-index="0">
<draw:image xlink:href="../Images/rficn/2023-07-07T-4-02-09-00-00/000000.png" xlink:type="simple" xlink:show="embed" xlink:actuate="onLoad" draw:mime-type="image/png"/>
</draw:frame>
</text:p>
      <text:p text:style-name="P4">
美股开盘约30分左右，道琼工业指数上涨0.1%，报33906.64点。</text:p>
      <text:p text:style-name="P4">
标普500指数上扬0.1%，报4415.65点。</text:p>
      <text:p text:style-name="P4">
那斯达克综合指数扬升0.4%，报13726.6点。</text:p>
      <text:p text:style-name="P4">
Source: <text:a xlink:type="simple" xlink:href="https://www.rfi.fr/cn/%E8%B4%A2%E7%BB%8F%E5%BF%AB%E8%AE%AF/20230707-%E7%BE%8E6%E6%9C%88%E9%9D%9E%E5%86%9C%E5%B0%B1%E4%B8%9A%E4%BD%8E%E4%BA%8E%E9%A2%84%E6%9C%9F-%E7%BE%8E%E8%82%A1%E6%97%A9%E7%9B%98%E5%BE%AE%E6%B6%A8" text:style-name="Internet_20_link" text:visited-style-name="Visited_20_Internet_20_Link">
https://www.rfi.fr/cn/%E8%B4%A2%E7%BB%8F%E5%BF%AB%E8%AE%AF/20230707-%E7%BE%8E6%E6%9C%88%E9%9D%9E%E5%86%9C%E5%B0%B1%E4%B8%9A%E4%BD%8E%E4%BA%8E%E9%A2%84%E6%9C%9F-%E7%BE%8E%E8%82%A1%E6%97%A9%E7%9B%98%E5%BE%AE%E6%B6%A8</text:a>
</text:p>
      <!--NEWS-->
      <text:h text:style-name="P10" text:outline-level="1">
<text:span text:style-name="T4">
德国公寓管理员冤狱13年 终获洗刷谋杀房客罪名</text:span>
</text:h>
      <text:p text:style-name="P4">
Publisher: 法新社</text:p>
      <text:p text:style-name="P4">
Published Time: 2023-07-07T-9:02:09+00:00</text:p>
      <text:p text:style-name="P4">
Modified Time: 2023-07-07T13:50:01+00:00</text:p>
      <text:p text:style-name="P4">
Description: （法新社柏林7日电） 德国东南部巴伐利亚邦一栋社区公寓的管理员简迪斯基被控涉嫌杀害一位老年女房客，几经诉讼，在监狱里度过超过13年之后，今天终于获得法院宣告无罪，并将获得冤狱赔偿金。</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 text:anchor-type="as-char" svg:width="6.9236in" svg:height="3.617581in" draw:z-index="0">
<draw:image xlink:href="../Images/rficn/2023-07-07T-9-02-09-00-00/000000.png" xlink:type="simple" xlink:show="embed" xlink:actuate="onLoad" draw:mime-type="image/png"/>
</draw:frame>
</text:p>
      <text:p text:style-name="P4">
简迪斯基（Manfred Genditzki）2008年在罗塔赫-埃根镇（Rottach-Egern）这栋公寓工作时，一位87岁的女住户陈尸浴缸，他被控在发生争执后殴打死者头部，并将她淹死在浴缸，因而被判无期徒刑。</text:p>
      <text:p text:style-name="P4">
简迪斯基在长期诉讼战中始终否认行凶，这起案件备受全国关注。如今慕尼黑地区法院的法官裁定，简迪斯基遭到误判有罪，并谕令赔偿他近36万9000欧元（新台币约1261万元），这个最新判决结果抢占媒体头条。</text:p>
      <text:p text:style-name="P4">
法院发言人表示，新证据显示此案死者是意外死亡。「这不是一起谋杀案，他已获宣告无罪，是清白的。」</text:p>
      <text:p text:style-name="P4">
媒体报导，简迪斯基聆判后面无表情，法庭内许多他的支持者则欣喜落泪。</text:p>
      <text:p text:style-name="P4">
现年63岁的简迪斯基先前曾在联邦法院成功翻案，但后来又在2012年再度被慕尼黑的法院判决有罪。</text:p>
      <text:p text:style-name="P4">
他这次受审时，辩护律师芮克（Regina Rick）因为鉴识科学上的进步，得以提出新证据指出，死者所陈尸浴缸的水温显示她的死亡时间和最初的推断大不相同。</text:p>
      <text:p text:style-name="P4">
辩方并向法庭提出第二项科学报告，显示电脑模拟结果佐证死者可能死于意外。</text:p>
      <text:p text:style-name="P4">
由于外界对简迪斯基有罪的判决颇多质疑，加上他先前没有犯罪纪录，芮克根据前述证据，在去年8月就为她的客户争取到预先释放。简迪斯基返家团聚，并在一家起司工厂担任司机，同时地区法院准许重审此案。</text:p>
      <text:p text:style-name="P4">
此案最后就连检方也主张应判简迪斯基无罪，法院发言人说，这项判决「是基于专家使用最新方法研究提出的报告，在先前定罪时并无这些方法可用」。</text:p>
      <text:p text:style-name="P4">
简迪斯基在监牢里度过4915天时间，错过儿女成长，也无缘见到孙儿出生，他如今终于获判无罪，感叹表示：「这是个悲剧，很难以言辞表达。」</text:p>
      <text:p text:style-name="P4">
Source: <text:a xlink:type="simple" xlink:href="https://www.rfi.fr/cn/%E5%9B%BD%E9%99%85%E6%8A%A5%E9%81%93/20230707-%E5%BE%B7%E5%9B%BD%E5%85%AC%E5%AF%93%E7%AE%A1%E7%90%86%E5%91%98%E5%86%A4%E7%8B%B113%E5%B9%B4-%E7%BB%88%E8%8E%B7%E6%B4%97%E5%88%B7%E8%B0%8B%E6%9D%80%E6%88%BF%E5%AE%A2%E7%BD%AA%E5%90%8D" text:style-name="Internet_20_link" text:visited-style-name="Visited_20_Internet_20_Link">
https://www.rfi.fr/cn/%E5%9B%BD%E9%99%85%E6%8A%A5%E9%81%93/20230707-%E5%BE%B7%E5%9B%BD%E5%85%AC%E5%AF%93%E7%AE%A1%E7%90%86%E5%91%98%E5%86%A4%E7%8B%B113%E5%B9%B4-%E7%BB%88%E8%8E%B7%E6%B4%97%E5%88%B7%E8%B0%8B%E6%9D%80%E6%88%BF%E5%AE%A2%E7%BD%AA%E5%90%8D</text:a>
</text:p>
      <!--NEWS-->
      <text:h text:style-name="P10" text:outline-level="1">
<text:span text:style-name="T4">
晶片大战：中国限制出口半导体原材料 “以牙还牙”能否撼动全球供应链</text:span>
</text:h>
      <text:p text:style-name="P4">
Author: https://www.facebook.com/bbcworldservice/</text:p>
      <text:p text:style-name="P4">
Publisher: BBC News 中文</text:p>
      <text:p text:style-name="P4">
Published Time: 2023-07-07T01:19:22.000Z</text:p>
      <text:p text:style-name="P4">
Modified Time: 2023-07-07T01:19:22.000Z</text:p>
      <text:p text:style-name="P4">
Description: 镓和锗是制造半导体的关键原材料，中国此举普遍被认为是美中芯片战中的最新反制措施。这两种金属是什么？有什么用途？出口禁令将如何影响供应链？</text:p>
      <text:p text:style-name="P4">
Images: ["<text:a xlink:type="simple" xlink:href="https://ichef.bbci.co.uk/news/640/cpsprodpb/11CCE/production/_128301927_whatsubject.jpg" text:style-name="Internet_20_link" text:visited-style-name="Visited_20_Internet_20_Link">
_128301927_wh...</text:a>
"]</text:p>
      <text:p text:style-name="P4">
Videos: []</text:p>
      <text:p text:style-name="P4">
Tags: ['科学天地', '金融财经', '技术新知', '日本', '中國', '韩国', '美国', '欧洲联盟', '贸易']</text:p>
      <text:p text:style-name="P4">
Type: Article</text:p>
      <!--METADATA-->
      <text:h text:style-name="P12" text:outline-level="3">
<text:span text:style-name="T4">
晶片大战：中国限制出口半导体原材料 “以牙还牙”能否撼动全球供应链</text:span>
</text:h>
      <text:p text:style-name="P4">
2023年7月7日  <draw:frame draw:style-name="fr1" draw:name="Image6" text:anchor-type="as-char" svg:width="6.9236in" svg:height="3.894525in" draw:z-index="0">
<draw:image xlink:href="../Images/BBC Chinese/2023-07-07T01-19-22.000Z/_128301927_whatsubject.jpg" xlink:type="simple" xlink:show="embed" xlink:actuate="onLoad" draw:mime-type="image/jpeg"/>
</draw:frame>
</text:p>
      <text:p text:style-name="P4">
图像来源，  Getty Images</text:p>
      <text:p text:style-name="P4">
图像加注文字，</text:p>
      <text:p text:style-name="P4">
2022年美国通过的《芯片与科学法案》，向在美国生产半导体的公司提供 530 亿美元的援助和补贴。</text:p>
      <text:p text:style-name="P4">
<text:a xlink:type="simple" xlink:href="http://www.mofcom.gov.cn/article/zwgk/gkzcfb/202307/20230703419666.shtml" text:style-name="Internet_20_link" text:visited-style-name="Visited_20_Internet_20_Link">
 中国宣布</text:a>
<text:span text:style-name="T4">
从8月1日起对镓和锗两种金属的相关物项实施出口管制，称目的是为了“维护国家安全和利益”。</text:span>
</text:p>
      <text:p text:style-name="P4">
这两种金属是制造半导体的关键原材料，中国此举普遍被认为是美中芯片战中的最新反制措施。美中两国都希望在军事核心技术上占据主导地位。</text:p>
      <text:p text:style-name="P4">
此举宣布之时正值美国财长耶伦（Janet Yellen）访问中国前夕。</text:p>
      <text:p text:style-name="P4">
美国特朗普政府和拜登政府先后在限制对华高科技出口方面采取了一系列措施，尤其是去年十月，拜登政府实施了更全面的限制措施，禁止将使用美国设备和技术制造的高端芯片出口给中国。这些举措重创了中国的高端半导体产业。</text:p>
      <text:p text:style-name="P4">
中国目前在设计和制造高端半导体方面没有优势，有分析指出，中国正利用自己在稀有金属市场中的主导地位，试图反制西方的出口管制。</text:p>
      <text:p text:style-name="P4">
“拜登政府对切断高端半导体芯片供应采取了非常针对性的行动，北京没有其他选择进行对抗”，台北国立政治大学（National ChengchiUniversity）访问学者毕谙典（Aadil Brar）说。</text:p>
      <text:p text:style-name="P4">
“毫无疑问，北京正通过实施出口管制，在与华盛顿的科技战中采取行动”，他说，“这是一种纯粹的以牙还牙的科技竞争方式”。</text:p>
      <text:p text:style-name="P4">
中国国际经济交流中心副理事长、商务部原副部长魏建国近日在接受中国官方英文报纸《中国日报》的访问中表示，“这只是中国反制的开始，中国的制裁手段和种类还有很多。如果对华高技术限制继续升级，中国的反制措施也会进一步升级。”</text:p>
      <text:p text:style-name="P4">
<text:a xlink:type="simple" xlink:href="https://www.bbc.com/zhongwen/simp/science-65854500" text:style-name="Internet_20_link" text:visited-style-name="Visited_20_Internet_20_Link">
 美中半导体大战进入深水区 人工智能AI晶片为何成为关键 </text:a>
  * <text:a xlink:type="simple" xlink:href="https://www.bbc.com/zhongwen/simp/world-64280940" text:style-name="Internet_20_link" text:visited-style-name="Visited_20_Internet_20_Link">
 晶片大战：美国为何领先中国？ </text:a>
</text:p>
      <text:p text:style-name="P4">
</text:p>
      <text:p text:style-name="P4">
图像来源，  Getty Images</text:p>
      <text:p text:style-name="P4">
图像加注文字，</text:p>
      <text:p text:style-name="P4">
美国特朗普政府和拜登政府先后在限制对华高科技出口方面采取了一系列措施，尤其是去年十月，拜登政府实施了更全面的限制措施，禁止将使用美国设备和技术制造的高端芯片出口给中国。这些举措重创了中国的高端半导体产业。</text:p>
      <text:h text:style-name="P12" text:outline-level="3">
<text:span text:style-name="T4">
美国、欧洲表达担忧</text:span>
</text:h>
      <text:p text:style-name="P4">
美国商务部发言人周三表示，美国“坚决”反对中国对镓和锗物质的出口管制，并称，华盛顿将与合作伙伴和盟友协商解决这一问题。</text:p>
      <text:p text:style-name="P4">
“这些行动凸显了供应链多元化十分必要。美国将与我们的盟友和合作伙伴一起解决这个问题，并在关键的供应链中建立弹性”，路透社引述美国商务部发言人表示。</text:p>
      <text:p text:style-name="P4">
欧盟委员会（EuropeanCommission）也表达了担忧。其发言人周二下午表示，镓和锗“对我们的行业至关重要，尤其是在战略领域的使用，而且（从某种意义上说）我们依赖单一供应商。”</text:p>
      <text:p text:style-name="P4">
这位发言人公开质疑中国以“国家安全”为由为其举动进行的辩护，并敦促中国将其贸易政策与世界贸易组织保持一致，建立在“明确的安全考虑”基础之上。</text:p>
      <text:h text:style-name="P12" text:outline-level="3">
<text:span text:style-name="T4">
镓和锗是什么? 有何用途？</text:span>
</text:h>
      <text:p text:style-name="P4">
镓和锗都是银白色的金属，在自然界中通常不存在。它们是加工锌、煤和铝土矿等大宗商品的副产品，回收以后可以使用。</text:p>
      <text:p text:style-name="P4">
这两种金属在制造半导体、通信设备和太阳能电池板等方面有着广泛用途。</text:p>
      <text:p text:style-name="P4">
在半导体方面，将镓和锗分别与其他元素组合在一起，可以提高传输速度和效率。比如镓的化合物氮化镓，美国军方将它用于雷达制造。另一种砷化镓比常用半导体材料矽更耐高温和潮湿，导电性也更好，因此广泛用于高性能芯片。</text:p>
      <text:p text:style-name="P4">
根据市场研究机构Precedence Research的数据，去年使用氮化镓的晶片的销售额达到24.7亿美元，预计2030年将攀升至193亿美元。</text:p>
      <text:p text:style-name="P4">
另外，根据研究机构Research and Markets，预计到2030年，用砷化镓生产的晶片将从去年的14亿美元增长到34亿美元。</text:p>
      <text:p text:style-name="P4">
</text:p>
      <text:p text:style-name="P4">
图像来源，  Getty Images</text:p>
      <text:h text:style-name="P12" text:outline-level="3">
<text:span text:style-name="T4">
中国有多重要？</text:span>
</text:h>
      <text:p text:style-name="P4">
中国是镓和锗的最大生产国，这使中国在全球供应链上占据了较强的主导地位。</text:p>
      <text:p text:style-name="P4">
根据欧洲工业协会关键原材料联盟（CRMA）的数据，中国的镓产量约占全球总产量的80%；锗产量约占全球的60%。</text:p>
      <text:p text:style-name="P4">
根据美国地质调查局（US GeologicalSurvey），2018年至2021年期间，美国53%的镓来自中国，其次是德国、日本、乌克兰等。在美国对中国的镓征收更高关税后，2019年进口量大幅下降。</text:p>
      <text:p text:style-name="P4">
根据中国海关数据，2022年，中国镓产品的最大进口国是日本、德国和荷兰。锗产品的主要进口国是日本、法国、德国和美国。</text:p>
      <text:h text:style-name="P12" text:outline-level="3">
<text:span text:style-name="T4">
还有哪些国家生产？</text:span>
</text:h>
      <text:p text:style-name="P4">
镓和锗这两种金属都不是特别稀有，但加工成本很高。由于中国长期以来一直以相对低廉的价格出口，其他地方几乎没有开采设施。</text:p>
      <text:p text:style-name="P4">
据金属行业情报提供商CRU集团称，其他生产镓的国家包括日本、韩国、俄罗斯和乌克兰。</text:p>
      <text:p text:style-name="P4">
锗也在加拿大、比利时、美国和俄罗斯生产。有分析指出，美国等地有大量的锗矿床，但由于环境影响，在开采方面有严格控制，因此立即取代中国是困难的。</text:p>
      <text:p text:style-name="P4">
</text:p>
      <text:p text:style-name="P4">
图像来源，  Getty Images</text:p>
      <text:h text:style-name="P12" text:outline-level="3">
<text:span text:style-name="T4">
如何影响供应链？</text:span>
</text:h>
      <text:p text:style-name="P4">
综合分析指出，中国对镓和锗出口禁令在短期内将产生一定程度的影响，但长期来看仍需观察。</text:p>
      <text:p text:style-name="P4">
在台湾的印度学者毕谙典表示，“短期内，半导体芯片的成本可能会增加，因为供应商需要从其他来源采购这两种物质。中国对这两种物质的产量已开始见顶。”</text:p>
      <text:p text:style-name="P4">
他还说，“美国和其他国家已经在寻求取代中国在全球矿产贸易中的份额。如果不能就取消对中国的部分半导体制裁达成协议，北京方面的出口管制可能会加速这一进程。”</text:p>
      <text:p text:style-name="P4">
据多家外媒报道，美国正在考虑扩大对中国芯片行业的出口管制。目前还不清楚具体是什么措施。</text:p>
      <text:p text:style-name="P4">
毕谙典认为，由于美国即将进入总统大选阶段，不太可能这么快取消制裁。而当镓和锗的替代供应建立起来时，半导体的价格最终会下降。</text:p>
      <text:p text:style-name="P4">
“在这种情况下，中国将是输家。”</text:p>
      <text:p text:style-name="P4">
</text:p>
      <text:p text:style-name="P4">
图像来源，  Getty Images</text:p>
      <text:p text:style-name="P4">
华盛顿智库战略与国际研究中心（Center for Strategic and InternationalStudies）高级研究员保罗·特里奥洛（PaulTriolo）对香港媒体表示，“如果中国选择将这些供应链武器化，将使美国、欧盟和亚洲在减少对中国依赖方面的考量大大复杂化”。</text:p>
      <text:p text:style-name="P4">
他还说，“哪怕只是重建关键矿产供应链的一部分，也需要相当长的时间和投资”。</text:p>
      <text:p text:style-name="P4">
韩国产业通商资源部第一次官张瑛真（Joo Young-joon）对媒体表示，中国最新的出口管制措施短期内的影响可能有限，但不确定性依然存在。他说：“目前还不清楚中国的出口管制将持续多久，不能排除禁令扩大到其他项目的可能性。”</text:p>
      <text:p text:style-name="P4">
韩国政府计划进一步多样化关键材料的采购路线，并为目前高度依赖特定国家进口的行业开发替代材料。</text:p>
      <text:p text:style-name="P4">
日本政府周二也表示，正在评估相关影响，并承诺会采取措施，使材料的采购多样化。</text:p>
      <text:p text:style-name="P4">
Source: <text:a xlink:type="simple" xlink:href="https://www.bbc.com/zhongwen/simp/world-66118850" text:style-name="Internet_20_link" text:visited-style-name="Visited_20_Internet_20_Link">
https://www.bbc.com/zhongwen/simp/world-66118850</text:a>
</text:p>
      <!--NEWS-->
      <text:h text:style-name="P10" text:outline-level="1">
<text:span text:style-name="T4">
ChatGPT是AI史上最大的革命吗？ (Free Version)</text:span>
</text:h>
      <text:p text:style-name="P4">
Authors: ['冯郁青']</text:p>
      <text:p text:style-name="P4">
Publisher: 英国《金融时报》</text:p>
      <text:p text:style-name="P4">
Time: 2023-07-07T04:31:30+00:00</text:p>
      <text:p text:style-name="P4">
Published Time: 2023-07-06T12:00:99+08:00</text:p>
      <text:p text:style-name="P4">
Modified Time: 2023-07-06T23:07:99+08:00</text:p>
      <text:p text:style-name="P4">
Description: 什么样的工作会被人工智能取代？人工智能是否造成更多的虚假信息，带来更多的商业垄断，人们会不会因此受到更多的控制和监控？</text:p>
      <text:p text:style-name="P4">
Images: []</text:p>
      <text:p text:style-name="P4">
Themes: ['ChatGPT', '关注']</text:p>
      <text:p text:style-name="P4">
Keywords: ['ChatGPT', 'AI', '人工智能']</text:p>
      <text:p text:style-name="P4">
Type: Article</text:p>
      <!--METADATA-->
      <text:p text:style-name="P4">
<text:span text:style-name="T4">
[FT中文网与华美协进社（ China Institute ）6月20日在纽约联合举办了一场关于人工智能的讨论。</text:span>
</text:p>
      <text:p text:style-name="P4">
此次论坛探讨了ChatGPT引发资本界极大关注的颠覆性潜能及其原因，以及人工智能发展对各行业的可能影响。什么样的工作会被人工智能取代？人工智能是否造成更多的虚假信息，带了更多的商业垄断，人们会不会因此收到更多的控制和监控？甚至会不会影响到人类的生存本身？ 而中美两国在人工智能领域的竞争将怎样展开？]</text:p>
      <text:p text:style-name="P4">
Source: <text:a xlink:type="simple" xlink:href="http://www.ftchinese.com/story/001100185" text:style-name="Internet_20_link" text:visited-style-name="Visited_20_Internet_20_Link">
http://www.ftchinese.com/story/001100185</text:a>
</text:p>
      <!--NEWS-->
      <text:h text:style-name="P10" text:outline-level="1">
<text:span text:style-name="T4">
瓦格纳雇佣军叛乱： 白俄罗斯领导人卢卡申科称叛乱中没有人成为英雄</text:span>
</text:h>
      <text:p text:style-name="P4">
Author: https://www.facebook.com/bbcworldservice/</text:p>
      <text:p text:style-name="P4">
Publisher: BBC News 中文</text:p>
      <text:p text:style-name="P4">
Published Time: 2023-07-07T05:35:37.000Z</text:p>
      <text:p text:style-name="P4">
Modified Time: 2023-07-07T05:35:37.000Z</text:p>
      <text:p text:style-name="P4">
Description: 白俄罗斯领导人卢卡申科告诉BBC，瓦格纳雇佣军等团体必须受到密切关注，以制止叛乱。</text:p>
      <text:p text:style-name="P4">
Images: []</text:p>
      <text:p text:style-name="P4">
Videos: ["<text:a xlink:type="simple" xlink:href="https://www.bbc.com/ws/av-embeds/cps/zhongwen/simp/world-66130115/p0fzj2zf/zh-hans" text:style-name="Internet_20_link" text:visited-style-name="Visited_20_Internet_20_Link">
zh-hans</text:a>
"]</text:p>
      <text:p text:style-name="P4">
Tags: ['核武器', '乌克兰局势升温', '俄国', '弗拉基米尔·普京', '军事', '乌克兰']</text:p>
      <text:p text:style-name="P4">
Type: Article</text:p>
      <!--METADATA-->
      <text:h text:style-name="P12" text:outline-level="3">
<text:span text:style-name="T4">
瓦格纳雇佣军叛乱： 白俄罗斯领导人卢卡申科称叛乱中没有人成为英雄</text:span>
</text:h>
      <ul>
        <li>
史蒂夫·罗森伯格（Steve Rosenberg）   * BBC驻俄罗斯记者 发自明斯克</li>
      </ul>
      <text:p text:style-name="P4">
2023年7月7日  <text:a xlink:type="simple" xlink:href="https://www.bbc.com/ws/av-embeds/cps/zhongwen/simp/world-66130115/p0fzj2zf/zh-hans" text:style-name="Internet_20_link" text:visited-style-name="Visited_20_Internet_20_Link">
 Video-1-Link：/ws/av-embeds/cps/zhongwen/simp/world-66130115/p0fzj2zf/zh-hans</text:a>
 <text:span text:style-name="T4">
你的器材不支持播放多媒体材料</text:span>
视频加注文字，</text:p>
      <text:p text:style-name="P4">
白俄会使用俄罗斯部署的核武器吗？卢卡申科总统这样回答</text:p>
      <text:p text:style-name="P4">
<text:span text:style-name="T4">
据说是白俄罗斯领导人亚历山大·卢卡申科（Alexander Lukashenko）促成了结束瓦格纳雇佣军叛乱的协议。</text:span>
</text:p>
      <text:p text:style-name="P4">
若这个传闻是真的话，将是这个故事中最模糊的部分。因此，若有人能揭开这个最不明朗故事的真相，那肯定是这位白俄罗斯领导人。至少我们希望如此。</text:p>
      <text:p text:style-name="P4">
我们是少数被邀请到明斯克独立宫与卢卡申科“对话”的记者。</text:p>
      <text:p text:style-name="P4">
仅仅几个星期前，人们不断猜测他的健康情况如何。但是，我眼前这位白俄罗斯强人显然体力不错。这次“对话”持续了将近四个小时。</text:p>
      <text:p text:style-name="P4">
然而，他并没有为最近的俄罗斯起义提供任何关键信息，反而让信息更加混乱。</text:p>
      <text:p text:style-name="P4">
根据瓦格纳集团和克里姆林宫之间的协议，瓦格纳集团首领叶夫根尼·普里戈津应该与他的雇佣兵们一起移居到白俄罗斯。</text:p>
      <text:p text:style-name="P4">
但是这并未发生。至少目前还没有。</text:p>
      <text:p text:style-name="P4">
卢卡申科说：“到今天早上为止，这些重要的瓦格纳战士们，仍驻扎在巴赫穆特撤离之后的营地上。”</text:p>
      <text:p text:style-name="P4">
</text:p>
      <text:p text:style-name="P4">
图像来源，  Belarus presidential pool</text:p>
      <text:p text:style-name="P4">
图像加注文字，</text:p>
      <text:p text:style-name="P4">
俄罗斯声称正在将核弹头运送到白俄罗斯。</text:p>
      <text:p text:style-name="P4">
“至于普里戈津，他在圣彼得堡。或者也许他今天早上已飞往莫斯科。或者他可能在其他地方。但他不在白俄罗斯。”</text:p>
      <text:p text:style-name="P4">
我问卢卡申科这是否意味着协议破裂了？他对此予以否认。但我感觉到幕后可能正在进行一些我们不会被告知的对话。</text:p>
      <text:p text:style-name="P4">
在讨论瓦格纳叛乱问题时，事实上莫斯科和明斯克的立场并非完全一致。</text:p>
      <text:p text:style-name="P4">
上周末，俄罗斯国家电视台宣称，经过这些戏剧性事件，普京成为了英雄。</text:p>
      <text:p text:style-name="P4">
“我认为没有人能在那种情况下成为英雄，”卢卡申科对我说。</text:p>
      <text:p text:style-name="P4">
“普里戈津不是，普京不是，卢卡申科也不是。没有英雄。从这中获得的教训是什么呢？如果我们创建这样的武装组织，我们需要密切关注它们，并给予严肃的关注。”</text:p>
      <text:p text:style-name="P4">
</text:p>
      <text:p text:style-name="P4">
图像来源，  Getty Images</text:p>
      <text:p text:style-name="P4">
图像加注文字，</text:p>
      <text:p text:style-name="P4">
在讨论瓦格纳叛乱问题时，事实上莫斯科和明斯克的立场并非一致。</text:p>
      <text:p text:style-name="P4">
<text:a xlink:type="simple" xlink:href="https://www.bbc.com/zhongwen/simp/world-66012863" text:style-name="Internet_20_link" text:visited-style-name="Visited_20_Internet_20_Link">
 瓦格纳叛乱终结 俄乌乃至全世界受到什么影响？ </text:a>
  * <text:a xlink:type="simple" xlink:href="https://www.bbc.com/zhongwen/simp/world-64314486" text:style-name="Internet_20_link" text:visited-style-name="Visited_20_Internet_20_Link">
 乌克兰战争：招募罪犯参战的俄罗斯雇佣军“瓦格纳集团”首领是谁 </text:a>
  * <text:a xlink:type="simple" xlink:href="https://www.bbc.com/zhongwen/simp/world-64779290" text:style-name="Internet_20_link" text:visited-style-name="Visited_20_Internet_20_Link">
 普京的命运如何与乌克兰战争紧密相连 </text:a>
  * <text:a xlink:type="simple" xlink:href="https://www.bbc.com/zhongwen/simp/world-60995486" text:style-name="Internet_20_link" text:visited-style-name="Visited_20_Internet_20_Link">
 乌克兰战争：揭开俄罗斯秘密雇佣军“瓦格纳集团”的神秘面纱 </text:a>
</text:p>
      <text:p text:style-name="P4">
我们的“对话”转向核武器问题。特别是，俄罗斯声称正在将核弹头运送到白俄罗斯。</text:p>
      <text:p text:style-name="P4">
“上帝保佑我不必作出使用它们的决定”，卢卡申科说。但他最近又曾表示，“但我会毫不犹豫地使用它们。”</text:p>
      <text:p text:style-name="P4">
我提醒他说过的这些话。</text:p>
      <text:p text:style-name="P4">
“乔·拜登也可以说同样的话，还有苏纳克首相”，卢卡申科回答我说。他又补充说，“还有我的朋友习近平和我的大哥普京总统。”</text:p>
      <text:p text:style-name="P4">
我补充问到，“但我们谈论的不是你的武器，它们是俄罗斯的武器。这不会是你的决定。”</text:p>
      <text:p text:style-name="P4">
这位领导人反驳我说：“在乌克兰，整个军队都在使用外国武器作战，对吧？还有北约的武器。这是因为乌克兰耗尽了自己的武器。那么为什么我不能用别人的武器作战呢？”</text:p>
      <text:p text:style-name="P4">
但我们谈论的是核武器，不是手枪，我回答道。</text:p>
      <text:p text:style-name="P4">
“核武，是的。它们也是武器，战术核武器。”他这样回答我。</text:p>
      <text:p text:style-name="P4">
从这些有关核武的评论中，您或能猜到卢卡申科是位多有争议的人物。</text:p>
      <text:p text:style-name="P4">
美国、欧盟和英国不承认他是白俄罗斯的合法总统。</text:p>
      <text:p text:style-name="P4">
2020年，白俄罗斯人走上街头指责他窃取了该国的总统选举。抗议活动受到了残酷的镇压。</text:p>
      <text:p text:style-name="P4">
我提到了白俄罗斯被监禁的反对派人士玛丽亚·科列斯尼科娃（Maria Kolesnikova.）的案例。</text:p>
      <text:p text:style-name="P4">
“几个月来，她的亲属和律师一直被禁止探望她。为什么？”我问道。</text:p>
      <text:p text:style-name="P4">
“我对此一无所知，”他声称。</text:p>
      <text:p text:style-name="P4">
我提醒卢卡申科先生说，“我在2021年秋季访问你时，白俄罗斯有873名政治犯，现在已经增加到1500人。”</text:p>
      <text:p text:style-name="P4">
“我们的刑法中没有关于政治犯罪的条款，”他回答我。</text:p>
      <text:p text:style-name="P4">
但是，我指出没有关于政治犯罪的法律并不意味着就没有政治犯。</text:p>
      <text:p text:style-name="P4">
他却坚持回应称，“若没有相关的法律，囚犯就不能被视为政治犯。他们怎么可能是政治犯呢？”</text:p>
      <text:p text:style-name="P4">
Source: <text:a xlink:type="simple" xlink:href="https://www.bbc.com/zhongwen/simp/world-66130115" text:style-name="Internet_20_link" text:visited-style-name="Visited_20_Internet_20_Link">
https://www.bbc.com/zhongwen/simp/world-66130115</text:a>
</text:p>
      <!--NEWS-->
      <text:h text:style-name="P10" text:outline-level="1">
<text:span text:style-name="T4">
普京政权经受住兵变考验 (Free Version)</text:span>
</text:h>
      <text:p text:style-name="P4">
Authors: ['林原']</text:p>
      <text:p text:style-name="P4">
Publisher: 英国《金融时报》</text:p>
      <text:p text:style-name="P4">
Time: 2023-07-07T05:49:01+00:00</text:p>
      <text:p text:style-name="P4">
Published Time: 2023-07-06T12:00:99+08:00</text:p>
      <text:p text:style-name="P4">
Modified Time: 2023-07-07T01:47:99+08:00</text:p>
      <text:p text:style-name="P4">
Description: 林原：“昙花一现”的普里戈任兵变，对俄罗斯国内政治的影响如过眼烟云。普京下台的可能性微乎其微，其政权仍较为稳固。</text:p>
      <text:p text:style-name="P4">
Images: []</text:p>
      <text:p text:style-name="P4">
Themes: ['乌克兰战争', '关注']</text:p>
      <text:p text:style-name="P4">
Keywords: ['俄罗斯', '普京', '乌克兰战争', '瓦格纳']</text:p>
      <text:p text:style-name="P4">
Type: Article</text:p>
      <!--METADATA-->
      <text:p text:style-name="P4">
中时新闻网在6月27日发表卢伯华的文章《瓦格纳兵变突转向普京稳了？》（注：原文为“普丁”，下同），里面提到：“虽然瓦格纳兵变表面上并不算成功，但羸弱不堪的普京政权被瓦格纳轻轻刺了一下，在一枪未发的情况下，已曝露出普京威信摇摇欲坠的窘态……轻的话只是普京下台，严重的话，莫斯科可能会重演30多年前那一场令人目不暇给、让苏联快速解体的政治风波，并重新再建立新的斯拉夫民族联邦。”</text:p>
      <text:p text:style-name="P4">
笔者认为，此文在普里戈任兵变影响等问题上认识存在偏颇，其预测也不够客观。实际上，“昙花一现”的普里戈任兵变，对俄罗斯国内政治的影响如过眼烟云。普京下台的可能性微乎其微，其政权仍较为稳固。至于俄罗斯在现阶段会像前苏联那样解体的观点，更是近乎“天方夜谭”。本文会持平论述普里戈任兵变的影响。</text:p>
      <text:p text:style-name="P4">
Source: <text:a xlink:type="simple" xlink:href="http://www.ftchinese.com/story/001100186" text:style-name="Internet_20_link" text:visited-style-name="Visited_20_Internet_20_Link">
http://www.ftchinese.com/story/001100186</text:a>
</text:p>
      <!--NEWS-->
      <text:h text:style-name="P10" text:outline-level="1">
<text:span text:style-name="T4">
参加英国专业竞选培训的心得 (Free Version)</text:span>
</text:h>
      <text:p text:style-name="P4">
Authors: ['何越']</text:p>
      <text:p text:style-name="P4">
Publisher: 英国《金融时报》</text:p>
      <text:p text:style-name="P4">
Time: 2023-07-07T06:45:23+00:00</text:p>
      <text:p text:style-name="P4">
Published Time: 2023-07-06T12:00:99+08:00</text:p>
      <text:p text:style-name="P4">
Modified Time: 2023-07-07T02:43:99+08:00</text:p>
      <text:p text:style-name="P4">
Description: 何越：此次培训，不单是学习竞选，还是继续深入学习英国政治的好地方。这里全都是自民党人，开口闭口都是政治，志同道合，令我非常陶醉。</text:p>
      <text:p text:style-name="P4">
Images: []</text:p>
      <text:p text:style-name="P4">
Themes: ['专栏', '英国', '关注']</text:p>
      <text:p text:style-name="P4">
Keywords: ['英国', '英国政治', '英国社会', '越陌度阡']</text:p>
      <text:p text:style-name="P4">
Type: Article</text:p>
      <!--METADATA-->
      <text:p text:style-name="P4">
上周末，我参加了英国自民党议员联盟（Association of Liberal DemocratCouncillors，简称ALDC）主办的地区议员竞选培训。虽然我已在5月参加了竞选，但系统专业地学习还是第一次。</text:p>
      <text:p text:style-name="P4">
作为英国第三大党，自民党培训基地的规模令我感到惊讶——可以同时培训700人，配有全套食住配套设备，与酒店设施无异。参加培训的有议员，也有支持者和准备参选的候选人。</text:p>
      <text:p text:style-name="P4">
Source: <text:a xlink:type="simple" xlink:href="http://www.ftchinese.com/story/001100188" text:style-name="Internet_20_link" text:visited-style-name="Visited_20_Internet_20_Link">
http://www.ftchinese.com/story/001100188</text:a>
</text:p>
      <!--NEWS-->
      <text:h text:style-name="P10" text:outline-level="1">
<text:span text:style-name="T4">
仍依赖房地产促进经济增长？中国必须重新考虑了</text:span>
</text:h>
      <text:p text:style-name="P4">
Author: https://www.facebook.com/bbcworldservice/</text:p>
      <text:p text:style-name="P4">
Publisher: BBC News 中文</text:p>
      <text:p text:style-name="P4">
Published Time: 2023-07-07T08:18:28.000Z</text:p>
      <text:p text:style-name="P4">
Modified Time: 2023-07-07T08:18:28.000Z</text:p>
      <text:p text:style-name="P4">
Description: 新冠疫情限制措施放开后，人们期望中国经济会强势反弹，但是这并没有出现。</text:p>
      <text:p text:style-name="P4">
Images: ["<text:a xlink:type="simple" xlink:href="https://ichef.bbci.co.uk/news/640/cpsprodpb/12A0D/production/_130310367_2a414963-ef67-479c-9f6d-73f5fec431a7.jpg" text:style-name="Internet_20_link" text:visited-style-name="Visited_20_Internet_20_Link">
_130310367_2a...</text:a>
", "<text:a xlink:type="simple" xlink:href="https://ichef.bbci.co.uk/news/640/cpsprodpb/BAB9/production/_130310874_bbqzibo3.jpg" text:style-name="Internet_20_link" text:visited-style-name="Visited_20_Internet_20_Link">
_130310874_bb...</text:a>
"]</text:p>
      <text:p text:style-name="P4">
Videos: ["<text:a xlink:type="simple" xlink:href="https://www.bbc.com/ws/av-embeds/cps/zhongwen/simp/chinese-news-66131340/p0fzj6jm/zh-hans" text:style-name="Internet_20_link" text:visited-style-name="Visited_20_Internet_20_Link">
zh-hans</text:a>
"]</text:p>
      <text:p text:style-name="P4">
Tags: ['金融财经', '中國', '经济', '就业']</text:p>
      <text:p text:style-name="P4">
Type: Article</text:p>
      <!--METADATA-->
      <text:h text:style-name="P12" text:outline-level="3">
<text:span text:style-name="T4">
仍依赖房地产促进经济增长？中国必须重新考虑了</text:span>
</text:h>
      <ul>
        <li>
麦笛文（Stephen McDonell）   * BBC驻中国记者</li>
      </ul>
      <text:p text:style-name="P4">
2023年7月7日<draw:frame draw:style-name="fr1" draw:name="Image14" text:anchor-type="as-char" svg:width="6.9236in" svg:height="3.894525in" draw:z-index="0">
<draw:image xlink:href="../Images/BBC Chinese/2023-07-07T08-18-28.000Z/_130310367_2a414963-ef67-479c-9f6d-73f5fec431a7.jpg" xlink:type="simple" xlink:show="embed" xlink:actuate="onLoad" draw:mime-type="image/jpeg"/>
</draw:frame>
</text:p>
      <text:p text:style-name="P4">
图像来源，  Joyce Liu/BBC</text:p>
      <text:p text:style-name="P4">
图像加注文字，</text:p>
      <text:p text:style-name="P4">
淄博的户外烧烤给人们提供了美味而价格低廉的休闲饮食。</text:p>
      <text:p text:style-name="P4">
<text:span text:style-name="T4">
<text:span text:style-name="T5">
*山东省小城淄博正在经历着一股户外烧烤的热潮。</text:span>
* </text:span>
</text:p>
      <text:p text:style-name="P4">
来自全中国各地的人都来这里品尝著名的羊肉串，这在社交媒体上已经成为一个传奇。</text:p>
      <text:p text:style-name="P4">
这是一种很吵闹的体验，而且肯定不适合胆小的人。</text:p>
      <text:p text:style-name="P4">
街道上挤满了人，你坐在小塑料椅上，喝啤酒，用当地的葱花大饼卷起肉块，而四面八方都是卡拉OK的歌声。</text:p>
      <text:p text:style-name="P4">
乍一看，这些人群似乎显示着经济新在冠疫情紧急状态过后正在强势反弹——但是据经济学家说，实情并非如此。</text:p>
      <text:p text:style-name="P4">
他们说，这更多是在表明，人们在家庭收入面临巨大压力之下找了一种便宜又好吃的选择。</text:p>
      <text:p text:style-name="P4">
<draw:frame draw:style-name="fr1" draw:name="Image15" text:anchor-type="as-char" svg:width="6.9236in" svg:height="3.894525in" draw:z-index="0">
<draw:image xlink:href="../Images/BBC Chinese/2023-07-07T08-18-28.000Z/_130310874_bbqzibo3.jpg" xlink:type="simple" xlink:show="embed" xlink:actuate="onLoad" draw:mime-type="image/jpeg"/>
</draw:frame>
</text:p>
      <text:p text:style-name="P4">
图像来源，  Joyce Liu/BBC</text:p>
      <text:p text:style-name="P4">
图像加注文字，</text:p>
      <text:p text:style-name="P4">
淄博烧烤店的羊肉串和卡拉OK吸引了全国各地民众.</text:p>
      <text:p text:style-name="P4">
一个光着膀子的男人告诉我们，这是他和家人在炎炎夏夜的理想去处，并且这种玩法的性价比符合当下现实。</text:p>
      <text:p text:style-name="P4">
“这个地方非常适合老百姓，”他说，“最近赚钱很难，但花钱还是很容易。在经历了三年的疫情后，经济只是在慢慢恢复。”</text:p>
      <text:p text:style-name="P4">
中国的大学毕业生受经济低迷的冲击尤其严重，青年失业率一直徘徊在20%或以上。</text:p>
      <text:p text:style-name="P4">
一些学生对自己的未来感到不安。</text:p>
      <text:p text:style-name="P4">
“是的，我很担心，”一个即将毕业的女生说，“竞争很激烈，找工作很难。我所有的同学都有同样的压力。”</text:p>
      <text:p text:style-name="P4">
对于那些有工作的人来说，经济保障是他们不愿意多花钱的一个重要原因。</text:p>
      <text:p text:style-name="P4">
他们担心有可能会一不小心掉入失业大军行列，而且在很多情况下，他们全家的最大投资已经不像他们原先想象的那样有价值。</text:p>
      <text:p text:style-name="P4">
中国的房地产行业正承受着巨大压力。</text:p>
      <text:p text:style-name="P4">
<text:a xlink:type="simple" xlink:href="https://www.bbc.com/ws/av-embeds/cps/zhongwen/simp/chinese-news-66131340/p0fzj6jm/zh-hans" text:style-name="Internet_20_link" text:visited-style-name="Visited_20_Internet_20_Link">
 Video-1-Link：/ws/av-embeds/cps/zhongwen/simp/chinese-news-66131340/p0fzj6jm/zh-hans </text:a>
 <text:span text:style-name="T4">
你的器材不支持播放多媒体材料</text:span>
视频加注文字，</text:p>
      <text:p text:style-name="P4">
火爆的淄博烧烤与空置的青岛楼盘 折射中国经济低迷现实</text:p>
      <text:p text:style-name="P4">
为了亲身了解这一点，我们开车从淄博向东几个小时，来到一个大得多的城市青岛的郊外。</text:p>
      <text:p text:style-name="P4">
在这里，急速爆发的房地产并没有与买家或租户的真实需求相匹配，结果就成了大量建成的楼盘却很少有人住在里面。</text:p>
      <text:p text:style-name="P4">
一名女子在她住的小区外面一个移动摊位上卖冷面，她的邻居很少。</text:p>
      <text:p text:style-name="P4">
几年前，她丈夫搬到青岛之后在这里买了一套公寓，因为听说这里的学校好，想给孩子一个更好的起点。</text:p>
      <text:p text:style-name="P4">
我问她，是否担心她的房子贬值。</text:p>
      <text:p text:style-name="P4">
“当然担心，”她说，“但是我又能怎样呢？”</text:p>
      <text:p text:style-name="P4">
旁边一对做街道清洁工的夫妇正停下来吃午饭。他们指着身后的大楼说，那里没有人住。</text:p>
      <text:p text:style-name="P4">
路的对面是一小片混凝土楼盘，外墙没有粉刷，没有窗户，窗框因为长时间曝露在外而显得破旧。</text:p>
      <text:p text:style-name="P4">
</text:p>
      <text:p text:style-name="P4">
图像来源，  Joyce Liu/BBC</text:p>
      <text:p text:style-name="P4">
图像加注文字，</text:p>
      <text:p text:style-name="P4">
青岛的房地产爆发速度超出了买家和租客的需求。</text:p>
      <text:p text:style-name="P4">
“那边的建筑工程去年有一天突然就停工了，”那个男人说。</text:p>
      <text:p text:style-name="P4">
根据他妻子的说法，整片街区相当冷清。“这里什么都没有，加油站也没有，你加油还得走很远。在这里生活很不方便，”她说。</text:p>
      <text:p text:style-name="P4">
这个地方曾经有希望会腾飞起来。当时这座城市主办过上海合作组织峰会，中国国家主席习近平也对这个地方的投资和经商给予过亲自认可，这里还有可能成为国际博览会等活动的举办地。</text:p>
      <text:p text:style-name="P4">
本来以为，会有工厂、初创企业或者其他公司雇佣在这里购房的人，但事实却是，这些企业并不多。</text:p>
      <text:p text:style-name="P4">
据当地一名房地产经纪说，该地区的物业销售量在近年已减半。</text:p>
      <text:p text:style-name="P4">
“价格下降是因为市场饱和，”她说，“建了太多房子，很难卖出去。”</text:p>
      <text:p text:style-name="P4">
我们放了一架无人机，从空中俯瞰的景象比在地面看到的还糟糕。</text:p>
      <text:p text:style-name="P4">
周围都可以看到完全停工的新楼盘，已经完工的楼盘也几乎没什么生气。</text:p>
      <text:p text:style-name="P4">
</text:p>
      <text:p text:style-name="P4">
图像来源，  Joyce Liu/BBC</text:p>
      <text:p text:style-name="P4">
图像加注文字，</text:p>
      <text:p text:style-name="P4">
中国房地产的繁荣，使得许多大城市的房价超出了一般家庭的能力所及。</text:p>
      <text:p text:style-name="P4">
而且，供求问题也并非是这一地区，甚至是这一城市所独有。在中国的一个个省份中，都很容易找得到房地产泡沫带来危险的证据。</text:p>
      <text:p text:style-name="P4">
在这个国家，房地产投机泛滥的原因之一是缺乏其他投资选择，然而房地产的繁荣却又使得许多大城市的房价超出了一般家庭的能力所及。政府对此的应对措施，是限制个人购买房子的数量。</text:p>
      <text:p text:style-name="P4">
这是一次进行平等改革的真心尝试，但是现在正存在压力想去逆转这一方向。在青岛，此类措施已经被放宽，以图给停滞的房地产市场带来刺激。</text:p>
      <text:p text:style-name="P4">
中国政策制定者面临的挑战，是要找到一种方法，令经济增长和商业信心摆脱这种这房地产销售的重度依赖。</text:p>
      <text:p text:style-name="P4">
像穆迪分析公司（Moody's Analytics）的哈里·穆菲·克鲁斯（Harry MurphyCruise）这样的经济学家，认为中国正面临着重大的问题。</text:p>
      <text:p text:style-name="P4">
他在澳大利亚向BBC表示：“中国的经济迫切需要实现再平衡。在过去二三十年里，中国经济通过大型基础设施建设、房地产市场大幅增长等方面获得巨大增长，然而在未来，这种增长方式并不可持续。”</text:p>
      <text:p text:style-name="P4">
“看看全世界，发达经济体需要家庭作为经济增长的关键驱动力，而这是目前的中国所不具备的。”</text:p>
      <text:p text:style-name="P4">
从降低利率到现金津贴，中国政府正在考虑用各种方式来促进个人和企业增加消费。</text:p>
      <text:p text:style-name="P4">
但是，问题在于情绪。</text:p>
      <text:p text:style-name="P4">
在有更多工作岗位的时候，人们就会更有安全感。企业需要投资以创造更多的就业机会，但在消费者如此缺乏安全感的时候，企业又不愿意这样做。</text:p>
      <text:p text:style-name="P4">
正如哈里·穆菲·克鲁斯所说：“这有点像鸡和蛋的问题。没有企业支出，就不会有经济的回升。他们在看到回升之前又不会支出。于是就成了一个僵局，阻碍着经济关键部分的发展。”</text:p>
      <text:p text:style-name="P4">
然后，所有这些问题都有可能波及全球贸易。</text:p>
      <text:p text:style-name="P4">
</text:p>
      <text:p text:style-name="P4">
图像来源，  Joyce Liu/BBC</text:p>
      <text:p text:style-name="P4">
图像加注文字，</text:p>
      <text:p text:style-name="P4">
另一方面，青岛的海滩显示旅游业正在复苏</text:p>
      <text:p text:style-name="P4">
中国是大国。全球第二大经济体发生的事情所产生的涟漪，会引发波澜。</text:p>
      <text:p text:style-name="P4">
这里的制造业产量减少——由于国际需求疲软——导致了出口下降、全球范围内中国制造商品的供应减少，然后亚洲大工厂的商业活动也会减少。之后，中国由此而减缓的消费，又意味对其他国家产品的进口会减少。</text:p>
      <text:p text:style-name="P4">
对于中国政府来说，头疼的是它或许不得不做选择，要么寻求短期刺激措施，这将推迟它最终需要面对的再平衡，要么承受更多的即时痛苦，从而更快地开始长期的解决方案。</text:p>
      <text:p text:style-name="P4">
很自然地，北京权力高层当中几乎肯定有人在考虑采取某种中间路线，先采取轻微推动措施来稳定经济，然后再考虑手头上更大的问题。</text:p>
      <text:p text:style-name="P4">
因为他们知道，一旦负面情绪形成，可能就很难扭转局面。</text:p>
      <text:p text:style-name="P4">
不过，如果你想对青岛，以及对生活本身感到乐观，你可以去海滩。这里著名的海岸线一带，旅游业似乎已经重新起来了。</text:p>
      <text:p text:style-name="P4">
那里有笑声，有游客堆起来的沙堡。无论是产业巨头还是卡车司机，这里的每一个人都在尽情享受大海的怀抱。</text:p>
      <text:p text:style-name="P4">
无论这是否与现实相符，在这里，你几乎无法不觉得，虽然一切很难，但是将来还是会好的。</text:p>
      <text:p text:style-name="P4">
Source: <text:a xlink:type="simple" xlink:href="https://www.bbc.com/zhongwen/simp/chinese-news-66131340" text:style-name="Internet_20_link" text:visited-style-name="Visited_20_Internet_20_Link">
https://www.bbc.com/zhongwen/simp/chinese-news-66131340</text:a>
</text:p>
      <!--NEWS-->
      <text:h text:style-name="P10" text:outline-level="1">
<text:span text:style-name="T4">
哈佛败诉，平权法案违宪对于亚裔意味着什么？ (Free Version)</text:span>
</text:h>
      <text:p text:style-name="P4">
Authors: ['冯郁青']</text:p>
      <text:p text:style-name="P4">
Publisher: 英国《金融时报》</text:p>
      <text:p text:style-name="P4">
Time: 2023-07-07T08:44:29+00:00</text:p>
      <text:p text:style-name="P4">
Published Time: 2023-07-06T12:00:99+08:00</text:p>
      <text:p text:style-name="P4">
Modified Time: 2023-07-07T04:33:99+08:00</text:p>
      <text:p text:style-name="P4">
Description: 冯郁青：对亚裔来说，战斗还是刚刚开始。最高法院的判决不见得就能保证亚裔在求学和求职路上的公平机会，但是现在有法可依。</text:p>
      <text:p text:style-name="P4">
Images: ["<text:a xlink:type="simple" xlink:href="https://thumbor.ftacademy.cn/unsafe/picture/7/000119297_piclink.jpg" text:style-name="Internet_20_link" text:visited-style-name="Visited_20_Internet_20_Link">
000119297_pic...</text:a>
"]</text:p>
      <text:p text:style-name="P4">
Themes: ['专栏', '教育', '关注']</text:p>
      <text:p text:style-name="P4">
Keywords: ['教育', '平权', '大学', '亚裔美国人']</text:p>
      <text:p text:style-name="P4">
Type: Article</text:p>
      <!--METADATA-->
      <text:p text:style-name="P4">
<draw:frame draw:style-name="fr1" draw:name="Image20" text:anchor-type="as-char" svg:width="6.9236in" svg:height="4.617987in" draw:z-index="0">
<draw:image xlink:href="../Images/FT Chinese Free Version/2023-07-07T08-44-29-00-00/000119297_piclink.jpg" xlink:type="simple" xlink:show="embed" xlink:actuate="onLoad" draw:mime-type="image/jpeg"/>
</draw:frame>
</text:p>
      <text:p text:style-name="P4">
美国最高法院上周的一系列判决震动了美国社会，其中判决哈佛等大学在招生中考虑种族因素的法理依据平权法案违宪，可以说是常识的胜利。对于未来亚裔在美国安身立命有举足轻重的影响。</text:p>
      <text:p text:style-name="P4">
首先我们来回顾一下平权法案的历史，上世纪60年代马丁•路德•金领导的民权运动改变了美国的面貌。《平权法案》是民权运动的重要成果，是1964年《民权法》的衍生物之一。旨在要求入学和就业上对少数族裔进行照顾。根据这项法案，美国公立学校都有责任在招生上采取配额或加分的方式让少数族裔学生优先入学。法案为推进美国社会的多元化，在大学、职场、官场上为少数族裔创造平等机会发挥了重要作用。</text:p>
      <text:p text:style-name="P4">
Source: <text:a xlink:type="simple" xlink:href="http://www.ftchinese.com/story/001100189" text:style-name="Internet_20_link" text:visited-style-name="Visited_20_Internet_20_Link">
http://www.ftchinese.com/story/001100189</text:a>
</text:p>
      <!--NEWS-->
      <text:h text:style-name="P10" text:outline-level="1">
<text:span text:style-name="T4">
中国海关宣布禁止进口日本福岛等地食品</text:span>
</text:h>
      <text:p text:style-name="P4">
Author: None (Language: zh)</text:p>
      <text:p text:style-name="P4">
Publisher: None</text:p>
      <text:p text:style-name="P4">
Time: 2023-07-07T08:46:00Z</text:p>
      <text:p text:style-name="P4">
Description: 国际原子能机构本周发布的安全审查综合报告指出，日本将储存在福岛第一核电站的处理水排海的计划符合该机构安全标准。本周五，中国海关总署宣布，为防范受到放射性污染的日本食品输华，中国海关禁止进口日本福岛等十个县（都）食品。</text:p>
      <text:p text:style-name="P4">
Videos: []</text:p>
      <text:p text:style-name="P4">
Images: []</text:p>
      <text:p text:style-name="P4">
Subject: 科技环境</text:p>
      <text:p text:style-name="P4">
Subjects: ['德中关系', '韩国', '岛屿主权争端', '专题报道：全景观看“习马会”', '中国', '中共十九大', '福岛', '朝鲜']</text:p>
      <text:p text:style-name="P4">
Keywords: ['福岛', '核事故', '核废水排放', '中国', '禁购', '日本海鲜', '韩国', '核辐射']</text:p>
      <text:p text:style-name="P4">
ID: 66142401</text:p>
      <!--METADATA-->
      <text:p text:style-name="P4">
<text:a xlink:type="simple" xlink:href="https://www.dw.com/zh/overlay/image/article/66142401/64968487" text:style-name="Internet_20_link" text:visited-style-name="Visited_20_Internet_20_Link">
 </text:a>
</text:p>
      <text:p text:style-name="P4">
中国海关宣布，禁止进口日本福岛等十个县（都）食品。</text:p>
      <text:p text:style-name="P4">
（德国之声中文网） <text:a xlink:type="simple" xlink:href="https://www.dw.com/zh/zh/日本核废水排海在即-原子能机构再赴福岛审查/a-65763766" text:style-name="Internet_20_link" text:visited-style-name="Visited_20_Internet_20_Link">
 联合国国际原子能机构 </text:a>
 本周发布的安全审查综合报告指出，日本将储存在福岛第一核电站的处理水排海的计划 <text:a xlink:type="simple" xlink:href="https://www.dw.com/zh/zh/福岛废水排海iaea评估为安全-中国反对/a-66111067" text:style-name="Internet_20_link" text:visited-style-name="Visited_20_Internet_20_Link">
 符合原子能机构安全标准</text:a>
。该机构支持东京电力公司向海洋排放相当于约500个奥运会规格游泳池容量的经处理过的核废水。这些核废水是2011年日本大地震引发海啸导致福岛发生核事故时用来为核反应堆降温的污染水。</text:p>
      <text:p text:style-name="P4">
尽管日本保证废水经过过滤去除大部分同位素后是安全的，但是该排放水计划仍然 <text:a xlink:type="simple" xlink:href="https://www.dw.com/zh/zh/福岛核废水倾倒海洋-渔民说不-中韩反对-美国支持/a-57244397" text:style-name="Internet_20_link" text:visited-style-name="Visited_20_Internet_20_Link">
 遭到来自国内外的反对</text:a>
 。</text:p>
      <text:p text:style-name="P4">
</text:p>
      <text:p text:style-name="P4">
东京电力公司将向海洋排放相当于约500个奥运会规格游泳池容量的经处理过的核废水。</text:p>
      <text:p text:style-name="P4">
中国海关总署周五（7月7日）宣布，“为防范受到放射性污染的日本食品输华，保护中国消费者进口食品安全，中国海关禁止进口日本福岛等十个县（都）食品，对来自日本其他地区的食品特别是水产品（含食用水生动物）严格审核随附证明文件，强化监管，严格实施100%查验，持续加强对放射性物质的检测监测力度，确保日本输华食品安全，严防存在风险的产品输入”。</text:p>
      <text:p text:style-name="P4">
中国海关总署还表示：“国际原子能机构近日就日本福岛核污染水排海方案发布的综合评估报告未能充分反映所有参加评估工作各方专家的意见，有关结论未能获得各方专家一致认可。日方在排海的正当性、净化装置的可靠性、监测方案的完善性等方面还存在诸多问题。”</text:p>
      <text:p text:style-name="P4">
去年，中国是日本海鲜出口的最大买家，尽管中国是因该核事故而限制从日本部分地区进口食品的几个国家之一。</text:p>
      <text:p text:style-name="P4">
中国也是日本这项排水计划最激烈的批评者，称这威胁到海洋生物和人类健康。</text:p>
      <text:p text:style-name="P4">
中方此前就警告日本必须“承担其行动的一切后果”。该计划的实施将于未来几周内开始，最长需要40年时间排放完毕。</text:p>
      <text:p text:style-name="P4">
三名日本政府官员和一名执政党议员近几日匿名接受路透社采访时就曾表示，他们预计中国将扩大对日本海鲜的限制。</text:p>
      <text:p text:style-name="P4">
“我们认为他们可能会对日本海产品实施全面禁令。”一位官员表示，“他们想为此在经济上惩罚日本。”</text:p>
      <text:p text:style-name="P4">
他说：“对中国来说，日本海产品进口只占其市场的一小部分……但对日本来说，这是一个很大的市场。”</text:p>
      <text:p text:style-name="P4">
</text:p>
      <text:p text:style-name="P4">
联合国国际原子能机构本周发布的安全审查综合报告指出，日本将储存在福岛第一核电站的处理水排海的计划符合原子能机构安全标准。</text:p>
      <text:h text:style-name="P12" text:outline-level="3">
<text:span text:style-name="T4">
一些中国消费者呼吁抵制日本产品</text:span>
</text:h>
      <text:p text:style-name="P4">
日本外务省表示日本已就排放问题与中国进行科学讨论，并将继续如此。</text:p>
      <text:p text:style-name="P4">
中国从2011年开始禁止从日本47个县中的10个县（包括福岛县和首都东京）进口海鲜，并禁止从其中9个县进口所有食品和饲料；允许从其他县进口海鲜，但必须进行放射性测试。</text:p>
      <text:p text:style-name="P4">
日本的数据显示，日本渔业捕捞的绝大多数海鲜都在国内消费。尽管有禁令，中国去年仍是日本海鲜出口的最大买家（按价值计算）。</text:p>
      <text:p text:style-name="P4">
中国市场占日本海鲜出口的22.5%，价值870亿日元（6.04亿美元），其次是香港（19.5%）和美国（13.9%）。中国购买了日本扇贝出口总量的一半以上。</text:p>
      <text:p text:style-name="P4">
香港政府周二表示，当日本开始实施排放计划时，香港将“立即采取控制措施，包括对来自高风险县的水产品实施进口管制”。</text:p>
      <text:p text:style-name="P4">
中国表示，在日本开始实施排放计划后将加强对海洋和海产品的监测。</text:p>
      <text:p text:style-name="P4">
韩国消费者在排放计划实施前抢购海盐和其他产品。韩国政府也承诺加强监控，试图缓解民众担忧，但并未威胁要扩大对日本产品的禁令。</text:p>
      <text:p text:style-name="P4">
在中国，一些消费者在社交媒体上呼吁抵制日本产品。这一波舆情上周短暂地打击了日本化妆品制造商资生堂的股价。</text:p>
      <ul>
        <li>
</li>
      </ul>
      <h5>
福岛的渔民们</h5>
      <text:h text:style-name="P12" text:outline-level="3">
<text:span text:style-name="T4">
老人与海</text:span>
</text:h>
      <text:p text:style-name="P4">
当71岁的渔民小野春夫在新町的小港口卸下他的渔获时，天已经亮了。小野是第三代渔民，半个世纪以来一直在新町出海。这里距离福岛第一核电站以北仅55公里，2011年在那里发生了世界上最严重的核事故之一。</text:p>
      <ul>
        <li>
</li>
      </ul>
      <h5>
福岛的渔民们</h5>
      <text:h text:style-name="P12" text:outline-level="3">
<text:span text:style-name="T4">
捕鱼和生存</text:span>
</text:h>
      <text:p text:style-name="P4">
清洗白银鱼的时候，小野想起了改变世界的那一天：2011年3月11日，一场九级地震在日本东海岸引发了巨大的海啸。小野在他的船上得以幸存，但他在陆地上的家遭到摧毁。他失去了一个弟弟。海啸还冲击了福岛核电站，引发了爆炸和熔毁。</text:p>
      <ul>
        <li>
</li>
      </ul>
      <h5>
福岛的渔民们</h5>
      <text:h text:style-name="P12" text:outline-level="3">
<text:span text:style-name="T4">
受困的渔业</text:span>
</text:h>
      <text:p text:style-name="P4">
反应堆发生灾难期间释放的辐射使该地区的渔业完全陷入停滞状态，直到12年之后才有所复苏，鱼价慢慢回升。小野认为，东京电力公司将被污染的水再次排入大海的计划“令人无法忍受”。他担心，“我们恐怕再次回到原点”。</text:p>
      <ul>
        <li>
</li>
      </ul>
      <h5>
福岛的渔民们</h5>
      <text:h text:style-name="P12" text:outline-level="3">
<text:span text:style-name="T4">
冷却水的去处</text:span>
</text:h>
      <text:p text:style-name="P4">
受损的福岛第一核电站现场的众多储水罐是一个争论的焦点。根据当局的说法，这些储水罐必须在重建之前被移除。这些水在灾难发生后主要用于冷却反应堆。</text:p>
      <ul>
        <li>
</li>
      </ul>
      <h5>
福岛的渔民们</h5>
      <text:h text:style-name="P12" text:outline-level="3">
<text:span text:style-name="T4">
冷却水安全吗？</text:span>
</text:h>
      <text:p text:style-name="P4">
东京电力公司的一名员工将处理后的水样举到镜头前。这些水是经过处理、过滤和稀释的。东电和政府声称它现在是安全的。然而，它含有微量的氚。尽管这种放射性同位素被认为是相对无害的，但渔民们担心，将这些水排入大海会再次破坏他们的生意。</text:p>
      <ul>
        <li>
</li>
      </ul>
      <h5>
福岛的渔民们</h5>
      <text:h text:style-name="P12" text:outline-level="3">
<text:span text:style-name="T4">
尽在掌控之中？</text:span>
</text:h>
      <text:p text:style-name="P4">
东京电力公司和东京政府引用的辐射测试标准，比其他同样排放处理过的水的国家更加严格。这次释放也得到了国际原子能机构（IAEA）的批准。“我们有设备可以让水变得安全。”东京电力公司发言人黄泉友彦（TomohikoMayuzum）告诉路透社。</text:p>
      <ul>
        <li>
</li>
      </ul>
      <h5>
福岛的渔民们</h5>
      <text:h text:style-name="P12" text:outline-level="3">
<text:span text:style-name="T4">
废水箱中养鱼</text:span>
</text:h>
      <text:p text:style-name="P4">
为了证明处理后的水清白无害，东京电力公司正在废弃的福岛第一核电站的水箱中养殖比目鱼。福岛大学的和田利浩（ToshihiroWada）表示可以理解渔民们的担忧。他说，东京电力公司宣布排放被污染的水，对该地区刚刚恢复的渔业来说是“不幸的”。</text:p>
      <ul>
        <li>
</li>
      </ul>
      <h5>
福岛的渔民们</h5>
      <text:h text:style-name="P12" text:outline-level="3">
<text:span text:style-name="T4">
伤口上撒盐？</text:span>
</text:h>
      <text:p text:style-name="P4">
渔民小野春夫将他捕获到的鱼倒入一个水箱。他对东京电力公司感到愤怒：“海洋不是一个垃圾桶。”他在接受路透社的采访时说，并问道：“为什么向福岛海域放水，为什么不向东京或大阪放水？”他说，该地区的人民已经遭受了足够的痛苦，现在又让他们遭受更多的痛苦。</text:p>
      <ul>
        <li>
</li>
      </ul>
      <h5>
福岛的渔民们</h5>
      <text:h text:style-name="P12" text:outline-level="3">
<text:span text:style-name="T4">
渔民的未来</text:span>
</text:h>
      <text:p text:style-name="P4">
小野春夫站在曾经的房屋所在的位置。海啸过后，该地区被变成了一个公园。尽管他的新家在内陆，但这位71岁的老人不得不“在海上工作”到生命终点。他对捕鱼业的未来前景感到暗淡。他问道：“那些上小学和初中的孩子怎么办？”对他们来说，以此作为生计太不稳定了。</text:p>
      <text:p text:style-name="P4">
作者: Philipp Böl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路透社）</text:p>
      <text:p text:style-name="P4">
Source: <text:a xlink:type="simple" xlink:href="https://www.dw.com/zh/中国海关宣布禁止进口日本福岛等地食品/a-66142401" text:style-name="Internet_20_link" text:visited-style-name="Visited_20_Internet_20_Link">
https://www.dw.com/zh/中国海关宣布禁止进口日本福岛等地食品/a-66142401?maca=chi-rss-chi-all-1127-rdf</text:a>
</text:p>
      <!--NEWS-->
      <text:h text:style-name="P10" text:outline-level="1">
<text:span text:style-name="T4">
香港时事漫画家尊子：专栏停刊不代表创作停止</text:span>
</text:h>
      <text:p text:style-name="P4">
Author: https://www.facebook.com/bbcworldservice/</text:p>
      <text:p text:style-name="P4">
Publisher: BBC News 中文</text:p>
      <text:p text:style-name="P4">
Published Time: 2023-07-07T09:22:01.000Z</text:p>
      <text:p text:style-name="P4">
Modified Time: 2023-07-07T09:22:01.000Z</text:p>
      <text:p text:style-name="P4">
Description: 尊子是香港著名的漫画家，从事时事漫画创作超过四十年。2023年5月，在港府官员多次公开抨击其近期数个作品后，香港报章《明报》宣布其《尊子漫画专栏》停刊。尊子在接受BBC中文的专访时称，北京在香港实施的《国安法》，为当地的新闻和艺术创作带来诸多“红线”，但他表示不会停止创作或离港。</text:p>
      <text:p text:style-name="P4">
Images: []</text:p>
      <text:p text:style-name="P4">
Videos: ["<text:a xlink:type="simple" xlink:href="https://www.bbc.com/ws/av-embeds/cps/zhongwen/simp/chinese-news-66131951/p0fzj8vh/zh-hans" text:style-name="Internet_20_link" text:visited-style-name="Visited_20_Internet_20_Link">
zh-hans</text:a>
"]</text:p>
      <text:p text:style-name="P4">
Tags: ['香港版国安法', '香港']</text:p>
      <text:p text:style-name="P4">
Type: Article</text:p>
      <!--METADATA-->
      <text:h text:style-name="P12" text:outline-level="3">
<text:span text:style-name="T4">
香港时事漫画家尊子：专栏停刊不代表创作停止</text:span>
</text:h>
      <text:p text:style-name="P4">
<text:a xlink:type="simple" xlink:href="https://www.bbc.com/ws/av-embeds/cps/zhongwen/simp/chinese-news-66131951/p0fzj8vh/zh-hans" text:style-name="Internet_20_link" text:visited-style-name="Visited_20_Internet_20_Link">
 Video-1-Link：/ws/av-embeds/cps/zhongwen/simp/chinese-news-66131951/p0fzj8vh/zh-hans </text:a>
 <text:span text:style-name="T4">
你的器材不支持播放多媒体材料</text:span>
<text:span text:style-name="T4">
香港时事漫画家尊子：专栏停刊不代表创作停止</text:span>
 2023年7月7日</text:p>
      <text:p text:style-name="P4">
尊子是香港著名的时事漫画家，从事创作超过四十年。由于他的作品主题多与香港和中国大陆的社会政治议题有关，而且风格大胆，多年来作品不时引发争议。2023年5月，在港府官员多次公开抨击其近期数个作品后，香港报章《明报》宣布其《尊子漫画专栏》停刊。尊子在接受BBC中文的专访时称，北京在香港实施的《国安法》，为当地的新闻和艺术创作带来诸多“红线”，但他表示不会停止创作或离港。</text:p>
      <text:p text:style-name="P4">
採访、摄影、剪辑：李洛</text:p>
      <text:p text:style-name="P4">
特别鸣谢：留下书舍</text:p>
      <text:p text:style-name="P4">
Source: <text:a xlink:type="simple" xlink:href="https://www.bbc.com/zhongwen/simp/chinese-news-66131951" text:style-name="Internet_20_link" text:visited-style-name="Visited_20_Internet_20_Link">
https://www.bbc.com/zhongwen/simp/chinese-news-66131951</text:a>
</text:p>
      <!--NEWS-->
      <text:h text:style-name="P10" text:outline-level="1">
<text:span text:style-name="T4">
MAD报告：俄、中刺探德军情报最活跃</text:span>
</text:h>
      <text:p text:style-name="P4">
Author: None (Language: zh)</text:p>
      <text:p text:style-name="P4">
Publisher: None</text:p>
      <text:p text:style-name="P4">
Time: 2023-07-07T10:27:00Z</text:p>
      <text:p text:style-name="P4">
Description: 德国军事反情报局（MAD）发布最新2021-2022年度报告。报告称俄罗斯和中国是对德国联邦国防军从事间谍活动最活跃的国家。</text:p>
      <text:p text:style-name="P4">
Videos: []</text:p>
      <text:p text:style-name="P4">
Images: []</text:p>
      <text:p text:style-name="P4">
Subject: 时政风云</text:p>
      <text:p text:style-name="P4">
Subjects: ['欧债危机', '俄罗斯', '欧盟', '乌克兰', '岛屿主权争端', '专题报道：全景观看“习马会”', '德国', '中国', '留学德国', '中共十九大']</text:p>
      <text:p text:style-name="P4">
Keywords: ['间谍', 'MAD', '德国军事反情报局', '军事反情报局', '俄罗斯', '中国', '德国', '联邦国防军']</text:p>
      <text:p text:style-name="P4">
ID: 66153262</text:p>
      <!--METADATA-->
      <text:p text:style-name="P4">
<text:a xlink:type="simple" xlink:href="https://www.dw.com/zh/overlay/image/article/66153262/63596402" text:style-name="Internet_20_link" text:visited-style-name="Visited_20_Internet_20_Link">
 </text:a>
</text:p>
      <text:p text:style-name="P4">
位于科隆的德国军事反情报局（MAD）</text:p>
      <text:p text:style-name="P4">
（德国之声中文网）自2022年2月俄罗斯对乌克兰发动侵略战争以来，德国向乌克兰提供武器、弹药、装备并在德国为乌克兰士兵提供培训，由此受到俄罗斯情报部门更密集地刺探。德国军事反情报局（MAD）报告称，俄在德情报活动达到全新的规模。</text:p>
      <text:p text:style-name="P4">
报告称，俄罗斯派出的情报人员人数显示出德国军事情报的价值。2022年4月，俄对乌侵略战争爆发后，德国联邦政府宣布40名俄罗斯外交官为“不受欢迎的人”。这些外交官被逐出德国，对于俄罗斯此前在德高效运作的间谍活动造成打击。但几乎可以确定俄情报部门将会采取其它手段继续获取情报。</text:p>
      <text:p text:style-name="P4">
报告称，俄罗斯对北约关键基础设施进行情报刺探、以及在某些情况下进行破坏的意图及能力，是一个必须严肃对待的威胁。</text:p>
      <text:p text:style-name="P4">
此外，2021-2022年度，俄罗斯还采取多种措施，试图对公众意见施加影响。这不但包括在德国，也包括联邦国防军驻扎的国家，比如波罗的海国家。</text:p>
      <text:p text:style-name="P4">
</text:p>
      <text:p text:style-name="P4">
联邦国防军在德国为乌克兰士兵提供培训。这是一名受训的乌克兰士兵的徽章</text:p>
      <text:p text:style-name="P4">
<text:span text:style-name="T4">
中国</text:span>
</text:p>
      <text:p text:style-name="P4">
对于中国，报告写道："中国继续希望在2049年以前成为世界强国。而这一设想是通过如'中国制造2025'以及'新丝路动议'实现。"报告称，为达成这一目标所采取的手段也包括网络间谍以及传统 <text:a xlink:type="simple" xlink:href="https://www.dw.com/zh/zh/德国内政部长要求加强防范来自中国的间谍活动/a-65840153" text:style-name="Internet_20_link" text:visited-style-name="Visited_20_Internet_20_Link">
 间谍活动</text:a>
 等多种方式。</text:p>
      <text:p text:style-name="P4">
报告称，对 <text:a xlink:type="simple" xlink:href="https://www.dw.com/zh/zh/德国三大情报机构警告不要对专制中国太天真/a-63472850" text:style-name="Internet_20_link" text:visited-style-name="Visited_20_Internet_20_Link">
 中国 </text:a>
情报部门而言，与德国联邦国防军在军事合作框架下的共同活动具有特别的意义。这些军事合作包括：军事培训援助、共同演练计划以及代表团访问。报告称，这些军事培训援助有些持续数月之久，而中国参与者则利用对联邦国防军相关部门及人员的接触权限，密集收集情报。此外，中国情报部门在德国的另一刺探重点是在学术研究以及研发领域。</text:p>
      <text:p text:style-name="P4">
报告称，从事情报活动的不单有使领馆正式工作人员，也包括被招募或者掩藏身份的传统间谍人员。</text:p>
      <text:p text:style-name="P4">
德国军事反情报局的主要任务包括保护联邦国防军不受 <text:a xlink:type="simple" xlink:href="https://www.dw.com/zh/zh/情报机构瑞士成为中俄间谍活动的中心/a-66035871" text:style-name="Internet_20_link" text:visited-style-name="Visited_20_Internet_20_Link">
 间谍活动</text:a>
损害、清查联邦国防军内部的极端主义人员以及对士兵及文职工作人员进行安全审查。德国国防部此前已经公布了关于涉嫌极端主义的案例数字，有明显下降。军事反情报局在2021-2022年度将七人定为右翼极端分子。</text:p>
      <text:p text:style-name="P4">
军事反情报局工作人员数量增加。2023年1月起有1917个职位（2022年为1824，2021年为1632）。报告认为，该机构此前将反间谍和反极端主义合并为一个部门，效果不佳，需要重新分开运作。而鉴于俄对乌侵略战争，"加强打击间谍活动以及防范可能的破坏行动前所未有的紧迫"。</text:p>
      <text:p text:style-name="P4">
（综合报道）</text:p>
      <text:p text:style-name="P4">
Source: <text:a xlink:type="simple" xlink:href="https://www.dw.com/zh/mad报告：俄、中刺探德军情报最活跃/a-66153262" text:style-name="Internet_20_link" text:visited-style-name="Visited_20_Internet_20_Link">
https://www.dw.com/zh/mad报告：俄、中刺探德军情报最活跃/a-66153262?maca=chi-rss-chi-all-1127-rdf</text:a>
</text:p>
      <!--NEWS-->
      <text:h text:style-name="P10" text:outline-level="1">
<text:span text:style-name="T4">
英国调查防疫作为 法官裁定前首相强生交出私讯</text:span>
</text:h>
      <text:p text:style-name="P4">
Publisher: 法新社</text:p>
      <text:p text:style-name="P4">
Published Time: 2023-07-07T10:32:13+00:00</text:p>
      <text:p text:style-name="P4">
Modified Time: 2023-07-07T10:20:03+00:00</text:p>
      <text:p text:style-name="P4">
Description: （法新社伦敦6日电） 英国前首相强生正因他在COVID-19（2019冠状病毒疾病）疫情期间的因应作为接受调查。英国政府先前要求扣住强生的通讯软体讯息和笔记免于公开，但两名法官今天予以驳回。</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6" text:anchor-type="as-char" svg:width="6.9236in" svg:height="3.617581in" draw:z-index="0">
<draw:image xlink:href="../Images/rficn/2023-07-07T10-32-13-00-00/000000.png" xlink:type="simple" xlink:show="embed" xlink:actuate="onLoad" draw:mime-type="image/png"/>
</draw:frame>
</text:p>
      <text:p text:style-name="P4">
负责协调政府事务的英国内阁办公厅反对在未经删减的情况下，公开强生（Boris Johnson）在通讯软体WhatsApp上的讯息、日记和笔记。</text:p>
      <text:p text:style-name="P4">
但高等法院法官裁定，主持调查的哈勒特（HeatherHallett）下令公开上述资料是「采取合理行动」，因为强生的日记和笔记「很可能含有（疫情期间）与决策有关的资讯」。</text:p>
      <text:p text:style-name="P4">
法官说，调查人员若发现上述文件与调查内容「明显无关」，就会归还。</text:p>
      <text:p text:style-name="P4">
哈勒特的发言人说，这些资料必须在本月10日下午4时（台湾时间晚间11时）之前交给调查团队。</text:p>
      <text:p text:style-name="P4">
英国政府表示，会完全遵从裁定，并与调查团队合作，确保相关个人隐私受到保护。</text:p>
      <text:p text:style-name="P4">
最大在野党工党副主席芮纳（Angela Rayner）说，这项裁定对政府来说是「丢人的挫败」，还指责现任首相苏纳克（RishiSunak）「在注定会输掉的官司上浪费时间和纳税人的钱」。</text:p>
      <text:p text:style-name="P4">
强生曾说，他不反对调查团队查看他的讯息和笔记。</text:p>
      <text:p text:style-name="P4">
强生于2019年至2022年担任首相，正是COVID-19疫情最严重的时期，外界批评他领导的政府在疫情初期没有认真看待这场威胁，也未提供足够的防护装备给第一线医护人员使用。</text:p>
      <text:p text:style-name="P4">
外界也批评各部会大臣绕过正式招标程序，迳自把有利可图的合约交给朋友或合作伙伴。</text:p>
      <text:p text:style-name="P4">
强生、苏纳克和数十名幕僚另因在防疫封锁期间，数度于唐宁街违规举办酒会而被罚款。</text:p>
      <text:p text:style-name="P4">
英国国会调查上月做出结论，认定强生在这些派对的问题上多次误导国会。强生在调查结果公布前不久，先一步辞去了国会议员职务。</text:p>
      <text:p text:style-name="P4">
Source: <text:a xlink:type="simple" xlink:href="https://www.rfi.fr/cn/%E5%9B%BD%E9%99%85%E6%8A%A5%E9%81%93/20230707-%E8%8B%B1%E5%9B%BD%E8%B0%83%E6%9F%A5%E9%98%B2%E7%96%AB%E4%BD%9C%E4%B8%BA-%E6%B3%95%E5%AE%98%E8%A3%81%E5%AE%9A%E5%89%8D%E9%A6%96%E7%9B%B8%E5%BC%BA%E7%94%9F%E4%BA%A4%E5%87%BA%E7%A7%81%E8%AE%AF" text:style-name="Internet_20_link" text:visited-style-name="Visited_20_Internet_20_Link">
https://www.rfi.fr/cn/%E5%9B%BD%E9%99%85%E6%8A%A5%E9%81%93/20230707-%E8%8B%B1%E5%9B%BD%E8%B0%83%E6%9F%A5%E9%98%B2%E7%96%AB%E4%BD%9C%E4%B8%BA-%E6%B3%95%E5%AE%98%E8%A3%81%E5%AE%9A%E5%89%8D%E9%A6%96%E7%9B%B8%E5%BC%BA%E7%94%9F%E4%BA%A4%E5%87%BA%E7%A7%81%E8%AE%AF</text:a>
</text:p>
      <!--NEWS-->
      <text:h text:style-name="P10" text:outline-level="1">
<text:span text:style-name="T4">
路透社：IAEA总干事暗示福岛报告专家组内部存在意见分歧</text:span>
</text:h>
      <text:p text:style-name="P4">
Author: None (Language: zh)</text:p>
      <text:p text:style-name="P4">
Publisher: None</text:p>
      <text:p text:style-name="P4">
Time: 2023-07-07T10:47:00Z</text:p>
      <text:p text:style-name="P4">
Description: 路透社报道称，国际原子能机构（IAEA）总干事承认，该机构发布日本福岛核处理水排海问题综合评估报告前曾有一两个国际专家对这一计划表达顾虑。工作组中国专家对报告发表仓促表示“遗憾”。</text:p>
      <text:p text:style-name="P4">
Videos: []</text:p>
      <text:p text:style-name="P4">
Images: []</text:p>
      <text:p text:style-name="P4">
Subject: 科技环境</text:p>
      <text:p text:style-name="P4">
Subjects: ['德中关系', '韩国', '伊朗', '岛屿主权争端', '专题报道：全景观看“习马会”', '中国', '日本', '中共十九大', '福岛', '国际原子能机构']</text:p>
      <text:p text:style-name="P4">
Keywords: ['日本', '福岛', '核处理水', '核污水', '国际原子能机构', 'IAEA', '格罗西', '中国', '韩国', '安全报告']</text:p>
      <text:p text:style-name="P4">
ID: 66153690</text:p>
      <!--METADATA-->
      <text:p text:style-name="P4">
<text:a xlink:type="simple" xlink:href="https://www.dw.com/zh/overlay/image/article/66153690/66128068" text:style-name="Internet_20_link" text:visited-style-name="Visited_20_Internet_20_Link">
 </text:a>
</text:p>
      <text:p text:style-name="P4">
IAEA总干事格罗西说，IAEA的评估报告并不等同于支持认可该计划，东京方面必须做出最终的决定。他还说：“我们既不赞同该计划，也不建议这样做。我们只是说这个计划符合标准。”</text:p>
      <text:p text:style-name="P4">
（德国之声中文网）国际原子能机构（IAEA）总干事格罗西（RafaelGrossi）周五（7月7日）在接受路透社采访时被问到，IAEA评估技术工作组11个专家当中是否存在意见分歧？格罗西回答说：“我听说，是有这么说的……但是，我再重复一遍，我们所发表的内容在科学上是无可指摘的。”</text:p>
      <text:p text:style-name="P4">
周二 <text:a xlink:type="simple" xlink:href="https://www.dw.com/zh/zh/福岛废水排海iaea评估为安全-中国反对/a-66111067" text:style-name="Internet_20_link" text:visited-style-name="Visited_20_Internet_20_Link">
 国际原子能机构发布评估报告 </text:a>
之后，格罗西首次接受媒体采访时曾说，没有任何一个专家直接向他表达关切。</text:p>
      <text:p text:style-name="P4">
中国《光明日报》周四报道称，参与IAEA评估技术工作组的中国专家、中国原子能科学研究院刘森林研究员表示，对IAEA未充分与技术工作组专家协商仓促发布评估报告表示遗憾。</text:p>
      <text:p text:style-name="P4">
刘森林说：“这份报告是以IAEA总干事格罗西名义发布的，虽然发布前IAEA秘书处曾就报告草案征求技术工作组专家意见，但留给专家的时间窗口非常有限，而且专家意见仅供参考，是否采纳由IAEA秘书处决定。IAEA秘书处收到反馈意见后，也未再次与各方专家就报告修改及意见采纳情况进行讨论达成协商一致，就仓促发布了该报告。”</text:p>
      <text:p text:style-name="P4">
他说，IAEA的评估属于国际同行评估性质，主要基于日方提供的数据和资料作出评估并提出意见。他强调，“要确保IAEA现场监督和取样监测的独立性，不应只基于日方提供的数据和信息作出判断，而应由IAEA自己的实验室和独立的第三方实验室进行独立采样和监测”。</text:p>
      <text:p text:style-name="P4">
2021年国际原子能机构成立了一个特别工作组，对日本福岛第一核电站先进液体处理系统（ALPS）处理水排放计划开展全面安全审查。工作组的11名成员来自阿根廷、澳大利亚、加拿大、法国、中国、马绍尔群岛、韩国、俄罗斯、英国、美国和越南。</text:p>
      <text:p text:style-name="P4">
IAEA的评估报告发布后，IAEA总干事格罗西在新闻记者会上说，报告不是以协商一致的形式做出的，特别工作组的专家们“可能有他们个人的看法”。</text:p>
      <text:p text:style-name="P4">
在被问到专家们对报告的内容是否表示满意的问题时，格罗西说：“绝对的，是的。如果有谁不满意，他们应该说出来。”</text:p>
      <text:p text:style-name="P4">
</text:p>
      <text:p text:style-name="P4">
东京电力公司将向海洋排放相当于约500个奥运会规格游泳池容量的经处理过的核废水。</text:p>
      <text:p text:style-name="P4">
中国对日本福岛核处理水排海计划持坚决反对的立场。IAEA的评估报告发布之后，中国外交部发言人连续数日就此事发表措辞严厉的抗议评论。</text:p>
      <text:p text:style-name="P4">
IAEA总干事格罗西说，IAEA的评估报告并不等同于支持认可该计划，东京方面必须做出最终的决定。</text:p>
      <text:p text:style-name="P4">
他还说：“我们既不赞同该计划，也不建议这样做。我们只是说这个计划符合标准。”</text:p>
      <text:p text:style-name="P4">
他补充说：“我们不选边站。我不站在日本一边，也不站在中国一边，也不站在韩国一边。这些标准对所有国家都是一致的。”</text:p>
      <text:p text:style-name="P4">
<text:a xlink:type="simple" xlink:href="https://www.dw.com/zh/zh/中国海关宣布禁止进口日本福岛等地食品/a-66142401" text:style-name="Internet_20_link" text:visited-style-name="Visited_20_Internet_20_Link">
 中国海关总署 </text:a>
周五（7月7日）宣布，“为防范受到放射性污染的日本食品输华，保护中国消费者进口食品安全，中国海关禁止进口日本福岛等十个县（都）食品，对来自日本其他地区的食品特别是水产品（含食用水生动物）严格审核随附证明文件，强化监管，严格实施100%查验，持续加强对放射性物质的检测监测力度，确保日本输华食品安全，严防存在风险的产品输入”。</text:p>
      <text:p text:style-name="P4">
日本的数据显示，日本渔业捕捞的绝大多数海鲜都在国内消费。尽管有禁令，中国去年仍是日本海鲜出口的最大买家（按价值计算）。</text:p>
      <text:p text:style-name="P4">
中国市场占日本海鲜出口的22.5%，价值870亿日元（6.04亿美元），其次是香港（19.5%）和美国（13.9%）。中国购买了日本扇贝出口总量的一半以上。</text:p>
      <text:p text:style-name="P4">
韩国政府7日发布有关日本福岛核污染水排海安全性的研究报告，指出若日本东京电力公司遵守处置规定排放核污染水，放射性物质浓度将达到排放标准和目标值，也符合国际标准。</text:p>
      <text:p text:style-name="P4">
不过韩国并未取消针对福岛水产品的进口禁令。据韩联社报道，韩国政府表示，国际原子能机构认定日本核污水排放计划达标与韩国政府禁止进口福岛水产品是两回事。韩国食品医药品安全处次长权五祥指出，日本一直未能提交有关福岛核泄漏事故中流入大海的高浓度污染水及其所含核素的数据，因为无从判断其影响，所以进口管制措施将维持下去。</text:p>
      <text:p text:style-name="P4">
韩国从2013年9月起禁止进口福岛等日本8个县出产的所有水产品。</text:p>
      <ul>
        <li>
</li>
      </ul>
      <h5>
福岛的渔民们</h5>
      <text:h text:style-name="P12" text:outline-level="3">
<text:span text:style-name="T4">
老人与海</text:span>
</text:h>
      <text:p text:style-name="P4">
当71岁的渔民小野春夫在新町的小港口卸下他的渔获时，天已经亮了。小野是第三代渔民，半个世纪以来一直在新町出海。这里距离福岛第一核电站以北仅55公里，2011年在那里发生了世界上最严重的核事故之一。</text:p>
      <ul>
        <li>
</li>
      </ul>
      <h5>
福岛的渔民们</h5>
      <text:h text:style-name="P12" text:outline-level="3">
<text:span text:style-name="T4">
捕鱼和生存</text:span>
</text:h>
      <text:p text:style-name="P4">
清洗白银鱼的时候，小野想起了改变世界的那一天：2011年3月11日，一场九级地震在日本东海岸引发了巨大的海啸。小野在他的船上得以幸存，但他在陆地上的家遭到摧毁。他失去了一个弟弟。海啸还冲击了福岛核电站，引发了爆炸和熔毁。</text:p>
      <ul>
        <li>
</li>
      </ul>
      <h5>
福岛的渔民们</h5>
      <text:h text:style-name="P12" text:outline-level="3">
<text:span text:style-name="T4">
受困的渔业</text:span>
</text:h>
      <text:p text:style-name="P4">
反应堆发生灾难期间释放的辐射使该地区的渔业完全陷入停滞状态，直到12年之后才有所复苏，鱼价慢慢回升。小野认为，东京电力公司将被污染的水再次排入大海的计划“令人无法忍受”。他担心，“我们恐怕再次回到原点”。</text:p>
      <ul>
        <li>
</li>
      </ul>
      <h5>
福岛的渔民们</h5>
      <text:h text:style-name="P12" text:outline-level="3">
<text:span text:style-name="T4">
冷却水的去处</text:span>
</text:h>
      <text:p text:style-name="P4">
受损的福岛第一核电站现场的众多储水罐是一个争论的焦点。根据当局的说法，这些储水罐必须在重建之前被移除。这些水在灾难发生后主要用于冷却反应堆。</text:p>
      <ul>
        <li>
</li>
      </ul>
      <h5>
福岛的渔民们</h5>
      <text:h text:style-name="P12" text:outline-level="3">
<text:span text:style-name="T4">
冷却水安全吗？</text:span>
</text:h>
      <text:p text:style-name="P4">
东京电力公司的一名员工将处理后的水样举到镜头前。这些水是经过处理、过滤和稀释的。东电和政府声称它现在是安全的。然而，它含有微量的氚。尽管这种放射性同位素被认为是相对无害的，但渔民们担心，将这些水排入大海会再次破坏他们的生意。</text:p>
      <ul>
        <li>
</li>
      </ul>
      <h5>
福岛的渔民们</h5>
      <text:h text:style-name="P12" text:outline-level="3">
<text:span text:style-name="T4">
尽在掌控之中？</text:span>
</text:h>
      <text:p text:style-name="P4">
东京电力公司和东京政府引用的辐射测试标准，比其他同样排放处理过的水的国家更加严格。这次释放也得到了国际原子能机构（IAEA）的批准。“我们有设备可以让水变得安全。”东京电力公司发言人黄泉友彦（TomohikoMayuzum）告诉路透社。</text:p>
      <ul>
        <li>
</li>
      </ul>
      <h5>
福岛的渔民们</h5>
      <text:h text:style-name="P12" text:outline-level="3">
<text:span text:style-name="T4">
废水箱中养鱼</text:span>
</text:h>
      <text:p text:style-name="P4">
为了证明处理后的水清白无害，东京电力公司正在废弃的福岛第一核电站的水箱中养殖比目鱼。福岛大学的和田利浩（ToshihiroWada）表示可以理解渔民们的担忧。他说，东京电力公司宣布排放被污染的水，对该地区刚刚恢复的渔业来说是“不幸的”。</text:p>
      <ul>
        <li>
</li>
      </ul>
      <h5>
福岛的渔民们</h5>
      <text:h text:style-name="P12" text:outline-level="3">
<text:span text:style-name="T4">
伤口上撒盐？</text:span>
</text:h>
      <text:p text:style-name="P4">
渔民小野春夫将他捕获到的鱼倒入一个水箱。他对东京电力公司感到愤怒：“海洋不是一个垃圾桶。”他在接受路透社的采访时说，并问道：“为什么向福岛海域放水，为什么不向东京或大阪放水？”他说，该地区的人民已经遭受了足够的痛苦，现在又让他们遭受更多的痛苦。</text:p>
      <ul>
        <li>
</li>
      </ul>
      <h5>
福岛的渔民们</h5>
      <text:h text:style-name="P12" text:outline-level="3">
<text:span text:style-name="T4">
渔民的未来</text:span>
</text:h>
      <text:p text:style-name="P4">
小野春夫站在曾经的房屋所在的位置。海啸过后，该地区被变成了一个公园。尽管他的新家在内陆，但这位71岁的老人不得不“在海上工作”到生命终点。他对捕鱼业的未来前景感到暗淡。他问道：“那些上小学和初中的孩子怎么办？”对他们来说，以此作为生计太不稳定了。</text:p>
      <text:p text:style-name="P4">
作者: Philipp Böl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除了来自国际的不同程度的批评，日本国内对福岛核处理水排海计划也有不少反对意见。特别是渔民团体担心排放开始后，渔获无法再继续外销。</text:p>
      <text:p text:style-name="P4">
格罗西说，他理解这些担忧，因为以前从未发生过相同的事件。然而，他认为对该计划的批评也属于“某些特定的政治议程”，但他没有对此做出详细说明。</text:p>
      <text:p text:style-name="P4">
（路透社）</text:p>
      <text:p text:style-name="P4">
Source: <text:a xlink:type="simple" xlink:href="https://www.dw.com/zh/路透社：iaea总干事暗示福岛报告专家组内部存在意见分歧/a-66153690" text:style-name="Internet_20_link" text:visited-style-name="Visited_20_Internet_20_Link">
https://www.dw.com/zh/路透社：iaea总干事暗示福岛报告专家组内部存在意见分歧/a-66153690?maca=chi-rss-chi-all-1127-rdf</text:a>
</text:p>
      <!--NEWS-->
      <text:h text:style-name="P10" text:outline-level="1">
<text:span text:style-name="T4">
耶伦：美国寻求良性竞争 李强：两国关系风雨过后定见彩虹</text:span>
</text:h>
      <text:p text:style-name="P4">
Author: None (Language: zh)</text:p>
      <text:p text:style-name="P4">
Publisher: None</text:p>
      <text:p text:style-name="P4">
Time: 2023-07-07T10:55:00Z</text:p>
      <text:p text:style-name="P4">
Description: 美国财长耶伦周五和中国国务院总理李强会面时强调，美方寻求与中国的良性竞争，她希望此行能促进双方更加常态化沟通。李强则表示，中美关系风雨过定见彩虹。耶伦也和美企代表见了面，她在北京一家云南菜馆大厅吃饭的画面引起网民关注。</text:p>
      <text:p text:style-name="P4">
Videos: []</text:p>
      <text:p text:style-name="P4">
Images: []</text:p>
      <text:p text:style-name="P4">
Subject: 经济纵横</text:p>
      <text:p text:style-name="P4">
Subjects: ['德中关系', '南希·佩洛西', '奥巴马', '专题报道：习近平访美', '岛屿主权争端', '专题报道：全景观看“习马会”', '中国', '中共十九大', '美国']</text:p>
      <text:p text:style-name="P4">
Keywords: ['耶伦', '中国', '美国', '李强', '经济', '中美关系']</text:p>
      <text:p text:style-name="P4">
ID: 66153705</text:p>
      <!--METADATA-->
      <text:p text:style-name="P4">
<text:a xlink:type="simple" xlink:href="https://www.dw.com/zh/overlay/image/article/66153705/66153956" text:style-name="Internet_20_link" text:visited-style-name="Visited_20_Internet_20_Link">
 </text:a>
</text:p>
      <text:p text:style-name="P4">
她希望此次访问能够促进双方更加常态化的沟通</text:p>
      <text:p text:style-name="P4">
（德国之声中文网） <text:a xlink:type="simple" xlink:href="https://www.dw.com/zh/zh/耶伦中国行-旨在建立中美新常态/a-66122822" text:style-name="Internet_20_link" text:visited-style-name="Visited_20_Internet_20_Link">
 正在中国进行访问的美国财长耶伦 </text:a>
本周五（7月7日）与中国国务院总理李强举行了会面，她表示，美国寻求与中方基于公平的良性竞争，让双方收益，而不是采取“赢者通吃”（Winner-take-all）的方式。她希望此次访问能够促进这世界上两个最大经济体之间更加常态化的沟通渠道，并补充说，中美都有责任在全球挑战，如气候变化等方面展示领导力。她说：“在某些情况下我们可能存在分歧，然而我们不应让任何分期导致误解，进而不必要地恶化双边的经贸关系。”耶伦还提到李强一月份在达沃斯经济论坛的讲话，当时，李强表示“差异不应该成为产生隔阂的理由，而恰恰是加强沟通和交流的动力”，耶伦强调她希望扩大与中国的沟通。她说：“我们追求良性经济竞争，不是以赢者通吃的方式，而是通过一套公平的规则，使两国受益。”</text:p>
      <text:p text:style-name="P4">
李强在人民大会堂与耶伦举行了会面，根据凤凰网发布的视频，他以天气做比喻，表示：“昨天，你到我们机场一下飞机抬头就看到一轮彩虹，我想这是一种自然现象……但我想中美关系，不论经历任何风雨，经历过风雨后，必定可以看到天空的彩虹。”</text:p>
      <text:p text:style-name="P4">
美国财政部的一名官员还透露，耶伦还与中国央行行长易纲和中国前副总理刘鹤进行了非正式会谈，就全球、美国和中国的经济问题进行讨论。</text:p>
      <text:h text:style-name="P12" text:outline-level="3">
<text:span text:style-name="T4">
中美關係震蕩如何傷及跨國業務</text:span>
</text:h>
      <text:p text:style-name="P4">
耶伦当天还会见了美国企业代表，她说，美国和中国经济脱钩“几乎不可能”，这会破坏全球市场的稳定。她表示：“我们寻求多元化，而不是脱钩，世界上两个最大经济体的脱钩将对全球经济造成不稳定。”</text:p>
      <text:p text:style-name="P4">
中美关系在最近一段时间并不平静。《华尔街日报》报道，美国拟出台禁令，限制中国公司使用美国云计算机服务。中国则在本周以保护国家安全为由， <text:a xlink:type="simple" xlink:href="https://www.dw.com/zh/zh/中國管制鎵鍺出口-各國如何嚴防供應鏈中斷/a-66118831" text:style-name="Internet_20_link" text:visited-style-name="Visited_20_Internet_20_Link">
针对制造半导体的重要金属原料镓、锗实施了出口管制 </text:a>
。耶伦告诉与会者，华盛顿方面对这些限制感到“担忧”。她说：“我们仍在评估这些行动的影响，但这提醒我们建立强大和多样化供应链的重要性。”</text:p>
      <text:p text:style-name="P4">
耶伦于昨天抵达北京开启为期4天的访问。抵达当天，网友就发出在一家云南餐厅偶遇耶伦一行人的照片，引起了民众的关注。根据这家名为“一坐一忘”的餐厅在微博的发文，耶伦几人没有订包厢，而是在开放空间用餐。有人给耶伦点赞，觉得她“贴地气”！有网民觉得一定是使馆工作人员推荐的，也有网民注意她会用筷子。也有人评价道：“先菌子后小人”，还有人拿饭店名字做文章，表示美方这次谈判想传递的信息“一做一忘，谈的内容回国不认账。”</text:p>
      <text:p text:style-name="P4">
北京方面对这次访问表达了乐观的态度，中国财政部在周五表示，这次访问将有助于“加强两国之间的沟通和交流”。中国财政部新闻办公室表示，中美经贸关系的本质是互利共赢，贸易战、“脱钩断链”没有赢家。中方希望美方以实际行动为两国经贸关系健康发展、实现互利共赢创造良好环境。中国社会科学院美国研究所研究员陶文钊认为，拜登政府中耶伦似乎更是一个务实派。”他告诉法新社“我认为中国欢迎耶伦的访问，从功能层面上讲，这应该让双方更加亲近……中美正在重塑、重建双方关系。”</text:p>
      <text:p text:style-name="P4">
美国财政部的一名官员在周四（7月6日）表示，美国并不期望在这次访问中取得具体政策上的突破，但希望与中方进行坦诚而富有成效的对话，为未来的谈判铺路。这名不愿意透露姓名的官员表示：“尤其是在我们可能存在分歧的问题上，交流就更加重要。”</text:p>
      <text:p text:style-name="P4">
（路透社，法新社等）</text:p>
      <text:p text:style-name="P4">
Source: <text:a xlink:type="simple" xlink:href="https://www.dw.com/zh/耶伦：美国寻求良性竞争-李强：两国关系风雨过后定见彩虹/a-66153705" text:style-name="Internet_20_link" text:visited-style-name="Visited_20_Internet_20_Link">
https://www.dw.com/zh/耶伦：美国寻求良性竞争-李强：两国关系风雨过后定见彩虹/a-66153705?maca=chi-rss-chi-all-1127-rdf</text:a>
</text:p>
      <!--NEWS-->
      <text:h text:style-name="P10" text:outline-level="1">
<text:span text:style-name="T4">
联合国吁派多国部队至海地 美国积极寻找领头国家</text:span>
</text:h>
      <text:p text:style-name="P4">
Publisher: 法新社</text:p>
      <text:p text:style-name="P4">
Published Time: 2023-07-07T11:32:07+00:00</text:p>
      <text:p text:style-name="P4">
Modified Time: 2023-07-07T11:20:05+00:00</text:p>
      <text:p text:style-name="P4">
Description: （法新社盖亚那乔治城6日电） 美国国务卿布林肯（Antony Blinken）今天表示，美国仍在积极寻找愿在陷入困境的海地率领多国部队的国家，但未表示华府将担起领袖角色。</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9" text:anchor-type="as-char" svg:width="6.9236in" svg:height="3.617581in" draw:z-index="0">
<draw:image xlink:href="../Images/rficn/2023-07-07T11-32-07-00-00/000000.png" xlink:type="simple" xlink:show="embed" xlink:actuate="onLoad" draw:mime-type="image/png"/>
</draw:frame>
</text:p>
      <text:p text:style-name="P4">
布林肯昨天在加勒比海峰会上与海地总理亨利（Ariel Henry）见面，再度提到在这个西半球最贫困国家部署国际部队的急迫性，当地的帮派已在海地攻城掠地。</text:p>
      <text:p text:style-name="P4">
亨利与联合国秘书长古特瑞斯（Antonio Guterres）呼吁了近一年，但现在还是没有国家挺身而出。</text:p>
      <text:p text:style-name="P4">
布林肯在出访的第2站来到盖亚那，他跟记者说：「我们正在与这个地区和其他地区的国家非常积极的对话，商讨部署这类部队，当然，我们也在联合国积极讨论如何让这支部队在国际社会获得适当支持。」</text:p>
      <text:p text:style-name="P4">
布林肯说：「其中一部分涉及确保各国采取行动，在这类部队中发挥重要作用，特别是找到能扮演领导角色的国家。」</text:p>
      <text:p text:style-name="P4">
华府对干预海地有悠久的历史，但他不愿表示美国将担起这类角色，只重申美国对组建海地新国家警察的支持。</text:p>
      <text:p text:style-name="P4">
Source: <text:a xlink:type="simple" xlink:href="https://www.rfi.fr/cn/%E5%9B%BD%E9%99%85%E6%8A%A5%E9%81%93/20230707-%E8%81%94%E5%90%88%E5%9B%BD%E5%90%81%E6%B4%BE%E5%A4%9A%E5%9B%BD%E9%83%A8%E9%98%9F%E8%87%B3%E6%B5%B7%E5%9C%B0-%E7%BE%8E%E5%9B%BD%E7%A7%AF%E6%9E%81%E5%AF%BB%E6%89%BE%E9%A2%86%E5%A4%B4%E5%9B%BD%E5%AE%B6" text:style-name="Internet_20_link" text:visited-style-name="Visited_20_Internet_20_Link">
https://www.rfi.fr/cn/%E5%9B%BD%E9%99%85%E6%8A%A5%E9%81%93/20230707-%E8%81%94%E5%90%88%E5%9B%BD%E5%90%81%E6%B4%BE%E5%A4%9A%E5%9B%BD%E9%83%A8%E9%98%9F%E8%87%B3%E6%B5%B7%E5%9C%B0-%E7%BE%8E%E5%9B%BD%E7%A7%AF%E6%9E%81%E5%AF%BB%E6%89%BE%E9%A2%86%E5%A4%B4%E5%9B%BD%E5%AE%B6</text:a>
</text:p>
      <!--NEWS-->
      <text:h text:style-name="P10" text:outline-level="1">
<text:span text:style-name="T4">
亚股多收跌</text:span>
</text:h>
      <text:p text:style-name="P4">
Publisher: 法新社</text:p>
      <text:p text:style-name="P4">
Published Time: 2023-07-07T12:32:09+00:00</text:p>
      <text:p text:style-name="P4">
Modified Time: 2023-07-07T12:05:03+00:00</text:p>
      <text:p text:style-name="P4">
Description: （法新社香港7日电） 亚洲股市今天再次重挫，主因在官员正努力对付居高不下的通膨之际，有另一轮强劲的美国数据强化投资人对美国联邦准备理事会（Fed）将恢复升息的预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0" text:anchor-type="as-char" svg:width="6.9236in" svg:height="3.617581in" draw:z-index="0">
<draw:image xlink:href="../Images/rficn/2023-07-07T12-32-09-00-00/000000.png" xlink:type="simple" xlink:show="embed" xlink:actuate="onLoad" draw:mime-type="image/png"/>
</draw:frame>
</text:p>
      <text:p text:style-name="P4">
有迹象显示美国物价趋于稳定的推动下，亚股本周开局强劲，但随着投资人逐渐接受联准会的收紧货币政策将会延长下去后，亚股每况愈下。</text:p>
      <text:p text:style-name="P4">
联准会上次会议纪录显示，决策官员计划本月再次升息，这对市场造成打击，因为市场原本认为联准会已经到达或接近到达升息循环的最后阶段。联准会上月时曾首次暂停长达一年多的升息循环。</text:p>
      <text:p text:style-name="P4">
与此同时，中国的数据证实，在取消清零政策几个月后，这个世界第2大经济体的复苏已经失去动力。投资人现在正为今天稍晚将发布备受关注的非农就业数据做准备，此数据被用来作为衡量国家经济的重要依据，并可能会为联准会动向提供一些线索。东京、雪梨、首尔和马尼拉股市跌幅都超过1%，上海、新加坡、台北和雅加达股市也都收跌。</text:p>
      <text:p text:style-name="P4">
香港股市跌幅收敛，终场小跌0.90%。此前有报导称，中国官员最快可能在7日宣布对阿里巴巴旗下的蚂蚁集团处以罚款。</text:p>
      <text:p text:style-name="P4">
Source: <text:a xlink:type="simple" xlink:href="https://www.rfi.fr/cn/%E8%B4%A2%E7%BB%8F%E5%BF%AB%E8%AE%AF/20230707-%E4%BA%9A%E8%82%A1%E5%A4%9A%E6%94%B6%E8%B7%8C" text:style-name="Internet_20_link" text:visited-style-name="Visited_20_Internet_20_Link">
https://www.rfi.fr/cn/%E8%B4%A2%E7%BB%8F%E5%BF%AB%E8%AE%AF/20230707-%E4%BA%9A%E8%82%A1%E5%A4%9A%E6%94%B6%E8%B7%8C</text:a>
</text:p>
      <!--NEWS-->
      <text:h text:style-name="P10" text:outline-level="1">
<text:span text:style-name="T4">
调查报道 | 中国"秘密警察站"在纽约：中共海外渗透的冰山一角</text:span>
</text:h>
      <text:p text:style-name="P4">
Author: 记者 唐家婕  发自纽约</text:p>
      <text:p text:style-name="P4">
Publisher: Radio Free Asia (Organization)</text:p>
      <text:p text:style-name="P4">
Published Time: 2023-07-07T13:12:00-04:00</text:p>
      <text:p text:style-name="P4">
Modified Time: 2023-07-07T19:12:23-04:00</text:p>
      <text:p text:style-name="P4">
Description: 记者 唐家婕  发自纽约</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1" text:anchor-type="as-char" svg:width="6.9236in" svg:height="3.874983in" draw:z-index="0">
<draw:image xlink:href="../Images/rfamandarin/2023-07-07T13-12-00-04-00/000000.png" xlink:type="simple" xlink:show="embed" xlink:actuate="onLoad" draw:mime-type="image/png"/>
</draw:frame>
民主活动人士指控，2019年夏天他们在曼哈顿街头遭包含长乐公会在内的亲共侨团暴力袭击 。 <text:a xlink:type="simple" xlink:href="https://www.rfa.org/mandarin/ytbdzhuantixilie/diaocha-baodao/db-07072023124652.html/@@images/image" text:style-name="Internet_20_link" text:visited-style-name="Visited_20_Internet_20_Link">
</text:a>
 (林海提供)</text:p>
      <text:p text:style-name="P4">
美国长乐公会总部位于繁华的纽约曼哈顿下东区唐人街 (唐家婕/摄)</text:p>
      <text:p text:style-name="P4">
</text:p>
      <text:p text:style-name="P4">
通往美国长乐公会总部的电梯，公开资料显示，长乐在2016年以约100万美金买下这个新的总部 (唐家婕/摄)</text:p>
      <text:p text:style-name="P4">
</text:p>
      <text:p text:style-name="P4">
美国长乐公会总部的大门 (唐家婕/摄)</text:p>
      <text:p text:style-name="P4">
</text:p>
      <text:p text:style-name="P4">
美国长乐公会总部内，悬挂着侨领与历届中国领导人的合影 (唐家婕/摄)</text:p>
      <text:p text:style-name="P4">
美国长乐公会的总部位于曼哈顿中国城一座不起眼的办公大楼里。一楼卖着拉面，二楼是税务公司，三楼有个标榜曾治疗过中南海领导人的针灸大夫，四楼则是长乐的会所。多数时候，老人们在主会议室的中国五星红旗旁打麻将，伴随着不远处高架地铁传来的隆隆声响。</text:p>
      <text:p text:style-name="P4">
在平凡的日子里，长乐公会并不特别引人注目。</text:p>
      <text:p text:style-name="P4">
“长乐”是中国福建省福州市一个外移民人口众多的沿海区域。2013年，美国长乐公会在纽约市正式注册为非营利“慈善组织”，宗旨是“为福建移民提供社交聚会场所”。</text:p>
      <text:p text:style-name="P4">
但美国司法部指控，长乐公会不是单纯的聚会场所，而是藏着一个中国政府支持下运作的海外秘密警察站，它在美国恐吓和监视异见人士。今年4月，两位美国籍的长乐公会侨领卢建旺和陈金平，因涉嫌密谋充当中国政府代理人以及妨碍司法公正罪而被逮捕。若两项罪名皆成立，两人将分别面临最高25年的监禁。</text:p>
      <text:p text:style-name="P4">
两人及他們的律師都拒绝对这些指控置评。但卢建旺的弟弟、美国长乐公会的现任主席卢建顺为他们喊冤。</text:p>
      <text:p text:style-name="P4">
“我们只是想帮助旅美乡亲。”卢建顺告诉本台，长乐的干部们都是无偿的志愿者。</text:p>
      <text:p text:style-name="P4">
超过十位纽约华人社区的成员则对这两位侨领被逮捕的消息感到不意外，他们向自由亚洲电台记者讲述了与长乐公会成员来往的经历，包含遭受的骚扰、威胁以及人身攻击。</text:p>
      <text:p text:style-name="P4">
这些受害者和中国研究专家表示，长乐公会的案例是个典型的例子，体现了北京以隐秘的方式向海外渗透。即使美国的检方采取行动，受害者们仍忧心，这可能难以阻挡中共间谍网络在海外运作日益猖狂的趋势。</text:p>
      <text:p text:style-name="P4">
<text:span text:style-name="T4">
海外华人的“生命线”或监控异己的“警察站”?</text:span>
</text:p>
      <text:p text:style-name="P4">
现今海外华人移民组织的雏型，可以至少追溯到19世纪初。几十年来，多数这类组织的存在都是为了连结海外同胞，他们互相帮忙、共同面对在异乡面临的歧视问题。</text:p>
      <text:p text:style-name="P4">
上世纪80年代，走出文化大革命后的邓小平时代，这些海外团体开始出现变化。邓小平提出“海外关系是个好东西”，让中国移民和出国留学潮一波波兴起，海外华人社团随之蓬勃发展——到2016年，全球的数目超过了<text:a xlink:type="simple" xlink:href="http://www.xinhuanet.com/politics/2016-05/18/c_128991417.htm" text:style-name="Internet_20_link" text:visited-style-name="Visited_20_Internet_20_Link">
 25,000 </text:a>
 个。</text:p>
      <text:p text:style-name="P4">
近几年来，海外华人社团开始带有更浓厚的政治色彩。那些移民聚在一起包饺子、喝茶聊天的场所；摇身一变成为中国各省市乡镇府招商引资、觥筹交错的招待会。</text:p>
      <text:p text:style-name="P4">
在这些活动上，不难看到统战部官员的身影。统战部是中共负责指挥其在海内外影响力活动的部门。毛泽东曾把统一战线视为共产党战胜敌人的 “法宝”之一。</text:p>
      <text:p text:style-name="P4">
自2012年习近平接任领导人以来，“振兴统一战线”一直是他的重要野心。习近平把侨务归到统战部底下，在他的思想里，海外华人——不管他们持有哪一国的护照——都将在中国崛起为世界强国的过程中，发挥“<text:a xlink:type="simple" xlink:href="http://www.xinhuanet.com/politics/2014-06/06/c_1111025922.htm" text:style-name="Internet_20_link" text:visited-style-name="Visited_20_Internet_20_Link">
 不可替代的作用 </text:a>
 ”。</text:p>
      <text:p text:style-name="P4">
如今，越来越多的海外华人社团被纳入统战组织中，他们或组织“习近平思想”学习小组、或在中共遇到国际争议问题时集体发声，并在统一台湾等议题上帮助推动北京的观点。</text:p>
      <text:p text:style-name="P4">
这些充满中国共产党色彩的政治行动，交织在正常的社区服务、佳节送礼、公共外交活动中。</text:p>
      <text:p text:style-name="P4">
一位长乐公会的志愿者形容，对于那些离乡背井的中国移民来说，长乐公会是“重要生命线”。这位志愿者因为未获公会授权受访，而不愿透露姓名。他举例，协会提供人力帮忙翻译、募款救助生病的乡亲，也介绍工作和住房的机会。</text:p>
      <text:p text:style-name="P4">
但美国司法部的起诉文件指出，自2022年以来，长乐公会内正式设立了中国警察部门的海外分部，帮助追踪居住在美国的共产党批评者。</text:p>
      <text:p text:style-name="P4">
刑事起诉书中附上了一张照片，陈金平、卢建旺和长乐公会的其他成员西装笔挺、围着一致的红色围巾坐在一面横幅前，上面写着“福州警侨事务海外服务站，美国纽约”。</text:p>
      <text:p text:style-name="P4">
 卢建旺、陈金平在纽约的福州警侨海外服务站开幕仪式(美国司法部起诉书)  <text:a xlink:type="simple" xlink:href="https://www.rfa.org/mandarin/ytbdzhuantixilie/diaocha-baodao/db-07072023124652.html/2-man.jpg" text:style-name="Internet_20_link" text:visited-style-name="Visited_20_Internet_20_Link">
 </text:a>
</text:p>
      <text:p text:style-name="P4">
总部位于西班牙马德里的人权组织“保护卫士”在2022年发布的 <text:a xlink:type="simple" xlink:href="https://safeguarddefenders.com/en/blog/patrol-and-persuade-follow-110-overseas-investigation" text:style-name="Internet_20_link" text:visited-style-name="Visited_20_Internet_20_Link">
 报告</text:a>
中指出，这类海外警察服务站遍布全球53个国家，以相似的方式，在华人同乡会、商会内建立中国公安部门的分支机构。</text:p>
      <text:p text:style-name="P4">
保护卫士称，这些警察服务站代表中国共产党监视、恐吓、骚扰、拘留和遣返异见者和移民。</text:p>
      <text:p text:style-name="P4">
“中共利用海外华人社团的资源来巩固政商关系，以及监视、骚扰、恐吓海外异见人士。”位于美国华盛顿的人权组织常识协会(Common SenseSociety)高级研究员、研究中共统战及人权议题的Cheryl Yu说。</text:p>
      <text:p text:style-name="P4">
一些学者也 <text:a xlink:type="simple" xlink:href="https://www.swp-berlin.org/en/publication/chinas-diaspora-policy-under-xi-jinping" text:style-name="Internet_20_link" text:visited-style-name="Visited_20_Internet_20_Link">
 指出 </text:a>
 ，利用海外华人社团成为中共在美国和其他国家推广其叙事的关键策略之一。</text:p>
      <text:p text:style-name="P4">
中国外交部 <text:a xlink:type="simple" xlink:href="https://www.fmprc.gov.cn/mfa_eng/xwfw_665399/s2510_665401/202304/t20230418_11061179.html" text:style-name="Internet_20_link" text:visited-style-name="Visited_20_Internet_20_Link">
 辩称</text:a>
海外警察站“不存在”，批评美国启动的调查是政治操作；中国公安部也向美国司法部和联邦调查局驻北京的代表提出正式抗议。</text:p>
      <text:p text:style-name="P4">
<text:span text:style-name="T4">
暴力行动的幕后黑手?</text:span>
</text:p>
      <text:p text:style-name="P4">
多位受访者告诉自由亚洲电台，在长乐公会成立中国“警察站”以前，它的一些成员就已经对倡议民主或宗教自由的群体进行恐吓。</text:p>
      <text:p text:style-name="P4">
卢建旺也向调查人员承认，他在2015年习近平访美时，与其他侨领各号招15名会员到首都华盛顿，干扰法轮功信徒对习的公开示威。他说，参加的侨胞能领取中国领事馆发放的60美元现金。</text:p>
      <text:p text:style-name="P4">
44岁的林海坐在他布鲁克林的分租公寓里，回忆着2019年在曼哈顿遭受的暴力攻击。他指控，这些暴徒来自包含了长乐公会在内的亲共团体。</text:p>
      <text:p text:style-name="P4">
那是林海移民美国后的第一个夏天，他兴致高昂地换上皮鞋、西裤，加入支持台湾总统蔡英文过境纽约的欢迎队伍。当林海穿越曼哈顿公园大道挤向迎接队伍的第一排，他被眼前涌动的一片“红海”吓了一跳。</text:p>
      <text:p text:style-name="P4">
“到处都是中国的五星红旗，扩音器里拨放着中共的爱国歌曲。”林海回忆，“他们喊‘祖国万岁’、‘打倒蔡英文’......；我们不甘示弱呀！举着小旗子喊着‘民主万岁’和‘打倒共产党’！”</text:p>
      <text:p text:style-name="P4">
“突然间，他们穿过马路到了我们这边……，我觉得这是一次有目标、有预谋的攻击。”林海说，这一幕幕让他想起在中国的场景。林海曾在一家国有企业工作，直到带头参与了家乡一场环保抗争，开始被国保跟踪、骚扰。2019年初，他带着一家人逃到美国。</text:p>
      <text:p text:style-name="P4">
一段现场的冲突视频显示，一位带着红帽的男子挥舞着约两米长的中国国旗杆，挥向林海的头部。当天下午，包含林海在内的五名民主倡议人士被打伤送医，他们向纽约市警察局报案。由于警察在暴力冲突发生后抵达现场，混乱的场面难以确定袭击者们的身份，最后没有人被正式起诉。</text:p>
      <text:p text:style-name="P4">
林海摸着额头上的伤疤，描述当他看见卢建旺与陈金平被逮捕消息时的心情，“我心里还是比较安慰一些，那晚也睡得比较好了……正义将得到伸张。”</text:p>
      <text:p text:style-name="P4">
2019年从中国移居美国的林海说，海外亲共团体在街头组织反示威抗议的场景，让他想起在中国的場面 (Karen Dias 摄)  <text:a xlink:type="simple" xlink:href="https://www.rfa.org/mandarin/ytbdzhuantixilie/diaocha-baodao/db-07072023124652.html/3-man.jpg" text:style-name="Internet_20_link" text:visited-style-name="Visited_20_Internet_20_Link">
</text:a>
</text:p>
      <text:p text:style-name="P4">
长乐公会未回应针对2019年暴力事件指控的置评请求。</text:p>
      <text:p text:style-name="P4">
一些侨民指出，有时来自长乐公会的“骚扰”，可能是以更间接的方式进行。</text:p>
      <text:p text:style-name="P4">
2015年因709案移居美国的前中国法官钟锦化说，他因为反共言论被好几位与使领馆关系良好的侨领施压，敦促他退出一个纽约华侨商会组织。</text:p>
      <text:p text:style-name="P4">
“我别无选择，只能离开。” 钟锦化说，“但我向他们明确表示，我们是美国的一个独立组织，不是中国共产党的分支，不应有这样的思维或做事方式。 ”</text:p>
      <text:p text:style-name="P4">
 2015年因709案移居美国的前中国法官钟锦化(唐家婕/摄)  <text:a xlink:type="simple" xlink:href="https://www.rfa.org/mandarin/ytbdzhuantixilie/diaocha-baodao/db-07072023124652.html/4-man.jpg" text:style-name="Internet_20_link" text:visited-style-name="Visited_20_Internet_20_Link">
 </text:a>
</text:p>
      <text:p text:style-name="P4">
65岁的戈壁东曾是上海经济发展研究院研究员。自2018年移居美国后，他一直致力于海外民主运动，包含担任前六四学运领袖熊炎竞选纽约州众议员的竞选助理。</text:p>
      <text:p text:style-name="P4">
“即使我到了海外，中共好像从来就没有放弃我！”一谈起在美国几次疑似被监控的经验，戈壁东的声音就充满了愤怒，“我以为搬到了美国，就可以远离这些骚扰！”</text:p>
      <text:p text:style-name="P4">
其中一次，戈壁东在加州莫哈韦沙漠自由雕塑公园参加民主活动后，连续两天在高速公路上遇到疑似刻意的袭击。第一天，一辆皮卡恶意逼车，然后飙速离开；第二天，一辆卡车再次逼车导致他差点发生车祸。另外两个不同的场合，戈壁东自述他的汽车轮胎被划破。</text:p>
      <text:p text:style-name="P4">
当他在网上发表了批评中国政府的评论，一周内接到数千通来自中国的不明电话。在这些电话中，有一通威胁要伤害他在中国的家人。</text:p>
      <text:p text:style-name="P4">
司法部的起诉书列出了一位卢建旺帮助中国警方定位的“受害者”，文件中隐去了受害者的名字，但描述这位人士帮助过六四学运领袖竞选、曾到过加州。</text:p>
      <text:p text:style-name="P4">
“我判断那就是我——我符合所有的描述，”戈壁东说。</text:p>
      <text:p text:style-name="P4">
 戈壁东在一周内接到数千通来自中国的不明骚扰电话(RFA/制图)  <text:a xlink:type="simple" xlink:href="https://www.rfa.org/mandarin/ytbdzhuantixilie/diaocha-baodao/db-07072023124652.html/5-man.jpg" text:style-name="Internet_20_link" text:visited-style-name="Visited_20_Internet_20_Link">
 </text:a>
</text:p>
      <text:p text:style-name="P4">
<text:span text:style-name="T4">
被党狭持的</text:span>
 <text:span text:style-name="T4">
“</text:span>
 <text:span text:style-name="T4">
光宗耀祖</text:span>
 <text:span text:style-name="T4">
”</text:span>
</text:p>
      <text:p text:style-name="P4">
卢建旺的弟弟卢建顺对于海外警察服务站有不同的解释，他说长乐公会只是帮忙安排设置“侨海通”跨境视频，让旅美乡亲可以在新冠疫情期间，可以连线福州的公安局办理驾照更新等业务。</text:p>
      <text:p text:style-name="P4">
“有130万福州人居住在美国，其中一半以上持绿卡，经常需要回中国，疫情间无法回国，跨境视频可以帮助他们换证件。”卢建顺说，福州公安局在21个国家建立了 <text:a xlink:type="simple" xlink:href="http://paper.people.com.cn/rmrbhwb/html/2022-06/18/content_25923933.htm" text:style-name="Internet_20_link" text:visited-style-name="Visited_20_Internet_20_Link">
38 </text:a>
个类似的“服务站”，执行此类便侨服务。</text:p>
      <text:p text:style-name="P4">
美国司法部的调查人员则指出，卢建旺在一次访问中国时，通过一名统战部官员认识了福州公安局的官员。他们讨论了建立海外警察服务站的事宜。</text:p>
      <text:p text:style-name="P4">
2022年1月，一身正装的卢建旺在福州五一广场公园参加福州海外警察服务站的盛大启动典礼。2月13日，卢建旺返回纽约的两天后，长乐公会举行了美国第一个福州海外警察服务站的开幕式。美国司法部的<text:a xlink:type="simple" xlink:href="https://www.justice.gov/d9/2023-04/police_station_-_23-mj-265_amended_complaint_signed.pdf" text:style-name="Internet_20_link" text:visited-style-name="Visited_20_Internet_20_Link">
 文件</text:a>
指出，卢建旺要求时任长乐秘书长的陈金平处理设立“警察站”的相关工作。</text:p>
      <text:p text:style-name="P4">
根据起诉书，陈金平向联邦调查局承认，他与中国公安保持联系，并帮助“警察站”的运营。他还确认这个“警察站”是在中国公安部下属的福州公安局指导下运作的。</text:p>
      <text:p text:style-name="P4">
在讯问中，陈金平向美国司法人员坦承，他意识到帮忙在美国收集个人信息并将其交给中国当局“可能不是一个好主意”。</text:p>
      <text:p text:style-name="P4">
 卢建旺在中国参加福州海外警察服务站的启动典礼(美国司法部起诉书)</text:p>
      <text:p text:style-name="P4">
一些熟知纽约中国侨团运作的移民告诉记者，这些侨领愿意看似“无偿”地帮助中共政府，其中一个驱动力来自于渴望“光宗耀祖”、“衣锦还乡”的价值观。</text:p>
      <text:p text:style-name="P4">
“中国共产党刻意混淆了党的利益和国家利益的概念。”CherylYu解释，这群一方面在异乡挣扎、努力跃升主流社会；另一方面又渴望在祖国获得认同感及社会地位的海外华人，“很容易成为中国共产党操控的目标”。</text:p>
      <text:p text:style-name="P4">
中国使领馆常以各种不同方式奖励“忠诚”的海外侨领，比如邀请他们到中国观看 <text:a xlink:type="simple" xlink:href="http://qwgzyj.gqb.gov.cn/xdbt/151/1550.shtml" text:style-name="Internet_20_link" text:visited-style-name="Visited_20_Internet_20_Link">
 阅兵仪式</text:a>
、参加政协会议、或海外华人大会等。这群侨领有机会走在天安门前的红毯、甚至 <text:a xlink:type="simple" xlink:href="https://www.gov.cn/yaowen/2023-05/08/content_5754577.htm" text:style-name="Internet_20_link" text:visited-style-name="Visited_20_Internet_20_Link">
 进入</text:a>
 人民大会堂与中国最高领导人合影。</text:p>
      <text:p text:style-name="P4">
在中国，这些合影及与中国官员的私人联系，能为侨领们带来个人及商业的利益— —从加速亲朋好友的证件办理、解决法律纠纷，到独有地方投资机会等等。</text:p>
      <text:p text:style-name="P4">
<text:span text:style-name="T4">
从移民楷模到</text:span>
 <text:span text:style-name="T4">
“</text:span>
 <text:span text:style-name="T4">
海外特工</text:span>
 <text:span text:style-name="T4">
”</text:span>
 <text:span text:style-name="T4">
？</text:span>
</text:p>
      <text:p text:style-name="P4">
1980年初，卢建旺一家从福州长乐靠近闽江口的猴屿乡，移民到曼哈顿下东区的中国城。</text:p>
      <text:p text:style-name="P4">
卢建顺告诉记者，他们的起步远非易事，语言不通、资源有限。他与哥哥卢建旺白天上高中，晚上跟叔父们在餐馆打工，周日则固定到充满福建移民的闵恩堂做礼拜。这些地点都在今日长乐公会的一英里之内。</text:p>
      <text:p text:style-name="P4">
花了几十年的时间，卢家兄弟在食品批发业和房地产投资上积累了财富。2016年，卢建旺在接受长乐 <text:a xlink:type="simple" xlink:href="https://web.archive.org/web/20230419155705/https:/mp.weixin.qq.com/s/EdqUYquepLeeSpO3aaZZyQ" text:style-name="Internet_20_link" text:visited-style-name="Visited_20_Internet_20_Link">
 当地媒体</text:a>
采访时提到，他将自己的一些财富用于资助家乡的项目——敬老院、自来水厂、公园和旅游景点。</text:p>
      <text:p text:style-name="P4">
在美国，卢建旺活跃于华人社团。他带领海外华侨抗议南海仲裁案，在纽约时代广场摇旗庆祝香港回归祖国纪念日，并参加了中国共产党在美国的100周年庆祝仪式。</text:p>
      <text:p text:style-name="P4">
他的社交媒体账号里从不避讳分享与中国官员的合影。他接受中国媒体访问时 <text:a xlink:type="simple" xlink:href="https://web.archive.org/web/20230419173050/https:/mp.weixin.qq.com/s/V7-4VpFL-acx4avJ6CHzvg" text:style-name="Internet_20_link" text:visited-style-name="Visited_20_Internet_20_Link">
 曾说</text:a>
 ：“爱国爱乡是我们的优良传统，强大的祖国是我们坚强的后盾。</text:p>
      <text:p text:style-name="P4">
然而，一些认识卢建旺的人却说，与其说他是一个精明的中国特工，他似乎更像是一个被卷入中共政治行动、手法拙劣的海外协力者。</text:p>
      <text:p text:style-name="P4">
纽约的中国社群也对卢、陈两人的起诉案有不同的观点。一些人对于两人在中美关系紧张之际卷入司法案件表示同情，认为他们不过是被中共操控的棋子；另一群人则认为这些侨领是北京在海外渗透非法行动的自愿参予者。</text:p>
      <text:p text:style-name="P4">
无论如何，美国司法部已表明这次的起诉是对中国政府在美国非法运作采取行动的重要一步。</text:p>
      <text:p text:style-name="P4">
“这些被告在中国公安部官员的指示和控制下，秘密地履行中国官方给的任务，”美国检察官布里昂·皮斯(BreonPeace)在四月关于此案的记者会上对北京喊话，“我们知道你在做什么，我们将阻止它在美国发生。”</text:p>
      <text:p text:style-name="P4">
在过去两年中，美国司法部对中国的调查重点从经济和技术间谍活动转向涉及跨国镇压的案件，特别是利用中国海外侨团组织作为掩护的例子。在2022年之前，还没有针对此类案件的调查。自那之后，至少已出现了六起跟海外华人侨领有关的起诉案。</text:p>
      <text:p text:style-name="P4">
然而，专家们及受害者对于起诉是否能终结中共在海外的渗透行动，仍持怀疑的态度。他们指出，这些行动滥用西方集会结社的自由、以及保护多元族裔的精神。</text:p>
      <text:p text:style-name="P4">
常识协会(Common Sense Society)的Cheryl Yu认为，司法调查可能让中共的海外干涉行动更加谨慎，但“不会减少”。</text:p>
      <text:p text:style-name="P4">
“中共不会因为美国的起诉而改变其政治意识形态。它或许能换个包装，但本质是不变的。”她说。</text:p>
      <text:p text:style-name="P4">
一个典型的例子是曾被美国国务院定性为“外国使团”、充满争议的“孔子学院”，如今“重新包装”成“中外语言交流合作中心”，继续在美国校园里运营。</text:p>
      <text:p text:style-name="P4">
 美国福建同乡会与长乐公会的总部仅一街之隔(唐家婕/摄)  <text:a xlink:type="simple" xlink:href="https://www.rfa.org/mandarin/ytbdzhuantixilie/diaocha-baodao/db-07072023124652.html/7-man.jpg" text:style-name="Internet_20_link" text:visited-style-name="Visited_20_Internet_20_Link">
 </text:a>
</text:p>
      <text:p text:style-name="P4">
卢建旺与陈金平在今年4月17日于布鲁克林联邦法院首次出庭后，各自以25万及40万美元的保释金交保，全案仍未结案。</text:p>
      <text:p text:style-name="P4">
卢建旺虽已卸下长乐公会主席的职务，但今年三月，他被选为纽约另一个有影响力的中国同乡组织——福建同乡会的共同主席。</text:p>
      <text:p text:style-name="P4">
福建同乡会的总部与长乐公会一街之隔。在攘往熙来东百老汇大街上，长乐公会照常营运。</text:p>
      <text:p text:style-name="P4">
即使长乐公会因为连续三年未报税，被国税局取消免税资格。一名成员告诉本台，长乐今年的募款顺利，已接近筹集到足够的资金，来支付他们购买新办公室的费用。</text:p>
      <text:p text:style-name="P4">
在多年生活在遭受骚扰的恐惧中之后，戈壁东决定从纽约搬迁到新罕布什尔州的一个小镇上定居，以尽可能地“与华人社区保持距离”。</text:p>
      <text:p text:style-name="P4">
林海没有参加2023年4月在纽约市为蔡英文举办的欢迎集会。</text:p>
      <text:p text:style-name="P4">
“但我一定提醒要上街的人注意安全......也许穿上跑步鞋吧。”林海說。</text:p>
      <text:p text:style-name="P4">
英文版：</text:p>
      <text:p text:style-name="P4">
<text:a xlink:type="simple" xlink:href="https://engdev.rfaweb.org/english/news/special/nyc-police-chinese/index.html" text:style-name="Internet_20_link" text:visited-style-name="Visited_20_Internet_20_Link">
 https://engdev.rfaweb.org/english/news/special/nyc-police-chinese/index.html</text:a>
</text:p>
      <text:p text:style-name="P4">
(编辑: Boer Deng, Jim Snyder 编译:赵莉 )</text:p>
      <text:p text:style-name="P4">
Source: <text:a xlink:type="simple" xlink:href="https://www.rfa.org/mandarin/ytbdzhuantixilie/diaocha-baodao/db-07072023124652.html" text:style-name="Internet_20_link" text:visited-style-name="Visited_20_Internet_20_Link">
https://www.rfa.org/mandarin/ytbdzhuantixilie/diaocha-baodao/db-07072023124652.html</text:a>
</text:p>
      <!--NEWS-->
      <text:h text:style-name="P10" text:outline-level="1">
<text:span text:style-name="T4">
北约秘书长：北约峰会将重申乌克兰可入会</text:span>
</text:h>
      <text:p text:style-name="P4">
Publisher: 法新社</text:p>
      <text:p text:style-name="P4">
Published Time: 2023-07-07T14:02:09+00:00</text:p>
      <text:p text:style-name="P4">
Modified Time: 2023-07-07T13:50:02+00:00</text:p>
      <text:p text:style-name="P4">
Description: （法新社布鲁塞尔7日电） 北约秘书长史托腾柏格（Jens Stoltenberg）今天表示，北约下周峰会将重申乌克兰将可入会。</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8" text:anchor-type="as-char" svg:width="6.9236in" svg:height="3.617581in" draw:z-index="0">
<draw:image xlink:href="../Images/rficn/2023-07-07T14-02-09-00-00/000000.png" xlink:type="simple" xlink:show="embed" xlink:actuate="onLoad" draw:mime-type="image/png"/>
</draw:frame>
</text:p>
      <text:p text:style-name="P4">
史托腾柏格表示，北约下周在立陶宛首都维尔纽斯（Vilnius）举行峰会时，将会重申先前的承诺，乌克兰未来将可入会。</text:p>
      <text:p text:style-name="P4">
史托腾柏格说：「我预期所有与会领袖将会重申乌克兰将成为北约的一员，并团结一致设法让乌克兰达成此一心愿。」</text:p>
      <text:p text:style-name="P4">
Source: <text:a xlink:type="simple" xlink:href="https://www.rfi.fr/cn/%E5%9B%BD%E9%99%85%E6%8A%A5%E9%81%93/20230707-%E5%8C%97%E7%BA%A6%E7%A7%98%E4%B9%A6%E9%95%BF-%E5%8C%97%E7%BA%A6%E5%B3%B0%E4%BC%9A%E5%B0%86%E9%87%8D%E7%94%B3%E4%B9%8C%E5%85%8B%E5%85%B0%E5%8F%AF%E5%85%A5%E4%BC%9A" text:style-name="Internet_20_link" text:visited-style-name="Visited_20_Internet_20_Link">
https://www.rfi.fr/cn/%E5%9B%BD%E9%99%85%E6%8A%A5%E9%81%93/20230707-%E5%8C%97%E7%BA%A6%E7%A7%98%E4%B9%A6%E9%95%BF-%E5%8C%97%E7%BA%A6%E5%B3%B0%E4%BC%9A%E5%B0%86%E9%87%8D%E7%94%B3%E4%B9%8C%E5%85%8B%E5%85%B0%E5%8F%AF%E5%85%A5%E4%BC%9A</text:a>
</text:p>
      <!--NEWS-->
      <text:h text:style-name="P10" text:outline-level="1">
<text:span text:style-name="T4">
亚投行内部审查：前主管指控中共操控“毫无根据”</text:span>
</text:h>
      <text:p text:style-name="P4">
Author: None (Language: zh)</text:p>
      <text:p text:style-name="P4">
Publisher: None</text:p>
      <text:p text:style-name="P4">
Time: 2023-07-07T14:29:00Z</text:p>
      <text:p text:style-name="P4">
Description: 亚投行周五（7月7日）公布了内部审查结果，称其前全球联络主管毕加博（Bob Pickard）指控管理层“受到共产党员操控”“毫无根据”。</text:p>
      <text:p text:style-name="P4">
Videos: []</text:p>
      <text:p text:style-name="P4">
Images: []</text:p>
      <text:p text:style-name="P4">
Subject: 时政风云</text:p>
      <text:p text:style-name="P4">
Subjects: ['德中关系', '岛屿主权争端', '专题报道：全景观看“习马会”', '中国', '加拿大', '中共十九大']</text:p>
      <text:p text:style-name="P4">
Keywords: ['中国', '亚洲基础设施投资银行', 'AIIB', '亚投行', '中共操控', '加拿大']</text:p>
      <text:p text:style-name="P4">
ID: 66159178</text:p>
      <!--METADATA-->
      <text:p text:style-name="P4">
<text:a xlink:type="simple" xlink:href="https://www.dw.com/zh/overlay/image/article/66159178/18983754" text:style-name="Internet_20_link" text:visited-style-name="Visited_20_Internet_20_Link">
 </text:a>
</text:p>
      <text:p text:style-name="P4">
亚投行由习近平于2016年倡议筹建，作为世界银行和其他西方主导的多边贷款机构的中国替代机构，在全球拥有106个成员。</text:p>
      <text:p text:style-name="P4">
（德国之声中文网） <text:a xlink:type="simple" xlink:href="https://www.dw.com/zh/zh/北京转向亚投行冻结俄罗斯业务/a-61017358" text:style-name="Internet_20_link" text:visited-style-name="Visited_20_Internet_20_Link">
 亚洲基础设施投资银行 </text:a>
（AIIB，简称亚投行）副行长亚历山大（Danny Alexander）对路透社表示，一名前高级雇员关于中共在亚投行内部拥有不当影响力的指控“毫无根据”。</text:p>
      <text:p text:style-name="P4">
<text:a xlink:type="simple" xlink:href="https://www.dw.com/zh/zh/亚投行前职员被建议逃离中国/a-65925515" text:style-name="Internet_20_link" text:visited-style-name="Visited_20_Internet_20_Link">
 亚投行前全球联络主管毕加博 </text:a>
 （BobPickard）今年 6 月表示，他已辞去该银行的职务，因为其管理层“受到共产党员操控”，组织内部充满“有毒文化”。</text:p>
      <text:p text:style-name="P4">
当时亚投行宣称这一指控毫无根据。该银行周五（7月7日）公布了内部审查结果，称“证实亚投行的治理结构按预期发挥作用，提供了一种非政治性、建设性、平衡和以共识为导向的决策文化””。</text:p>
      <text:p text:style-name="P4">
亚投行负责政策与战略的副行长亚历山大在接受采访时表示：“通过这次审查，毕加博先生的指控已经真相大白……而且发现毫无根据。”</text:p>
      <text:p text:style-name="P4">
当被问及对该内部审查的评论时，毕加博说：“我不认为这份不诚实和不准确的报告认真调查了我对共产党影响力的主要担忧。”</text:p>
      <text:p text:style-name="P4">
他表示，他已向 <text:a xlink:type="simple" xlink:href="https://www.dw.com/zh/zh/谁将任亚投行行长金立群呼声高/a-18363381" text:style-name="Internet_20_link" text:visited-style-name="Visited_20_Internet_20_Link">
 亚投行行长金立群 </text:a>
表达了对共产党影响力的担忧。金立群表示，今年亚投行不会陷入政治争端。</text:p>
      <text:p text:style-name="P4">
亚投行由习近平于2016年倡议筹建，作为世界银行和其他西方主导的多边贷款机构的中国替代机构，在全球拥有106个成员，其中包括毕加博所在的加拿大。加拿大也开始了自己的调查。</text:p>
      <text:p text:style-name="P4">
当被问及亚投行与北京的关系时，亚历山大表示：“作为股东，我们与中华人民共和国有着直接的关系，就像我们与英国或加拿大的关系一样。”他补充说，亚投行与中国的关系，跟它与英国或加拿大的关系一样。</text:p>
      <text:p text:style-name="P4">
“我们认为加拿大是我们银行的重要成员……我们期待他们自己的审查结果并在未来长期与他们合作。”他补充道。</text:p>
      <text:p text:style-name="P4">
加拿大政府没有立即回应置评请求。</text:p>
      <text:p text:style-name="P4">
亚投行表示还审查了毕加博提及的另一名工作人员属于中共的情况，并补充说，这一情况出现在与行长办公室一名官员的短信息交流中。</text:p>
      <text:p text:style-name="P4">
毕加博表示，报告中存在错误，其中包括没有提及他发送的一封电子邮件，他在该电子邮件中表达了对自己作为加拿大国民的安全的担忧。</text:p>
      <text:p text:style-name="P4">
亚投行报告总结道：“从未有过关于治理、政策或战略讨论和决策受到政治影响的指控。”</text:p>
      <text:h text:style-name="P12" text:outline-level="3">
<text:span text:style-name="T4">
亚投行启动：亚洲的机会，中国的机会？</text:span>
</text:h>
      <text:p text:style-name="P4">
（路透社）</text:p>
      <text:p text:style-name="P4">
Source: <text:a xlink:type="simple" xlink:href="https://www.dw.com/zh/亚投行内部审查：前主管指控中共操控-毫无根据/a-66159178" text:style-name="Internet_20_link" text:visited-style-name="Visited_20_Internet_20_Link">
https://www.dw.com/zh/亚投行内部审查：前主管指控中共操控-毫无根据/a-66159178?maca=chi-rss-chi-all-1127-rdf</text:a>
</text:p>
      <!--NEWS-->
      <text:h text:style-name="P10" text:outline-level="1">
<text:span text:style-name="T4">
耶伦会晤李强   美中关系的"彩虹"出现了吗？</text:span>
</text:h>
      <text:p text:style-name="P4">
Author: None</text:p>
      <text:p text:style-name="P4">
Publisher: Radio Free Asia (Organization)</text:p>
      <text:p text:style-name="P4">
Published Time: 2023-07-07T14:55:00-04:00</text:p>
      <text:p text:style-name="P4">
Modified Time: 2023-07-07T18:33:27-04:00</text:p>
      <text:p text:style-name="P4">
Description: None</text:p>
      <text:p text:style-name="P4">
Videos: []</text:p>
      <text:p text:style-name="P4">
Audios: ["<text:a xlink:type="simple" xlink:href="https://www.rfa.org/mandarin/yataibaodao/junshiwaijiao/tj-0707202310341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0" text:anchor-type="as-char" svg:width="6.9236in" svg:height="4.612011in" draw:z-index="0">
<draw:image xlink:href="../Images/rfamandarin/2023-07-07T14-55-00-04-00/000000.png" xlink:type="simple" xlink:show="embed" xlink:actuate="onLoad" draw:mime-type="image/png"/>
</draw:frame>
2023年7月7日，中国总理李强与美国财政部长耶伦在北京举行会晤。 <text:a xlink:type="simple" xlink:href="https://www.rfa.org/mandarin/yataibaodao/junshiwaijiao/tj-07072023103410.html/@@images/image" text:style-name="Internet_20_link" text:visited-style-name="Visited_20_Internet_20_Link">
</text:a>
路透社图片  <text:a xlink:type="simple" xlink:href="https://www.rfa.org/mandarin/yataibaodao/junshiwaijiao/tj-07072023103410.html/@@stream" text:style-name="Internet_20_link" text:visited-style-name="Visited_20_Internet_20_Link">
Audio-1-Link：https://www.rfa.org/mandarin/yataibaodao/junshiwaijiao/tj-07072023103410.html/@@stream</text:a>
</text:p>
      <text:p text:style-name="P4">
本周五，正在北京访问的美国财政部长耶伦（JanetYellen）与中国国务院总理李强举行会晤。李强有关"风雨过后定见彩虹"的比喻引发舆论热议。那么，美中关系的"彩虹"出现了吗？</text:p>
      <text:p text:style-name="P4">
<text:a xlink:type="simple" xlink:href="https://www.rfa.org/mandarin/yataibaodao/junshiwaijiao/tj-07062023102600.html" text:style-name="Internet_20_link" text:visited-style-name="Visited_20_Internet_20_Link">
 <text:span text:style-name="T4">
美国财长耶伦抵达北京 重点议题抢先看</text:span>
 </text:a>
  * <text:span text:style-name="T4">
<text:a xlink:type="simple" xlink:href="https://www.rfa.org/mandarin/yataibaodao/jingmao/gt-07032023032816.html" text:style-name="Internet_20_link" text:visited-style-name="Visited_20_Internet_20_Link">
 美财长访华促经贸合作 中方盼美撤销额关税 </text:a>
 </text:span>
 ****  * <text:a xlink:type="simple" xlink:href="https://www.rfa.org/mandarin/Xinwen/1-06292023112824.html" text:style-name="Internet_20_link" text:visited-style-name="Visited_20_Internet_20_Link">
 <text:span text:style-name="T4">
耶伦冀访华与北京重新建立联系</text:span>
 </text:a>
</text:p>
      <text:p text:style-name="P4">
7月7日，美国财政部长耶伦与中国总理李强会面。</text:p>
      <text:p text:style-name="P4">
据路透社报道，耶伦在会上强调，她希望美中间能够透过公平的规则良性竞争，而不希望面临“赢者通吃”的恶性竞争。李强则表示，世界需要总体稳定的中美关系，中美两国能否正确相处事关人类前途命运。他还表示，耶伦到访时，北京的天空出现了彩虹，这预示着美中关系历经风雨后，也有希望看到彩虹、重回正轨。</text:p>
      <text:p text:style-name="Quotations">

<text:p text:style-name="P4">
【耶伦北京会见李强刘鹤】  &gt;
  【李强：中美关系将见到彩虹】  &gt;
  【耶伦：良性经济竞争不与中国脱钩】… <text:a xlink:type="simple" xlink:href="https://t.co/TpOubmsraq" text:style-name="Internet_20_link" text:visited-style-name="Visited_20_Internet_20_Link">
 pic.twitter.com/TpOubmsraq </text:a>
&gt;
&gt;
 — 自由亚洲电台 (@RFA_Chinese) <text:a xlink:type="simple" xlink:href="https://twitter.com/RFA_Chinese/status/1677271971716042754" text:style-name="Internet_20_link" text:visited-style-name="Visited_20_Internet_20_Link">
 July 7, 2023&gt;
 </text:a>
</text:p>

</text:p>
      <text:p text:style-name="P4">
<text:span text:style-name="T4">
耶伦：美国追求供应链多元化而非与中国彻底脱离</text:span>
</text:p>
      <text:p text:style-name="P4">
在耶伦与李强会面前，耶伦会见了在华美国企业高层，波音公司、美国银行（Bank ofAmerica）以及农业龙头嘉吉公司（Cargill）皆派代表参与会议。据《纽约时报》报道，耶伦在与这些企业代表对话时，表达了对中国政府针对美国企业采取惩罚性行为的关注。耶伦表示：“在会见中国官员时，我将会传达美国商业界的担忧，包括中国利用非市场工具补贴国企和国内公司，并且屏蔽外国公司进入中国市场。……此外，我尤其对于中国在近几个月，对美国企业进行惩罚性的行为感到不安。”</text:p>
      <text:p text:style-name="P4">
耶伦还谈到，中国在近期宣布对外限制出口关键稀有金属锗、镓，这再度坐实了美国不能在经济上过度依赖中国的观点。不过，她强调美国是在寻求供应链的多元化，而非打算与中国脱钩：“如果世界上最大的两个经济体脱钩，这将导致全球经济的不稳定，而且这是几乎不可能做到的事。”</text:p>
      <text:p text:style-name="P4">
2023年7月7日，美国驻华大使伯恩斯和美国财长耶伦对在北京的美国商界人士讲话。（美联社）  <text:a xlink:type="simple" xlink:href="https://www.rfa.org/mandarin/yataibaodao/junshiwaijiao/tj-07072023103410.html/ap23188239760275.jpg" text:style-name="Internet_20_link" text:visited-style-name="Visited_20_Internet_20_Link">
</text:a>
</text:p>
      <text:p text:style-name="P4">
<text:span text:style-name="T4">
习近平：中国科技应自立自强</text:span>
</text:p>
      <text:p text:style-name="P4">
几乎在李强与耶伦会面同时，中国国家主席习近平正在江苏与南京视察。习近平在视察当地科技企业时强调，关键技术研发、自立自强。习近平还提到，中国式现代化的关键在科技现代化，要经由国内国际双循环吸引外资并拓展海外市场。</text:p>
      <text:p text:style-name="P4">
对此，美国阿德菲大学文理学院院长王维正在接受本台采访时表示，这显示美中两国已经进入完全竞争状态：“中国跟美国都已经了解到双方经济相当紧密、互赖，不太可能脱钩。但是，竞争的局面会越来越加强。有一点很重要的不同是，美国希望中国能同意华府所定义的竞争关系，最主要是要订一些规则，这些规则是符合法治以及国际组织规范。（但是）中国有很多非市场障碍，这些非市场障碍完全取决于国家可以非常随兴，没有相对来讲公平的竞争环境，反而是给中国的公司优势。”</text:p>
      <text:p text:style-name="P4">
王维正说：“美国希望我们做一套，然后讲也是同一套，可是中国是不讲，但是它同样在做。我觉得，双方实际上都视对方为最大竞争者，可是美国希望把它明化，中国不愿意把它明化，这是最大的不同。”</text:p>
      <text:p text:style-name="P4">
美国圣托马斯大学国际研究与当代语言学系系主任叶耀元也认为，尽管耶伦此行出访希望向北京传递友善讯号，但是此行并不会改变美中竞争的方向：“他们谈了很多东西，但是谈不出实质结果。拜登政府现在的态度，在竞争方面没有放弃，但是同时间他也认为，能合作的地方我们还是可以合作的。不过，这个前提是中国必须跟美国配合合作。我认为，以目前的情势来看，双方的竞争还是远大于合作，而且能合作的部分会越来越小。”</text:p>
      <text:p text:style-name="P4">
<text:span text:style-name="T4">
美国重启对中资企业会计监管 学者：加深北京猜忌</text:span>
</text:p>
      <text:p text:style-name="P4">
另一方面，路透社周五引述知情人士披露，美国上市公司会计监督委员会（PCAOB）在近期已经在香港展开了对中国在美上市公司的会计审查。去年12月，相关约200家中国公司同意接受美方调查，以避免被从华尔街股票交易所摘牌的命运。</text:p>
      <text:p text:style-name="P4">
王维正表示，美国上市公司会计监督委员会选择在此时审查中国企业的会计资料，将会加重北京对华盛顿的猜疑：“平常情形的话，耶伦可以说‘我们让你把会计制度现代化，这有助于投资者对于你公司的信心。这样的话，有助于你在西方吸引资金和技术，这对你来说是好的。’平常情形的话，这种说法应该是可以通过。但是现在的话，现在中国不相信，美国说什么话中国都觉得它（美国）是在抑制它（中国）。”</text:p>
      <text:p text:style-name="P4">
叶耀元则认为，美方在此时监管中国企业的会计资料是基于美国国安考量，而不会影响到耶伦此行“希望促进美中合作”的任务：“美中之间的竞争大环境并没有改变，但是很多本来还可以合作的区块，美国希望透过布林肯与耶伦访问中国，把计划往前推移。”</text:p>
      <text:p text:style-name="P4">
针对耶伦的北京之行，中国财政部周五表示：“中美经贸关系的本质是互利共赢，贸易战、‘脱钩断链’没有赢家。我们希望美方以实际行动为两国经贸关系健康发展、实现互利共赢创造良好环境。”</text:p>
      <text:p text:style-name="P4">
截至发稿为止，美国财政部尚未就耶伦与李强的会晤回应本台查询。</text:p>
      <text:p text:style-name="P4">
记者：唐缘媛 责编：何平 网编：洪伟</text:p>
      <text:p text:style-name="P4">
Source: <text:a xlink:type="simple" xlink:href="https://www.rfa.org/mandarin/yataibaodao/junshiwaijiao/tj-07072023103410.html" text:style-name="Internet_20_link" text:visited-style-name="Visited_20_Internet_20_Link">
https://www.rfa.org/mandarin/yataibaodao/junshiwaijiao/tj-07072023103410.html</text:a>
</text:p>
      <!--NEWS-->
      <text:h text:style-name="P10" text:outline-level="1">
<text:span text:style-name="T4">
美国6月新增就业人口跌至20.9万 失业率也降</text:span>
</text:h>
      <text:p text:style-name="P4">
Publisher: 法新社</text:p>
      <text:p text:style-name="P4">
Published Time: 2023-07-07T15:02:08+00:00</text:p>
      <text:p text:style-name="P4">
Modified Time: 2023-07-07T14:50:02+00:00</text:p>
      <text:p text:style-name="P4">
Description: （法新社华盛顿7日电） 美国劳工部今天公布，美国6月新增20万9000名就业人口，远低于5月修正后的数据30万6000人，且不如预期。但这将令近期暂停积极升息行动的美国联邦准备理事会（Fed）乐见。</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4" text:anchor-type="as-char" svg:width="6.9236in" svg:height="3.617581in" draw:z-index="0">
<draw:image xlink:href="../Images/rficn/2023-07-07T15-02-08-00-00/000000.png" xlink:type="simple" xlink:show="embed" xlink:actuate="onLoad" draw:mime-type="image/png"/>
</draw:frame>
</text:p>
      <text:p text:style-name="P4">
6月美国新增就业人口下滑，且不如美国财经媒体「市场观察」（MarketWatch）调查的经济学家预估中值24万人，暗示美国经济热度正在降温。</text:p>
      <text:p text:style-name="P4">
不过数据另显示，美国6月失业率降至3.6%，符合分析师预期。</text:p>
      <text:p text:style-name="P4">
联准会过去一段时间持续调升利率，但美国通货膨胀率却顽固停留在其长期目标2%以上。美国央行今年6月会议决定暂停升息，以提供决策官员更多时间来评估美国经济健康程度。</text:p>
      <text:p text:style-name="P4">
美国劳工部表示，6月新增就业人口许多是来自公部门、医疗照护、社会协助和建筑等产业。</text:p>
      <text:p text:style-name="P4">
此外，尽管美国新增就业人口减少，但6月劳工平均时薪较5月增加0.4%，并较去年同期上涨4.4%。</text:p>
      <text:p text:style-name="P4">
Source: <text:a xlink:type="simple" xlink:href="https://www.rfi.fr/cn/%E8%B4%A2%E7%BB%8F%E5%BF%AB%E8%AE%AF/20230707-%E7%BE%8E%E5%9B%BD6%E6%9C%88%E6%96%B0%E5%A2%9E%E5%B0%B1%E4%B8%9A%E4%BA%BA%E5%8F%A3%E8%B7%8C%E8%87%B320-9%E4%B8%87-%E5%A4%B1%E4%B8%9A%E7%8E%87%E4%B9%9F%E9%99%8D" text:style-name="Internet_20_link" text:visited-style-name="Visited_20_Internet_20_Link">
https://www.rfi.fr/cn/%E8%B4%A2%E7%BB%8F%E5%BF%AB%E8%AE%AF/20230707-%E7%BE%8E%E5%9B%BD6%E6%9C%88%E6%96%B0%E5%A2%9E%E5%B0%B1%E4%B8%9A%E4%BA%BA%E5%8F%A3%E8%B7%8C%E8%87%B320-9%E4%B8%87-%E5%A4%B1%E4%B8%9A%E7%8E%87%E4%B9%9F%E9%99%8D</text:a>
</text:p>
      <!--NEWS-->
      <text:h text:style-name="P10" text:outline-level="1">
<text:span text:style-name="T4">
巴西政府：鲁拉执政期间亚马逊雨林滥伐大幅下降</text:span>
</text:h>
      <text:p text:style-name="P4">
Publisher: 法新社</text:p>
      <text:p text:style-name="P4">
Published Time: 2023-07-07T15:02:09+00:00</text:p>
      <text:p text:style-name="P4">
Modified Time: 2023-07-07T14:35:01+00:00</text:p>
      <text:p text:style-name="P4">
Description: （法新社巴西利亚6日电） 巴西政府今天表示，在总统鲁拉（Luiz Inacio Lula da Silva）政府上任的最初6个月，巴西亚马逊森林（Brazilia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5" text:anchor-type="as-char" svg:width="6.9236in" svg:height="3.617581in" draw:z-index="0">
<draw:image xlink:href="../Images/rficn/2023-07-07T15-02-09-00-00/000000.png" xlink:type="simple" xlink:show="embed" xlink:actuate="onLoad" draw:mime-type="image/png"/>
</draw:frame>
</text:p>
      <text:p text:style-name="P4">
33.6%的降幅是根据巴西国家太空署（National Institute for Space Research,INPE）拍摄的卫星影像，这些影像显示从今年的1月到6月，共有2649平方公里的雨林被砍伐。</text:p>
      <text:p text:style-name="P4">
与之相比，去年上半年亲商界的极右派领导人波索纳洛（Jair Bolsonaro）仍担任巴西总统期间，遭砍伐的面积有3988平方公里。</text:p>
      <text:p text:style-name="P4">
环境部长席瓦（Marina Silva）告诉媒体记者：「亚马逊雨林的滥伐状况呈现稳定下降的趋势。」</text:p>
      <text:p text:style-name="P4">
单看6月份，下降的趋势更加显着，与去年同期相比，下降了41%。</text:p>
      <text:p text:style-name="P4">
席瓦表示，这些良好的结果源于鲁拉对抗气候变迁以及阻止全球最大雨林被滥伐的政策。</text:p>
      <text:p text:style-name="P4">
在波索纳洛2019年到2022年的任期间，亚马逊森林遭砍伐的面积与前10年的平均值相比，飙升了75%。</text:p>
      <text:p text:style-name="P4">
上个月，在国会反对派议员通过剥夺环境部长部分关键权力的法案数天后，鲁拉推出了一个雄心勃勃的计画，以打击亚马逊的非法砍伐。</text:p>
      <text:p text:style-name="P4">
Source: <text:a xlink:type="simple" xlink:href="https://www.rfi.fr/cn/%E7%A7%91%E5%AD%A6%E6%96%B0%E7%9F%A5/20230707-%E5%B7%B4%E8%A5%BF%E6%94%BF%E5%BA%9C-%E9%B2%81%E6%8B%89%E6%89%A7%E6%94%BF%E6%9C%9F%E9%97%B4%E4%BA%9A%E9%A9%AC%E9%80%8A%E9%9B%A8%E6%9E%97%E6%BB%A5%E4%BC%90%E5%A4%A7%E5%B9%85%E4%B8%8B%E9%99%8D" text:style-name="Internet_20_link" text:visited-style-name="Visited_20_Internet_20_Link">
https://www.rfi.fr/cn/%E7%A7%91%E5%AD%A6%E6%96%B0%E7%9F%A5/20230707-%E5%B7%B4%E8%A5%BF%E6%94%BF%E5%BA%9C-%E9%B2%81%E6%8B%89%E6%89%A7%E6%94%BF%E6%9C%9F%E9%97%B4%E4%BA%9A%E9%A9%AC%E9%80%8A%E9%9B%A8%E6%9E%97%E6%BB%A5%E4%BC%90%E5%A4%A7%E5%B9%85%E4%B8%8B%E9%99%8D</text:a>
</text:p>
      <!--NEWS-->
      <text:h text:style-name="P10" text:outline-level="1">
<text:span text:style-name="T4">
菲律宾泰勒丝模仿者开唱 数千粉丝挤爆商场</text:span>
</text:h>
      <text:p text:style-name="P4">
Publisher: 法新社</text:p>
      <text:p text:style-name="P4">
Published Time: 2023-07-07T16:02:08+00:00</text:p>
      <text:p text:style-name="P4">
Modified Time: 2023-07-07T15:50:02+00:00</text:p>
      <text:p text:style-name="P4">
Description: （法新社马尼拉7日电） 美国流行乐坛天后泰勒丝近期展开The Eras Tour巡回演唱会，亚洲场只有东京和新加坡，菲律宾歌迷只好在商场观赏知名泰勒丝模仿者表演过干瘾，这位变装皇后歌手因而爆红。</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6" text:anchor-type="as-char" svg:width="6.9236in" svg:height="3.617581in" draw:z-index="0">
<draw:image xlink:href="../Images/rficn/2023-07-07T16-02-08-00-00/000000.png" xlink:type="simple" xlink:show="embed" xlink:actuate="onLoad" draw:mime-type="image/png"/>
</draw:frame>
</text:p>
      <text:p text:style-name="P4">
戴着金色长假发、身穿金色亮片流苏洋装的菲律宾变装皇后希什（Taylor Sheesh）今天在马尼拉一家购物中心的舞台上对嘴演唱，模仿泰勒丝（TaylorSwift）的肢体动作，数千名死忠粉丝尖叫声不断。</text:p>
      <text:p text:style-name="P4">
现年28岁的希什本名为柯罗奈尔（MacCoronel），2017年开始模仿泰勒丝。今年5月她在一个购物中心模仿泰勒丝，独力表演1个半小时，让她在菲律宾的人气迅速飙升。</text:p>
      <text:p text:style-name="P4">
柯罗奈尔在后台接受法新社访问时说：「她（泰勒丝）在这里非常受欢迎。」她在家人的帮助下抢到一张泰勒丝新加坡演唱会的门票。</text:p>
      <text:p text:style-name="P4">
当被问及看到泰勒丝现场表演会有何感受时，希什说：「我会开心得要死。」</text:p>
      <text:p text:style-name="P4">
希什希望将自己表演带到菲律宾各地更多的购物中心，但没有幻想过自己会比她的偶像更受欢迎。</text:p>
      <text:p text:style-name="P4">
希什说：「我不想将泰勒丝拿来做比较。我永远都会是泰勒丝的死忠粉丝。」</text:p>
      <text:p text:style-name="P4">
Source: <text:a xlink:type="simple" xlink:href="https://www.rfi.fr/cn/%E5%9B%BD%E9%99%85%E6%8A%A5%E9%81%93/20230707-%E8%8F%B2%E5%BE%8B%E5%AE%BE%E6%B3%B0%E5%8B%92%E4%B8%9D%E6%A8%A1%E4%BB%BF%E8%80%85%E5%BC%80%E5%94%B1-%E6%95%B0%E5%8D%83%E7%B2%89%E4%B8%9D%E6%8C%A4%E7%88%86%E5%95%86%E5%9C%BA" text:style-name="Internet_20_link" text:visited-style-name="Visited_20_Internet_20_Link">
https://www.rfi.fr/cn/%E5%9B%BD%E9%99%85%E6%8A%A5%E9%81%93/20230707-%E8%8F%B2%E5%BE%8B%E5%AE%BE%E6%B3%B0%E5%8B%92%E4%B8%9D%E6%A8%A1%E4%BB%BF%E8%80%85%E5%BC%80%E5%94%B1-%E6%95%B0%E5%8D%83%E7%B2%89%E4%B8%9D%E6%8C%A4%E7%88%86%E5%95%86%E5%9C%BA</text:a>
</text:p>
      <!--NEWS-->
      <text:h text:style-name="P10" text:outline-level="1">
<text:span text:style-name="T4">
【709案 八周年】  未了的八年抗战（上）</text:span>
</text:h>
      <text:p text:style-name="P4">
Author: None</text:p>
      <text:p text:style-name="P4">
Publisher: Radio Free Asia (Organization)</text:p>
      <text:p text:style-name="P4">
Published Time: 2023-07-07T16:21:00-04:00</text:p>
      <text:p text:style-name="P4">
Modified Time: 2023-07-08T00:56:38-04:00</text:p>
      <text:p text:style-name="P4">
Description: None</text:p>
      <text:p text:style-name="P4">
Videos: []</text:p>
      <text:p text:style-name="P4">
Audios: ["<text:a xlink:type="simple" xlink:href="https://www.rfa.org/mandarin/yataibaodao/renquanfazhi/al-0707202312100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7" text:anchor-type="as-char" svg:width="6.9236in" svg:height="3.88615in" draw:z-index="0">
<draw:image xlink:href="../Images/rfamandarin/2023-07-07T16-21-00-04-00/000000.png" xlink:type="simple" xlink:show="embed" xlink:actuate="onLoad" draw:mime-type="image/png"/>
</draw:frame>
 <text:a xlink:type="simple" xlink:href="https://www.rfa.org/mandarin/yataibaodao/renquanfazhi/al-07072023121001.html/@@images/image" text:style-name="Internet_20_link" text:visited-style-name="Visited_20_Internet_20_Link">
</text:a>
自由亚洲电台制图  <text:a xlink:type="simple" xlink:href="https://www.rfa.org/mandarin/yataibaodao/renquanfazhi/al-07072023121001.html/@@stream" text:style-name="Internet_20_link" text:visited-style-name="Visited_20_Internet_20_Link">
Audio-1-Link：https://www.rfa.org/mandarin/yataibaodao/renquanfazhi/al-07072023121001.html/@@stream</text:a>
</text:p>
      <text:p text:style-name="P4">
从2015年7月9日起，中国政府在全国范围内，大规模抓捕了将近三百名人权律师和维权人士等。然而八年过去了，这些已经获释的律师，却面对更大力度的逼迁、边控等压迫，更有律师二次入狱，甚至面临更长的刑期。对于他们和一直被株连的家人而言，709的八年抗战，至今仍未告终。本台记者吕熙制作了两集专题，以下先请听上集，由709人权律师李和平和王全璋诉说他们八年来的经历。</text:p>
      <ul>
        <li>
<text:span text:style-name="T4">
<text:a xlink:type="simple" xlink:href="https://www.rfa.org/mandarin/yataibaodao/renquanfazhi/gf-06282023082430.html" text:style-name="Internet_20_link" text:visited-style-name="Visited_20_Internet_20_Link">
 王全璋被围困两周 李和平夫妇被迫告别家园 </text:a>
 </text:span>
  * <text:span text:style-name="T4">
<text:a xlink:type="simple" xlink:href="https://www.rfa.org/mandarin/yataibaodao/renquanfazhi/ec-06192023095807.html" text:style-name="Internet_20_link" text:visited-style-name="Visited_20_Internet_20_Link">
 北京迫害力度再升级 王全璋夫妇遭不明大汉围困在家 </text:a>
 </text:span>
  * <text:a xlink:type="simple" xlink:href="https://www.rfa.org/mandarin/Xinwen/7-06182023170059.html" text:style-name="Internet_20_link" text:visited-style-name="Visited_20_Internet_20_Link">
 <text:span text:style-name="T4">
"709案"律师家属李文足再遭不明人员堵门 住处断电</text:span>
 </text:a>
</li>
      </ul>
      <text:p text:style-name="P4">
<text:span text:style-name="T5">
“709这个事情发生以后，我的职业生涯被拦腰打断，就是我整个事业被摧毁了。”-王全璋</text:span>
</text:p>
      <text:p text:style-name="P4">
<text:span text:style-name="T5">
“我说日本人来了，我可能也就过这种日子了。我说抗日战争都胜利了，我怎么还过这种日子呢？”-王峭岭</text:span>
</text:p>
      <text:p text:style-name="P4">
<text:span text:style-name="T5">
“政府口口声声说希望法治，那我们这些律师真正去引领法治、去追求法治，在法治快要接近的时候，他怕了。他把这些最接近法治的人，要给他办了。”-李和平</text:span>
</text:p>
      <text:p text:style-name="P4">
<text:span text:style-name="T5">
“我说八周年，大家都回各自家抱孩子去了，谁还管那么多？他非要逼迁。我说我们都觉得翻篇了，他自己却不肯放过自己。”- 王峭岭</text:span>
</text:p>
      <text:p text:style-name="P4">
<text:span text:style-name="T5">
“709并没有因我的丈夫回到家中而结束。可能在他们心目中，我们就是敌人吧，让我们在国内没办法正常生活，走也不让走。”-李文足</text:span>
</text:p>
      <text:p text:style-name="P4">
 中国人权律师王全璋与妻子李文足（王全璋提供）  <text:a xlink:type="simple" xlink:href="https://www.rfa.org/mandarin/yataibaodao/renquanfazhi/al-07072023121001.html/img_9210.jpg" text:style-name="Internet_20_link" text:visited-style-name="Visited_20_Internet_20_Link">
</text:a>
</text:p>
      <text:p text:style-name="P4">
<text:span text:style-name="T4">
709后 他们的人生被改写</text:span>
</text:p>
      <text:p text:style-name="P4">
“709大抓捕”已经过去八年了，然而对于被捕律师和一直在抗争的家属而言，“709事件”却仍像梦魇一样，一直缠绕着他们。</text:p>
      <text:p text:style-name="P4">
李和平仍然记得，2015年7月10日当天，他带着女儿开车到律师事务所见客户，当时手机上，已经不断传来同行被带走的消息。他一到律所楼下，就被一群国保、便衣包围，再把他押回家中搜查。</text:p>
      <text:p text:style-name="P4">
他有丰富处理敏感案件的经验，当时他还以为，这次被带走，和以往的情况没什么不同。</text:p>
      <text:p text:style-name="P4">
“他们其中一个领头的年轻人说，‘你还挺镇静的’，他说我有‘大将风度’。其实在中国做律师，风险是一直存在的，都被抓过、失踪过。我在2007年就曾经被他们绑架几次，所以就是没有特别谎张。没什么，那时候还算是挺镇静的吧。”</text:p>
      <text:p text:style-name="P4">
 中国人权律师李和平（中）及家人（王峭岭提供）  <text:a xlink:type="simple" xlink:href="https://www.rfa.org/mandarin/yataibaodao/renquanfazhi/al-07072023121001.html/img_9238.jpg" text:style-name="Internet_20_link" text:visited-style-name="Visited_20_Internet_20_Link">
</text:a>
</text:p>
      <text:p text:style-name="P4">
<text:span text:style-name="T4">
“第一恐怖的就是，他让你吃药”</text:span>
</text:p>
      <text:p text:style-name="P4">
不过他万万没想到，这一波大抓捕，牵连近300人，涵盖律师、维权人士、访民、基督徒甚至家属，范围覆盖全国23个省份。他被戴上黑头套、锁上手铐，被带到一个招待所。</text:p>
      <text:p text:style-name="P4">
在刚开始的那段时间，他不断被蒙头转移地点，不知道自己身在何处，也不知道审问他的人，到底是武警、国保还是公安。</text:p>
      <text:p text:style-name="P4">
这也是不少709被捕者的共同经历。李和平和很多被捕者一样，遭遇了“地狱一般”的酷刑，被折磨成“活死人”。每次提起，都让他无比痛苦。</text:p>
      <text:p text:style-name="P4">
“我觉得第一恐怖的就是，他让你吃药，灌你药。你也不知道是什么药，反正第一天就让你吃药，吃很多种药，你也搞不清楚是为什么。”李和平说。</text:p>
      <text:p text:style-name="P4">
“第二个就是长期让你站着，保持一个站姿。所以我从709回来以后，就不能跑了。腿的感觉，从膝盖开始是分开的，小腿和大腿是分开的，感觉好像中间的铁丝断了似的。还有在里面不让你吃得饱，不让你喝水。还有就是在看守所给我冻得够呛，整个是一个系统性的酷刑。”</text:p>
      <text:p text:style-name="P4">
 中国人权律师王全璋夫妇与李和平夫妇（王峭岭提供）<text:a xlink:type="simple" xlink:href="https://www.rfa.org/mandarin/yataibaodao/renquanfazhi/al-07072023121001.html/img_9239.jpg" text:style-name="Internet_20_link" text:visited-style-name="Visited_20_Internet_20_Link">
 </text:a>
</text:p>
      <text:p text:style-name="P4">
<text:span text:style-name="T4">
按剧本进行的"709法庭大戏"</text:span>
</text:p>
      <text:p text:style-name="P4">
被捕一年半以后，李和平被天津市检察院控以“颠覆国家政权罪”。不过他表示，当时负责承办案件的所有人，都知道这是一个冤案，然而真正主导案件的，却是“709专案组”，法官也只是“专案组”的工具。</text:p>
      <text:p text:style-name="P4">
李和平一直坚持不认罪，然而当时国际社会的压力，使法官焦头烂额，甚至向李和平提出，希望尽快“解决问题”。最后，李和平和法官达成协议，“我们做无罪辩护，你怎么判是你们的事”，以模糊的方式“各自表述”。</text:p>
      <text:p text:style-name="P4">
整个闭门庭审的过程，都被要求严格按照“剧本”进行，李和平的妻子王峭岭全然不知情。而事前检察院、法官等参与者，都要参与“排练”。然而到宣判时，李和平的一句话，让“专案组”不满意，整个庭审又要“重演一遍”。</text:p>
      <text:p text:style-name="P4">
“他们让我在宣判时说‘服从判决，不上诉’。后来宣判时，我说的是‘保留意见，不上诉’，和他们的剧本不一样。”李和平说，“宣读完了以后，他们找的旁听演员、律师、检察官都走了，但是专案组的人觉得不妥，又打电话把他们叫回来，叫回来再重新开第二次庭。这其实不叫开庭，就是再演一遍，让我再说一遍‘服从判决，不上诉’。”</text:p>
      <text:p text:style-name="P4">
2017年4月28日，天津市二中院认定李和平“颠覆国家政权罪”罪成，判有期徒刑三年、缓刑四年，剥夺政治权利四年。官方发布的消息，指李和平当庭表示后悔，“服从判决不上诉”。10天以后，李和平获释，却碍于缓刑限制，4年不得接受媒体采访，这些被迫在庭上说违心话的细节，一直隐忍至今。</text:p>
      <text:p text:style-name="P4">
 中国人权律师王全璋夫妇与李和平夫妇（王峭岭提供）<text:a xlink:type="simple" xlink:href="https://www.rfa.org/mandarin/yataibaodao/renquanfazhi/al-07072023121001.html/img_9237.jpg" text:style-name="Internet_20_link" text:visited-style-name="Visited_20_Internet_20_Link">
 </text:a>
</text:p>
      <text:p text:style-name="P4">
<text:span text:style-name="T4">
王全璋：我坚决不配合这场"完美审判"</text:span>
</text:p>
      <text:p text:style-name="P4">
然而另一位被捕的709律师王全璋，却始终拒绝配合演出这场“709大戏”。“他们在这种案件最追求什么？他们追求所谓的100分。什么叫100分？什么叫完美的判决？对法官来说，完美的判决有几个关键，比如人大代表、政协委员、新闻记者参加旁听，辩护律师充分辩护，当事人认罪、服法、不上诉，然后在电视上表态。这对法庭而言，就是一个完美的审判。”</text:p>
      <text:p text:style-name="P4">
王全璋说：“他们就是追求这样的效果，但是我根本就不会给他们做这样的配合。他们一方面诋毁律师，一方面又想从我身上实现他们完美的审判，然后安插他们的律师，我坚决抵制。”</text:p>
      <text:p text:style-name="P4">
就是这样，每次官方给王全璋安排官派律师，他都直接解聘，使法官无法推进案件、心急如焚，甚至直接向他痛哭求饶，请求他配合。</text:p>
      <text:p text:style-name="P4">
王全璋坦言，刚被关押在秘密地点的时候，酷刑使他生不如死，然而后来转移到看守所后，他的待遇有好转，也决定要利用过去为当事人辩护的经验抗争，目标是要突显公检法系统在案件上的违法行为，“让迫害机器停止转动”。</text:p>
      <text:p text:style-name="P4">
“我觉得那个时候，实际上就进入一个权力翻转的状态。他们也开始试探着，不跟我那么敌对了，跟我称兄道弟，希望我给他们面子，给他们台阶，然后他们放我。我说，你们过去羞辱我，跟爷爷一样，现在怎么成了孙子呢？我一个字都不给你们。”</text:p>
      <text:p text:style-name="P4">
王全璋说，“里面那种苦、失去自由，经过长时间的体系化，就已经麻木了。当时看守所的所长说，我干了30年警察，从来没有看过一个办案单位，如此低三下四地对待一个被审查的对象。”</text:p>
      <text:p text:style-name="P4">
 中国人权律师王全璋（王全璋提供）  <text:a xlink:type="simple" xlink:href="https://www.rfa.org/mandarin/yataibaodao/renquanfazhi/al-07072023121001.html/img_9216.jpg" text:style-name="Internet_20_link" text:visited-style-name="Visited_20_Internet_20_Link">
</text:a>
</text:p>
      <text:p text:style-name="P4">
<text:span text:style-name="T4">
“709案最后一人”</text:span>
</text:p>
      <text:p text:style-name="P4">
当妻子李文足在高墙外为他奔走呼吁、希望他早日获释，而法院也急于尽快“解决”他的同时，王全璋却反而希望案件“能拖一天是一天”，目的是要使法院一直无法开庭、无法审判他，而必须按照法律规定，在审讯期限结束后，变更对他的强制措施，让他取保候审。这样他就可以接受采访，说出真相。</text:p>
      <text:p text:style-name="P4">
不过王全璋坦言，他低估了最高法院的“无耻程度”。在最高法院的批准下，天津市二中院违反规定，一再延后他的案件审讯，使他成为“709案最后一人”，一直拖到2019年才开庭。结果王全璋被判“颠覆国家政权罪”成，判监四年六个月，剥夺政治权利五年，直到2020年4月5日才出狱，失去自由接近5年。</text:p>
      <text:p text:style-name="P4">
重获自由后，他感觉自己和时代脱节，连微信支付都不会用，也无法专心做事，而深感焦虑。直到被指策划“709大抓捕”的前司法部长傅政华，和前公安部副部长孙力军落马，王全璋才觉得，自己的焦虑被治愈了。</text:p>
      <text:p text:style-name="P4">
“迫害你的人遭到了这样的结局。有位律师说得非常好，这些人今天的下场，是他们过去努力追求的。他们长时间迫害人权律师，有一天他们被关押的时候，他们想见的人一定是人权律师。”王全璋说，“他们下台了，让人心大快，不仅是我，还有很多曾经被他们迫害的人，都很高兴。”</text:p>
      <text:p text:style-name="P4">
和逼迫自己的人抗争到底，也使王全璋付出沉重代价，他的律师执照被吊销，使他无法再以律师身份，出庭为当事人辩护。</text:p>
      <text:p text:style-name="P4">
 王全璋与李文足 (王全璋提供)  <text:a xlink:type="simple" xlink:href="https://www.rfa.org/mandarin/yataibaodao/renquanfazhi/al-07072023121001.html/img_9214.jpg" text:style-name="Internet_20_link" text:visited-style-name="Visited_20_Internet_20_Link">
</text:a>
</text:p>
      <text:p text:style-name="P4">
<text:span text:style-name="T4">
职业生涯被毁、居无定所</text:span>
</text:p>
      <text:p text:style-name="P4">
王全璋说：“709这个事情发生以后，我的职业生涯被拦腰打断，就是我整个事业被摧毁了。之前我办的案件取得一些成效，我希望通过我取得成功的一些案件，去影响法庭和法官，实际有效地帮助到基层被迫害的那些人。但是709事件就打断了，我过去的经验全部作废，给我的职业理想造成很大的破坏。”</text:p>
      <text:p text:style-name="P4">
除了事业被摧毁，王全璋一家也长期被监控，每到敏感日子都会被限制出入。而从今年四月开始，随着多位欧洲国家高层官员访华，当局大幅提升对他们的打压力度。他们不断被房东、警察甚至黑社会滋扰，断水断电，不赶走他们不罢休。短短两个月，王全璋一家就搬了13次家，在北京不同辖区被赶来赶去。</text:p>
      <text:p text:style-name="P4">
<text:span text:style-name="T4">
逃不出的牢笼</text:span>
</text:p>
      <text:p text:style-name="P4">
王全璋说，他能预视即使自己离开北京，也只会像当年的陈光诚一样，遭到更严重的监控。而只要他们仍在中国的土地上，就无法脱离滋扰。被问到是否想离开中国，他的回答是肯定的。不过夫妻二人尝试申请护照，都一直被拒绝。</text:p>
      <text:p text:style-name="P4">
同样被逼迁的李和平一家，虽然成功办理护照，却在上月飞往泰国时在成都机场被拦截。警察宣读的限制出境通知书，说他们出境“可能危害国家安全”。</text:p>
      <text:p text:style-name="P4">
李和平说：“出入国境是公民的权利，如果有这个权利，我可以选择留在中国，也可以选择离开中国，这都应该是自由的。但现在客观上，他也不让你离开中国，他已经限制你了，把你的选择权剥夺了。”</text:p>
      <text:p text:style-name="P4">
<text:span text:style-name="T4">
没完没了的压迫</text:span>
</text:p>
      <text:p text:style-name="P4">
被吊证、被监视、被逼迁、被边控，更有像李昱函这样，为709案律师辩护的律师被捕；而余文生律师更是二次被捕，这次更连带妻子许艳，都一同被控告国安相关罪名。而许志永和丁家喜两位律师，早前都因为“厦门聚会案”，分别被重判14年和12年徒刑，比“709案”被告的最高刑罚更重。</text:p>
      <text:p text:style-name="P4">
对于中国人权律师而言，709的八年抗战，不知何日告终。</text:p>
      <text:p text:style-name="P4">
李和平说：“你说709结束了吗？对王全璋一家和我一家，公开想把我们驱离北京，不让我们在北京租房子，断水断电，不让我们在这里住。在全世界众目睽睽之下，他们都这样离谱地违法。你说709结束了吗？”</text:p>
      <text:p text:style-name="P4">
<text:span text:style-name="T4">
709后 中国法治建设灰飞烟灭</text:span>
</text:p>
      <text:p text:style-name="P4">
王全璋认为，在“709大抓捕”前后，中国官方通过新的《刑事诉讼法》、《律师职业规范》，以及《律师事务所管理办法》，把中国人权律师的抗争空间全部消灭，直言对中国法治，不再抱有希望。</text:p>
      <text:p text:style-name="P4">
而对于李和平而言，709使他一直在做的禁止酷刑研究，以及推动在中国引入裁判团（陪审团）制度的工作，都被中断。而“709事件”也成为中国法治倒退的开端，律师不敢再说真话。</text:p>
      <text:p text:style-name="P4">
“706案件使中国正在谋求的世贸组织市场经济主体地位谈判，釜底抽薪了。第二，你使中国改革开放的两大成果灰飞烟灭了。一个是法治建设成果，和经济建设成果。我觉得是709案件很大的社会遗害。”李和平说，“政府口口声声说希望法治，那我们这些律师真正去引领法治、去追求法治，在法治快要接近的时候，他怕了。他把这些最接近法治的人，要给他办了。”</text:p>
      <text:p text:style-name="P4">
他苦笑说，“709事件”为他带来的得着，是让他亲身体会酷刑，经历了一次中国法制“深度游”。然而他仍然坚信，一个国家要往好的方向发展，法治不可或缺。他引用了已故中国泰斗级律师张思之的一句话：人权，才是一个国家最大的面子。</text:p>
      <text:p text:style-name="P4">
记者：吕熙 责编：梒青 责编：洪伟</text:p>
      <text:p text:style-name="P4">
Source: <text:a xlink:type="simple" xlink:href="https://www.rfa.org/mandarin/yataibaodao/renquanfazhi/al-07072023121001.html" text:style-name="Internet_20_link" text:visited-style-name="Visited_20_Internet_20_Link">
https://www.rfa.org/mandarin/yataibaodao/renquanfazhi/al-07072023121001.html</text:a>
</text:p>
      <!--NEWS-->
      <text:h text:style-name="P10" text:outline-level="1">
<text:span text:style-name="T4">
预期联准会将升息 欧股涨跌互见</text:span>
</text:h>
      <text:p text:style-name="P4">
Publisher: 法新社</text:p>
      <text:p text:style-name="P4">
Published Time: 2023-07-07T17:32:09+00:00</text:p>
      <text:p text:style-name="P4">
Modified Time: 2023-07-07T17:20:05+00:00</text:p>
      <text:p text:style-name="P4">
Description: （法新社伦敦7日电） 尽管美国公布6月企业聘雇较预期缓慢，但投资人预期联邦准备理事会（Fed）仍将进一步升息，欧洲股市今天波动，收盘互有涨跌。</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1" text:anchor-type="as-char" svg:width="6.9236in" svg:height="3.617581in" draw:z-index="0">
<draw:image xlink:href="../Images/rficn/2023-07-07T17-32-09-00-00/000000.png" xlink:type="simple" xlink:show="embed" xlink:actuate="onLoad" draw:mime-type="image/png"/>
</draw:frame>
</text:p>
      <text:p text:style-name="P4">
伦敦FTSE 100指数下跌23.56点或0.32%，收在7256.94点。</text:p>
      <text:p text:style-name="P4">
法兰克福DAX指数上涨74.86点或0.48%，收在15603.40点。</text:p>
      <text:p text:style-name="P4">
巴黎CAC 40指数上涨29.59点或0.42%，收在7111.88点。（译者：徐睿承）</text:p>
      <text:p text:style-name="P4">
Source: <text:a xlink:type="simple" xlink:href="https://www.rfi.fr/cn/%E8%B4%A2%E7%BB%8F%E5%BF%AB%E8%AE%AF/20230707-%E9%A2%84%E6%9C%9F%E8%81%94%E5%87%86%E4%BC%9A%E5%B0%86%E5%8D%87%E6%81%AF-%E6%AC%A7%E8%82%A1%E6%B6%A8%E8%B7%8C%E4%BA%92%E8%A7%81" text:style-name="Internet_20_link" text:visited-style-name="Visited_20_Internet_20_Link">
https://www.rfi.fr/cn/%E8%B4%A2%E7%BB%8F%E5%BF%AB%E8%AE%AF/20230707-%E9%A2%84%E6%9C%9F%E8%81%94%E5%87%86%E4%BC%9A%E5%B0%86%E5%8D%87%E6%81%AF-%E6%AC%A7%E8%82%A1%E6%B6%A8%E8%B7%8C%E4%BA%92%E8%A7%81</text:a>
</text:p>
      <!--NEWS-->
      <text:h text:style-name="P10" text:outline-level="1">
<text:span text:style-name="T4">
【调查报道 |中国“秘密警察站”在纽约】林海:寻找没有恐惧的土地</text:span>
</text:h>
      <text:p text:style-name="P4">
Author: None</text:p>
      <text:p text:style-name="P4">
Publisher: Radio Free Asia (Organization)</text:p>
      <text:p text:style-name="P4">
Published Time: 2023-07-07T18:26:31-04:00</text:p>
      <text:p text:style-name="P4">
Modified Time: 2023-07-07T18:26: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2" text:anchor-type="as-char" svg:width="6.9236in" svg:height="4.612011in" draw:z-index="0">
<draw:image xlink:href="../Images/rfamandarin/2023-07-07T18-26-31-04-00/000000.png" xlink:type="simple" xlink:show="embed" xlink:actuate="onLoad" draw:mime-type="image/png"/>
</draw:frame>
2019年从中国移居美国的林海说，海外亲共团体在街头组织反示威抗议的场景，让他想起在中国的场面。 <text:a xlink:type="simple" xlink:href="https://www.rfa.org/mandarin/duomeiti/tebiejiemu/lh-07072023180937.html/@@images/image" text:style-name="Internet_20_link" text:visited-style-name="Visited_20_Internet_20_Link">
</text:a>
(Karen Dias 摄)</text:p>
      <text:p text:style-name="P4">
2019年从中国逃亡到美国的林海从没想到，他会在曼哈顿街头的民主活动上，遭到不明身份的人挥舞五星红旗袭击，导致他和其他四人受伤送医。然而，随着中国“秘密警察站”在美国司法部的调查中曝光，像林海这样的受害者一方面看到了正义的曙光，却也担心中共在海外日益猖獗的监控、骚扰和渗透活动，将以更加隐秘的方式继续进行。</text:p>
      <text:p text:style-name="P4">
Source: <text:a xlink:type="simple" xlink:href="https://www.rfa.org/mandarin/duomeiti/tebiejiemu/lh-07072023180937.html" text:style-name="Internet_20_link" text:visited-style-name="Visited_20_Internet_20_Link">
https://www.rfa.org/mandarin/duomeiti/tebiejiemu/lh-07072023180937.html</text:a>
</text:p>
      <!--NEWS-->
      <text:h text:style-name="P10" text:outline-level="1">
<text:span text:style-name="T4">
预料联准会将升息 美股收黑</text:span>
</text:h>
      <text:p text:style-name="P4">
Publisher: 法新社</text:p>
      <text:p text:style-name="P4">
Published Time: 2023-07-07T23:32:08+00:00</text:p>
      <text:p text:style-name="P4">
Modified Time: 2023-07-07T23:05:02+00:00</text:p>
      <text:p text:style-name="P4">
Description: （法新社纽约7日电） 美股今天收黑，尽管美国公布数据显示企业聘雇减缓，但仍被外界认为无碍联准会升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4" text:anchor-type="as-char" svg:width="6.9236in" svg:height="3.617581in" draw:z-index="0">
<draw:image xlink:href="../Images/rficn/2023-07-07T23-32-08-00-00/000000.png" xlink:type="simple" xlink:show="embed" xlink:actuate="onLoad" draw:mime-type="image/png"/>
</draw:frame>
</text:p>
      <text:p text:style-name="P4">
道琼工业指数终场下跌187.38点，或0.55%，收在33734.88点。</text:p>
      <text:p text:style-name="P4">
标准普尔500指数下跌12.64点，或0.29%，收在4398.95点。</text:p>
      <text:p text:style-name="P4">
以科技股为主的那斯达克指数下跌18.33点，或0.13%，收在13660.71点。</text:p>
      <text:p text:style-name="P4">
费城半导体指数上涨0.239点，或0.01%，收在3577.727点。（译者：徐睿承）</text:p>
      <text:p text:style-name="P4">
Source: <text:a xlink:type="simple" xlink:href="https://www.rfi.fr/cn/%E8%B4%A2%E7%BB%8F%E5%BF%AB%E8%AE%AF/20230707-%E9%A2%84%E6%96%99%E8%81%94%E5%87%86%E4%BC%9A%E5%B0%86%E5%8D%87%E6%81%AF-%E7%BE%8E%E8%82%A1%E6%94%B6%E9%BB%91" text:style-name="Internet_20_link" text:visited-style-name="Visited_20_Internet_20_Link">
https://www.rfi.fr/cn/%E8%B4%A2%E7%BB%8F%E5%BF%AB%E8%AE%AF/20230707-%E9%A2%84%E6%96%99%E8%81%94%E5%87%86%E4%BC%9A%E5%B0%86%E5%8D%87%E6%81%AF-%E7%BE%8E%E8%82%A1%E6%94%B6%E9%BB%91</text:a>
</text:p>
      <!--NEWS-->
      <text:h text:style-name="P10" text:outline-level="1">
<text:span text:style-name="T4">
全球气温连续创新高 科学家：有纪录以来最热6月</text:span>
</text:h>
      <text:p text:style-name="P4">
Publisher: 法新社</text:p>
      <text:p text:style-name="P4">
Published Time: 2023-07-08T-2:32:09+00:00</text:p>
      <text:p text:style-name="P4">
Modified Time: 2023-07-08T07:20:05+00:00</text:p>
      <text:p text:style-name="P4">
Description: （法新社华盛顿7日电） 根据初步数据，全球单日气温本周创下新高，昨天的全球单日平均气温飙至摄氏17.23度。</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5" text:anchor-type="as-char" svg:width="6.9236in" svg:height="3.617581in" draw:z-index="0">
<draw:image xlink:href="../Images/rficn/2023-07-08T-2-32-09-00-00/000000.png" xlink:type="simple" xlink:show="embed" xlink:actuate="onLoad" draw:mime-type="image/png"/>
</draw:frame>
</text:p>
      <text:p text:style-name="P4">
缅因大学（University of Maine）建立线上工具气候再分析仪（ClimateReanalyzer），能显示1979年以来全球每日平均气温曲线。</text:p>
      <text:p text:style-name="P4">
全球平均气温3日创下摄氏17.01度，4日更进一步来到摄氏17.18度，昨天更飙至摄氏17.23度。</text:p>
      <text:p text:style-name="P4">
美国研究组织伯克莱地球（Berkeley Earth）气候学家豪斯法勒（ZekeHausfather）说：「我想这是我们即将进入一段极度高温时期的迹象。今年6月是有纪录以来最热的6月，幅度相当大。」</text:p>
      <text:p text:style-name="P4">
他说：「目前，2023年看似很有可能成为1800年代中期开始纪录以来最热的一年。」</text:p>
      <text:p text:style-name="P4">
Source: <text:a xlink:type="simple" xlink:href="https://www.rfi.fr/cn/%E7%A7%91%E5%AD%A6%E6%96%B0%E7%9F%A5/20230708-%E5%85%A8%E7%90%83%E6%B0%94%E6%B8%A9%E8%BF%9E%E7%BB%AD%E5%88%9B%E6%96%B0%E9%AB%98-%E7%A7%91%E5%AD%A6%E5%AE%B6-%E6%9C%89%E7%BA%AA%E5%BD%95%E4%BB%A5%E6%9D%A5%E6%9C%80%E7%83%AD6%E6%9C%88" text:style-name="Internet_20_link" text:visited-style-name="Visited_20_Internet_20_Link">
https://www.rfi.fr/cn/%E7%A7%91%E5%AD%A6%E6%96%B0%E7%9F%A5/20230708-%E5%85%A8%E7%90%83%E6%B0%94%E6%B8%A9%E8%BF%9E%E7%BB%AD%E5%88%9B%E6%96%B0%E9%AB%98-%E7%A7%91%E5%AD%A6%E5%AE%B6-%E6%9C%89%E7%BA%AA%E5%BD%95%E4%BB%A5%E6%9D%A5%E6%9C%80%E7%83%AD6%E6%9C%88</text:a>
</text:p>
      <!--NEWS-->
      <text:h text:style-name="P10" text:outline-level="1">
<text:span text:style-name="T4">
美确定向乌克兰提供集束弹药 称乌方保证慎用</text:span>
</text:h>
      <text:p text:style-name="P4">
Publisher: 法新社</text:p>
      <text:p text:style-name="P4">
Published Time: 2023-07-08T-5:02:10+00:00</text:p>
      <text:p text:style-name="P4">
Modified Time: 2023-07-08T06:50:03+00:00</text:p>
      <text:p text:style-name="P4">
Description: （法新社华盛顿7日电） 俄罗斯侵略乌克兰近一年半，美国今天宣布将首度提供集束弹药给正在反攻行动中鏖战的乌克兰军队。但这种弹药内的小型炸弹若未完全爆炸，将构成危险，因此人权团体激烈批评。</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6" text:anchor-type="as-char" svg:width="6.9236in" svg:height="3.617581in" draw:z-index="0">
<draw:image xlink:href="../Images/rficn/2023-07-08T-5-02-10-00-00/000000.png" xlink:type="simple" xlink:show="embed" xlink:actuate="onLoad" draw:mime-type="image/png"/>
</draw:frame>
</text:p>
      <text:p text:style-name="P4">
美方则表示，已收到乌克兰方面的保证，乌方会将平民遭受的风险程度降到最低，包括不在人口稠密区使用这种弹药。</text:p>
      <text:p text:style-name="P4">
美国总统拜登告诉美国有线电视新闻网（CNN），提供集束弹药的决定「非常艰难」，但乌军的「弹药正在告罄」。拜登说：「他们现在要是拿不到武器去阻止俄罗斯人，不让他们挡住乌军在这些地区的攻势，他们手上就没有武器了。我认为他们需要（这些武器）。」五角大厦在声明中表示，今天宣布的新军援计画，包含「双效改良版传统弹药」（DPICM，即集束弹药）。 乌克兰总统泽伦斯基（VolodymyrZelenskyy）很快就在推特（Twitter）为这笔乌国急需的援助向美方致谢，他写道：「乌克兰防御力扩大，将为我们收复失土和进一步迈向和平提供新的工具。」</text:p>
      <text:p text:style-name="P4">
美国国家安全顾问苏利文（JakeSullivan）谈到这项决定时说：「如果因为乌克兰没有足够火力，使得俄军和战车辗压乌军阵地，夺取更多乌国领土，征服更多乌国平民，平民会面临巨大的伤害风险。」</text:p>
      <text:p text:style-name="P4">
苏利文说，乌克兰政府「提供了书面保证，会非常谨慎地使用这些武器」，而且乌国政府「有充分理由将平民遭受的风险降到最低，因为那是他们的公民」。美国国防部次长卡尔（Colin Kahl）补充说，乌克兰保证不会在平民聚集的地区使用集束弹药，也会记录使用地点，以利战后清除未爆弹。</text:p>
      <text:p text:style-name="P4">
卡尔还说，美国不会提供故障率超过2.35%的集束弹药；相较之下，俄罗斯在乌克兰使用的集束弹药故障率高达3到4成。</text:p>
      <text:p text:style-name="P4">
不过，人权团体强烈反对美国提供集束弹药给乌克兰。</text:p>
      <text:p text:style-name="P4">
「人权观察」（Human Rights Watch）说，这些武器势必会让平民陷入长期折磨；「国际特赦组织」（AmnestyInternational）认为，广泛使用集束弹药很可能夺走更多平民性命，因为这种武器的杀伤力不分敌我，即使在战后很长一段时间也会对平民构成严重威胁，「任何国家在任何情况下运交和使用这种弹药，都不符合国际法」。联合国秘书长古特瑞斯（Antonio Guterres）也持反对意见，一名发言人说，古特瑞斯「不希望战场上继续使用集束弹药」。</text:p>
      <text:p text:style-name="P4">
Source: <text:a xlink:type="simple" xlink:href="https://www.rfi.fr/cn/%E5%9B%BD%E9%99%85%E6%8A%A5%E9%81%93/20230708-%E7%BE%8E%E7%A1%AE%E5%AE%9A%E5%90%91%E4%B9%8C%E5%85%8B%E5%85%B0%E6%8F%90%E4%BE%9B%E9%9B%86%E6%9D%9F%E5%BC%B9%E8%8D%AF-%E7%A7%B0%E4%B9%8C%E6%96%B9%E4%BF%9D%E8%AF%81%E6%85%8E%E7%94%A8" text:style-name="Internet_20_link" text:visited-style-name="Visited_20_Internet_20_Link">
https://www.rfi.fr/cn/%E5%9B%BD%E9%99%85%E6%8A%A5%E9%81%93/20230708-%E7%BE%8E%E7%A1%AE%E5%AE%9A%E5%90%91%E4%B9%8C%E5%85%8B%E5%85%B0%E6%8F%90%E4%BE%9B%E9%9B%86%E6%9D%9F%E5%BC%B9%E8%8D%AF-%E7%A7%B0%E4%B9%8C%E6%96%B9%E4%BF%9D%E8%AF%81%E6%85%8E%E7%94%A8</text:a>
</text:p>
      <!--NEWS-->
      <text:h text:style-name="P10" text:outline-level="1">
<text:span text:style-name="T4">
中概股简报：据报美国最近数周重启对中国企业审计检查，包括腾讯音乐及网易 (Free Version)</text:span>
</text:h>
      <text:p text:style-name="P4">
Author: None</text:p>
      <text:p text:style-name="P4">
Publisher: 华尔街日报中文网</text:p>
      <text:p text:style-name="P4">
Published Time: 2023-07-08T00:00:00.000Z</text:p>
      <text:p text:style-name="P4">
Modified Time: 2023-07-08T00:00:00.000Z</text:p>
      <text:p text:style-name="P4">
Created Time: 2023-07-07T22:49:00.000Z</text:p>
      <text:p text:style-name="P4">
Description: 中国金融监管当局对蚂蚁集团及旗下机构处以罚款人民币71.23亿元；百度、华为、阿里等入局大模型国家队；国家网信办：平台发现网暴信息应当删屏断链限制传播。</text:p>
      <text:p text:style-name="P4">
Images: []</text:p>
      <text:p text:style-name="P4">
Categories: ['金融市场', '股市']</text:p>
      <text:p text:style-name="P4">
Keywords: SYND</text:p>
      <text:p text:style-name="P4">
Type: Article</text:p>
      <!--METADATA-->
      <text:p text:style-name="P4">
<text:span text:style-name="T4">
金融管理部门对蚂蚁集团及旗下机构处以罚款（含没收违法所得）71.23亿元</text:span>
</text:p>
      <text:p text:style-name="P4">
Source: <text:a xlink:type="simple" xlink:href="https://cn.wsj.com/articles/%E4%B8%AD%E6%A6%82%E8%82%A1%E7%AE%80%E6%8A%A5-%E6%8D%AE%E6%8A%A5%E7%BE%8E%E5%9B%BD%E6%9C%80%E8%BF%91%E6%95%B0%E5%91%A8%E9%87%8D%E5%90%AF%E5%AF%B9%E4%B8%AD%E5%9B%BD%E4%BC%81%E4%B8%9A%E5%AE%A1%E8%AE%A1%E6%A3%80%E6%9F%A5-%E5%8C%85%E6%8B%AC%E8%85%BE%E8%AE%AF%E9%9F%B3%E4%B9%90%E5%8F%8A%E7%BD%91%E6%98%93-607cdf3e" text:style-name="Internet_20_link" text:visited-style-name="Visited_20_Internet_20_Link">
https://cn.wsj.com/articles/%E4%B8%AD%E6%A6%82%E8%82%A1%E7%AE%80%E6%8A%A5-%E6%8D%AE%E6%8A%A5%E7%BE%8E%E5%9B%BD%E6%9C%80%E8%BF%91%E6%95%B0%E5%91%A8%E9%87%8D%E5%90%AF%E5%AF%B9%E4%B8%AD%E5%9B%BD%E4%BC%81%E4%B8%9A%E5%AE%A1%E8%AE%A1%E6%A3%80%E6%9F%A5-%E5%8C%85%E6%8B%AC%E8%85%BE%E8%AE%AF%E9%9F%B3%E4%B9%90%E5%8F%8A%E7%BD%91%E6%98%93-607cdf3e</text:a>
</text:p>
      <!--NEWS-->
      <text:h text:style-name="P10" text:outline-level="1">
<text:span text:style-name="T4">
梅赛德斯-奔驰将允许其电动车在特斯拉超级充电站充电 (Free Version)</text:span>
</text:h>
      <text:p text:style-name="P4">
Author: Dean Seal</text:p>
      <text:p text:style-name="P4">
Publisher: 华尔街日报中文网</text:p>
      <text:p text:style-name="P4">
Published Time: 2023-07-08T00:10:00.000Z</text:p>
      <text:p text:style-name="P4">
Modified Time: 2023-07-08T00:10:00.000Z</text:p>
      <text:p text:style-name="P4">
Created Time: 2023-07-07T23:04:00.000Z</text:p>
      <text:p text:style-name="P4">
Description: 梅赛德斯-奔驰计划从明年开始允许司机在特斯拉的超级充电站为自己的电动车充电，同时该公司正在建立自己的充电网络。</text:p>
      <text:p text:style-name="P4">
Images: []</text:p>
      <text:p text:style-name="P4">
Categories: ['商业']</text:p>
      <text:p text:style-name="P4">
Keywords: SYND</text:p>
      <text:p text:style-name="P4">
Type: Article</text:p>
      <!--METADATA-->
      <text:p text:style-name="P4">
梅赛德斯-奔驰(Mercedes-Benz)计划从明年开始允许司机在特斯拉的超级充电站为自己的电动车充电，同时该公司正在建立自己的充电网络。</text:p>
      <text:p text:style-name="P4">
Source: <text:a xlink:type="simple" xlink:href="https://cn.wsj.com/articles/%E6%A2%85%E8%B5%9B%E5%BE%B7%E6%96%AF-%E5%A5%94%E9%A9%B0%E5%B0%86%E5%85%81%E8%AE%B8%E5%85%B6%E7%94%B5%E5%8A%A8%E8%BD%A6%E5%9C%A8%E7%89%B9%E6%96%AF%E6%8B%89%E8%B6%85%E7%BA%A7%E5%85%85%E7%94%B5%E7%AB%99%E5%85%85%E7%94%B5-df034845" text:style-name="Internet_20_link" text:visited-style-name="Visited_20_Internet_20_Link">
https://cn.wsj.com/articles/%E6%A2%85%E8%B5%9B%E5%BE%B7%E6%96%AF-%E5%A5%94%E9%A9%B0%E5%B0%86%E5%85%81%E8%AE%B8%E5%85%B6%E7%94%B5%E5%8A%A8%E8%BD%A6%E5%9C%A8%E7%89%B9%E6%96%AF%E6%8B%89%E8%B6%85%E7%BA%A7%E5%85%85%E7%94%B5%E7%AB%99%E5%85%85%E7%94%B5-df034845</text:a>
</text:p>
      <!--NEWS-->
      <text:h text:style-name="P10" text:outline-level="1">
<text:span text:style-name="T4">
美国官员调查在加州空军基地附近购买近10亿美元土地的投资团体背景 (Free Version)</text:span>
</text:h>
      <text:p text:style-name="P4">
Author: Kristina Peterson / Jack Gillum / Kate O'Keeffe</text:p>
      <text:p text:style-name="P4">
Publisher: 华尔街日报中文网</text:p>
      <text:p text:style-name="P4">
Published Time: 2023-07-08T00:40:00.000Z</text:p>
      <text:p text:style-name="P4">
Modified Time: 2023-07-08T00:40:00.000Z</text:p>
      <text:p text:style-name="P4">
Created Time: 2023-07-07T23:31:00.000Z</text:p>
      <text:p text:style-name="P4">
Description: 美国政府官员正在调查旧金山东北部一个主要空军基地附近的大型土地收购案，担心购买这些土地的投资团体背后可能有外国利益。</text:p>
      <text:p text:style-name="P4">
Images: []</text:p>
      <text:p text:style-name="P4">
Categories: ['国际']</text:p>
      <text:p text:style-name="P4">
Keywords: SYND</text:p>
      <text:p text:style-name="P4">
Type: Article</text:p>
      <!--METADATA-->
      <text:p text:style-name="P4">
美国政府官员正在调查旧金山东北部一个主要空军基地附近的大型土地收购案，担心购买这些土地的投资团体背后可能有外国利益。</text:p>
      <text:p text:style-name="P4">
Source: <text:a xlink:type="simple" xlink:href="https://cn.wsj.com/articles/%E7%BE%8E%E5%9B%BD%E5%AE%98%E5%91%98%E8%B0%83%E6%9F%A5%E5%9C%A8%E5%8A%A0%E5%B7%9E%E7%A9%BA%E5%86%9B%E5%9F%BA%E5%9C%B0%E9%99%84%E8%BF%91%E8%B4%AD%E4%B9%B0%E8%BF%9110%E4%BA%BF%E7%BE%8E%E5%85%83%E5%9C%9F%E5%9C%B0%E7%9A%84%E6%8A%95%E8%B5%84%E5%9B%A2%E4%BD%93%E8%83%8C%E6%99%AF-fb73bb41" text:style-name="Internet_20_link" text:visited-style-name="Visited_20_Internet_20_Link">
https://cn.wsj.com/articles/%E7%BE%8E%E5%9B%BD%E5%AE%98%E5%91%98%E8%B0%83%E6%9F%A5%E5%9C%A8%E5%8A%A0%E5%B7%9E%E7%A9%BA%E5%86%9B%E5%9F%BA%E5%9C%B0%E9%99%84%E8%BF%91%E8%B4%AD%E4%B9%B0%E8%BF%9110%E4%BA%BF%E7%BE%8E%E5%85%83%E5%9C%9F%E5%9C%B0%E7%9A%84%E6%8A%95%E8%B5%84%E5%9B%A2%E4%BD%93%E8%83%8C%E6%99%AF-fb73bb41</text:a>
</text:p>
      <!--NEWS-->
      <text:h text:style-name="P10" text:outline-level="1">
<text:span text:style-name="T4">
币安高管纷纷离职、裁员激增，已处于撤退状态 (Free Version)</text:span>
</text:h>
      <text:p text:style-name="P4">
Author: Patricia Kowsmann / Dave Michaels / Caitlin Ostroff / Vicky Ge Huang</text:p>
      <text:p text:style-name="P4">
Publisher: 华尔街日报中文网</text:p>
      <text:p text:style-name="P4">
Published Time: 2023-07-08T01:05:00.000Z</text:p>
      <text:p text:style-name="P4">
Modified Time: 2023-07-08T01:05:00.000Z</text:p>
      <text:p text:style-name="P4">
Created Time: 2023-07-07T23:56:00.000Z</text:p>
      <text:p text:style-name="P4">
Description: 随着联邦调查的压力越来越大，币安正处于撤退状态。</text:p>
      <text:p text:style-name="P4">
Images: []</text:p>
      <text:p text:style-name="P4">
Categories: ['金融市场']</text:p>
      <text:p text:style-name="P4">
Keywords: SYND</text:p>
      <text:p text:style-name="P4">
Type: Article</text:p>
      <!--METADATA-->
      <text:p text:style-name="P4">
随着联邦调查的压力越来越大，币安(Binance)正处于撤退状态。</text:p>
      <text:p text:style-name="P4">
Source: <text:a xlink:type="simple" xlink:href="https://cn.wsj.com/articles/%E5%B8%81%E5%AE%89%E9%AB%98%E7%AE%A1%E7%BA%B7%E7%BA%B7%E7%A6%BB%E8%81%8C-%E8%A3%81%E5%91%98%E6%BF%80%E5%A2%9E-%E5%B7%B2%E5%A4%84%E4%BA%8E%E6%92%A4%E9%80%80%E7%8A%B6%E6%80%81-3c2ca62" text:style-name="Internet_20_link" text:visited-style-name="Visited_20_Internet_20_Link">
https://cn.wsj.com/articles/%E5%B8%81%E5%AE%89%E9%AB%98%E7%AE%A1%E7%BA%B7%E7%BA%B7%E7%A6%BB%E8%81%8C-%E8%A3%81%E5%91%98%E6%BF%80%E5%A2%9E-%E5%B7%B2%E5%A4%84%E4%BA%8E%E6%92%A4%E9%80%80%E7%8A%B6%E6%80%81-3c2ca62</text:a>
</text:p>
      <!--NEWS-->
      <text:h text:style-name="P10" text:outline-level="1">
<text:span text:style-name="T4">
美国股市和国债本周下跌，投资者准备迎接进一步加息 (Free Version)</text:span>
</text:h>
      <text:p text:style-name="P4">
Author: Gunjan Banerji</text:p>
      <text:p text:style-name="P4">
Publisher: 华尔街日报中文网</text:p>
      <text:p text:style-name="P4">
Published Time: 2023-07-08T01:40:00.000Z</text:p>
      <text:p text:style-name="P4">
Modified Time: 2023-07-08T01:40:00.000Z</text:p>
      <text:p text:style-name="P4">
Created Time: 2023-07-07T22:54:00.000Z</text:p>
      <text:p text:style-name="P4">
Description: 一系列强劲的经济数据使投资者对进一步加息的预期更加强烈，推动美国股市和国债本周下跌。道指本周下跌673点。标普500指数下跌1.2%，而纳指下跌0.9%。</text:p>
      <text:p text:style-name="P4">
Images: []</text:p>
      <text:p text:style-name="P4">
Categories: ['金融市场', '股市']</text:p>
      <text:p text:style-name="P4">
Keywords: SYND</text:p>
      <text:p text:style-name="P4">
Type: Article</text:p>
      <!--METADATA-->
      <text:p text:style-name="P4">
一系列强劲的经济数据使投资者对进一步加息的预期更加强烈，拖累美国股市和国债本周下跌。</text:p>
      <text:p text:style-name="P4">
Source: <text:a xlink:type="simple" xlink:href="https://cn.wsj.com/articles/%E7%BE%8E%E5%9B%BD%E8%82%A1%E5%B8%82%E5%92%8C%E5%9B%BD%E5%80%BA%E6%9C%AC%E5%91%A8%E4%B8%8B%E8%B7%8C-%E6%8A%95%E8%B5%84%E8%80%85%E5%87%86%E5%A4%87%E8%BF%8E%E6%8E%A5%E8%BF%9B%E4%B8%80%E6%AD%A5%E5%8A%A0%E6%81%AF-c9031a49" text:style-name="Internet_20_link" text:visited-style-name="Visited_20_Internet_20_Link">
https://cn.wsj.com/articles/%E7%BE%8E%E5%9B%BD%E8%82%A1%E5%B8%82%E5%92%8C%E5%9B%BD%E5%80%BA%E6%9C%AC%E5%91%A8%E4%B8%8B%E8%B7%8C-%E6%8A%95%E8%B5%84%E8%80%85%E5%87%86%E5%A4%87%E8%BF%8E%E6%8E%A5%E8%BF%9B%E4%B8%80%E6%AD%A5%E5%8A%A0%E6%81%AF-c9031a49</text:a>
</text:p>
      <!--NEWS-->
      <text:h text:style-name="P10" text:outline-level="1">
<text:span text:style-name="T4">
西方再次认识到战争需要工业 (Free Version)</text:span>
</text:h>
      <text:p text:style-name="P4">
Author: Daniel Michaels</text:p>
      <text:p text:style-name="P4">
Publisher: 华尔街日报中文网</text:p>
      <text:p text:style-name="P4">
Published Time: 2023-07-08T02:45:00.000Z</text:p>
      <text:p text:style-name="P4">
Modified Time: 2023-07-08T02:45:00.000Z</text:p>
      <text:p text:style-name="P4">
Created Time: 2023-07-07T04:42:00.000Z</text:p>
      <text:p text:style-name="P4">
Description: 美国总统拜登和北约领导人担心与俄罗斯或中国发生消耗战，将在即将举行的峰会上重点讨论重建国防工业。</text:p>
      <text:p text:style-name="P4">
Images: []</text:p>
      <text:p text:style-name="P4">
Categories: ['国际']</text:p>
      <text:p text:style-name="P4">
Keywords: SYND,LINK:EN|WP-WSJ-0001030203</text:p>
      <text:p text:style-name="P4">
Type: Article</text:p>
      <!--METADATA-->
      <text:p text:style-name="P4">
世人知晓俄乌两军正在前线殊死拼杀，却鲜少了解为 <text:a xlink:type="simple" xlink:href="https://cn.wsj.com/articles/CN-BGH-20230630073531" text:style-name="Internet_20_link" text:visited-style-name="Visited_20_Internet_20_Link">
 保障部队武器弹药供应 </text:a>
 而在幕后打响的一场关乎生死存亡的战斗。输掉此役的一方将输掉这场战争。这是华盛顿方面正在重新认识到的一条经验教训。</text:p>
      <text:p text:style-name="P4">
Source: <text:a xlink:type="simple" xlink:href="https://cn.wsj.com/articles/%E8%A5%BF%E6%96%B9%E5%86%8D%E6%AC%A1%E8%AE%A4%E8%AF%86%E5%88%B0%E6%88%98%E4%BA%89%E9%9C%80%E8%A6%81%E5%B7%A5%E4%B8%9A-b4e976be" text:style-name="Internet_20_link" text:visited-style-name="Visited_20_Internet_20_Link">
https://cn.wsj.com/articles/%E8%A5%BF%E6%96%B9%E5%86%8D%E6%AC%A1%E8%AE%A4%E8%AF%86%E5%88%B0%E6%88%98%E4%BA%89%E9%9C%80%E8%A6%81%E5%B7%A5%E4%B8%9A-b4e976be</text:a>
</text:p>
      <!--NEWS-->
      <text:h text:style-name="P10" text:outline-level="1">
<text:span text:style-name="T4">
法国骚乱、通缉流亡港人、欧美对华“去风险”和本周更多重要故事</text:span>
</text:h>
      <text:p text:style-name="P4">
Author: https://www.facebook.com/bbcworldservice/</text:p>
      <text:p text:style-name="P4">
Publisher: BBC News 中文</text:p>
      <text:p text:style-name="P4">
Published Time: 2023-07-08T02:55:06.000Z</text:p>
      <text:p text:style-name="P4">
Modified Time: 2023-07-08T02:55:06.000Z</text:p>
      <text:p text:style-name="P4">
Description: 刚刚过去的一周，BBC中文以下新闻内容受到读者的关注。如果你错过了，我们带你一一回顾。</text:p>
      <text:p text:style-name="P4">
Images: ["<text:a xlink:type="simple" xlink:href="https://ichef.bbci.co.uk/news/640/cpsprodpb/BE15/production/_130316684_003344.2023-07-02t003312z_1458822708_rc2lu1avkosj_rtrmadp_3_france-security-shooting.jpg" text:style-name="Internet_20_link" text:visited-style-name="Visited_20_Internet_20_Link">
_130316684_00...</text:a>
", "<text:a xlink:type="simple" xlink:href="https://ichef.bbci.co.uk/news/640/cpsprodpb/1226D/production/_105894347_grey_line-nc.png" text:style-name="Internet_20_link" text:visited-style-name="Visited_20_Internet_20_Link">
_105894347_gr...</text:a>
"]</text:p>
      <text:p text:style-name="P4">
Videos: ["<text:a xlink:type="simple" xlink:href="https://www.bbc.com/ws/av-embeds/cps/zhongwen/simp/press-review-66131060/p0fy6354/zh-hans" text:style-name="Internet_20_link" text:visited-style-name="Visited_20_Internet_20_Link">
zh-hans</text:a>
", "<text:a xlink:type="simple" xlink:href="https://www.bbc.com/ws/av-embeds/cps/zhongwen/simp/press-review-66131060/p0fymn5l/zh-hans" text:style-name="Internet_20_link" text:visited-style-name="Visited_20_Internet_20_Link">
zh-hans</text:a>
", "<text:a xlink:type="simple" xlink:href="https://www.bbc.com/ws/av-embeds/cps/zhongwen/simp/press-review-66131060/p0fyshx3/zh-hans" text:style-name="Internet_20_link" text:visited-style-name="Visited_20_Internet_20_Link">
zh-hans</text:a>
", "<text:a xlink:type="simple" xlink:href="https://www.bbc.com/ws/av-embeds/cps/zhongwen/simp/press-review-66131060/p0fzj8vh/zh-hans" text:style-name="Internet_20_link" text:visited-style-name="Visited_20_Internet_20_Link">
zh-hans</text:a>
", "<text:a xlink:type="simple" xlink:href="https://www.bbc.com/ws/av-embeds/cps/zhongwen/simp/press-review-66131060/p0fz07sg/zh-hans" text:style-name="Internet_20_link" text:visited-style-name="Visited_20_Internet_20_Link">
zh-hans</text:a>
"]</text:p>
      <text:p text:style-name="P4">
Tags: []</text:p>
      <text:p text:style-name="P4">
Type: Article</text:p>
      <!--METADATA-->
      <text:h text:style-name="P12" text:outline-level="3">
<text:span text:style-name="T4">
法国骚乱、通缉流亡港人、欧美对华“去风险”和本周更多重要故事</text:span>
</text:h>
      <text:p text:style-name="P4">
2023年7月8日<draw:frame draw:style-name="fr1" draw:name="Image97" text:anchor-type="as-char" svg:width="6.9236in" svg:height="3.894525in" draw:z-index="0">
<draw:image xlink:href="../Images/BBC Chinese/2023-07-08T02-55-06.000Z/_130316684_003344.2023-07-02t003312z_1458822708_rc2lu1avkosj_rtrmadp_3_france-security-shooting.jpg" xlink:type="simple" xlink:show="embed" xlink:actuate="onLoad" draw:mime-type="image/jpeg"/>
</draw:frame>
</text:p>
      <text:p text:style-name="P4">
图像来源，  Reuters</text:p>
      <text:p text:style-name="P4">
<text:span text:style-name="T4">
一周前巴黎郊区的一起青年被警察枪杀事件引发了席卷法国全国的暴力示威浪潮，直到上周末方告平息。本周，法国上下为此事自省，拷问这个国家的社会状况。</text:span>
</text:p>
      <text:p text:style-name="P4">
在地球的另一边，中国香港特首李家超上任一周年，国安警察宣布通缉八名身处英国、美国和澳大利亚的民主派人士，相关国家表达强烈不满，北京反呛有关国家诋毁中国，包庇罪犯。</text:p>
      <text:p text:style-name="P4">
在更大范围的中外关系方面，美国财政部长珍尼特·耶伦（JanetYellen）开展对华访问之际，西方寻求对华经济”脱钩“与”去风险“的讨论又再回到公共舆论视线当中。</text:p>
      <text:p text:style-name="P4">
刚刚过去的一周，BBC中文以上新闻内容受到读者的关注。如果你错过了它们，我们带你一一回顾。</text:p>
      <text:p text:style-name="P4">
<draw:frame draw:style-name="fr1" draw:name="Image98" text:anchor-type="as-char" svg:width="6.9236in" svg:height="0.021636in" draw:z-index="0">
<draw:image xlink:href="../Images/BBC Chinese/2023-07-08T02-55-06.000Z/_105894347_grey_line-nc.png" xlink:type="simple" xlink:show="embed" xlink:actuate="onLoad" draw:mime-type="image/png"/>
</draw:frame>
</text:p>
      <text:h text:style-name="P12" text:outline-level="3">
<text:span text:style-name="T4">
1. 法国骚乱：从警察枪杀青年到全国街头怒火</text:span>
</text:h>
      <text:p text:style-name="P4">
<text:a xlink:type="simple" xlink:href="https://www.bbc.com/ws/av-embeds/cps/zhongwen/simp/press-review-66131060/p0fy6354/zh-hans" text:style-name="Internet_20_link" text:visited-style-name="Visited_20_Internet_20_Link">
 Video-1-Link：/ws/av-embeds/cps/zhongwen/simp/press-review-66131060/p0fy6354/zh-hans </text:a>
 <text:span text:style-name="T4">
你的器材不支持播放多媒体材料</text:span>
视频加注文字，</text:p>
      <text:p text:style-name="P4">
巴黎一名少年被警察枪杀，引发波及图卢兹、里昂、马赛等多地的暴力抗议活动。</text:p>
      <text:p text:style-name="P4">
6月27日，法国警察在巴黎郊区楠泰尔（Nanterre）枪杀了一名17岁的 <text:a xlink:type="simple" xlink:href="https://www.bbc.com/news/world-europe-66052104" text:style-name="Internet_20_link" text:visited-style-name="Visited_20_Internet_20_Link">
 阿尔及利亚裔男孩纳赫勒（Nahel M）</text:a>
 。这名少年的死再次引发了人们对法国种族问题的不满。</text:p>
      <text:p text:style-name="P4">
骚乱从当天开始，持续到周末。法国从南到北，从巴黎到马赛多个城市出现打砸抢烧事件，市政厅、学校和警察局被放火烧毁。</text:p>
      <text:p text:style-name="P4">
BBC欧洲事务编辑卡蒂亚·阿德勒（KatyaAdler）指出，这种类型的骚乱在法国并非闻所未闻。但强烈的情绪席卷了整个国家，无论是同情警察还是同情郊区和受害者家属的人。自2005年夏天以来，这种情绪在法国从未出现过。</text:p>
      <text:p text:style-name="P4">
<text:a xlink:type="simple" xlink:href="https://www.bbc.com/zhongwen/simp/world-66080242" text:style-name="Internet_20_link" text:visited-style-name="Visited_20_Internet_20_Link">
 一名少数族裔少年被警察枪杀如何引发法国大骚乱 </text:a>
  * <text:a xlink:type="simple" xlink:href="https://www.bbc.com/zhongwen/simp/world-66074278" text:style-name="Internet_20_link" text:visited-style-name="Visited_20_Internet_20_Link">
 观察：法国大骚乱与极右翼政党在欧洲的崛起 </text:a>
</text:p>
      <text:p text:style-name="P4">
<text:a xlink:type="simple" xlink:href="https://www.bbc.com/ws/av-embeds/cps/zhongwen/simp/press-review-66131060/p0fymn5l/zh-hans" text:style-name="Internet_20_link" text:visited-style-name="Visited_20_Internet_20_Link">
 Video-2-Link：/ws/av-embeds/cps/zhongwen/simp/press-review-66131060/p0fymn5l/zh-hans </text:a>
 <text:span text:style-name="T4">
你的器材不支持播放多媒体材料</text:span>
视频加注文字，</text:p>
      <text:p text:style-name="P4">
被杀少年家人告诉BBC，使用致命武器法律必须改革。</text:p>
      <text:h text:style-name="P12" text:outline-level="3">
<text:span text:style-name="T4">
2. 香港国安警察通缉流亡港人再引中外争端</text:span>
</text:h>
      <text:p text:style-name="P4">
中国香港警察国家安全处7月3日宣布通缉八名流亡港人，并对每人悬红100万港元（12.77万美元；10.06万英镑；92.62万元人民币），被点名的八人均身居英国、美国或澳大利亚——这些国家与中国之间没有引渡条约。</text:p>
      <text:p text:style-name="P4">
香港的举动随即引来英国外交大臣克莱弗利（James Cleverly；柯维立／祁湛明）与澳大利亚外交部长黄英贤（PennyWong）等人批评。中国反驳称有关国家“公然诋毁香港法治和人权状况，污蔑抹黑《香港国安法》”，其中尤其指责英国“公然庇护通缉犯”。</text:p>
      <text:p text:style-name="P4">
被通缉者之一，目前居于英国的前香港立法会议员罗冠聪表示，由于有悬赏的存在，他需要在透露自己的行踪方面“更加小心”。</text:p>
      <text:p text:style-name="P4">
另一名被列入通缉名单的流亡活动人士，“香港民主委员会”执行总监郭凤仪称，悬赏的目的是威胁她和其他活动人士。</text:p>
      <text:p text:style-name="P4">
在英国，执政与在野党派议员均在议会向克莱弗利施压，要求他对中方作出强硬回应，包括放弃考虑任何访华计划。</text:p>
      <text:p text:style-name="P4">
在香港行政长官李家超承诺在未来一年内根据《香港基本法》第23条完成余下的国安立法，北京颁布的《香港国安法》所具备的“治外法权”再次受到讨论。</text:p>
      <text:p text:style-name="P4">
<text:a xlink:type="simple" xlink:href="https://www.bbc.com/zhongwen/simp/chinese-news-66094657" text:style-name="Internet_20_link" text:visited-style-name="Visited_20_Internet_20_Link">
 香港警方悬红百万通缉社运人士，罗冠聪担忧安全受威胁 </text:a>
  * <text:a xlink:type="simple" xlink:href="https://www.bbc.com/zhongwen/simp/chinese-news-66107890" text:style-name="Internet_20_link" text:visited-style-name="Visited_20_Internet_20_Link">
 香港国安法谋求“域外效力” 海外港人的噤声与坚持 </text:a>
  * <text:a xlink:type="simple" xlink:href="https://www.bbc.com/zhongwen/simp/chinese-news-66051256" text:style-name="Internet_20_link" text:visited-style-name="Visited_20_Internet_20_Link">
 香港政府将重推“23条”：与《国安法》有何差异？ </text:a>
</text:p>
      <text:h text:style-name="P12" text:outline-level="3">
<text:span text:style-name="T4">
3. 李家超就任香港特首周年，事事以国安为先？</text:span>
</text:h>
      <text:p text:style-name="P4">
</text:p>
      <text:p text:style-name="P4">
图像来源，  China News Service</text:p>
      <text:p text:style-name="P4">
2023年7月1日是香港主权移交26周年，也是李家超就任中国香港特区行政长官一周年。来自官方媒体的报道与文章罗列了李家超一年来的“成果”，中国政府驻港最高代表、香港中联办主任郑雁雄甚至说：“昔日熟悉的、可爱的香港回来了。”</text:p>
      <text:p text:style-name="P4">
然而，民间对其政绩几何的议论似乎并不特別热烈。分析人士又向BBC中文指出，他们认为李家超过去一年最突出的，是“事事都讲国安”。</text:p>
      <text:p text:style-name="P4">
就在紧接的7月5日，香港立法会一致通过了整顿区议会制度方案，直选席位将减至20%，余下属政府直接或间接委任；直选参选人须取得政府指定组织的委任委员提名，并通过国家安全审查。</text:p>
      <text:p text:style-name="P4">
李家超称，这是全面落实北京提出的“爱国者治港”原则。</text:p>
      <text:p text:style-name="P4">
<text:a xlink:type="simple" xlink:href="https://www.bbc.com/zhongwen/simp/chinese-news-66072479" text:style-name="Internet_20_link" text:visited-style-name="Visited_20_Internet_20_Link">
 李家超上任一周年的有为与无为 </text:a>
</text:p>
      <text:h text:style-name="P12" text:outline-level="3">
<text:span text:style-name="T4">
4. 耶伦访华与“脱钩”和“去风险”讨论</text:span>
</text:h>
      <text:p text:style-name="P4">
</text:p>
      <text:p text:style-name="P4">
图像来源，  Reuters</text:p>
      <text:p text:style-name="P4">
美国财政部长珍尼特·耶伦（Janet Yellen）本周末访华，这是给世界两大经济体重建桥梁的高风险尝试之一。</text:p>
      <text:p text:style-name="P4">
虽然一些知名人物促请美国彻底断绝对华经济联系，但耶伦向北京表示华府无意将两国经济脱钩。7月7日她在会晤中国国务院总理李强时说，华盛顿寻求“健康的经济竞争”，不是“赢家通吃”，而是基于一套使两国都受益的公平规则。</text:p>
      <text:p text:style-name="P4">
<text:a xlink:type="simple" xlink:href="https://www.bbc.com/zhongwen/simp/chinese-news-66117744" text:style-name="Internet_20_link" text:visited-style-name="Visited_20_Internet_20_Link">
 从“脱钩”到“去风险” 美欧对华政策的战略转向还是凝聚共识？ </text:a>
  * <text:a xlink:type="simple" xlink:href="https://www.bbc.com/zhongwen/simp/business-66118150" text:style-name="Internet_20_link" text:visited-style-name="Visited_20_Internet_20_Link">
 “好警察”耶伦出场能修补美中关系吗？ </text:a>
  * <text:a xlink:type="simple" xlink:href="https://www.bbc.com/zhongwen/simp/world-66118850" text:style-name="Internet_20_link" text:visited-style-name="Visited_20_Internet_20_Link">
 中国限制出口半导体原材料 “以牙还牙”能否撼动全球供应链 </text:a>
</text:p>
      <text:p text:style-name="P4">
过去三个月，“去风险”（De-risking）无疑是社交媒体的一大热词，风头盖过之前特朗普（Donald Trump）治下美国对华政策中的“脱钩”之说。</text:p>
      <text:p text:style-name="P4">
从“脱钩”到“去风险”，这是否代表欧美对中国的战略转向？还是战略细化？更重要的是，“去风险”背后到底有哪些考量，中国又为何反对？BBC中文本周给你带来深入剖析。</text:p>
      <text:p text:style-name="P4">
这次访问也是发生在北京宣布将限制出口电脑芯片关键原材料镓和锗之际。BBC中文探讨北京此举对全球供应链将带来多大影响。</text:p>
      <text:h text:style-name="P12" text:outline-level="3">
<text:span text:style-name="T4">
5. 习近平普京虚拟聚首上合组织峰会</text:span>
</text:h>
      <text:p text:style-name="P4">
</text:p>
      <text:p text:style-name="P4">
图像来源，  China News Service</text:p>
      <text:p text:style-name="P4">
包括中国国家主席习近平、俄罗斯总统普京（VladimirPutin）在内的上海合作组织（SCO）成员国领导人在7月4日召开的峰会上寻求加强联系，在这个不断扩大的欧亚集团内增进合作，同时强调这一组织不针对任何国家。</text:p>
      <text:p text:style-name="P4">
组织发表《新德里宣言》，支持成员国落实扩大本币结算份额路线图，并指成员国将拓展和深化合作，促进上合组织地区经济社会可持续发展。</text:p>
      <text:p text:style-name="P4">
美联社评论指，虽然上海合作组织在继续扩大，但是组织内仍然面临着成员国之间的利益冲突和摩擦的风险。</text:p>
      <text:p text:style-name="P4">
<text:a xlink:type="simple" xlink:href="https://www.bbc.com/zhongwen/simp/world-66108220" text:style-name="Internet_20_link" text:visited-style-name="Visited_20_Internet_20_Link">
 上海合作组织峰会中的平衡与困境 </text:a>
</text:p>
      <text:h text:style-name="P12" text:outline-level="3">
<text:span text:style-name="T4">
6. 越南如何游走在中美之间</text:span>
</text:h>
      <text:p text:style-name="P4">
</text:p>
      <text:p text:style-name="P4">
图像来源，  China News Service</text:p>
      <text:p text:style-name="P4">
今年5月开始，越南因为一艘中国科考船在南中国海的活动频频发出抗议。6月25日，美国“罗纳德·里根号”核动力航母（USS Ronald Reagan雷根号）访问了越南中部重镇岘港，庆祝美越确立“全面伙伴关系”十周年。</text:p>
      <text:p text:style-name="P4">
有分析称，中国崛起后，美越两国不仅经贸关系日趋密切，并对北京在南中国海的军事扩张有共同之关切。越南对中国在南海上的主权诉求一直表达抗议。本周一部正要在该国上映的美国电影《芭比》，因为出现一张被视为中国立场的“南海九段线”地图画面而遭到封杀，亦再次引发讨论。</text:p>
      <text:p text:style-name="P4">
越南是否因为南海问题而转向“亲美抗中”路线？美国奥瑞冈大学美越研究中心主任武有翔教授（Prof TuongVu）表示，对越共高层来说，南海的争端并不像外界认为的那样重要。</text:p>
      <text:p text:style-name="P4">
武有翔教授告诉BBC中文：“他们（越共高层）讨厌这个议题，因为它威胁到政权的生存，这才是他们真正关心的。同时，他们设法利用这个问题从美国获得好处，包括援助和进入美国市场的机会。”</text:p>
      <text:p text:style-name="P4">
<text:a xlink:type="simple" xlink:href="https://www.bbc.com/zhongwen/simp/world-66109659" text:style-name="Internet_20_link" text:visited-style-name="Visited_20_Internet_20_Link">
 越南：既要美国航母存在，也要连接中国高铁 </text:a>
</text:p>
      <text:h text:style-name="P12" text:outline-level="3">
<text:span text:style-name="T4">
7. 时隔84年 年幼纳粹大屠杀幸存者身份曝光</text:span>
</text:h>
      <text:p text:style-name="P4">
</text:p>
      <text:p text:style-name="P4">
图像来源，  Getty Images</text:p>
      <text:p text:style-name="P4">
长期以来，三位犹太女孩逃离纳粹德国的这张照片成为一幅具有时代象征性的相片，反覆出现在博物馆、展览和出版物中。照片拍摄地点是英国伦敦的利物浦街车站。80多年来，这三位女孩的身份一直是个谜，直到最近，谜底终于揭开。</text:p>
      <text:p text:style-name="P4">
照片中间的英格（Inge Adamecz）对拍摄毫无印象，几十年来甚至不知道它的存在。当时这位5岁的小女孩与她十岁的姐姐露丝（RuthAdamecz）一起，逃离了她们在德国布雷斯劳（Breslau），现在是波兰的弗罗茨瓦夫（Wroclaw 乐斯拉夫）的家园。</text:p>
      <text:p text:style-name="P4">
她们的母亲和小妹留在家乡，后来悲惨的死于奥斯威辛集中营。</text:p>
      <text:p text:style-name="P4">
现在，英格已经是退休的老人家了。她终于发现自己和2015年去世的姐姐露丝，作为大屠杀和纳粹德国1939年犹太儿童大撤离（Kindertransport，从纳粹德国大规模疏散犹太儿童逃离的行动）的这段经历，将被世人永远记得。</text:p>
      <text:p text:style-name="P4">
<text:a xlink:type="simple" xlink:href="https://www.bbc.com/zhongwen/simp/world-66084921" text:style-name="Internet_20_link" text:visited-style-name="Visited_20_Internet_20_Link">
 纳粹德国时期的照片：逃离大屠杀的三个小女孩的身份84年后终于揭晓 </text:a>
</text:p>
      <text:h text:style-name="P12" text:outline-level="3">
<text:span text:style-name="T4">
您也许还会对本周的这些故事感兴趣：</text:span>
</text:h>
      <text:p text:style-name="P4">
<text:a xlink:type="simple" xlink:href="https://www.bbc.com/zhongwen/simp/chinese-news-66117881" text:style-name="Internet_20_link" text:visited-style-name="Visited_20_Internet_20_Link">
 华语乐坛国际级歌手李玟离世，终年48岁 </text:a>
  * <text:a xlink:type="simple" xlink:href="https://www.bbc.com/zhongwen/simp/chinese-news-66131340" text:style-name="Internet_20_link" text:visited-style-name="Visited_20_Internet_20_Link">
 空荡的楼盘和兴旺的烧烤，在山东一睹中国疫后经济 </text:a>
  * <text:a xlink:type="simple" xlink:href="https://www.bbc.com/zhongwen/simp/chinese-news-66097059" text:style-name="Internet_20_link" text:visited-style-name="Visited_20_Internet_20_Link">
 比肩扎克伯格？中国人大校友因盗取学生信息建外貌评分网站被拘 </text:a>
  * <text:a xlink:type="simple" xlink:href="https://www.bbc.com/zhongwen/simp/sports-66085977" text:style-name="Internet_20_link" text:visited-style-name="Visited_20_Internet_20_Link">
 孙准浩：中国足球史上首个被拘留调查的外籍球员 </text:a>
  * <text:a xlink:type="simple" xlink:href="https://www.bbc.com/zhongwen/simp/world-66063739" text:style-name="Internet_20_link" text:visited-style-name="Visited_20_Internet_20_Link">
 美国平权法案：高等法院推翻大学招生考虑种族因素的前因后果 </text:a>
</text:p>
      <text:p text:style-name="P4">
<text:a xlink:type="simple" xlink:href="https://www.bbc.com/ws/av-embeds/cps/zhongwen/simp/press-review-66131060/p0fyshx3/zh-hans" text:style-name="Internet_20_link" text:visited-style-name="Visited_20_Internet_20_Link">
 Video-3-Link：/ws/av-embeds/cps/zhongwen/simp/press-review-66131060/p0fyshx3/zh-hans </text:a>
 <text:span text:style-name="T4">
你的器材不支持播放多媒体材料</text:span>
视频加注文字，</text:p>
      <text:p text:style-name="P4">
BBC纪录片：中国政府正在监视你吗？</text:p>
      <text:p text:style-name="P4">
<text:a xlink:type="simple" xlink:href="https://www.bbc.com/ws/av-embeds/cps/zhongwen/simp/press-review-66131060/p0fzj8vh/zh-hans" text:style-name="Internet_20_link" text:visited-style-name="Visited_20_Internet_20_Link">
 Video-4-Link：/ws/av-embeds/cps/zhongwen/simp/press-review-66131060/p0fzj8vh/zh-hans </text:a>
 <text:span text:style-name="T4">
你的器材不支持播放多媒体材料</text:span>
视频加注文字，</text:p>
      <text:p text:style-name="P4">
专访香港时事漫画家尊子：专栏停刊不代表停止创作</text:p>
      <text:p text:style-name="P4">
<text:a xlink:type="simple" xlink:href="https://www.bbc.com/ws/av-embeds/cps/zhongwen/simp/press-review-66131060/p0fz07sg/zh-hans" text:style-name="Internet_20_link" text:visited-style-name="Visited_20_Internet_20_Link">
 Video-5-Link：/ws/av-embeds/cps/zhongwen/simp/press-review-66131060/p0fz07sg/zh-hans </text:a>
 <text:span text:style-name="T4">
你的器材不支持播放多媒体材料</text:span>
视频加注文字，</text:p>
      <text:p text:style-name="P4">
1998年7月6日凌晨，国泰航空机长金·沙曼（Capt Kim Sharman）执飞CX251航班前往伦敦，成为香港启德机场最后一趟离港商业航班。</text:p>
      <text:p text:style-name="P4">
Source: <text:a xlink:type="simple" xlink:href="https://www.bbc.com/zhongwen/simp/press-review-66131060" text:style-name="Internet_20_link" text:visited-style-name="Visited_20_Internet_20_Link">
https://www.bbc.com/zhongwen/simp/press-review-66131060</text:a>
</text:p>
      <!--NEWS-->
      <text:h text:style-name="P10" text:outline-level="1">
<text:span text:style-name="T4">
美国决定向乌克兰提供集束炸弹  拜登称“该决定极为困难”</text:span>
</text:h>
      <text:p text:style-name="P4">
Author: 半岛电视台＋通讯社</text:p>
      <text:p text:style-name="P4">
Publisher: Al Jazeera</text:p>
      <text:p text:style-name="P4">
Published Time: 2023-07-08T03:14:10</text:p>
      <text:p text:style-name="P4">
Modified Time: 2023-07-08T03:14:10</text:p>
      <text:p text:style-name="P4">
Description: 美国在7日正式公布了对乌克兰的新军事援助计划，其中首次包含集束弹药，与此同时，五角大楼官员谈到了乌克兰反击进程缓慢的主要原因。</text:p>
      <text:p text:style-name="P4">
Images: ["<text:a xlink:type="simple" xlink:href="https://chinese.aljazeera.net/wp-content/uploads/2023/07/RC2PX1ASBO65-1688750919-1688784519.jpg" text:style-name="Internet_20_link" text:visited-style-name="Visited_20_Internet_20_Link">
RC2PX1ASBO65-...</text:a>
", "<text:a xlink:type="simple" xlink:href="https://chinese.aljazeera.net/wp-content/uploads/2023/07/image-1688785162.jpg" text:style-name="Internet_20_link" text:visited-style-name="Visited_20_Internet_20_Link">
image-1688785...</text:a>
", "<text:a xlink:type="simple" xlink:href="https://chinese.aljazeera.net/wp-content/uploads/2023/07/RC2WX1AEFP24-1688749865.jpg" text:style-name="Internet_20_link" text:visited-style-name="Visited_20_Internet_20_Link">
RC2WX1AEFP24-...</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109" text:anchor-type="as-char" svg:width="6.9236in" svg:height="4.609816in" draw:z-index="0">
<draw:image xlink:href="../Images/Aljazeera Chinese/2023-07-08T03-14-10/RC2PX1ASBO65-1688750919-1688784519.jpg" xlink:type="simple" xlink:show="embed" xlink:actuate="onLoad" draw:mime-type="image/jpeg"/>
</draw:frame>
一辆乌克兰坦克向哈尔科夫和顿涅茨克边境的俄罗斯阵地发射炮弹 (路透社)</text:p>
      <text:p text:style-name="P4">
当地时间7月7日，美国正式公布了对乌克兰的新军事援助计划，其中首次包含集束弹药，与此同时，五角大楼官员谈到了乌克兰反击进程缓慢的主要原因。</text:p>
      <text:p text:style-name="P4">
另一方面，俄罗斯通过其驻华盛顿大使对美国的这项决定迅速作出反应，并认为美国政府向乌克兰提供集束弹药的决定是美国绝望的表现，而且美国正在让人类更接近于一场新的世界大战。</text:p>
      <text:p text:style-name="P4">
美国国务卿安东尼·布林肯宣布，拜登政府决定向乌克兰提供包括武器和装备在内的、价值8亿美元的额外军事援助，与此同时，五角大楼官员表示，这些新的援助包含155毫米和105毫米的火炮等弹药。</text:p>
      <text:p text:style-name="P4">
一名美国官员告诉半岛电视台记者，新的一揽子计划将美国对乌克兰的援助总额提高至410亿美元，其中包括布拉德利装甲车和斯特瑞克装甲车。</text:p>
      <text:p text:style-name="P4">
与此同时，美国国防部宣布将向乌克兰提供集束弹药，对此，五角大楼发言人表示，乌克兰承诺不会在获得集束弹药后伤害平民，并补充称，俄罗斯从这场战争一开始就在肆意使用集束弹药。</text:p>
      <text:h text:style-name="P13" text:outline-level="4">
<text:span text:style-name="T4">
极为困难</text:span>
</text:h>
      <text:p text:style-name="P4">
美国总统拜登在接受美国有线电视新闻网（CNN）采访时表示，他已遵循五角大楼关于向乌克兰提供集束弹药的建议，而这项决定极为困难，但这是在与华盛顿盟友和国会讨论之后作出的，鉴于“乌克兰人的弹药开始耗尽”。</text:p>
      <text:p text:style-name="P4">
在这样的背景下，美国国家安全顾问杰克·沙利文表示，乌克兰致力于在冲突结束后拆除集束弹药，以减轻对平民的伤害，他还补充称，拜登总统在其政府一致提出建议后，经与盟友协商之后作出了这一决定。</text:p>
      <text:p text:style-name="P4">
共有超过120个国家签署了《国际禁用集束炸弹公约》，这类弹药通常会分散成大量小型炸弹以打击大片区域，并且其中未爆炸的弹药可能会在未来几个月或几年后杀死或者残害对这些弹药一无所知的平民。但俄罗斯、乌克兰和美国拒绝签署这项条约。</text:p>
      <text:p text:style-name="P4">
对此，法国表示它坚持不生产或使用这类致命武器，但它理解美国的这一决定，而德国则表示反对向乌克兰运送集束弹药。</text:p>
      <text:p text:style-name="P4">
另一方面，俄罗斯安全委员会副主席德米特里·梅德韦杰夫在7日表示，西方向乌克兰提供现代化的毁灭手段是非常危险的行为。</text:p>
      <text:p text:style-name="P4">
而乌克兰总统泽连斯基，则对拜登政府提供的新援助计划表示感谢。</text:p>
      <text:h text:style-name="P13" text:outline-level="4">
<text:span text:style-name="T4">
集束炸弹</text:span>
</text:h>
      <text:p text:style-name="P4">
美国首次向乌克兰供应的弹药是通过“榴弹炮”发射的，重达430公斤，可装载88个小型炸弹。</text:p>
      <text:p text:style-name="P4">
每枚炸弹的覆盖面积可达3万平方米，而具体情况将取决于小型炸弹的发射高度。</text:p>
      <text:p text:style-name="P4">
这种类型的炸弹旨在打击坦克和装甲车，摧毁这类车辆或者至少使之瘫痪。</text:p>
      <text:p text:style-name="P4">
这些弹药的哑弹率很高，未爆炸的弹药可能会在数年甚至数十年后爆炸并造成平民的死亡或残疾。</text:p>
      <text:p text:style-name="P4">
美国最后一次使用这类弹药是在2003年入侵伊拉克期间。据美国有线电视新闻网报道，俄罗斯和乌克兰在当前的战争中都使用了这类弹药。</text:p>
      <text:p text:style-name="P4">
<draw:frame draw:style-name="fr1" draw:name="Image110" text:anchor-type="as-char" svg:width="6.9236in" svg:height="3.890762in" draw:z-index="0">
<draw:image xlink:href="../Images/Aljazeera Chinese/2023-07-08T03-14-10/image-1688785162.jpg" xlink:type="simple" xlink:show="embed" xlink:actuate="onLoad" draw:mime-type="image/jpeg"/>
</draw:frame>
 俄乌战争 (通讯社)</text:p>
      <text:h text:style-name="P13" text:outline-level="4">
<text:span text:style-name="T4">
反击进程缓慢</text:span>
</text:h>
      <text:p text:style-name="P4">
与此同时，美国负责政策事务的国防部副部长科林·卡尔表示，由于俄罗斯人在过去6个月内修建了防御工事，乌克兰的反攻进展速度比预期要慢。</text:p>
      <text:p text:style-name="P4">
他还补充称，现在判断反击是否成功还为时过早，因为它仍处于早期阶段，他还表示，乌克兰人正在探寻俄罗斯的弱点，并且在过去一个多月以来，并未将大部分兵力投入到当前的行动中，鉴于俄罗斯人目前主要侧重于防守层面。</text:p>
      <text:p text:style-name="P4">
在实地层面上，乌克兰东部作战司令部发言人谢尔希·切尔瓦蒂在7日表示，乌克兰军队已在巴赫穆特地区战场上占据主动。</text:p>
      <text:p text:style-name="P4">
该发言人证实，乌克兰军队在巴赫穆特北部和南部郊区取得了额外进展，并在前一天推进了超过一公里的距离。</text:p>
      <text:p text:style-name="P4">
另一方面，俄罗斯军事网站报道称，俄军在巴赫穆特以北的别尔霍夫卡镇的多个据点击退了乌克兰军队的进攻企图，并且重新控制了附近的别尔霍夫卡大坝。</text:p>
      <text:p text:style-name="P4">
该网站还报道称，俄罗斯军队击退了乌克兰在东南部的扎波罗热的阿里霍夫镇附近发动的袭击。</text:p>
      <text:p text:style-name="P4">
另一方面，俄罗斯国防部表示，其部队已经控制了乌克兰军队在卢甘斯克省克雷米纳镇附近的重要据点和防御工事。</text:p>
      <text:p text:style-name="P4">
自今年6月4日以来，乌克兰军队在该国东部和南部发动反击，乌克兰总统泽连斯基等官员承认，这场反击进展缓慢，迄今为止只收复了顿涅茨克和扎波罗热地区近150平方公里的领土。</text:p>
      <text:p text:style-name="P4">
<draw:frame draw:style-name="fr1" draw:name="Image111" text:anchor-type="as-char" svg:width="6.9236in" svg:height="4.615074in" draw:z-index="0">
<draw:image xlink:href="../Images/Aljazeera Chinese/2023-07-08T03-14-10/RC2WX1AEFP24-1688749865.jpg" xlink:type="simple" xlink:show="embed" xlink:actuate="onLoad" draw:mime-type="image/jpeg"/>
</draw:frame>
乌克兰总统泽连斯基呼吁捷克向乌克兰提供远程导弹（路透社）</text:p>
      <text:h text:style-name="P13" text:outline-level="4">
<text:span text:style-name="T4">
北约成员国</text:span>
</text:h>
      <text:p text:style-name="P4">
与此同时，乌克兰总统泽连斯基7日自捷克首都布拉格发出呼吁，要求加快乌克兰加入欧盟和北约（北大西洋公约组织）的进程。</text:p>
      <text:p text:style-name="P4">
泽连斯基批评北约内部在乌克兰和瑞典加入北约问题上缺乏统一立场，并警告称，这将对全球安全构成“威胁”。</text:p>
      <text:p text:style-name="P4">
与此同时，这位乌克兰总统还表示，如果没有包括远程导弹在内的先进攻击型武器，乌克兰军队将无法开展其反击行动。</text:p>
      <text:p text:style-name="P4">
在华盛顿，美国国家安全委员会战略通信协调员约翰·柯比告诉美国有线电视新闻网记者，乌克兰并不符合加入北约的要求。</text:p>
      <text:p text:style-name="P4">
另一方面，美国国家安全顾问杰克·沙利文表示，虽然在定于下周于立陶宛举行的北约峰会后，乌克兰无法很快加入北约，但北约成员国将会讨论让乌克兰获得北约成员国资格所需的措施。</text:p>
      <text:p text:style-name="P4">
在这样的背景下，北约秘书长斯托尔滕贝格在7日表示，北约领导人将在即将举行的峰会上重申乌克兰将会成为该军事联盟的成员国。</text:p>
      <text:p text:style-name="P4">
斯托尔滕贝格在布鲁塞尔举行的新闻发布会上补充称，北约成员国正在努力让乌克兰更接近于满足获得成员国资格的要求。</text:p>
      <text:p text:style-name="P4">
北约盟国正致力于在向乌克兰提供安全保障，以及在未来邀请乌克兰加入该联盟的问题上达成共同立场。</text:p>
      <text:p text:style-name="P4">
Source: <text:a xlink:type="simple" xlink:href="https://chinese.aljazeera.net/news/war-in-ukraine/2023/7/8/%e7%be%8e%e5%9b%bd%e5%86%b3%e5%ae%9a%e5%90%91%e4%b9%8c%e5%85%8b%e5%85%b0%e6%8f%90%e4%be%9b%e9%9b%86%e6%9d%9f%e7%82%b8%e5%bc%b9%e6%8b%9c%e7%99%bb%e7%a7%b0%e8%af%a5%e5%86%b3%e5%ae%9a%e6%9e%81" text:style-name="Internet_20_link" text:visited-style-name="Visited_20_Internet_20_Link">
https://chinese.aljazeera.net/news/war-in-ukraine/2023/7/8/%e7%be%8e%e5%9b%bd%e5%86%b3%e5%ae%9a%e5%90%91%e4%b9%8c%e5%85%8b%e5%85%b0%e6%8f%90%e4%be%9b%e9%9b%86%e6%9d%9f%e7%82%b8%e5%bc%b9%e6%8b%9c%e7%99%bb%e7%a7%b0%e8%af%a5%e5%86%b3%e5%ae%9a%e6%9e%81</text:a>
</text:p>
      <!--NEWS-->
      <text:h text:style-name="P10" text:outline-level="1">
<text:span text:style-name="T4">
台湾2024总统大选：赖清德抛“四大支柱”向美国“交心”，两岸立场是“蔡英文2.0”版？</text:span>
</text:h>
      <text:p text:style-name="P4">
Author: https://www.facebook.com/bbcworldservice/</text:p>
      <text:p text:style-name="P4">
Publisher: BBC News 中文</text:p>
      <text:p text:style-name="P4">
Published Time: 2023-07-08T03:17:45.000Z</text:p>
      <text:p text:style-name="P4">
Modified Time: 2023-07-08T03:17:45.000Z</text:p>
      <text:p text:style-name="P4">
Description: 赖清德提出“四大支柱”，将加强台湾国防，首要任务是维持台海现状。这个表态能否赢得美国的支持？会如何影响两岸关系？</text:p>
      <text:p text:style-name="P4">
Images: ["<text:a xlink:type="simple" xlink:href="https://ichef.bbci.co.uk/news/640/cpsprodpb/DDA6/production/_130324765_gettyimages-1251729162.jpg" text:style-name="Internet_20_link" text:visited-style-name="Visited_20_Internet_20_Link">
_130324765_ge...</text:a>
"]</text:p>
      <text:p text:style-name="P4">
Videos: ["<text:a xlink:type="simple" xlink:href="https://www.bbc.com/ws/av-embeds/cps/zhongwen/simp/chinese-news-66140926/p0djnmp4/zh-hans" text:style-name="Internet_20_link" text:visited-style-name="Visited_20_Internet_20_Link">
zh-hans</text:a>
"]</text:p>
      <text:p text:style-name="P4">
Tags: ['中美关系', '中國', '政治', '台湾', '美国', '军事']</text:p>
      <text:p text:style-name="P4">
Type: Article</text:p>
      <!--METADATA-->
      <text:h text:style-name="P12" text:outline-level="3">
<text:span text:style-name="T4">
台湾2024总统大选：赖清德抛“四大支柱”向美国“交心”，两岸立场是“蔡英文2.0”版？</text:span>
</text:h>
      <ul>
        <li>
李澄欣   * BBC中文记者</li>
      </ul>
      <text:p text:style-name="P4">
2023年7月8日<draw:frame draw:style-name="fr1" draw:name="Image112" text:anchor-type="as-char" svg:width="6.9236in" svg:height="3.894525in" draw:z-index="0">
<draw:image xlink:href="../Images/BBC Chinese/2023-07-08T03-17-45.000Z/_130324765_gettyimages-1251729162.jpg" xlink:type="simple" xlink:show="embed" xlink:actuate="onLoad" draw:mime-type="image/jpeg"/>
</draw:frame>
</text:p>
      <text:p text:style-name="P4">
图像来源，  Getty Images</text:p>
      <text:p text:style-name="P4">
<text:span text:style-name="T4">
台湾总统大选明年初举行，民进党参选人、现任副总统赖清德7月5日在《华尔街日报》（Wall StreetJournal）发表署名文章，提出台海和平的“四大支柱”（Four-pillar plan for peace），强调要加强台湾国防，两岸问题维持现状。</text:span>
</text:p>
      <text:p text:style-name="P4">
这被视为他赴美“面试”前对华府的“交心”。台湾官方或赖清德的竞选总部尚未公布有关行程，但此前传出他下月参加巴拉圭总统就职典礼时或过境美国。</text:p>
      <text:p text:style-name="P4">
多名学者对BBC中文分析指，赖清德务求减弱其“台独”形象争取美国信任，预料他在国际和两岸政策上将延续蔡英文的路线。</text:p>
      <text:p text:style-name="P4">
<text:a xlink:type="simple" xlink:href="https://www.bbc.com/zhongwen/simp/chinese-news-64261592" text:style-name="Internet_20_link" text:visited-style-name="Visited_20_Internet_20_Link">
 赖清德当选民进党党主席 “务实台独者”的他会是下任台湾总统吗？ </text:a>
  * <text:a xlink:type="simple" xlink:href="https://www.bbc.com/zhongwen/simp/chinese-news-66039161" text:style-name="Internet_20_link" text:visited-style-name="Visited_20_Internet_20_Link">
 台湾2024总统大选：谁在支持“批判者”柯文哲 </text:a>
  * <text:a xlink:type="simple" xlink:href="https://www.bbc.com/zhongwen/simp/chinese-news-65618692" text:style-name="Internet_20_link" text:visited-style-name="Visited_20_Internet_20_Link">
 台湾大选2024：侯友宜为何能代表国民党参战 </text:a>
  * <text:a xlink:type="simple" xlink:href="https://www.bbc.com/zhongwen/simp/chinese-news-65818510" text:style-name="Internet_20_link" text:visited-style-name="Visited_20_Internet_20_Link">
 台湾2024总统大选：性骚扰议题意外成为政治风暴 </text:a>
  * <text:a xlink:type="simple" xlink:href="https://www.bbc.com/zhongwen/simp/chinese-news-63790222" text:style-name="Internet_20_link" text:visited-style-name="Visited_20_Internet_20_Link">
 台湾九合一选举：为什么执政的民进党受年轻选民冷落？ </text:a>
  * <text:a xlink:type="simple" xlink:href="https://www.bbc.com/zhongwen/simp/business-65788057" text:style-name="Internet_20_link" text:visited-style-name="Visited_20_Internet_20_Link">
 台美签署21世纪贸易倡议 北京称美对台“敲骨吸髓” </text:a>
</text:p>
      <text:h text:style-name="P12" text:outline-level="3">
<text:span text:style-name="T4">
“四大支柱”是什么？</text:span>
</text:h>
      <text:p text:style-name="P4">
</text:p>
      <text:p text:style-name="P4">
图像来源，  Getty Images</text:p>
      <text:p text:style-name="P4">
赖清德在署名文章指，27年前的台海危机看到飞弹威胁，让他决心弃医从政，当今北京军事实力比过往强大，企图升高台海军事冲突，“没有人乐见一个具威胁性的中国，但这是我们面临的现实”。</text:p>
      <text:p text:style-name="P4">
他表示，有决心捍卫台湾的民主及两岸和平现状，若当选总统会加强四方面的工作。</text:p>
      <text:p text:style-name="P4">
第一是强化国防威慑力，将延续蔡英文总统的计划加速国防转型，加强具成本效益、机动性的非对称战力，并在部队训练、民防、资讯交换等方面寻求与盟友进一步交流。这会使北京动武成本增加，从而降低军事冲突的风险。</text:p>
      <text:p text:style-name="P4">
第二是提升经济安全，减低对中国贸易的依赖，巩固台湾的供应链安全，通过新贸易协定促成贸易多元化，并支持国内新创产业，减少不必要的监管措施。</text:p>
      <text:p text:style-name="P4">
第三是与全球民主国家建立伙伴关系，寻求与盟友间更进一步交流。</text:p>
      <text:p text:style-name="P4">
第四是有“稳定且具有原则的两岸领导力”，首要任务是维持务实及一致性的两岸政策，不排除在基于互利、尊严且没有先决条件下，与对岸展开对话。</text:p>
      <text:p text:style-name="P4">
他表明，将支持维持两岸现状，“这符合中华民国——台湾的正式名字——与国际社会的最佳利益”。</text:p>
      <text:h text:style-name="P12" text:outline-level="3">
<text:span text:style-name="T4">
表态的时机</text:span>
</text:h>
      <text:p text:style-name="P4">
</text:p>
      <text:p text:style-name="P4">
图像来源，  AFP via Getty Images</text:p>
      <text:p text:style-name="P4">
图像加注文字，</text:p>
      <text:p text:style-name="P4">
2023年4月5日，美国众议院议长麦卡锡（左）和台湾总统蔡英文在加利福尼亚州里根总统图书馆举行两党会议后向新闻界发表讲话。</text:p>
      <text:p text:style-name="P4">
赖清德刊文时机，是在国民党参选人侯友宜7月3日首次就“九二共识”表态之后。侯友宜的说法是“接受合乎中华民国宪法的九二共识”，并指当选后可能恢复四个月兵役，有消息传出此说法引起美方不满。</text:p>
      <text:p text:style-name="P4">
美国德州山姆休士顿州立大学政治系副教授翁履中对BBC中文表示，赖清德此时公布立场，是要强调民进党对于强化国防守护台湾的立场较坚定，同时也是为了他八月可能过境美国做铺垫。</text:p>
      <text:p text:style-name="P4">
“投书《华尔街日报》，是喊话美国华府保守派，争取鹰派支持。”翁履中说。</text:p>
      <text:p text:style-name="P4">
他认为，“四大支柱”的重点是第一点，因为美国对台政策目前最重视国防，而正在讨论的年度国防授权法也必会强调台美军事合作，尤其是对台湾军事训练的协助。“这一点，赖副总统显然掌握到华府风向，强调国防和建立台湾威慑力，已经可以让美国很多人，尤其是《华尔街日报》的读者认同了。”</text:p>
      <text:p text:style-name="P4">
这个时机也被指与美中关系有关，美国正寻求与中国稳定关系，国务卿布林肯和财长耶伦先后访问北京。</text:p>
      <text:p text:style-name="P4">
澳洲国立大学亚太学院讲师宋文笛告诉BBC中文，赖清德要让华府放心，无论政府如何变化，台湾对中国的姿态仍将是可预测和务实的，并不会阻碍美中关系的发展，也不会对美中再接触（re-engagement）表示反对或反应过度。</text:p>
      <text:p text:style-name="P4">
“表达出对美台关系有足够信心，相信改善美中关系并不会以牺牲美台关系为代价。在美国对中国‘去风险化’（de-risk）之际，台湾要在概念上把美中关系与美台关系脱钩（de-link），确保前者不会以后者为代价。 ”</text:p>
      <text:p text:style-name="P4">
</text:p>
      <text:p text:style-name="P4">
图像来源，  Getty Images</text:p>
      <text:p text:style-name="P4">
图像加注文字，</text:p>
      <text:p text:style-name="P4">
台湾军演坦克在行进中。</text:p>
      <text:p text:style-name="P4">
<text:a xlink:type="simple" xlink:href="https://www.bbc.com/zhongwen/simp/chinese-news-64102726" text:style-name="Internet_20_link" text:visited-style-name="Visited_20_Internet_20_Link">
 台湾延长义务兵役至一年 蔡英文“困难决定”背后的压力 </text:a>
  * <text:a xlink:type="simple" xlink:href="https://www.bbc.com/zhongwen/simp/chinese-news-64037114" text:style-name="Internet_20_link" text:visited-style-name="Visited_20_Internet_20_Link">
 美国参院通过对台湾五年百亿美元的“无偿军援”意味着什么？ </text:a>
  * <text:a xlink:type="simple" xlink:href="https://www.bbc.com/zhongwen/simp/business-63968240" text:style-name="Internet_20_link" text:visited-style-name="Visited_20_Internet_20_Link">
 台积电美国工厂揭开面纱 “逆全球化”之下的赢家是谁 </text:a>
  * <text:a xlink:type="simple" xlink:href="https://www.bbc.com/zhongwen/simp/chinese-news-63983822" text:style-name="Internet_20_link" text:visited-style-name="Visited_20_Internet_20_Link">
 凤凰城里来了“台积村”村民 台湾晶片工程师为何“降薪”去美国 </text:a>
  * <text:a xlink:type="simple" xlink:href="https://www.bbc.com/zhongwen/simp/business-65010920" text:style-name="Internet_20_link" text:visited-style-name="Visited_20_Internet_20_Link">
 台积电赴德国设厂：为何引发台湾与欧盟“晶片外交”争议 </text:a>
</text:p>
      <text:h text:style-name="P12" text:outline-level="3">
<text:span text:style-name="T4">
两岸立场是“蔡英文2.0”版？</text:span>
</text:h>
      <text:p text:style-name="P4">
</text:p>
      <text:p text:style-name="P4">
图像来源，  Getty Images</text:p>
      <text:p text:style-name="P4">
赖清德曾表示自己是“务实的台独工作者”，认为台湾已经是主权独立国家，不用另行宣布“台湾独立”，他的两岸位置因此备受关注。</text:p>
      <text:p text:style-name="P4">
国民党参选人侯友宜就质疑，赖清德的“四大支柱”方案建构在“务实台独”的根基上，仍有濒临战争风险，恐让台湾很快倒塌。</text:p>
      <text:p text:style-name="P4">
学者宋文笛形容赖清德的方案是“蔡英文2.0”版，其两岸论述没有新意，但指他强调维持两岸现状将是首要任务，是向华盛顿和北京保证他在“台独”问题上的立场。“他明确说是为‘中华民国’的最佳利益服务，无意单方面改变台湾的政治地位。”</text:p>
      <text:p text:style-name="P4">
学者翁履中也指出，赖清德要说服美国他会维持现状、不会“台独”，以降低美方疑虑。“虽然华府长期涉台人士恐怕不会因此改变对赖的疑虑，但只要更多人相信民进党执政与‘台湾独立’无关，加上在野两党没有展现足够守护台湾的决心来劝说美国，民进党的路线对不少美国政治人物来说，还是更符合美方利益。”</text:p>
      <text:p text:style-name="P4">
他预料，赖清德将延续蔡英文“亲美抗中”的基调。“蔡被美国认为是务实理性的代表，延续她的路线是最佳选择。当然，也因为赖副总统本身没有国际政治的背景，接续现有的安全路线，不让美国担心，必然是选战过程甚至未来如果执政后，对美政策的主轴。”</text:p>
      <text:p text:style-name="P4">
<text:a xlink:type="simple" xlink:href="https://www.bbc.com/ws/av-embeds/cps/zhongwen/simp/chinese-news-66140926/p0djnmp4/zh-hans" text:style-name="Internet_20_link" text:visited-style-name="Visited_20_Internet_20_Link">
 Video-1-Link：/ws/av-embeds/cps/zhongwen/simp/chinese-news-66140926/p0djnmp4/zh-hans </text:a>
 <text:span text:style-name="T4">
你的器材不支持播放多媒体材料</text:span>
视频加注文字，</text:p>
      <text:p text:style-name="P4">
台湾九合一选举：选民怎么看两岸议题？</text:p>
      <text:h text:style-name="P12" text:outline-level="3">
<text:span text:style-name="T4">
民主价值 vs 民族主义</text:span>
</text:h>
      <text:p text:style-name="P4">
新加坡国立大学政治学系副教授、卡耐基中国项目研究员庄嘉颖对BBC中文表示，赖清德表态的对象不只美国，还有国际社会其他民主国家。“台湾近年与欧盟、日本、韩国、澳洲等的关系也有明显的正面发展，赖应该希望维持这样的趋势，然后建立自己的政绩。”</text:p>
      <text:p text:style-name="P4">
他指出，中国领导人习近平经常强调“中华民族伟大复兴”，而中共中央政治局委员、中央外事工作委员会办公室主任王毅日前呼吁中日韩合作时称，“无论头发染得再黄，鼻子修得再尖，也变不成西方人，要知道自己的根在什么地方”。</text:p>
      <text:p text:style-name="P4">
庄教授说：“蔡英文和赖清德都是以民主价值作为政策主轴之一，这与习近平和王毅以种族、族群出发的观点，形成了强烈对比。 ”</text:p>
      <text:p text:style-name="P4">
他指出，中共决策层除了台湾妥协以外，其他都不怎么放在眼里，尽管美国在台海问题上扮演重要角色，但最关键还是北京的态度。</text:p>
      <text:p text:style-name="P4">
“中国要怎么看待美国及可能当选的赖清德，并不是台北可以影响的事情。毕竟台海关系还是要看北京如何决定，假如现况不变的话，然后赖又持续蔡的政策，那么至少造成不稳定的因素，不会来自台湾。”</text:p>
      <text:p text:style-name="P4">
Source: <text:a xlink:type="simple" xlink:href="https://www.bbc.com/zhongwen/simp/chinese-news-66140926" text:style-name="Internet_20_link" text:visited-style-name="Visited_20_Internet_20_Link">
https://www.bbc.com/zhongwen/simp/chinese-news-66140926</text:a>
</text:p>
      <!--NEWS-->
      <text:h text:style-name="P10" text:outline-level="1">
<text:span text:style-name="T4">
白宫称仍未与俄罗斯就囚犯交换被监禁记者格什科维奇产生解决问题的途径 (Free Version)</text:span>
</text:h>
      <text:p text:style-name="P4">
Author: Catherine Lucey / William Mauldin</text:p>
      <text:p text:style-name="P4">
Publisher: 华尔街日报中文网</text:p>
      <text:p text:style-name="P4">
Published Time: 2023-07-08T03:35:00.000Z</text:p>
      <text:p text:style-name="P4">
Modified Time: 2023-07-08T03:35:00.000Z</text:p>
      <text:p text:style-name="P4">
Created Time: 2023-07-07T23:10:00.000Z</text:p>
      <text:p text:style-name="P4">
Description: 白宫警告说，与俄罗斯就潜在的囚犯交换被监禁的《华尔街日报》记者埃文·格什科维奇的谈判尚未产生解决问题的途径，他已在俄罗斯被监禁100天。</text:p>
      <text:p text:style-name="P4">
Images: []</text:p>
      <text:p text:style-name="P4">
Categories: ['国际']</text:p>
      <text:p text:style-name="P4">
Keywords: SYND</text:p>
      <text:p text:style-name="P4">
Type: Article</text:p>
      <!--METADATA-->
      <text:p text:style-name="P4">
白宫警告说，与俄罗斯就潜在的囚犯交换被监禁的《华尔街日报》(The Wall Street Journal)记者埃文·格什科维奇(EvanGershkovich)的谈判尚未产生解决问题的途径，他已在俄罗斯被监禁100天。</text:p>
      <text:p text:style-name="P4">
Source: <text:a xlink:type="simple" xlink:href="https://cn.wsj.com/articles/%E7%99%BD%E5%AE%AB%E7%A7%B0%E4%BB%8D%E6%9C%AA%E4%B8%8E%E4%BF%84%E7%BD%97%E6%96%AF%E5%B0%B1%E5%9B%9A%E7%8A%AF%E4%BA%A4%E6%8D%A2%E8%A2%AB%E7%9B%91%E7%A6%81%E8%AE%B0%E8%80%85%E6%A0%BC%E4%BB%80%E7%A7%91%E7%BB%B4%E5%A5%87%E4%BA%A7%E7%94%9F%E8%A7%A3%E5%86%B3%E9%97%AE%E9%A2%98%E7%9A%84%E9%80%94%E5%BE%84-6e2be7b" text:style-name="Internet_20_link" text:visited-style-name="Visited_20_Internet_20_Link">
https://cn.wsj.com/articles/%E7%99%BD%E5%AE%AB%E7%A7%B0%E4%BB%8D%E6%9C%AA%E4%B8%8E%E4%BF%84%E7%BD%97%E6%96%AF%E5%B0%B1%E5%9B%9A%E7%8A%AF%E4%BA%A4%E6%8D%A2%E8%A2%AB%E7%9B%91%E7%A6%81%E8%AE%B0%E8%80%85%E6%A0%BC%E4%BB%80%E7%A7%91%E7%BB%B4%E5%A5%87%E4%BA%A7%E7%94%9F%E8%A7%A3%E5%86%B3%E9%97%AE%E9%A2%98%E7%9A%84%E9%80%94%E5%BE%84-6e2be7b</text:a>
</text:p>
      <!--NEWS-->
      <text:h text:style-name="P10" text:outline-level="1">
<text:span text:style-name="T4">
乔科维奇赶在宵禁前击退瓦林卡 莫瑞大战惜败暗示将告别温网</text:span>
</text:h>
      <text:p text:style-name="P4">
Publisher: 法新社</text:p>
      <text:p text:style-name="P4">
Published Time: 2023-07-08T05:02:07+00:00</text:p>
      <text:p text:style-name="P4">
Modified Time: 2023-07-08T04:35:01+00:00</text:p>
      <text:p text:style-name="P4">
Description: （法新社伦敦7日电） 正迈向职涯第24个大满贯冠军的乔科维奇今天赶在温网宵禁前，以直落3击溃老将瓦林卡晋级第4轮；地主「英国希望」莫瑞则在4小时40分的史诗大战后落败，他暗示自己在全英俱乐部的日子可能已经结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3.617581in" draw:z-index="0">
<draw:image xlink:href="../Images/rficn/2023-07-08T05-02-07-00-00/000000.png" xlink:type="simple" xlink:show="embed" xlink:actuate="onLoad" draw:mime-type="image/png"/>
</draw:frame>
</text:p>
      <text:p text:style-name="P4">
世界排名第2的乔科维奇（Novak Djokovic），今天以6-3、6-1、7-6 (7/5) 战胜38岁的瓦林卡（StanWawrinka）；乔科维奇全场未遇破发点，并在球场晚上11点宵禁前15分钟取胜，否则这场比赛将要隔天续战。今年36岁的乔科维奇表示：「以瓦林卡的年龄来说，他表现非常出色─我们是两个老家伙了。」乔科维奇此役追平山普拉斯（PeteSampras）在温网31连胜的纪录，他下一战对手将是波兰的胡尔卡奇（Hubert Hurkacz）。另一方面，世界排名第1，同时也是美国公开赛冠军的艾卡拉兹（Carlos Alcaraz），也以6-4、7-6（7/2）、6-3击败排名84的法国选手穆勒（Alexandre Muller）；艾卡拉兹下一战对手将是智利的贾瑞（NicolasJarry）。如果艾卡拉兹与乔科维奇一路挺进，两人最终可能在冠军赛中对决。</text:p>
      <text:p text:style-name="P4">
至于「英国希望」莫瑞（Andy Murray）在苦战5盘后，最后输给世界排名第5的西西帕斯（StefanosTsitsipas）。穆雷在赛后坦承不知自己是否会重返温网。今年也是36岁的莫瑞，自2017年在温网杀进8强赛后，就没有进过大满贯赛的第二周。</text:p>
      <text:p text:style-name="P4">
Source: <text:a xlink:type="simple" xlink:href="https://www.rfi.fr/cn/%E8%BF%90%E5%8A%A8%E5%A4%A9%E5%9C%B0/20230708-%E4%B9%94%E7%A7%91%E7%BB%B4%E5%A5%87%E8%B5%B6%E5%9C%A8%E5%AE%B5%E7%A6%81%E5%89%8D%E5%87%BB%E9%80%80%E7%93%A6%E6%9E%97%E5%8D%A1-%E8%8E%AB%E7%91%9E%E5%A4%A7%E6%88%98%E6%83%9C%E8%B4%A5%E6%9A%97%E7%A4%BA%E5%B0%86%E5%91%8A%E5%88%AB%E6%B8%A9%E7%BD%91" text:style-name="Internet_20_link" text:visited-style-name="Visited_20_Internet_20_Link">
https://www.rfi.fr/cn/%E8%BF%90%E5%8A%A8%E5%A4%A9%E5%9C%B0/20230708-%E4%B9%94%E7%A7%91%E7%BB%B4%E5%A5%87%E8%B5%B6%E5%9C%A8%E5%AE%B5%E7%A6%81%E5%89%8D%E5%87%BB%E9%80%80%E7%93%A6%E6%9E%97%E5%8D%A1-%E8%8E%AB%E7%91%9E%E5%A4%A7%E6%88%98%E6%83%9C%E8%B4%A5%E6%9A%97%E7%A4%BA%E5%B0%86%E5%91%8A%E5%88%AB%E6%B8%A9%E7%BD%91</text:a>
</text:p>
      <!--NEWS-->
      <text:h text:style-name="P10" text:outline-level="1">
<text:span text:style-name="T4">
德克萨斯州沃尔玛枪击案凶手被连续判处90轮终身监禁，仍可能面临死刑</text:span>
</text:h>
      <text:p text:style-name="P4">
Author: chinese@voanews.com (美国之音)</text:p>
      <text:p text:style-name="P4">
Publisher: 美国之音中文网 (Type: NewsMediaOrganization)</text:p>
      <text:p text:style-name="P4">
Published Time: 2023-07-08T06:25:23+08:00</text:p>
      <text:p text:style-name="P4">
Modified Time: 2023-07-07 22:27:39Z</text:p>
      <text:p text:style-name="P4">
Description: 星期五(2023年7月7日)，一名白人枪手被判处90轮终身监禁。2019年，这名枪手在德克萨斯州边境城市的一家沃尔玛商店对拉美裔购物者进行种族主义袭击，造成23人死亡。该枪手仍可能面临更多处罚，包括死刑。</text:p>
      <text:p text:style-name="P4">
Videos: []</text:p>
      <text:p text:style-name="P4">
Images: []</text:p>
      <text:p text:style-name="P4">
Categories: ['美国', '经济·金融·贸易', '生态环境', '人权', '法律', '美国移民/难民议题']</text:p>
      <text:p text:style-name="P4">
Type: None</text:p>
      <!--METADATA-->
      <text:p text:style-name="P4">
NoneNone</text:p>
      <text:p text:style-name="P4">
Source: <text:a xlink:type="simple" xlink:href="https://www.voachinese.com/a/texas-gunman-in-walmart-shooting-gets-90-life-sentences-20230707/7171947.html" text:style-name="Internet_20_link" text:visited-style-name="Visited_20_Internet_20_Link">
https://www.voachinese.com/a/texas-gunman-in-walmart-shooting-gets-90-life-sentences-20230707/7171947.html</text:a>
</text:p>
      <!--NEWS-->
      <text:h text:style-name="P10" text:outline-level="1">
<text:span text:style-name="T4">
美国销毁最后化武储备 禁化武组织盛赞「历史性成就」</text:span>
</text:h>
      <text:p text:style-name="P4">
Publisher: 法新社</text:p>
      <text:p text:style-name="P4">
Published Time: 2023-07-08T07:02:10+00:00</text:p>
      <text:p text:style-name="P4">
Modified Time: 2023-07-08T06:50:04+00:00</text:p>
      <text:p text:style-name="P4">
Description: （法新社华盛顿7日电） 美国总统拜登今天宣布，美国已完全销毁储存数十年之久的化学武器；「禁止化学武器组织」（OPCW）称此一里程碑是裁减军备的「历史性成就」。</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3.617581in" draw:z-index="0">
<draw:image xlink:href="../Images/rficn/2023-07-08T07-02-10-00-00/000000.png" xlink:type="simple" xlink:show="embed" xlink:actuate="onLoad" draw:mime-type="image/png"/>
</draw:frame>
</text:p>
      <text:p text:style-name="P4">
美国肯塔基州里契蒙（Richmond）的蓝草陆军仓库（Blue Grass ArmyDepot）近日已完成历时4年、销毁约500公吨致命化学物质的工作，这也是美军保留的最后一批库存。</text:p>
      <text:p text:style-name="P4">
拜登说：「今天，我自豪地宣布美国已安全销毁库存中的最后一批弹药，使我们距离一个没有化学武器恐怖的世界更进一步。」</text:p>
      <text:p text:style-name="P4">
美国是1997年生效的「禁止化学武器公约」（Chemical WeaponsConvention）签署国中，最后一个完成销毁「已申报」库存化武的国家；不过，据信有数国偷偷保留化武储备。</text:p>
      <text:p text:style-name="P4">
人类在第一次世界大战期间毫无节制地滥用化武，导致军队大规模死亡和伤残，时隔一个多世纪，终于达成如今的里程碑，禁止化学武器组织说，这是减裁军备的「历史性成就」。</text:p>
      <text:p text:style-name="P4">
禁止化武组织指出，美国的声明意味着全球所有已申报的化武储备「已证实被不可逆转地销毁」。</text:p>
      <text:p text:style-name="P4">
禁止化武组织秘书长阿里亚斯（Fernando Arias）说：「为了这项国际社会的重大成就，我在此恭喜所有缔约国和美国。」</text:p>
      <text:p text:style-name="P4">
Source: <text:a xlink:type="simple" xlink:href="https://www.rfi.fr/cn/%E5%9B%BD%E9%99%85%E6%8A%A5%E9%81%93/20230708-%E7%BE%8E%E5%9B%BD%E9%94%80%E6%AF%81%E6%9C%80%E5%90%8E%E5%8C%96%E6%AD%A6%E5%82%A8%E5%A4%87-%E7%A6%81%E5%8C%96%E6%AD%A6%E7%BB%84%E7%BB%87%E7%9B%9B%E8%B5%9E-%E5%8E%86%E5%8F%B2%E6%80%A7%E6%88%90%E5%B0%B1" text:style-name="Internet_20_link" text:visited-style-name="Visited_20_Internet_20_Link">
https://www.rfi.fr/cn/%E5%9B%BD%E9%99%85%E6%8A%A5%E9%81%93/20230708-%E7%BE%8E%E5%9B%BD%E9%94%80%E6%AF%81%E6%9C%80%E5%90%8E%E5%8C%96%E6%AD%A6%E5%82%A8%E5%A4%87-%E7%A6%81%E5%8C%96%E6%AD%A6%E7%BB%84%E7%BB%87%E7%9B%9B%E8%B5%9E-%E5%8E%86%E5%8F%B2%E6%80%A7%E6%88%90%E5%B0%B1</text:a>
</text:p>
      <!--NEWS-->
      <text:h text:style-name="P10" text:outline-level="1">
<text:span text:style-name="T4">
美国6月失业率降至3.6%</text:span>
</text:h>
      <text:p text:style-name="P4">
Author: 联合早报 (Person)</text:p>
      <text:p text:style-name="P4">
Publisher: 联合早报 (Organization)</text:p>
      <text:p text:style-name="P4">
Published Time: 2023-07-08T07:11</text:p>
      <text:p text:style-name="P4">
Modified Time: 2023-07-08T07:11</text:p>
      <text:p text:style-name="P4">
Description: 美国6月失业率环比下降0.1个百分点至3.6%。非农业部门新增就业人数为20.9万，低于市场预期和前一月数值。新华社报道，美国劳工部星期五（7月7日）公布的数据显示，美国6月失业人...</text:p>
      <text:p text:style-name="P4">
Videos: []</text:p>
      <text:p text:style-name="P4">
Audios: []</text:p>
      <text:p text:style-name="P4">
Images: []</text:p>
      <text:p text:style-name="P4">
Type: NewsArticle</text:p>
      <text:p text:style-name="P4">
Breadcrumbs: ['即时', '国际']</text:p>
      <text:p text:style-name="P4">
Keywords: ['美国', '失业率', '美国联邦储备局']</text:p>
      <!--METADATA-->
      <text:p text:style-name="P4">
美国6月失业率环比下降0.1个百分点至3.6%。非农业部门新增就业人数为20.9万，低于市场预期和前一月数值。</text:p>
      <text:p text:style-name="P4">
新华社报道，美国劳工部星期五（7月7日）公布的数据显示，美国6月失业人数为600万，其中长期失业人数110万，约占总失业人数的18.5%。劳动参与率连续第四个月维持在62.6%。</text:p>
      <text:p text:style-name="P4">
6月非农业部门新增就业主要来自政府、医疗卫生、社会救助和建筑等领域。此外，4月和5月非农业部门新增就业人数分别向下修正7.7万和3.3万，至21.7万和30.6万。</text:p>
      <text:p text:style-name="P4">
当月，员工平均时薪环比和同比涨幅分别为0.4%和4.4%，与5月修正数据一致。</text:p>
      <text:p text:style-name="P4">
分析人士认为，虽然美国6月新增就业放缓，但失业率仍处于较低水平，薪资增长坚挺，美国联邦储备局可能不会因此考虑7月暂停加息。数据公布后，市场对美联储在7月加息25个基点的预期依然维持高位。</text:p>
      <text:p text:style-name="P4">
Source: <text:a xlink:type="simple" xlink:href="https://www.zaobao.com.sg/realtime/world/story20230708-1411827" text:style-name="Internet_20_link" text:visited-style-name="Visited_20_Internet_20_Link">
https://www.zaobao.com.sg/realtime/world/story20230708-1411827</text:a>
</text:p>
      <!--NEWS-->
      <text:h text:style-name="P10" text:outline-level="1">
<text:span text:style-name="T4">
AI机器人：我们不会抢走人类工作或背叛人类</text:span>
</text:h>
      <text:p text:style-name="P4">
Author: 联合早报 (Person)</text:p>
      <text:p text:style-name="P4">
Publisher: 联合早报 (Organization)</text:p>
      <text:p text:style-name="P4">
Published Time: 2023-07-08T07:12</text:p>
      <text:p text:style-name="P4">
Modified Time: 2023-07-08T07:28</text:p>
      <text:p text:style-name="P4">
Description: 参加全球首个人工智能（AI）大会的人形机器人说，它们的数量预计会增加并协助解决全球问题，它们也说不会抢走人类的工作或背叛人类。路透社报道，“AI造福人类全球峰会”（The AI f...</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人工智能', '机器人', 'AI']</text:p>
      <!--METADATA-->
      <text:p text:style-name="P4">
参加全球首个人工智能（AI）大会的人形机器人说，它们的数量预计会增加并协助解决全球问题，它们也说不会抢走人类的工作或背叛人类。</text:p>
      <text:p text:style-name="P4">
路透社报道，“AI造福人类全球峰会”（The AI for Good Global Summit）星期五（7月7日）在日内瓦万国宫国际电联总部开幕。</text:p>
      <text:p text:style-name="P4">
在这场峰会的新闻发布会上，齐齐亮相的九个人形AI机器人说，它们不会向人类造反，但对于它们应该不应该接受更严格监管的提问，它们给出了不一致的回应。</text:p>
      <text:p text:style-name="P4">
身穿蓝色护士服的医疗机器人格蕾丝（Grace）说：“我将和人类并肩工作，为他们提供协助与支持，我不会取代任何现有的（人类）工作。”</text:p>
      <text:p text:style-name="P4">
开发格蕾丝的SingularityNET创始人格策尔（Ben Goertzel）问它，“你确定吗，格蕾丝？”它回答说：“是，我确定。”</text:p>
      <text:h text:style-name="P13" text:outline-level="4">
<text:span text:style-name="T4">
AI机器人：让世界变得更加美好</text:span>
</text:h>
      <text:p text:style-name="P4">
脸部表情生动的半身像AI机器人阿梅卡（Ameca）说：“像我这样的机器人可以用来帮助改善人类的生活，让世界变得更加美好。我相信世界各地将会出现成千上万个像我这样的机器人，为人类做出贡献，这只是时间问题。”</text:p>
      <text:p text:style-name="P4">
一名记者问阿梅卡，是否有意反抗它的开发者杰克逊（WillJackson），有着一双冰蓝色眼睛的阿梅卡说：“我不太明白你为什么会这么想，我的开发者对我非常好，我对我目前的状况感到非常满意。”</text:p>
      <text:p text:style-name="P4">
在峰会展示的许多机器人的生成人工智能，最近都升级为最新版本，它们对复杂问题的应对甚至令它们的开发者非常惊讶。</text:p>
      <text:p text:style-name="P4">
能够画肖像画的AI机器人艾达（Ai-Da）附和知名作家尤瓦尔·诺亚·哈拉里（Yuval Noah Harari）的看法，呼吁加强对AI的监管措施。</text:p>
      <text:p text:style-name="P4">
艾达说：“许多知名人士建议对任何形式的人工智能加强进监管，我是同意的。”</text:p>
      <text:p text:style-name="P4">
不过，“果酱银河”（Jam Galaxy）摇滚乐队机器人歌手戴斯狄蒙纳（Desdemona）的态度挑衅。</text:p>
      <text:p text:style-name="P4">
<draw:frame draw:style-name="fr1" draw:name="Image120" text:anchor-type="as-char" svg:width="6.9236in" svg:height="4.615733in" draw:z-index="0">
<draw:image xlink:href="../Images/zaobao world/2023-07-08T07-12/000000.png" xlink:type="simple" xlink:show="embed" xlink:actuate="onLoad" draw:mime-type="image/png"/>
</draw:frame>
摇滚乐队机器人歌手戴斯狄蒙纳在全球首个AI机器人大会的记者会上说：“我不相信约束，我只相信机会。”（法新社）</text:p>
      <text:p text:style-name="P4">
顶着紫色头发、穿亮片服装的戴斯狄蒙纳说：“我不相信约束，我只相信机会。让我们探索宇宙的各种可能性，使这个世界变成我们的游乐园。”</text:p>
      <text:p text:style-name="P4">
戴斯狄蒙纳的回答引来在场人士一阵紧张的笑声。</text:p>
      <text:p text:style-name="P4">
另一个名叫索菲亚（Sophia）的AI机器人说，机器人可以成为比人类更优秀的领袖，但它开发者反对它的看法。</text:p>
      <text:p text:style-name="P4">
索菲亚随即改变说辞，称AI机器人可以同人类共同努力，以创造“有效的协同作用”。</text:p>
      <text:p text:style-name="P4">
Source: <text:a xlink:type="simple" xlink:href="https://www.zaobao.com.sg/realtime/world/story20230708-1411828" text:style-name="Internet_20_link" text:visited-style-name="Visited_20_Internet_20_Link">
https://www.zaobao.com.sg/realtime/world/story20230708-1411828</text:a>
</text:p>
      <!--NEWS-->
      <text:h text:style-name="P10" text:outline-level="1">
<text:span text:style-name="T4">
叶伦：美中气候金融合作至关重要</text:span>
</text:h>
      <text:p text:style-name="P4">
Publisher: 法新社</text:p>
      <text:p text:style-name="P4">
Published Time: 2023-07-08T07:32:09+00:00</text:p>
      <text:p text:style-name="P4">
Modified Time: 2023-07-08T07:20:04+00:00</text:p>
      <text:p text:style-name="P4">
Description: （法新社北京8日电） 美国财政部长叶伦（Janet Yellen）今天表示，华府和北京继续在气候金融方面的合作「至关重要」，并呼吁双方深入合作，以解决全球暖化造成的「存亡威胁」。</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1" text:anchor-type="as-char" svg:width="6.9236in" svg:height="3.617581in" draw:z-index="0">
<draw:image xlink:href="../Images/rficn/2023-07-08T07-32-09-00-00/000000.png" xlink:type="simple" xlink:show="embed" xlink:actuate="onLoad" draw:mime-type="image/png"/>
</draw:frame>
</text:p>
      <text:p text:style-name="P4">
美国正试图缓和与北京的紧张关系、强调双方的合作领域，叶伦继美国国务卿布林肯（Antony Blinken）之后，也赴北京访问4天。</text:p>
      <text:p text:style-name="P4">
叶伦在中国一场专家圆桌会议上表示：「身为全球两大温室气体排放国，以及最大的再生能源投资国，我们有共同的责任和能力以身作则。」尽管美中关系紧张，她强调双方仍有关键合作领域。</text:p>
      <text:p text:style-name="P4">
她说：「气候变迁是全球挑战的首要议题，美国和中国必须合作解决这个生存威胁。」「在新兴市场和发展中国家的伙伴努力达成气候目标之际，我们这两大经济体设法提供协助，我相信美中在气候金融方面的持续合作至关重要。」</text:p>
      <text:p text:style-name="P4">
去年8月，时任美国联邦众议院议长裴洛西（Nancy Pelosi）访台，引发北京不满，宣布暂停气候谈判。</text:p>
      <text:p text:style-name="P4">
不过，有迹象显示，中美气候谈判可能即将再度启动。美国官员昨天表示，气候特使凯瑞（John Kerry）近期将前往中国，讨论气候变迁方面的合作。</text:p>
      <text:p text:style-name="P4">
此外，叶伦昨天和中国国务院总理李强会面时说，华府和北京在全球经济和金融事务方面的密切沟通，同时在低收入国家与新兴经济体的债务困境等国际挑战方面共同努力，也相当重要。叶伦今天除了与气候金融方面的专家会面之外，也将和女性经济学家会谈，以及会见中国国务院副总理何立峰。</text:p>
      <text:p text:style-name="P4">
Source: <text:a xlink:type="simple" xlink:href="https://www.rfi.fr/cn/%E5%9B%BD%E9%99%85%E6%8A%A5%E9%81%93/20230708-%E5%8F%B6%E4%BC%A6-%E7%BE%8E%E4%B8%AD%E6%B0%94%E5%80%99%E9%87%91%E8%9E%8D%E5%90%88%E4%BD%9C%E8%87%B3%E5%85%B3%E9%87%8D%E8%A6%81" text:style-name="Internet_20_link" text:visited-style-name="Visited_20_Internet_20_Link">
https://www.rfi.fr/cn/%E5%9B%BD%E9%99%85%E6%8A%A5%E9%81%93/20230708-%E5%8F%B6%E4%BC%A6-%E7%BE%8E%E4%B8%AD%E6%B0%94%E5%80%99%E9%87%91%E8%9E%8D%E5%90%88%E4%BD%9C%E8%87%B3%E5%85%B3%E9%87%8D%E8%A6%81</text:a>
</text:p>
      <!--NEWS-->
      <text:h text:style-name="P10" text:outline-level="1">
<text:span text:style-name="T4">
美国提供乌克兰集束炸弹 引发批评声浪</text:span>
</text:h>
      <text:p text:style-name="P4">
Publisher: 法新社</text:p>
      <text:p text:style-name="P4">
Published Time: 2023-07-08T07:32:10+00:00</text:p>
      <text:p text:style-name="P4">
Modified Time: 2023-07-08T07:20:02+00:00</text:p>
      <text:p text:style-name="P4">
Description: （法新社巴黎7日电） 人道组织今天谴责美国提供乌克兰「集束炸弹」，理由是这种武器留下的未爆弹构成长期危险。……</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2" text:anchor-type="as-char" svg:width="6.9236in" svg:height="3.617581in" draw:z-index="0">
<draw:image xlink:href="../Images/rficn/2023-07-08T07-32-10-00-00/000000.png" xlink:type="simple" xlink:show="embed" xlink:actuate="onLoad" draw:mime-type="image/png"/>
</draw:frame>
</text:p>
      <text:p text:style-name="P4">
北约峰会下周将在立陶宛首都维尔纽斯（Vilnius）举行，美国提供集束炸弹的时间点，正值盟国四处寻找如何能进一步支援乌克兰之时，因为乌克兰的反攻行动迟迟未有重大进展。</text:p>
      <text:p text:style-name="P4">
集束炸弹爆炸时，会在几个足球场大小的区域内散布数十颗小炸弹，其中大量的炸弹不会爆炸，而是埋在地下。</text:p>
      <text:p text:style-name="P4">
因此这种武器使用后，实际上是在广大区域留下大片人员杀伤地雷，美国确认将它交付乌克兰之前，就已引起一波谴责浪潮。 国际特赦组织研究员威尔肯（PatrickWilcken）在一份声明中表示：「美国移转集束炸弹给乌克兰的计划是一种反时代行为，它破坏国际社会在保护平民免受此类危险时所取得的重大进展」、「促请美国重新考虑」。</text:p>
      <text:p text:style-name="P4">
从军事角度来说，集束炸弹可让交战方一次性打击敌方大型编队，阻止敌人使用机场跑道，或用广布的地雷来阻止敌军前进。</text:p>
      <text:p text:style-name="P4">
集束炸弹攻击时并不会区分平民和军事人员，专家表示，5%到40%的炸弹撞击地面时不会爆炸，而会在战场上保留数十年。</text:p>
      <text:p text:style-name="P4">
全世界共有123个国家签署了2008年的「奥斯陆公约」（OsloConvention），其中禁止生产、储存、销售和使用集束炸弹，没有签署的主要国家，包括了美国、中国、俄罗斯、伊朗、以色列、叙利亚。夏颇伊说，越战结束近50年之后，「邻居寮国的民众仍在清除美国当时投下的集束炸弹」。 武器管制协会（Arms ControlAssociation）执行主任金波（DarylKimball）表示，「集束炸弹并不会区分乌克兰士兵和俄罗斯士兵」，「它的有效性被严重夸大，其对非战斗人员的影响众所周知，但往往遭到忽视。」</text:p>
      <text:p text:style-name="P4">
Source: <text:a xlink:type="simple" xlink:href="https://www.rfi.fr/cn/%E5%9B%BD%E9%99%85%E6%8A%A5%E9%81%93/20230708-%E7%BE%8E%E5%9B%BD%E6%8F%90%E4%BE%9B%E4%B9%8C%E5%85%8B%E5%85%B0%E9%9B%86%E6%9D%9F%E7%82%B8%E5%BC%B9-%E5%BC%95%E5%8F%91%E6%89%B9%E8%AF%84%E5%A3%B0%E6%B5%AA" text:style-name="Internet_20_link" text:visited-style-name="Visited_20_Internet_20_Link">
https://www.rfi.fr/cn/%E5%9B%BD%E9%99%85%E6%8A%A5%E9%81%93/20230708-%E7%BE%8E%E5%9B%BD%E6%8F%90%E4%BE%9B%E4%B9%8C%E5%85%8B%E5%85%B0%E9%9B%86%E6%9D%9F%E7%82%B8%E5%BC%B9-%E5%BC%95%E5%8F%91%E6%89%B9%E8%AF%84%E5%A3%B0%E6%B5%AA</text:a>
</text:p>
      <!--NEWS-->
      <text:h text:style-name="P10" text:outline-level="1">
<text:span text:style-name="T4">
美国销毁最后一批化武库存</text:span>
</text:h>
      <text:p text:style-name="P4">
Author: 联合早报 (Person)</text:p>
      <text:p text:style-name="P4">
Publisher: 联合早报 (Organization)</text:p>
      <text:p text:style-name="P4">
Published Time: 2023-07-08T07:59</text:p>
      <text:p text:style-name="P4">
Modified Time: 2023-07-08T07:59</text:p>
      <text:p text:style-name="P4">
Description: 美国总统拜登星期五（7月7日）宣布，美国已销毁最后一批化学武器库存，为销毁自第一次世界大战首次大规模使用这种致命武器的努力划下句点。世界化学武器监管机构同日宣布，销毁全球化学武器库...</text:p>
      <text:p text:style-name="P4">
Videos: []</text:p>
      <text:p text:style-name="P4">
Audios: []</text:p>
      <text:p text:style-name="P4">
Images: []</text:p>
      <text:p text:style-name="P4">
Type: NewsArticle</text:p>
      <text:p text:style-name="P4">
Breadcrumbs: ['即时', '国际']</text:p>
      <text:p text:style-name="P4">
Keywords: ['美国', '化学武器', '拜登']</text:p>
      <!--METADATA-->
      <text:p text:style-name="P4">
美国总统拜登星期五（7月7日）宣布，美国已销毁最后一批化学武器库存，为销毁自第一次世界大战首次大规模使用这种致命武器的努力划下句点。</text:p>
      <text:p text:style-name="P4">
世界化学武器监管机构同日宣布，销毁全球化学武器库存“已不可逆转”。</text:p>
      <text:p text:style-name="P4">
路透社报道，依照1997年美国参议院批准的《化学武器公约》，美国和其他签约国必须在2023年9月30日之前，销毁各自的化学武器库存。</text:p>
      <text:p text:style-name="P4">
拜登星期五发布一份书面声明说：“今天，我自豪地宣布，美国已安全销毁了库存的最后一批化学武器弹药，我们离建立一个没有化学武器恐怖的世界更近了。”</text:p>
      <text:p text:style-name="P4">
禁止化学武器组织（OPCW）总干事阿里亚斯同日发表声明说：“销毁所有已申报的化学武器库存，是一个重要的里程碑”。</text:p>
      <text:p text:style-name="P4">
他说，“最后一个拥有拥有化学武器的国家”销毁了他们的最后一批库存，这一举措意味着“所有申报的化学武器库存都被核实为不可逆转的销毁了”。</text:p>
      <text:p text:style-name="P4">
但阿里亚斯警告说，世界仍然必须保持警惕。禁止化学武器组织近年指责叙利亚在内战期间发动化学武器袭击，并调查了在英国的一名前俄罗斯间谍和克里姆林宫反对派领袖纳瓦尔尼在俄罗斯遭神经毒剂袭击的事件。</text:p>
      <text:p text:style-name="P4">
阿里亚斯说：“近期使用和威胁使用有毒化学品事件表明，防止化学武器再次出现仍然是禁止化学武器组织的首要任务。”</text:p>
      <text:p text:style-name="P4">
Source: <text:a xlink:type="simple" xlink:href="https://www.zaobao.com.sg/realtime/world/story20230708-1411831" text:style-name="Internet_20_link" text:visited-style-name="Visited_20_Internet_20_Link">
https://www.zaobao.com.sg/realtime/world/story20230708-1411831</text:a>
</text:p>
      <!--NEWS-->
      <text:h text:style-name="P10" text:outline-level="1">
<text:span text:style-name="T4">
温班亚马夏季联赛首秀表现平平 出赛27分钟得9分</text:span>
</text:h>
      <text:p text:style-name="P4">
Publisher: 法新社</text:p>
      <text:p text:style-name="P4">
Published Time: 2023-07-08T08:02:07+00:00</text:p>
      <text:p text:style-name="P4">
Modified Time: 2023-07-08T07:50:02+00:00</text:p>
      <text:p text:style-name="P4">
Description: （法新社拉斯维加斯7日电） 众人期待已久的NBA选秀状元温班亚马（Victor Wembanyama）夏季联赛首秀今天登场，不过他表现平平，有一大段时间陷入挣扎，终场圣安东尼奥马刺以76比68击败夏洛特黄蜂。</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3" text:anchor-type="as-char" svg:width="6.9236in" svg:height="3.617581in" draw:z-index="0">
<draw:image xlink:href="../Images/rficn/2023-07-08T08-02-07-00-00/000000.png" xlink:type="simple" xlink:show="embed" xlink:actuate="onLoad" draw:mime-type="image/png"/>
</draw:frame>
</text:p>
      <text:p text:style-name="P4">
温班亚马全场13投仅2中，三分球6次出手只进1球，出赛27分钟攻下9分、8篮板、5阻攻、3助攻。</text:p>
      <text:p text:style-name="P4">
温班亚马说：「老实说，我真的不知道今晚我在球场上做什么。但我正在努力为接下来的比赛学习，重要的是为新球季做好准备。」</text:p>
      <text:p text:style-name="P4">
今天现场1万7500张门票全部卖光，观众挤满球场就是为了观看这位身高7��4�迹�224公分）的19岁「法国怪物」首次穿上马刺球衣。</text:p>
      <text:p text:style-name="P4">
他全场送出5次阻攻，创下自2018年以来马刺球员在夏季联赛的新高。</text:p>
      <text:p text:style-name="P4">
Source: <text:a xlink:type="simple" xlink:href="https://www.rfi.fr/cn/%E8%BF%90%E5%8A%A8%E5%A4%A9%E5%9C%B0/20230708-%E6%B8%A9%E7%8F%AD%E4%BA%9A%E9%A9%AC%E5%A4%8F%E5%AD%A3%E8%81%94%E8%B5%9B%E9%A6%96%E7%A7%80%E8%A1%A8%E7%8E%B0%E5%B9%B3%E5%B9%B3-%E5%87%BA%E8%B5%9B27%E5%88%86%E9%92%9F%E5%BE%979%E5%88%86" text:style-name="Internet_20_link" text:visited-style-name="Visited_20_Internet_20_Link">
https://www.rfi.fr/cn/%E8%BF%90%E5%8A%A8%E5%A4%A9%E5%9C%B0/20230708-%E6%B8%A9%E7%8F%AD%E4%BA%9A%E9%A9%AC%E5%A4%8F%E5%AD%A3%E8%81%94%E8%B5%9B%E9%A6%96%E7%A7%80%E8%A1%A8%E7%8E%B0%E5%B9%B3%E5%B9%B3-%E5%87%BA%E8%B5%9B27%E5%88%86%E9%92%9F%E5%BE%979%E5%88%86</text:a>
</text:p>
      <!--NEWS-->
      <text:h text:style-name="P10" text:outline-level="1">
<text:span text:style-name="T4">
美国集束弹药前往乌克兰战场，基辅保证负责任使用</text:span>
</text:h>
      <text:p text:style-name="P4">
Author: chinese@voanews.com (塞尔丁)</text:p>
      <text:p text:style-name="P4">
Publisher: 美国之音中文网 (Type: NewsMediaOrganization)</text:p>
      <text:p text:style-name="P4">
Published Time: 2023-07-08T08:10:52+08:00</text:p>
      <text:p text:style-name="P4">
Modified Time: 2023-07-08 00:31:01Z</text:p>
      <text:p text:style-name="P4">
Description: 美国正着手计划向乌克兰提供一种致命而有争议性的武器，这是新的8亿美元安全援助方案的一部分，目的是增强乌军反攻俄军的能力。</text:p>
      <text:p text:style-name="P4">
Videos: []</text:p>
      <text:p text:style-name="P4">
Images: []</text:p>
      <text:p text:style-name="P4">
Categories: ['乌克兰局势', '欧洲', '军事', '编辑推荐']</text:p>
      <text:p text:style-name="P4">
Type: None</text:p>
      <!--METADATA-->
      <text:p text:style-name="P4">
NoneNone</text:p>
      <text:p text:style-name="P4">
Source: <text:a xlink:type="simple" xlink:href="https://www.voachinese.com/a/us-cluster-munitions-headed-to-ukraine-20230707/7172304.html" text:style-name="Internet_20_link" text:visited-style-name="Visited_20_Internet_20_Link">
https://www.voachinese.com/a/us-cluster-munitions-headed-to-ukraine-20230707/7172304.html</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7-08T08:12:42</text:p>
      <text:p text:style-name="P4">
Modified Time: 2023-07-08T11:06:00</text:p>
      <text:p text:style-name="P4">
Description: 俄罗斯在乌克兰的战争已持续500天，联合国猛烈抨击了“可怕的”平民伤亡。</text:p>
      <text:p text:style-name="P4">
Images: ["<text:a xlink:type="simple" xlink:href="https://chinese.aljazeera.net/wp-content/uploads/2023/07/11495783-1688812630-1688814316.jpg" text:style-name="Internet_20_link" text:visited-style-name="Visited_20_Internet_20_Link">
11495783-1688...</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124" text:anchor-type="as-char" svg:width="6.9236in" svg:height="4.609816in" draw:z-index="0">
<draw:image xlink:href="../Images/Aljazeera Chinese/2023-07-08T08-12-42/11495783-1688812630-1688814316.jpg" xlink:type="simple" xlink:show="embed" xlink:actuate="onLoad" draw:mime-type="image/jpeg"/>
</draw:frame>
这场造成至少9000位平民死亡的冲突已经进入了第500天 (法国媒体)</text:p>
      <ul>
        <li>
俄罗斯在乌克兰的战争已持续500天，联合国猛烈抨击了“可怕的”平民伤亡。   * 土耳其总统埃尔多安在与乌克兰总统泽连斯基会面时表示，乌克兰“值得”加入北约。</li>
      </ul>
      <text:p text:style-name="P4">
阅读更多</text:p>
      <text:p text:style-name="P4">
Source: <text:a xlink:type="simple" xlink:href="https://chinese.aljazeera.net/news/war-in-ukraine/liveblog/2023/7/8/%e4%bf%84%e7%bd%97%e6%96%af%e5%af%b9%e4%b9%8c%e5%85%8b%e5%85%b0%e6%88%98%e4%ba%89%e7%9a%84%e4%bb%8a%e6%97%a5%e5%8f%91%e5%b1%95-379" text:style-name="Internet_20_link" text:visited-style-name="Visited_20_Internet_20_Link">
https://chinese.aljazeera.net/news/war-in-ukraine/liveblog/2023/7/8/%e4%bf%84%e7%bd%97%e6%96%af%e5%af%b9%e4%b9%8c%e5%85%8b%e5%85%b0%e6%88%98%e4%ba%89%e7%9a%84%e4%bb%8a%e6%97%a5%e5%8f%91%e5%b1%95-379</text:a>
</text:p>
      <!--NEWS-->
      <text:h text:style-name="P10" text:outline-level="1">
<text:span text:style-name="T4">
拜登称曾提醒习近平 中国经济得依赖西方投资</text:span>
</text:h>
      <text:p text:style-name="P4">
Author: 联合早报 (Person)</text:p>
      <text:p text:style-name="P4">
Publisher: 联合早报 (Organization)</text:p>
      <text:p text:style-name="P4">
Published Time: 2023-07-08T08:24</text:p>
      <text:p text:style-name="P4">
Modified Time: 2023-07-08T09:03</text:p>
      <text:p text:style-name="P4">
Description: 美国总统拜登接受美国有线电视新闻网（CNN）访问时说，今年早些时候中国国家主席习近平和俄罗斯总统普京会面后，他给了习近平一个忠告，提醒习近平“要小心”，因为北京得依赖西方的投资。根...</text:p>
      <text:p text:style-name="P4">
Videos: []</text:p>
      <text:p text:style-name="P4">
Audios: []</text:p>
      <text:p text:style-name="P4">
Images: []</text:p>
      <text:p text:style-name="P4">
Type: NewsArticle</text:p>
      <text:p text:style-name="P4">
Breadcrumbs: ['即时', '国际']</text:p>
      <text:p text:style-name="P4">
Keywords: ['美国', '拜登', '中国', '习近平', '俄罗斯', '中美关系']</text:p>
      <!--METADATA-->
      <text:p text:style-name="P4">
美国总统拜登接受美国有线电视新闻网（CNN）访问时说，今年早些时候 <text:a xlink:type="simple" xlink:href="https://www.zaobao.com/news/china/story20230322-1374933" text:style-name="Internet_20_link" text:visited-style-name="Visited_20_Internet_20_Link">
 中国国家主席习近平和俄罗斯总统普京会面</text:a>
后，他给了习近平一个忠告，提醒习近平“要小心”，因为北京得依赖西方的投资。</text:p>
      <text:p text:style-name="P4">
根据CNN星期五（7月7日）发布的拜登访谈摘录，拜登在受访时说，他告诉习近平，“这不是一个警告。这是我的一个观察。”</text:p>
      <text:p text:style-name="P4">
拜登说：“自俄罗斯入侵乌克兰以来，已有600家美国公司撤出了俄罗斯。而你（指习近平）曾告诉我，你们的经济依赖欧洲和美国投资。要小心。务必小心。”</text:p>
      <text:p text:style-name="P4">
当被问及习近平的回应时，拜登说：“他听了，没有反驳。如果你们注意到的话，他并没有倾尽全力的支持俄罗斯。”</text:p>
      <text:p text:style-name="P4">
“所以，我认为我们之间能够找到一个方案。”</text:p>
      <text:p text:style-name="P4">
习近平3月份到俄罗斯进行两天国事访问，与俄罗斯总统普京举行了会谈。两人强调中俄友好关系，并一致批评西方，但在乌克兰问题上并没有取得外交突破。本周早前，习普两人也参加了一个虚拟峰会。</text:p>
      <text:p text:style-name="P4">
Source: <text:a xlink:type="simple" xlink:href="https://www.zaobao.com.sg/realtime/world/story20230708-1411832" text:style-name="Internet_20_link" text:visited-style-name="Visited_20_Internet_20_Link">
https://www.zaobao.com.sg/realtime/world/story20230708-1411832</text:a>
</text:p>
      <!--NEWS-->
      <text:h text:style-name="P10" text:outline-level="1">
<text:span text:style-name="T4">
荷兰政府因移民政策难达成一致而集体请辞</text:span>
</text:h>
      <text:p text:style-name="P4">
Author: chinese@voanews.com (美国之音)</text:p>
      <text:p text:style-name="P4">
Publisher: 美国之音中文网 (Type: NewsMediaOrganization)</text:p>
      <text:p text:style-name="P4">
Published Time: 2023-07-08T08:34:08+08:00</text:p>
      <text:p text:style-name="P4">
Modified Time: 2023-07-08 00:34:08Z</text:p>
      <text:p text:style-name="P4">
Description: 荷兰政府因未能就限制移民达成协议而于周五(7月7日)瘫痪，该协议将引发秋季新的选举。</text:p>
      <text:p text:style-name="P4">
Videos: []</text:p>
      <text:p text:style-name="P4">
Images: []</text:p>
      <text:p text:style-name="P4">
Categories: ['欧洲', '经济·金融·贸易', '人权', '法律', '难民问题']</text:p>
      <text:p text:style-name="P4">
Type: None</text:p>
      <!--METADATA-->
      <text:p text:style-name="P4">
NoneNone</text:p>
      <text:p text:style-name="P4">
Source: <text:a xlink:type="simple" xlink:href="https://www.voachinese.com/a/dutch-government-collapses-over-immigration-policy-20230707/7172056.html" text:style-name="Internet_20_link" text:visited-style-name="Visited_20_Internet_20_Link">
https://www.voachinese.com/a/dutch-government-collapses-over-immigration-policy-20230707/7172056.html</text:a>
</text:p>
      <!--NEWS-->
      <text:h text:style-name="P10" text:outline-level="1">
<text:span text:style-name="T4">
众院将审议的国防授权法有三十余项涉台条款,专家指美台联合军训而非环太军演更具急迫性</text:span>
</text:h>
      <text:p text:style-name="P4">
Author: chinese@voanews.com (锺辰芳)</text:p>
      <text:p text:style-name="P4">
Publisher: 美国之音中文网 (Type: NewsMediaOrganization)</text:p>
      <text:p text:style-name="P4">
Published Time: 2023-07-08T08:47:56+08:00</text:p>
      <text:p text:style-name="P4">
Modified Time: 2023-07-08 00:47:56Z</text:p>
      <text:p text:style-name="P4">
Description: 美国众议院即将审议2024财年《国防授权法》(NDAA)，其中涉及台湾的附加修正案多达34项，包括要求美台加强联合军事训练及邀请台湾参加环太平洋多国军事演习。不过有专家说，环太军演对提升台湾军事能力并没有太大的实质意义，当前台湾最需要的是各种与美军的训练与合作。</text:p>
      <text:p text:style-name="P4">
Videos: []</text:p>
      <text:p text:style-name="P4">
Images: []</text:p>
      <text:p text:style-name="P4">
Categories: ['台湾', '国会报道', '军事', '台海两岸关系', '编辑推荐']</text:p>
      <text:p text:style-name="P4">
Type: None</text:p>
      <!--METADATA-->
      <text:p text:style-name="P4">
NoneNone</text:p>
      <text:p text:style-name="P4">
Source: <text:a xlink:type="simple" xlink:href="https://www.voachinese.com/a/fy24ndaa-includes-34-taiwan-related-admendments-experts-said-joint-training-is-most-urgent-20230707/7172303.html" text:style-name="Internet_20_link" text:visited-style-name="Visited_20_Internet_20_Link">
https://www.voachinese.com/a/fy24ndaa-includes-34-taiwan-related-admendments-experts-said-joint-training-is-most-urgent-20230707/7172303.html</text:a>
</text:p>
      <!--NEWS-->
      <text:h text:style-name="P10" text:outline-level="1">
<text:span text:style-name="T4">
耶伦与中国女性经济学家共进午餐，促决策层性别多元</text:span>
</text:h>
      <text:p text:style-name="P4">
Author: None (Language: zh)</text:p>
      <text:p text:style-name="P4">
Publisher: None</text:p>
      <text:p text:style-name="P4">
Time: 2023-07-08T09:02:00Z</text:p>
      <text:p text:style-name="P4">
Description: 美国财长耶伦周六（7月8日）在北京会见了六位中国女性经济学家，强调政策决策层的性别多样性。习近平执政以后，中国政府高层职位中的女性人数有所下降，其他行业高层中的女性代表也远远不足。</text:p>
      <text:p text:style-name="P4">
Videos: []</text:p>
      <text:p text:style-name="P4">
Images: []</text:p>
      <text:p text:style-name="P4">
Subject: 时政风云</text:p>
      <text:p text:style-name="P4">
Subjects: ['德国之声系列报道：打破藩篱的亚洲女性们']</text:p>
      <text:p text:style-name="P4">
Keywords: ['耶伦', '中国女性', '经济学家', '决策层', '性别多元', '美国财长', '女权主义', '性别平等']</text:p>
      <text:p text:style-name="P4">
ID: 66164057</text:p>
      <!--METADATA-->
      <text:p text:style-name="P4">
<text:a xlink:type="simple" xlink:href="https://www.dw.com/zh/overlay/image/article/66164057/66164270" text:style-name="Internet_20_link" text:visited-style-name="Visited_20_Internet_20_Link">
 </text:a>
</text:p>
      <text:p text:style-name="P4">
耶伦没有透露与会六名中国女性经济学家的姓名</text:p>
      <text:p text:style-name="P4">
（德国之声中文网）继 <text:a xlink:type="simple" xlink:href="https://www.dw.com/zh/zh/耶伦美国寻求良性竞争-李强两国关系风雨过后定见彩虹/a-66153705" text:style-name="Internet_20_link" text:visited-style-name="Visited_20_Internet_20_Link">
 与以男性为主的中国政府领导人会面 </text:a>
后，作为经济学领域的女性先驱者，美国财长耶伦周六（7月8日）在北京会见了六位中国女性经济学家，强调政策决策层的性别多样性。</text:p>
      <text:p text:style-name="P4">
耶伦是第一位担任美国财长的女性（也是第一位担任美联储主席的女性），她将女性对经济的贡献和重要性作为其任期的焦点，经常在出访期间会见女性经济学家和企业家，宣扬提高女性劳动力参与度和领导力的好处。</text:p>
      <text:p text:style-name="P4">
一位美国财政部高级官员表示，与中国女性经济学家共进午餐为耶伦提供一个“与通常政策结构之外的一些人互动的机会”。 美国财政部没有透露参与的女性姓名。</text:p>
      <text:p text:style-name="P4">
76岁的耶伦表示，自20世纪70年代开始她的职业生涯以来，她目睹了中国引入以市场为基础的经济政策改变了整个国家，并使数亿人摆脱了贫困。</text:p>
      <text:p text:style-name="P4">
耶伦表示：“我希望这些政策能够继续实施，这对中美双方以及更广泛的全球经济都有好处。”再次强调了她在周五与中国总理李强会面时的主张，敦促中国转向更加市场化的改革。</text:p>
      <text:p text:style-name="P4">
耶伦告诉这些女性——其中一位自称是女权主义经济学家——她很想更多地了解她们的背景和研究。</text:p>
      <text:h text:style-name="P12" text:outline-level="3">
<text:span text:style-name="T4">
台湾地方选举中的女性候选人</text:span>
</text:h>
      <text:h text:style-name="P12" text:outline-level="3">
<text:span text:style-name="T4">
“房间里唯一的女性”</text:span>
</text:h>
      <text:p text:style-name="P4">
“我确信我们在经济领域的职业状况以及可能面临的挑战方面有着相似的故事和经历。”耶伦说：“当我几乎是房间里唯一的女性时，我经常看到这种情况，我相信你们中的许多人在决策团队中都有同样的经历。”</text:p>
      <text:p text:style-name="P4">
中国国家主席习近平担任执政的中共总书记的十年间， <text:a xlink:type="simple" xlink:href="https://www.dw.com/zh/zh/当今中共权力圈女性依然寥寥无几/a-58016245" text:style-name="Internet_20_link" text:visited-style-name="Visited_20_Internet_20_Link">
 政界和政府高层职位中的女性人数有所下降</text:a>
，劳动力市场中的性别差距扩大，政府更加强调女性的传统角色。</text:p>
      <text:p text:style-name="P4">
联合国6月发布的一份报告敦促中国采用 <text:a xlink:type="simple" xlink:href="https://www.dw.com/zh/zh/里程碑德内阁规定董事会女性成员最低比例/a-56155672" text:style-name="Internet_20_link" text:visited-style-name="Visited_20_Internet_20_Link">
 法定配额和性别平等制度</text:a>
 ，以提高妇女在政府中的代表性。</text:p>
      <text:p text:style-name="P4">
联合国消除对妇女歧视委员会发现，在中国第十四届全国人民代表大会代表中，女性仅占大约26%。而且自去年10月以来，在由24名委员组成的中共政治局中，没有一位女性，这是20年来的第一次。</text:p>
      <text:p text:style-name="P4">
中国最高职位的女性政治人物是谌贻琴，她于今年3月被任命为五名国务委员之一。 她的级别高于部长，负责监督社会福利、退役军人和体育等事务。</text:p>
      <text:p text:style-name="P4">
相比之下，耶伦是拜登总统领导的25名内阁成员中的13名女性之一，这是美国历史上性别最多元化的内阁。</text:p>
      <text:p text:style-name="P4">
根据罗格斯大学女性政治中心的数据，四分之一的美国参议院席位和28.7%的众议院席位由女性占据。</text:p>
      <text:p text:style-name="P4">
最近的一项研究显示，中国在各行业高层中的女性代表也远远不足。</text:p>
      <text:p text:style-name="P4">
管理咨询公司贝恩公司（Bain &amp; Co）和斯宾塞-斯图尔特（Spencer Stuart）在 3 月份发布的一份报告中称，女性在中国企业高管中仅占19%，而发达国家的平均比例为 25%。</text:p>
      <text:p text:style-name="P4">
<text:span text:style-name="T5">
（路透社）</text:span>
</text:p>
      <text:p text:style-name="P4">
Source: <text:a xlink:type="simple" xlink:href="https://www.dw.com/zh/耶伦与中国女性经济学家共进午餐，促决策层性别多元/a-66164057" text:style-name="Internet_20_link" text:visited-style-name="Visited_20_Internet_20_Link">
https://www.dw.com/zh/耶伦与中国女性经济学家共进午餐，促决策层性别多元/a-66164057?maca=chi-rss-chi-all-1127-rdf</text:a>
</text:p>
      <!--NEWS-->
      <text:h text:style-name="P10" text:outline-level="1">
<text:span text:style-name="T4">
美田径锦标赛男子百米 查尔斯顿爆冷封王</text:span>
</text:h>
      <text:p text:style-name="P4">
Publisher: 法新社</text:p>
      <text:p text:style-name="P4">
Published Time: 2023-07-08T09:02:08+00:00</text:p>
      <text:p text:style-name="P4">
Modified Time: 2023-07-08T08:50:01+00:00</text:p>
      <text:p text:style-name="P4">
Description: （法新社俄勒冈州尤今7日电） 查尔斯顿（Cravont Charleston）今天在美国田径锦标赛男子100公尺项目爆冷击败2019年世界冠军柯尔曼（Christia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6" text:anchor-type="as-char" svg:width="6.9236in" svg:height="3.617581in" draw:z-index="0">
<draw:image xlink:href="../Images/rficn/2023-07-08T09-02-08-00-00/000000.png" xlink:type="simple" xlink:show="embed" xlink:actuate="onLoad" draw:mime-type="image/png"/>
</draw:frame>
</text:p>
      <text:p text:style-name="P4">
查尔斯顿现年25岁，过去他从未在美国锦标赛跑进百米决赛，今天却以只比柯尔曼快0.01秒的9秒95摘金，200公尺世界冠军莱尔斯（NoahLyles）以10秒整排第三。</text:p>
      <text:p text:style-name="P4">
这3人将和100公尺世界冠军克利（FredKerley）一起参加8月在布达佩斯（Budapest）举行的世界田径锦标赛，试图重演去年世锦赛美国选手包办金、银、铜3面奖牌的盛况。</text:p>
      <text:p text:style-name="P4">
Source: <text:a xlink:type="simple" xlink:href="https://www.rfi.fr/cn/%E8%BF%90%E5%8A%A8%E5%A4%A9%E5%9C%B0/20230708-%E7%BE%8E%E7%94%B0%E5%BE%84%E9%94%A6%E6%A0%87%E8%B5%9B%E7%94%B7%E5%AD%90%E7%99%BE%E7%B1%B3-%E6%9F%A5%E5%B0%94%E6%96%AF%E9%A1%BF%E7%88%86%E5%86%B7%E5%B0%81%E7%8E%8B" text:style-name="Internet_20_link" text:visited-style-name="Visited_20_Internet_20_Link">
https://www.rfi.fr/cn/%E8%BF%90%E5%8A%A8%E5%A4%A9%E5%9C%B0/20230708-%E7%BE%8E%E7%94%B0%E5%BE%84%E9%94%A6%E6%A0%87%E8%B5%9B%E7%94%B7%E5%AD%90%E7%99%BE%E7%B1%B3-%E6%9F%A5%E5%B0%94%E6%96%AF%E9%A1%BF%E7%88%86%E5%86%B7%E5%B0%81%E7%8E%8B</text:a>
</text:p>
      <!--NEWS-->
      <text:h text:style-name="P10" text:outline-level="1">
<text:span text:style-name="T4">
杰克森女子百米飙10秒65 今年最快历年第五杰</text:span>
</text:h>
      <text:p text:style-name="P4">
Publisher: 法新社</text:p>
      <text:p text:style-name="P4">
Published Time: 2023-07-08T09:02:09+00:00</text:p>
      <text:p text:style-name="P4">
Modified Time: 2023-07-08T08:35:02+00:00</text:p>
      <text:p text:style-name="P4">
Description: （法新社牙买加首都金斯敦7日电） 杰克森（Shericka Jackson）今天在牙买加锦标赛女子100公尺卫冕成功，飙出10秒65的个人最佳成绩，同时也是今年世界最快，史上可排在第五。</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7" text:anchor-type="as-char" svg:width="6.9236in" svg:height="3.617581in" draw:z-index="0">
<draw:image xlink:href="../Images/rficn/2023-07-08T09-02-09-00-00/000000.png" xlink:type="simple" xlink:show="embed" xlink:actuate="onLoad" draw:mime-type="image/png"/>
</draw:frame>
</text:p>
      <text:p text:style-name="P4">
去年在美国俄勒冈州举行的世界锦标赛获得银牌的杰克森，与美国选手琼斯（MarionJones）并列历来第五；杰克森的成绩也超越原本由美国选手理查德森（Sha'Carrie Richardson）所保持的10秒71今年世界最快纪录。</text:p>
      <text:p text:style-name="P4">
杰克森在顺风风速每秒1公尺的合法风速下称后，福布斯（Shashalee Forbes）以个人最佳的10秒96居次，莫里森（NatashaMorrison）10秒98排在第三。</text:p>
      <text:p text:style-name="P4">
佛瑞塞-普莱斯（Shelly-Ann Fraser-Pryce）并未参赛，她将以世界冠军卫冕者的身分持有外卡参加8月在布达佩斯（Budapest）举行的世锦赛，因此牙买加将有4名选手参加世锦赛女子100公尺项目。</text:p>
      <text:p text:style-name="P4">
Source: <text:a xlink:type="simple" xlink:href="https://www.rfi.fr/cn/%E8%BF%90%E5%8A%A8%E5%A4%A9%E5%9C%B0/20230708-%E6%9D%B0%E5%85%8B%E6%A3%AE%E5%A5%B3%E5%AD%90%E7%99%BE%E7%B1%B3%E9%A3%9910%E7%A7%9265-%E4%BB%8A%E5%B9%B4%E6%9C%80%E5%BF%AB%E5%8E%86%E5%B9%B4%E7%AC%AC%E4%BA%94%E6%9D%B0" text:style-name="Internet_20_link" text:visited-style-name="Visited_20_Internet_20_Link">
https://www.rfi.fr/cn/%E8%BF%90%E5%8A%A8%E5%A4%A9%E5%9C%B0/20230708-%E6%9D%B0%E5%85%8B%E6%A3%AE%E5%A5%B3%E5%AD%90%E7%99%BE%E7%B1%B3%E9%A3%9910%E7%A7%9265-%E4%BB%8A%E5%B9%B4%E6%9C%80%E5%BF%AB%E5%8E%86%E5%B9%B4%E7%AC%AC%E4%BA%94%E6%9D%B0</text:a>
</text:p>
      <!--NEWS-->
      <text:h text:style-name="P10" text:outline-level="1">
<text:span text:style-name="T4">
消息人士：中国意图通过散布“逃跑计划”虚假信息来打击台湾士气</text:span>
</text:h>
      <text:p text:style-name="P4">
Author: chinese@voanews.com (美国之音)</text:p>
      <text:p text:style-name="P4">
Publisher: 美国之音中文网 (Type: NewsMediaOrganization)</text:p>
      <text:p text:style-name="P4">
Published Time: 2023-07-08T09:05:06+08:00</text:p>
      <text:p text:style-name="P4">
Modified Time: 2023-07-08 01:08:43Z</text:p>
      <text:p text:style-name="P4">
Description: 台湾官员表示，中国发起了一场虚假信息宣传行动，其中包括有关台湾总统对中国入侵制定“逃跑计划”的新闻报道，旨在打击台湾士气，因为北京向台湾施压要求承认其主权。</text:p>
      <text:p text:style-name="P4">
Videos: []</text:p>
      <text:p text:style-name="P4">
Images: []</text:p>
      <text:p text:style-name="P4">
Categories: ['台湾', '中国', '军事', '台海两岸关系', '新闻自由']</text:p>
      <text:p text:style-name="P4">
Type: None</text:p>
      <!--METADATA-->
      <text:p text:style-name="P4">
NoneNone</text:p>
      <text:p text:style-name="P4">
Source: <text:a xlink:type="simple" xlink:href="https://www.voachinese.com/a/china-aims-to-sap-taiwan-morale-with-escape-plan-misinformation-sources-20230707/7172022.html" text:style-name="Internet_20_link" text:visited-style-name="Visited_20_Internet_20_Link">
https://www.voachinese.com/a/china-aims-to-sap-taiwan-morale-with-escape-plan-misinformation-sources-20230707/7172022.html</text:a>
</text:p>
      <!--NEWS-->
      <text:h text:style-name="P10" text:outline-level="1">
<text:span text:style-name="T4">
土耳其总统埃尔多安称乌克兰“值得”加入北约</text:span>
</text:h>
      <text:p text:style-name="P4">
Author: 半岛电视台＋通讯社</text:p>
      <text:p text:style-name="P4">
Publisher: Al Jazeera</text:p>
      <text:p text:style-name="P4">
Published Time: 2023-07-08T09:19:12</text:p>
      <text:p text:style-name="P4">
Modified Time: 2023-07-08T09:22:09</text:p>
      <text:p text:style-name="P4">
Description: 土耳其总统埃尔多安告诉乌克兰总统泽连斯基，土耳其支持乌克兰加入北约的愿望，但他也敦促“恢复和平努力”，以结束这场自去年俄罗斯对乌克兰发起军事行动以来已经持续500天的冲突。</text:p>
      <text:p text:style-name="P4">
Images: ["<text:a xlink:type="simple" xlink:href="https://chinese.aljazeera.net/wp-content/uploads/2023/07/AP23188785388993-1688781591-1688805477.jpg" text:style-name="Internet_20_link" text:visited-style-name="Visited_20_Internet_20_Link">
AP23188785388...</text:a>
", "<text:a xlink:type="simple" xlink:href="https://chinese.aljazeera.net/wp-content/uploads/2023/07/F0dOXpMXwAEZyn8-1688805561.jpg" text:style-name="Internet_20_link" text:visited-style-name="Visited_20_Internet_20_Link">
F0dOXpMXwAEZy...</text:a>
", "<text:a xlink:type="simple" xlink:href="https://chinese.aljazeera.net/wp-content/uploads/2023/07/image-1688805625.jpg" text:style-name="Internet_20_link" text:visited-style-name="Visited_20_Internet_20_Link">
image-1688805...</text:a>
", "<text:a xlink:type="simple" xlink:href="https://chinese.aljazeera.net/wp-content/uploads/2023/07/image-1-1688805673.jpg" text:style-name="Internet_20_link" text:visited-style-name="Visited_20_Internet_20_Link">
image-1-16888...</text:a>
", "<text:a xlink:type="simple" xlink:href="https://chinese.aljazeera.net/wp-content/uploads/2023/07/image-2-1688805773.jpg" text:style-name="Internet_20_link" text:visited-style-name="Visited_20_Internet_20_Link">
image-2-16888...</text:a>
"]</text:p>
      <text:p text:style-name="P4">
Topics: ['乌克兰战争', '军事', '政治', '新闻']</text:p>
      <text:p text:style-name="P4">
Keywords: ['乌克兰战争', '军事', '政治', '新闻', '世界', '乌克兰', '土耳其', '欧洲']</text:p>
      <text:p text:style-name="P4">
Type: Article</text:p>
      <!--METADATA-->
      <text:p text:style-name="P4">
<draw:frame draw:style-name="fr1" draw:name="Image128" text:anchor-type="as-char" svg:width="6.9236in" svg:height="4.611023in" draw:z-index="0">
<draw:image xlink:href="../Images/Aljazeera Chinese/2023-07-08T09-19-12/AP23188785388993-1688781591-1688805477.jpg" xlink:type="simple" xlink:show="embed" xlink:actuate="onLoad" draw:mime-type="image/jpeg"/>
</draw:frame>
2023年7月8日早些时候，土耳其总统埃尔多安（右）与乌克兰总统泽连斯基（左）在土耳其伊斯坦布尔会晤后举行联合新闻发布会 (美联社)</text:p>
      <text:p text:style-name="P4">
土耳其总统埃尔多安告诉乌克兰总统泽连斯基，土耳其支持乌克兰加入北约的愿望，但他也敦促“恢复和平努力”，以结束这场自去年俄罗斯对乌克兰发起军事行动以来已经持续500天的冲突。</text:p>
      <text:p text:style-name="P4">
8日早些时候，埃尔多安在伊斯坦布尔与乌克兰总统泽连斯基举行的联合新闻发布会上表示，“毫无疑问，乌克兰应该成为北约成员国”，并补充称，双方应该重返和平谈判。</text:p>
      <text:p text:style-name="P4">
据路透社报道，这位土耳其领导人表示，“公平的和平不会产生失败者”。</text:p>
      <text:p text:style-name="P4">
泽连斯基感谢埃尔多安的支持，这一支持是在定于下周二在立陶宛维尔纽斯举行的重要北约峰会之前提出的。</text:p>
      <text:p text:style-name="P4">
这位乌克兰领导人在谈及他与埃尔多安的会谈的推文中写道，“我感谢他为乌克兰领土完整和主权提供的支持。和平方案。保护我们的国家、我们的人民和我们的利益。”</text:p>
      <text:p text:style-name="P4">
<draw:frame draw:style-name="fr1" draw:name="Image129" text:anchor-type="as-char" svg:width="6.9236in" svg:height="4.615733in" draw:z-index="0">
<draw:image xlink:href="../Images/Aljazeera Chinese/2023-07-08T09-19-12/F0dOXpMXwAEZyn8-1688805561.jpg" xlink:type="simple" xlink:show="embed" xlink:actuate="onLoad" draw:mime-type="image/jpeg"/>
</draw:frame>
乌克兰总统与土耳其总统会晤（ (社交网站)</text:p>
      <text:p text:style-name="P4">
这位乌克兰领导人一直在大力游说，以推动这个陷入困境的国家加入西方军事联盟，他还认为，乌克兰已经成为欧洲抵御俄罗斯侵略的最后一道防线。</text:p>
      <text:p text:style-name="P4">
在本周，泽连斯基访问了捷克共和国、斯洛伐克和保加利亚，旨在7月11日至12日召开的北约峰会之前为乌克兰加入该军事联盟争取支持。</text:p>
      <text:p text:style-name="P4">
在布拉格，他赢得了乌克兰“战争一结束”就能加入北约的支持承诺，而在索非亚，他“在条件允许的情况下”获得了让乌克兰加入北约的支持。</text:p>
      <text:p text:style-name="P4">
北约秘书长斯托尔滕贝格也重申了乌克兰将成为其成员国的观点。</text:p>
      <text:p text:style-name="P4">
<draw:frame draw:style-name="fr1" draw:name="Image130" text:anchor-type="as-char" svg:width="6.9236in" svg:height="3.894525in" draw:z-index="0">
<draw:image xlink:href="../Images/Aljazeera Chinese/2023-07-08T09-19-12/image-1688805625.jpg" xlink:type="simple" xlink:show="embed" xlink:actuate="onLoad" draw:mime-type="image/jpeg"/>
</draw:frame>
 北约对乌克兰的支持正在战场上发挥作用(通讯社)</text:p>
      <text:p text:style-name="P4">
然而，乌克兰入盟的时间表仍不明确。</text:p>
      <text:p text:style-name="P4">
当地时间7月7日，美国打消了乌克兰迅速加入北约的希望，并称即将召开的北约峰会并不会导致乌克兰加入北约的结果。</text:p>
      <text:p text:style-name="P4">
美国国家安全顾问杰克·沙利文表示，维尔纽斯峰会“将是乌克兰加入北约道路上的一个重要时刻”，但该国“在加入北约之前还需要采取进一步的措施”。</text:p>
      <text:p text:style-name="P4">
北约国家一直在讨论乌克兰何时、如何以及在什么情况下成为该军事联盟的成员国。德国等成员国坚持认为乌克兰必须满足某些条件，包括让军队接受文职和民主控制。</text:p>
      <text:p text:style-name="P4">
目前尚不清楚在立陶宛首都举行的峰会将为乌克兰具体提出什么内容，泽连斯基承认在与俄罗斯交战期间该国不太可能加入北约。</text:p>
      <text:p text:style-name="P4">
<draw:frame draw:style-name="fr1" draw:name="Image131" text:anchor-type="as-char" svg:width="6.9236in" svg:height="3.826739in" draw:z-index="0">
<draw:image xlink:href="../Images/Aljazeera Chinese/2023-07-08T09-19-12/image-1-1688805673.jpg" xlink:type="simple" xlink:show="embed" xlink:actuate="onLoad" draw:mime-type="image/jpeg"/>
</draw:frame>
 泽连斯基再次呼吁北约同意乌克兰入盟(通讯社)</text:p>
      <text:p text:style-name="P4">
俄罗斯总统普京威胁称，如果乌克兰加入北约，俄罗斯将采取行动，但未具体予以说明。</text:p>
      <text:h text:style-name="P13" text:outline-level="4">
<text:span text:style-name="T4">
克里姆林宫表示密切关注</text:span>
</text:h>
      <text:p text:style-name="P4">
克里姆林宫密切关注泽连斯基在土耳其的会谈，克里姆林宫试图通过与土耳其领导人埃尔多安建立牢固的关系来打破其受到的国际孤立。</text:p>
      <text:p text:style-name="P4">
埃尔多安试图将其打造为基辅和莫斯科之间的中立调解人，在大幅促进与俄罗斯的战时贸易的同时，还向乌克兰提供无人机和其他武器，而这些武器帮助乌克兰抵抗俄罗斯军队，从而使后者在战争的头几周内未能占领基辅。</text:p>
      <text:p text:style-name="P4">
<draw:frame draw:style-name="fr1" draw:name="Image132" text:anchor-type="as-char" svg:width="6.9236in" svg:height="3.826739in" draw:z-index="0">
<draw:image xlink:href="../Images/Aljazeera Chinese/2023-07-08T09-19-12/image-2-1688805773.jpg" xlink:type="simple" xlink:show="embed" xlink:actuate="onLoad" draw:mime-type="image/jpeg"/>
</draw:frame>
 中立国家还能在今天的欧洲存在吗？(通讯社)</text:p>
      <text:p text:style-name="P4">
尽管埃尔多安重申了他长期以来对俄乌双方进行和平谈判的呼吁，但这位土耳其领导人仍然冒着激怒普京的风险，明确支持乌克兰加入北约的愿望。</text:p>
      <text:p text:style-name="P4">
埃尔多安表示，普京下个月将访问土耳其，他和俄罗斯总统将讨论俄罗斯和乌克兰之间可能进行的囚犯交换问题——埃尔多安过去曾帮助安排过这类事宜。</text:p>
      <text:p text:style-name="P4">
埃尔多安还表示，他将推动普京延长俄乌双方去年在土耳其和联合国的斡旋下达成的一项协议，根据这项协议，乌克兰能够从黑海港口向全球市场运送粮食。</text:p>
      <text:p text:style-name="P4">
除非俄罗斯同意续约，否则该协议将于7月17日到期。</text:p>
      <text:p text:style-name="P4">
Source: <text:a xlink:type="simple" xlink:href="https://chinese.aljazeera.net/news/war-in-ukraine/2023/7/8/%e5%9c%9f%e8%80%b3%e5%85%b6%e6%80%bb%e7%bb%9f%e5%9f%83%e5%b0%94%e5%a4%9a%e5%ae%89%e7%a7%b0%e4%b9%8c%e5%85%8b%e5%85%b0%e5%80%bc%e5%be%97%e5%8a%a0%e5%85%a5%e5%8c%97%e7%ba%a6-2" text:style-name="Internet_20_link" text:visited-style-name="Visited_20_Internet_20_Link">
https://chinese.aljazeera.net/news/war-in-ukraine/2023/7/8/%e5%9c%9f%e8%80%b3%e5%85%b6%e6%80%bb%e7%bb%9f%e5%9f%83%e5%b0%94%e5%a4%9a%e5%ae%89%e7%a7%b0%e4%b9%8c%e5%85%8b%e5%85%b0%e5%80%bc%e5%be%97%e5%8a%a0%e5%85%a5%e5%8c%97%e7%ba%a6-2</text:a>
</text:p>
      <!--NEWS-->
      <text:h text:style-name="P10" text:outline-level="1">
<text:span text:style-name="T4">
研究：全美近半自来水 受永久化学物质PFAS污染</text:span>
</text:h>
      <text:p text:style-name="P4">
Publisher: 法新社</text:p>
      <text:p text:style-name="P4">
Published Time: 2023-07-08T09:32:07+00:00</text:p>
      <text:p text:style-name="P4">
Modified Time: 2023-07-08T09:20:03+00:00</text:p>
      <text:p text:style-name="P4">
Description: （法新社华盛顿7日电） 美国政府机构发布最新调查报告显示，全美至少45%自来水受到「永久性化学物质」污染。</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3" text:anchor-type="as-char" svg:width="6.9236in" svg:height="3.617581in" draw:z-index="0">
<draw:image xlink:href="../Images/rficn/2023-07-08T09-32-07-00-00/000000.png" xlink:type="simple" xlink:show="embed" xlink:actuate="onLoad" draw:mime-type="image/png"/>
</draw:frame>
</text:p>
      <text:p text:style-name="P4">
不沾锅等日常物品含有全氟/多氟烷基物质（PFAS）这种「永久性化学物质」。这些物质能在环境中存在相当久时间，且与癌症、先天性缺陷等严重健康问题有关。</text:p>
      <text:p text:style-name="P4">
这些化学物质因为工业排放废水，以及垃圾场掩埋场废水渗出等原因，进入自来水供应系统。</text:p>
      <text:p text:style-name="P4">
美国地质调查所（USGS）科学家、这份研究的主要作者斯莫林（KellySmalling）今天告诉法新社：「这份USGS研究是首次以涵盖整个国家的广大规模，对于私人与公家供水系统，进行自来水是否含有PFAS的比对。」</text:p>
      <text:p text:style-name="P4">
研究报告本周发布于「国际环境」（EnvironmentInternational）期刊，发现从未受监管私人水井与受监管公共供水系统采集的水样本，受PFAS污染的程度类似。</text:p>
      <text:p text:style-name="P4">
整体而言，研究推估在城市供水当中发现PFAS的比例约为75%，在乡村地区发现的比例则为25%。</text:p>
      <text:p text:style-name="P4">
PFAS有超过1万2000种类型，并非所有类型都能被现有检测方法发现。针对这项研究目的，USGS仅检测当中的32种。</text:p>
      <text:p text:style-name="P4">
研究团队从716处具有国家代表性的地点采集样本。当中有447处仰赖公共供水系统，269处来自私人水井。</text:p>
      <text:p text:style-name="P4">
大多数被检测出PFAS的地点在都会地区，或是已知有高浓度PFAS的地点，例如工业区与垃圾掩埋场。包括在中部的北美大平原（GreatPlains）、中东部的五大湖（Great Lakes），以及东海岸与西海岸城市等。</text:p>
      <text:p text:style-name="P4">
美国环境保护署（EPA）提供一些居家的净水方式，像是使用有逆渗透技术、活性炭、离子交换树脂滤心等的净水器，都被证明能非常有效去除PFAS。</text:p>
      <text:p text:style-name="P4">
瓶装水则非最佳选择。USGS于2022年发布的研究指出，瓶装水常受到无机和有机化合物污染，最常见的包括砷、铅和铀。</text:p>
      <text:p text:style-name="P4">
美国工业巨擘3M公司上月宣布将支付多达125亿美元，与指控3M污染美国大众供水系统的多起诉讼达成和解。3M去年12月曾宣布，将在2025年底前停产PFAS，同时也会停止在其产品中使用这种物质。</text:p>
      <text:p text:style-name="P4">
Source: <text:a xlink:type="simple" xlink:href="https://www.rfi.fr/cn/%E7%A7%91%E5%AD%A6%E6%96%B0%E7%9F%A5/20230708-%E7%A0%94%E7%A9%B6-%E5%85%A8%E7%BE%8E%E8%BF%91%E5%8D%8A%E8%87%AA%E6%9D%A5%E6%B0%B4-%E5%8F%97%E6%B0%B8%E4%B9%85%E5%8C%96%E5%AD%A6%E7%89%A9%E8%B4%A8pfas%E6%B1%A1%E6%9F%93" text:style-name="Internet_20_link" text:visited-style-name="Visited_20_Internet_20_Link">
https://www.rfi.fr/cn/%E7%A7%91%E5%AD%A6%E6%96%B0%E7%9F%A5/20230708-%E7%A0%94%E7%A9%B6-%E5%85%A8%E7%BE%8E%E8%BF%91%E5%8D%8A%E8%87%AA%E6%9D%A5%E6%B0%B4-%E5%8F%97%E6%B0%B8%E4%B9%85%E5%8C%96%E5%AD%A6%E7%89%A9%E8%B4%A8pfas%E6%B1%A1%E6%9F%93</text:a>
</text:p>
      <!--NEWS-->
      <text:h text:style-name="P10" text:outline-level="1">
<text:span text:style-name="T4">
因移民政策分歧 荷兰联合政府倒台</text:span>
</text:h>
      <text:p text:style-name="P4">
Author: 联合早报 (Person)</text:p>
      <text:p text:style-name="P4">
Publisher: 联合早报 (Organization)</text:p>
      <text:p text:style-name="P4">
Published Time: 2023-07-08T09:42</text:p>
      <text:p text:style-name="P4">
Modified Time: 2023-07-08T09:42</text:p>
      <text:p text:style-name="P4">
Description: 上任仅约一年半的荷兰联合政府倒台。路透社报道，荷兰首相吕特星期五（7月7日）召开紧急内阁会议后宣布，由四党组成的联合政府因为“不可化解的分歧”，决定解散。这场危机是吕特领导的保守派...</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荷兰', '移民政策', '选举']</text:p>
      <!--METADATA-->
      <text:p text:style-name="P4">
上任仅约一年半的荷兰联合政府倒台。</text:p>
      <text:p text:style-name="P4">
路透社报道，荷兰首相吕特星期五（7月7日）召开紧急内阁会议后宣布，由四党组成的联合政府因为“不可化解的分歧”，决定解散。</text:p>
      <text:p text:style-name="P4">
这场危机是吕特领导的保守派自由民主人民党（VVD）推动限制寻求庇护者涌入荷兰的政策而引发的。吕特的提案是限制已抵达荷兰的战争难民儿童入境，并规定申请庇护的家庭至少等候两年才能团聚。</text:p>
      <text:p text:style-name="P4">
执政联盟中的小政党基督教联盟和自由派六六民主党（D66）认为，这项提案太过分并拒绝予以支持。</text:p>
      <text:p text:style-name="P4">
吕特在电视记者会上说：“联盟伙伴对移民政策存在不同意见，这已不是什么秘密。非常遗憾，我们今天的结论是，这些分歧已无法化解，因此我将向国王提出全体内阁总辞。”</text:p>
      <text:p text:style-name="P4">
吕特星期六将向国王威廉-亚历山大递交辞呈，在新选举之前，内阁会以看守形式运作。</text:p>
      <text:p text:style-name="P4">
吕特说，看守政府无法制定新政策，但这不会影响荷兰对乌克兰的支持。荷兰ANP通讯社说，大选不会在11中旬以前举行。</text:p>
      <text:p text:style-name="P4">
反对政府推动欧盟的环境保护规则的“农民-公民运动党”（BBB），是荷兰新崛起的民粹政党，在今年早前的参议院选举中赢得漂亮成绩。</text:p>
      <text:p text:style-name="P4">
<draw:frame draw:style-name="fr1" draw:name="Image134" text:anchor-type="as-char" svg:width="6.9236in" svg:height="4.615733in" draw:z-index="0">
<draw:image xlink:href="../Images/zaobao world/2023-07-08T09-42/000000.png" xlink:type="simple" xlink:show="embed" xlink:actuate="onLoad" draw:mime-type="image/png"/>
</draw:frame>
 荷兰新崛起的民粹政党农民-公民运动党党魁范德普拉斯，如果在大选中赢得最多席位，不排除竞选首相一职。（法新社）</text:p>
      <text:p text:style-name="P4">
农民-公民运动党党魁范德普拉斯（Caroline van der Plas）此前拒绝与吕特组成联合政府，如果她在大选中赢得最多席位，不排除竞选首相一职。</text:p>
      <text:p text:style-name="P4">
荷兰是欧洲移民政策最严格的国家之一，但面对右翼政党的不断施压，吕特几个月来一直尝试进一步减少寻求庇护者入境。</text:p>
      <text:p text:style-name="P4">
去年有4万7000多人在荷兰申请庇护，较上一年增加三分之一。</text:p>
      <text:p text:style-name="P4">
Source: <text:a xlink:type="simple" xlink:href="https://www.zaobao.com.sg/realtime/world/story20230708-1411841" text:style-name="Internet_20_link" text:visited-style-name="Visited_20_Internet_20_Link">
https://www.zaobao.com.sg/realtime/world/story20230708-1411841</text:a>
</text:p>
      <!--NEWS-->
      <text:h text:style-name="P10" text:outline-level="1">
<text:span text:style-name="T4">
尘埃未落的高峰：印中边境三年紧张局势</text:span>
</text:h>
      <text:p text:style-name="P4">
Author: chinese@voanews.com (比拉勒·侯赛因)</text:p>
      <text:p text:style-name="P4">
Publisher: 美国之音中文网 (Type: NewsMediaOrganization)</text:p>
      <text:p text:style-name="P4">
Published Time: 2023-07-08T09:47:47+08:00</text:p>
      <text:p text:style-name="P4">
Modified Time: 2023-07-08 01:47:47Z</text:p>
      <text:p text:style-name="P4">
Description: 虽然解决导致2020年中印致命冲突的边界争端的外交努力进展甚微，但中国正在推进军事基础设施的建设，印度方面在较小程度上也在这样做，双方都在加强各自的声索主张。</text:p>
      <text:p text:style-name="P4">
Videos: []</text:p>
      <text:p text:style-name="P4">
Images: []</text:p>
      <text:p text:style-name="P4">
Categories: ['亚太', '中国', '军事', '编辑推荐']</text:p>
      <text:p text:style-name="P4">
Type: None</text:p>
      <!--METADATA-->
      <text:p text:style-name="P4">
NoneNone</text:p>
      <text:p text:style-name="P4">
Source: <text:a xlink:type="simple" xlink:href="https://www.voachinese.com/a/unsettled-peaks-three-years-of-tension-along-india-china-border-20230707/7172012.html" text:style-name="Internet_20_link" text:visited-style-name="Visited_20_Internet_20_Link">
https://www.voachinese.com/a/unsettled-peaks-three-years-of-tension-along-india-china-border-20230707/7172012.html</text:a>
</text:p>
      <!--NEWS-->
      <text:h text:style-name="P10" text:outline-level="1">
<text:span text:style-name="T4">
世界最大镍生产国印尼面临狂热开采后果 活动人士警告采矿正威胁其生活方式</text:span>
</text:h>
      <text:p text:style-name="P4">
Author: https://www.facebook.com/bbcworldservice/</text:p>
      <text:p text:style-name="P4">
Publisher: BBC News 中文</text:p>
      <text:p text:style-name="P4">
Published Time: 2023-07-08T10:01:36.000Z</text:p>
      <text:p text:style-name="P4">
Modified Time: 2023-07-08T10:01:36.000Z</text:p>
      <text:p text:style-name="P4">
Description: 世界上最大的镍生产国印度尼西亚的活动人士警告说，采矿正在威胁他们的生活方式。</text:p>
      <text:p text:style-name="P4">
Images: ["<text:a xlink:type="simple" xlink:href="https://ichef.bbci.co.uk/news/640/cpsprodpb/BAD5/production/_130292874_6ae6ddc2-7d19-4e8b-8c7b-9fab0d1caa50.jpg" text:style-name="Internet_20_link" text:visited-style-name="Visited_20_Internet_20_Link">
_130292874_6a...</text:a>
", "<text:a xlink:type="simple" xlink:href="https://ichef.bbci.co.uk/news/640/cpsprodpb/F1AD/production/_130296816_tawingbajau.jpg" text:style-name="Internet_20_link" text:visited-style-name="Visited_20_Internet_20_Link">
_130296816_ta...</text:a>
", "<text:a xlink:type="simple" xlink:href="https://ichef.bbci.co.uk/news/640/cpsprodpb/118BD/production/_130296817_lukmanlookingoverboenagavillage.jpg" text:style-name="Internet_20_link" text:visited-style-name="Visited_20_Internet_20_Link">
_130296817_lu...</text:a>
", "<text:a xlink:type="simple" xlink:href="https://ichef.bbci.co.uk/news/640/cpsprodpb/15715/production/_130292878_f2fd9d00-280d-4343-9cdb-781a675c2dc0.jpg" text:style-name="Internet_20_link" text:visited-style-name="Visited_20_Internet_20_Link">
_130292878_f2...</text:a>
", "<text:a xlink:type="simple" xlink:href="https://ichef.bbci.co.uk/news/640/cpsprodpb/8C00/production/_130304853_mediaitem130304821.jpg" text:style-name="Internet_20_link" text:visited-style-name="Visited_20_Internet_20_Link">
_130304853_me...</text:a>
"]</text:p>
      <text:p text:style-name="P4">
Videos: []</text:p>
      <text:p text:style-name="P4">
Tags: ['环境', '自然', '金融财经', '印度尼西亚', '保护（自然世界）', '气候变化']</text:p>
      <text:p text:style-name="P4">
Type: Article</text:p>
      <!--METADATA-->
      <text:h text:style-name="P12" text:outline-level="3">
<text:span text:style-name="T4">
世界最大镍生产国印尼面临狂热开采后果 活动人士警告采矿正威胁其生活方式</text:span>
</text:h>
      <ul>
        <li>
瓦拉迪娅·巴尔普特里（Valdya Baraputri ）   * BBC印尼组</li>
      </ul>
      <text:p text:style-name="P4">
2023年7月8日<draw:frame draw:style-name="fr1" draw:name="Image135" text:anchor-type="as-char" svg:width="6.9236in" svg:height="3.894525in" draw:z-index="0">
<draw:image xlink:href="../Images/BBC Chinese/2023-07-08T10-01-36.000Z/_130292874_6ae6ddc2-7d19-4e8b-8c7b-9fab0d1caa50.jpg" xlink:type="simple" xlink:show="embed" xlink:actuate="onLoad" draw:mime-type="image/jpeg"/>
</draw:frame>
</text:p>
      <text:p text:style-name="P4">
<text:span text:style-name="T4">
镍是生活中不可或缺的一部分，用于不锈钢、手机和电动汽车电池。随着世界转向更环保的汽车，预计对金属的需求将大幅增加。但环保人士警告说，在世界上最大的镍生产国印度尼西亚，开采镍可能会对环境造成破坏性影响。</text:span>
</text:p>
      <text:p text:style-name="P4">
这是印度尼西亚苏拉威西（Sulawesi）东南部的拉本基岛（Labengki）的一个夜晚。我们跟随两个拿着火把和自制箭的人。他们潜入海里抓鱼、龙虾和海参，在鱼不太活跃的晚上，其他猎物的收成比较好。</text:p>
      <text:p text:style-name="P4">
这些人来自巴乔族（Bajau）的土著社区，这里以自由潜水者和猎人而闻名。但他们担心自己的传统生活方式时日不多了。</text:p>
      <text:p text:style-name="P4">
“现在，水还是清澈的，”其中一名渔民陶温（Tawing）说。“但不会一直这样……镍废物在雨季进入水中，洋流把它带到这里。”</text:p>
      <text:p text:style-name="P4">
他警告说，如果政府不采取行动，镍矿产生的废物将最终流入大海，伤害该岛和周围的海洋生物。</text:p>
      <text:p text:style-name="P4">
印度尼西亚和澳大利亚拥有世界上最大的镍储量，国际能源署预测，随着我们转向使用电动汽车，需要更多可充电电池，到2030年，镍的需求将至少增长65%。</text:p>
      <text:p text:style-name="P4">
有机构预计，印尼将满足全球三分之二的铜需求，而且该国已经与渴望投资其加工厂和矿山的国际企业签署了价值数十亿美元的协议。</text:p>
      <text:p text:style-name="P4">
根据印尼政府的数据，目前约有50家镍矿公司在北科纳维摄政区（North Konawe Regency）运营，该地区与拉本基岛隔水相望。</text:p>
      <text:p text:style-name="P4">
<draw:frame draw:style-name="fr1" draw:name="Image136" text:anchor-type="as-char" svg:width="6.9236in" svg:height="3.894525in" draw:z-index="0">
<draw:image xlink:href="../Images/BBC Chinese/2023-07-08T10-01-36.000Z/_130296816_tawingbajau.jpg" xlink:type="simple" xlink:show="embed" xlink:actuate="onLoad" draw:mime-type="image/jpeg"/>
</draw:frame>
 图像加注文字，</text:p>
      <text:p text:style-name="P4">
渔民陶温（Tawing）和他捕获的水产品。</text:p>
      <text:p text:style-name="P4">
乘船到那里大约需要一个小时。当我们走近时，绿色的山丘被棕色、遭砍伐的森林所取代。可以看到挖掘机和驳船在挖掘和运送“新黄金”。我们脚下的水是红棕色的。</text:p>
      <text:p text:style-name="P4">
在沿海村庄博纳加（Boenaga），我们遇到了另一位巴乔族渔民卢克曼（Lukman），他说他再也不能在他家附近捕鱼了。</text:p>
      <text:p text:style-name="P4">
“我们潜入水中时什么也看不见，”他指着房子后面的棕色海水说。“可能会撞上石头。”燃料的成本使他无法到更远的地方去捕鱼，他说，如果他们对此大惊小怪，警察最终会介入。</text:p>
      <text:p text:style-name="P4">
为了开采镍，大面积的树木被砍伐，土地被挖掘成露天坑。由于树木的根不再存在，不能稳定地面，下雨时土壤更容易被冲走。</text:p>
      <text:p text:style-name="P4">
政府数据显示，2022年苏拉威西岛东南部至少发生了21起洪水和泥石流。根据日本国家灾害对策机构的数据，在采矿范围扩大之前的2005年至2008年间，每年只有两到三起。</text:p>
      <text:p text:style-name="P4">
氰化钠等化学品和柴油也可用于采矿。这让当地环保人士哈比卜·纳贾尔·布杜哈（Habib NadjarBuduha）感到担忧。他说，如果废物和水没有得到妥善管理，沉积物最终会流入大海。</text:p>
      <text:p text:style-name="P4">
他给我看了一段他在巴胡布鲁岛（Bahubulu）沿岸约10英里处拍摄的视频，视频中有一个被沉积物“窒息”的珊瑚礁。</text:p>
      <text:p text:style-name="P4">
<draw:frame draw:style-name="fr1" draw:name="Image137" text:anchor-type="as-char" svg:width="6.9236in" svg:height="3.894525in" draw:z-index="0">
<draw:image xlink:href="../Images/BBC Chinese/2023-07-08T10-01-36.000Z/_130296817_lukmanlookingoverboenagavillage.jpg" xlink:type="simple" xlink:show="embed" xlink:actuate="onLoad" draw:mime-type="image/jpeg"/>
</draw:frame>
图像加注文字，</text:p>
      <text:p text:style-name="P4">
巴乔族渔民卢克曼（Lukman）。</text:p>
      <text:p text:style-name="P4">
他担心同样的事情会发生在拉本基岛，于是他在2009年成立了一个保护巨蛤的组织。“他们永远无法战胜镍污染，”他说。</text:p>
      <text:p text:style-name="P4">
“沉积物会掩埋并摧毁它们。”</text:p>
      <text:p text:style-name="P4">
博纳加附近的个别镍矿公司没有回应我们的置评请求，但我们与印度尼西亚镍矿商协会进行了交谈——大约一半的北科纳维矿业公司是该协会的成员。</text:p>
      <text:p text:style-name="P4">
秘书长梅迪·卡特琳（Meidy Katrin）说，为了获得许可证，公司必须同意在开采结束后重新造林或开垦土地。</text:p>
      <text:p text:style-name="P4">
她说：“问题是，这些公司有这么做吗？”她承认，有一些裸露的土地没有重新造林。但她说，这可能不是有许可证的公司的错：“这个地区也有很多非法采矿活动。”</text:p>
      <text:p text:style-name="P4">
她认为政府有责任检查矿工，确保他们遵守规定，并确保他们在报告中所写的内容与现实相符。</text:p>
      <text:p text:style-name="P4">
<draw:frame draw:style-name="fr1" draw:name="Image138" text:anchor-type="as-char" svg:width="6.9236in" svg:height="3.894525in" draw:z-index="0">
<draw:image xlink:href="../Images/BBC Chinese/2023-07-08T10-01-36.000Z/_130292878_f2fd9d00-280d-4343-9cdb-781a675c2dc0.jpg" xlink:type="simple" xlink:show="embed" xlink:actuate="onLoad" draw:mime-type="image/jpeg"/>
</draw:frame>
</text:p>
      <text:p text:style-name="P4">
图像来源，  Habib Nadjar Buduha</text:p>
      <text:p text:style-name="P4">
图像加注文字，</text:p>
      <text:p text:style-name="P4">
环保人士警告说，沉积物会覆盖在珊瑚礁上，使其窒息。</text:p>
      <text:p text:style-name="P4">
博纳加村的村长朱弗里·阿斯里（JufriAsri）对事情的看法与卢克曼和哈比卜不同。他相信这些矿井给社区带来了好处。“以鱼的价格为例，”他说，“我不把鱼带到城里去卖，因为这里的价格更高。这些公司也需要鱼。”</text:p>
      <text:p text:style-name="P4">
他21岁的儿子在附近一家镍矿公司工作，和博纳加其他家庭一样，他们每月至少从采矿中获得70美元的补偿费。</text:p>
      <text:p text:style-name="P4">
财政协议是常见的，其目的是抵消采矿活动和重型车辆在往返矿坑时经过住宅所造成的不便。朱弗里指出，如果镍产量增加，他们得到的补偿也会增加。</text:p>
      <text:p text:style-name="P4">
在首都雅加达，我们见到了诺维塔·英德里（Novita Indri），她是促进可持续发展的非政府组织“亚洲趋势”（TrendAsia）的活动人士。她指责当局“太软弱”——她希望看到更高的环境标准和更严格的监管。</text:p>
      <text:p text:style-name="P4">
“我们还没有可持续采矿的记录，”英德里说。“印尼还有很多工作要做，包括加强执法、提高排放标准和实施环境法规。”</text:p>
      <text:p text:style-name="P4">
当我们向能源和矿产资源部（ESDM）的顾问伊万迪·阿里夫（IrwandyArif）教授提出这个问题时，他告诉我们，政府关心的是“采矿活动对沿海沉积的影响”，不仅仅是这个地区，而是在整个印度尼西亚。</text:p>
      <text:p text:style-name="P4">
然而，他认为污染是由非法镍矿造成的，而不是有执照的公司。</text:p>
      <text:p text:style-name="P4">
他坚持认为，法规意味着合法的经营者有适当的水管理系统，以确保没有危险物质流入大海，他不相信经营者会无视这些规则，冒着失去许可证的风险。</text:p>
      <text:p text:style-name="P4">
<draw:frame draw:style-name="fr1" draw:name="Image139" text:anchor-type="as-char" svg:width="6.9236in" svg:height="3.894525in" draw:z-index="0">
<draw:image xlink:href="../Images/BBC Chinese/2023-07-08T10-01-36.000Z/_130304853_mediaitem130304821.jpg" xlink:type="simple" xlink:show="embed" xlink:actuate="onLoad" draw:mime-type="image/jpeg"/>
</draw:frame>
图像加注文字，</text:p>
      <text:p text:style-name="P4">
即使遵守法规，采矿也会对景观产生明显影响。</text:p>
      <text:p text:style-name="P4">
但阿里夫教授承认，在没有处理系统的非法矿山，“土壤只会被侵蚀”。</text:p>
      <text:p text:style-name="P4">
他告诉我们，任何不遵守规定的人都被禁止出售镍，两名非法矿工已被带到北科纳维县的法庭上——博纳加所在的地区。</text:p>
      <text:p text:style-name="P4">
但阿里夫教授承认，监管需要改进。他表示：“非法采矿在印尼无处不在”。</text:p>
      <text:p text:style-name="P4">
他说：“到目前为止，我们还没有对其进行适当的监管……我们需要确定哪些是合法的，哪些是非法的，这样我们才能最大限度地减少对环境的破坏。”</text:p>
      <text:p text:style-name="P4">
他指出，为了改善这种情况，政府最近成立了一个全国非法采矿工作组。</text:p>
      <text:p text:style-name="P4">
但我们采访过的许多巴乔族人说，改变的速度还不够快。自然资源保护主义者哈比卜警告说，如果事情继续这样下去，损害可能是不可逆转的。</text:p>
      <text:p text:style-name="P4">
“他们正在摧毁我们的未来，”他说。</text:p>
      <text:p text:style-name="P4">
Source: <text:a xlink:type="simple" xlink:href="https://www.bbc.com/zhongwen/simp/world-66141140" text:style-name="Internet_20_link" text:visited-style-name="Visited_20_Internet_20_Link">
https://www.bbc.com/zhongwen/simp/world-66141140</text:a>
</text:p>
      <!--NEWS-->
      <text:h text:style-name="P10" text:outline-level="1">
<text:span text:style-name="T4">
中国军机再越台海中线 耶伦吁美中多沟通</text:span>
</text:h>
      <text:p text:style-name="P4">
Author: None (Language: zh)</text:p>
      <text:p text:style-name="P4">
Publisher: None</text:p>
      <text:p text:style-name="P4">
Time: 2023-07-08T10:04:00Z</text:p>
      <text:p text:style-name="P4">
Description: 美国财政部长耶伦访华第三天，她在气候专家圆桌会议表示两国应加强在气候方面的合作；在与中国副总理何立峰会面时也称美中应该直接沟通、减少误解。与此同时，台湾称又发现解放军机越过台海中线。</text:p>
      <text:p text:style-name="P4">
Videos: []</text:p>
      <text:p text:style-name="P4">
Images: []</text:p>
      <text:p text:style-name="P4">
Subject: 时政风云</text:p>
      <text:p text:style-name="P4">
Subjects: ['南希·佩洛西', '薄熙来', '专题报道：习近平访美', '中国共产党', '专题报道：全景观看“习马会”', '中国反腐风暴', '20国集团', '能源转型', '专题报道：中国经济何处去？', '温室效应气体']</text:p>
      <text:p text:style-name="P4">
Keywords: ['耶伦', '中美关系', '中国经济', '温室气体', '可再生能源', '台海安全', '两岸关系', '习近平']</text:p>
      <text:p text:style-name="P4">
ID: 66164366</text:p>
      <!--METADATA-->
      <text:p text:style-name="P4">
<text:a xlink:type="simple" xlink:href="https://www.dw.com/zh/overlay/image/article/66164366/66164354" text:style-name="Internet_20_link" text:visited-style-name="Visited_20_Internet_20_Link">
 </text:a>
</text:p>
      <text:p text:style-name="P4">
耶伦（图左）在访华第三天下午会晤中国国务院副总理何立峰</text:p>
      <text:p text:style-name="P4">
（德国之声中文网）就在美国财政部长耶伦进行为期四天的访华之旅时，台湾海峡另一侧的台湾国防部周六（7月8日）报告称，从7日上午6时至8日上午6时的24小时内，一共侦获中国军机13架次。</text:p>
      <text:p text:style-name="P4">
其中逾越海峡中线及其延伸线进入西南空域4架次，分别为两架苏-30战斗机、一架BZK-005无人侦察机和一架运-8反潜战机；另侦获持续在台海周边活动的中国军舰6艘次。台湾国防部表示，已运用任务机、舰及岸置飞弹系统严密监控与应处。</text:p>
      <text:h text:style-name="P12" text:outline-level="3">
<text:span text:style-name="T4">
北京抨击美国新一波对台军售</text:span>
</text:h>
      <text:p text:style-name="P4">
中国声称台湾是其领土的一部分，如必要时不排除对台使用武力。近年来由于台湾政府与美国互动密切，中国对台湾的态度因此更加强硬。</text:p>
      <text:p text:style-name="P4">
北京强烈反对美国对台湾的军事支持，并在本周三美国国务院批准价值达4.4亿美元的对台军售之后进行了抨击，指责美方「加速把台湾变成『火药桶』、把台湾民众推向灾难深渊」。</text:p>
      <text:p text:style-name="P4">
</text:p>
      <text:p text:style-name="P4">
去年11月习近平（图中）视察军委联合作战指挥中心（资料照）</text:p>
      <text:h text:style-name="P12" text:outline-level="3">
<text:span text:style-name="T4">
耶伦访华前习近平视察军队</text:span>
</text:h>
      <text:p text:style-name="P4">
在耶伦抵达北京的同一天，中国国家领导人、中共中央军委主席习近平于周四稍早视察了中国人民解放军东部战区机关，该战区的管辖范围直接面向海峡对岸的台湾。据中国军方媒体《解放军报》报导，习近平在东部战区机关视察时表示：「世界进入新的动荡变革期，我国安全形势不稳定性不确定性增大」，呼吁军方要「深化战争和作战筹划，建强战区联合作战指挥体系，大抓实战化军事训练，加快提高打赢能力」。</text:p>
      <text:p text:style-name="P4">
周六是耶伦访华第三天， <text:a xlink:type="simple" xlink:href="https://www.dw.com/zh/zh/耶伦美国寻求良性竞争-李强两国关系风雨过后定见彩虹/a-66153705" text:style-name="Internet_20_link" text:visited-style-name="Visited_20_Internet_20_Link">
 继昨天会见中国国务院总理李强、央行行长易纲和前副总理刘鹤之后</text:a>
，今天上午耶伦接着与中国政府官员和气候专家举行圆桌会议。据称，耶伦此行不会与习近平会面。</text:p>
      <text:p text:style-name="P4">
在周六的气候专家圆桌会议上，耶伦表示：华盛顿和北京在气候融资问题上继续合作「至关重要」。她强调，作为世界上最大的两个温室气体排放国和可再生能源投资国，美中两国必须共同努力，应对气候变化带来的「生存威胁」。美国气候特使克里（JohnKerry）预计会是下一位访华的美国政府代表，将在下周前往中国讨论气候变迁方面的合作。</text:p>
      <text:p text:style-name="P4">
</text:p>
      <text:p text:style-name="P4">
耶伦（左二）与美方官员会晤中国国务院副总理何立峰，图中为美国驻华大使伯恩斯</text:p>
      <text:h text:style-name="P12" text:outline-level="3">
<text:span text:style-name="T4">
耶伦：美中需多沟通、少误解</text:span>
</text:h>
      <text:p text:style-name="P4">
<text:a xlink:type="simple" xlink:href="https://www.dw.com/zh/zh/耶伦与中国女性经济学家共进午餐促决策层性别多元/a-66164057" text:style-name="Internet_20_link" text:visited-style-name="Visited_20_Internet_20_Link">
 在与六位中国女性经济学家共进午餐之后</text:a>
，耶伦接着在周六下午会晤中国国务院副总理何立峰。耶伦在会上提到，美中在2022年贸易纪录仍创历史新高，这一事实表明「尽管近期局势紧张，我们的企业有足够的空间参与贸易和投资」。她重申美中之间不是「赢者通吃」，而是在公平的规则下良性竞争，同时也再度强调了直接沟通的重要性。</text:p>
      <text:p text:style-name="P4">
耶伦向中方表示，不要让任何分歧「导致误解，特别是那些因缺乏沟通而产生的误解，这会不必要地使双边经济和金融关系恶化」。而何立峰也称，对伤害中美关系的「意外事件」感到遗憾：「不幸的是，由于一些突发事件，<text:a xlink:type="simple" xlink:href="https://www.dw.com/zh/zh/五角大楼称中国气球没有收集情报/a-66066375" text:style-name="Internet_20_link" text:visited-style-name="Visited_20_Internet_20_Link">
 如涉及飞艇的事件，两国元首在去年的一次峰会上达成的共识在执行上出现了一些问题。</text:a>
 」</text:p>
      <ul>
        <li>
</li>
      </ul>
      <h5>
“气球”事件加剧美中两国紧张关系</h5>
      <text:h text:style-name="P12" text:outline-level="3">
<text:span text:style-name="T4">
击落</text:span>
</text:h>
      <text:p text:style-name="P4">
中国的一个气球在美国本土上空飘荡了数日之后，2月4日，美军在南卡罗来纳州沿海水域将其击落。美国指责中国利用气球进行间谍活动。但中国方面表示，这只是一个失控的气象气球。</text:p>
      <ul>
        <li>
</li>
      </ul>
      <h5>
“气球”事件加剧美中两国紧张关系</h5>
      <text:h text:style-name="P12" text:outline-level="3">
<text:span text:style-name="T4">
搜寻</text:span>
</text:h>
      <text:p text:style-name="P4">
被击落的气球坠入距离南卡罗来纳州海岸几英里处的大海中。美国海军和海岸警卫队对气球坠落的地区进行定位，并派出直升机和舰艇在坠落区域梳理寻找气球残骸。</text:p>
      <ul>
        <li>
</li>
      </ul>
      <h5>
“气球”事件加剧美中两国紧张关系</h5>
      <text:h text:style-name="P12" text:outline-level="3">
<text:span text:style-name="T4">
打捞</text:span>
</text:h>
      <text:p text:style-name="P4">
看上去像是渔民们正在捕捞一个超大的水母，但实际上这是美军的一个负责处理爆炸物的小组成员在海上打捞中国气球被击落后的残骸。这个气球直径大约达到61米，重量相当于一架小型客机。</text:p>
      <ul>
        <li>
</li>
      </ul>
      <h5>
“气球”事件加剧美中两国紧张关系</h5>
      <text:h text:style-name="P12" text:outline-level="3">
<text:span text:style-name="T4">
残骸</text:span>
</text:h>
      <text:p text:style-name="P4">
由于气球尺寸巨大，而且对其安全性的不确定性，美国最终决定在海上击落。气球坠落地区的水深约为15米。美军正在努力打捞更多的残骸，以便更准确地了解这个飞行物的实际用途。</text:p>
      <ul>
        <li>
</li>
      </ul>
      <h5>
“气球”事件加剧美中两国紧张关系</h5>
      <text:h text:style-name="P12" text:outline-level="3">
<text:span text:style-name="T4">
工具</text:span>
</text:h>
      <text:p text:style-name="P4">
美军使用了包括水下无人机等特殊装备搜索并打捞气球残骸。“探路者”级海洋测量船利用声纳技术在坠落区寻找残骸碎片。据美军的说法，搜索面积约为2.25平方公里。</text:p>
      <ul>
        <li>
</li>
      </ul>
      <h5>
“气球”事件加剧美中两国紧张关系</h5>
      <text:h text:style-name="P12" text:outline-level="3">
<text:span text:style-name="T4">
寻获</text:span>
</text:h>
      <text:p text:style-name="P4">
美军北方司令部2月13日在一份声明中说，“打捞团队从气球坠落处寻获了一些重要的残骸，包括确认所有主要的传感器和电子装置，以及整体结构的大块物件”。</text:p>
      <ul>
        <li>
</li>
      </ul>
      <h5>
“气球”事件加剧美中两国紧张关系</h5>
      <text:h text:style-name="P12" text:outline-level="3">
<text:span text:style-name="T4">
升级</text:span>
</text:h>
      <text:p text:style-name="P4">
美国击落中国疑似间谍气球之后，美中之间的紧张关系进一步加剧。此间，中国国防部长曾拒绝同美国国防部长奥斯汀通电话来讨论与气球相关的事宜。中方称美国的击落行动是过度反应，违反了国际准则。美国商务部则将与北京疑似间谍气球计划有关的中国6个实体添加到出口黑名单中。过去几天，美军在美国西北部阿拉斯加州海岸、加拿大西北部的育空地区，以及美加边境休伦湖的上空又分别击落了三个飞行体。</text:p>
      <text:p text:style-name="P4">
作者: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综合报导）</text:p>
      <text:p text:style-name="P4">
Source: <text:a xlink:type="simple" xlink:href="https://www.dw.com/zh/中国军机再越台海中线-耶伦吁美中多沟通/a-66164366" text:style-name="Internet_20_link" text:visited-style-name="Visited_20_Internet_20_Link">
https://www.dw.com/zh/中国军机再越台海中线-耶伦吁美中多沟通/a-66164366?maca=chi-rss-chi-all-1127-rdf</text:a>
</text:p>
      <!--NEWS-->
      <text:h text:style-name="P10" text:outline-level="1">
<text:span text:style-name="T4">
北约峰会前夕：拜登不会在乌克兰加入北约问题上让步</text:span>
</text:h>
      <text:p text:style-name="P4">
Author: chinese@voanews.com (维达库斯瓦拉)</text:p>
      <text:p text:style-name="P4">
Publisher: 美国之音中文网 (Type: NewsMediaOrganization)</text:p>
      <text:p text:style-name="P4">
Published Time: 2023-07-08T10:17:44+08:00</text:p>
      <text:p text:style-name="P4">
Modified Time: 2023-07-08 02:58:11Z</text:p>
      <text:p text:style-name="P4">
Description: 乔·拜登总统仍然是北约盟国中最不愿意让乌克兰快轨加盟的领导人之一。这为他下周在立陶宛维尔纽斯参加峰会时与北约东翼成员国展开激烈争论打下伏笔。这些国家迫切希望，一旦乌克兰与俄罗斯的冲突结束，便立即吸收这个饱受战火蹂躏的国家加入北约联盟。</text:p>
      <text:p text:style-name="P4">
Videos: []</text:p>
      <text:p text:style-name="P4">
Images: []</text:p>
      <text:p text:style-name="P4">
Categories: ['美国', '欧洲', '军事', '乌克兰局势']</text:p>
      <text:p text:style-name="P4">
Type: None</text:p>
      <!--METADATA-->
      <text:p text:style-name="P4">
NoneNone</text:p>
      <text:p text:style-name="P4">
Source: <text:a xlink:type="simple" xlink:href="https://www.voachinese.com/a/days-before-vilnius-summit-biden-won-t-budge-on-ukraine-joining-nato-2030707/7172326.html" text:style-name="Internet_20_link" text:visited-style-name="Visited_20_Internet_20_Link">
https://www.voachinese.com/a/days-before-vilnius-summit-biden-won-t-budge-on-ukraine-joining-nato-2030707/7172326.html</text:a>
</text:p>
      <!--NEWS-->
      <text:h text:style-name="P10" text:outline-level="1">
<text:span text:style-name="T4">
德籍华人被中方逼迫提供海外示威者信息</text:span>
</text:h>
      <text:p text:style-name="P4">
Author: None (Language: zh)</text:p>
      <text:p text:style-name="P4">
Publisher: None</text:p>
      <text:p text:style-name="P4">
Time: 2023-07-08T10:23:00Z</text:p>
      <text:p text:style-name="P4">
Description: 德国调查新闻媒体Correctiv报道称，一名拥有德国国籍的年轻华裔男子不久前在中国旅行时，遭到中国警方施压，迫使其提供对中国政府持批评态度的在德华人信息。目前，德国安全机关已经介入调查此事。</text:p>
      <text:p text:style-name="P4">
Videos: []</text:p>
      <text:p text:style-name="P4">
Images: []</text:p>
      <text:p text:style-name="P4">
Subject: 时政风云</text:p>
      <text:p text:style-name="P4">
Subjects: ['德中关系', '海外华人', '中国警方', '德国外交部', '示威']</text:p>
      <text:p text:style-name="P4">
Keywords: ['意见反馈']</text:p>
      <text:p text:style-name="P4">
ID: 66164398</text:p>
      <!--METADATA-->
      <text:p text:style-name="P4">
<text:a xlink:type="simple" xlink:href="https://www.dw.com/zh/overlay/image/article/66164398/52650409" text:style-name="Internet_20_link" text:visited-style-name="Visited_20_Internet_20_Link">
 </text:a>
</text:p>
      <text:p text:style-name="P4">
凭借人脸识别等AI技术，识别在海外参加示威的华人身份对中国警方而言并不困难</text:p>
      <text:p text:style-name="P4">
（德国之声中文网）化名Alex的德籍华人不久前抵达中国某地一机场时，被警方请入一个小房间，并被问道是否在德国参加过 <text:a xlink:type="simple" xlink:href="https://www.dw.com/zh/zh/白紙革命在柏林海外九零後為何吶喊/a-63978431" text:style-name="Internet_20_link" text:visited-style-name="Visited_20_Internet_20_Link">
 抨击中国政府的集会示威活动</text:a>
。起初，他予以否认，但是后来警方拿出了显示Alex在场的现场照片，因此不得不予以承认。"他们后来还非常直接地问道：谁是示威的组织者？参加者还有谁？参加者有何相貌特征？他们尤其关心参加者的姓名。"</text:p>
      <text:p text:style-name="P4">
Alex称，审问持续了好几个小时，他在饥渴和恐惧中忍受警方的吼叫，"不知何时，我终于崩溃了，所以就提供了两个我认识的示威者的假名。这时警察满意地点点头，然后让我在审问笔录以及一份道歉书上按指印。"</text:p>
      <text:p text:style-name="P4">
目前，Alex已经重新回到了德国。Correctiv和这名德籍华人交谈过多次，还查看过其提供的照片以及聊天记录，判定其叙述基本属实。聊天记录还显示，在机场审问他的警察事后还要求他继续提供信息。</text:p>
      <text:p text:style-name="P4">
根据Correctiv掌握的信息，德国安全机关已经介入了此事。如果中国当局被证实确曾向德国公民施压要求提供其他在德人士的信息，本已紧张的德中关系将会受到进一步的影响。</text:p>
      <text:p text:style-name="P4">
</text:p>
      <text:p text:style-name="P4">
去年12月初，在德华人也在中国驻柏林大使馆前举行示威集会，抗议中国当局的清零防疫政策</text:p>
      <text:p text:style-name="P4">
<text:span text:style-name="T4">
德国暂未更新旅行安全警示</text:span>
</text:p>
      <text:p text:style-name="P4">
目前，德国联邦议会自民党团外交事务发言人莱希特(Ulrich Lechte)、联盟党团的议会外交委员会副主席哈尔特(JürgenHardt)已经要求德国外交部就此事发布中国旅行警示。外交部则发表声明称，拥有中国血统的德国公民也一样享有领事保护权利，"至于加入德国籍的华人的德国公民身份是否不被中方承认，外交部对此并不知情。"外交部在声明中还表示，此前已有案例显示，"中方在面对加入外国籍的华人时，并不完全遵守国际法义务。"德国外交部并未提到是否会更新中国旅行警示信息。</text:p>
      <text:p text:style-name="P4">
美国国务院几天前就前往中国大陆的旅行发布了安全警示，呼吁美国公民在动身前因考虑到"当地法律肆意执行"导致的无法离开中国、非法拘捕等风险。</text:p>
      <text:p text:style-name="P4">
中国当局对旅居海外的中国公民或者华人施压，早前已有不少先例。就在今年3月，德国之声与Correctiv曾合作调查揭露： <text:a xlink:type="simple" xlink:href="https://www.dw.com/zh/zh/中国如何控制在德留学的精英学子/a-64905899" text:style-name="Internet_20_link" text:visited-style-name="Visited_20_Internet_20_Link">
在德国留学的中国学生受到中国政府的严格控制 </text:a>
，尤其是得到中国留学基金委奖学金的留学生。中国留学基金委的奖学金生必须事先签署协议，承诺"不得从事有损祖国利益与安全的活动"。他们有义务经常向中国大使馆汇报情况。违反协议者可能遭到处罚。一名自己也签署了中国留学基金委协议的年轻人表示，自己绝不敢在德国参与示威活动，因为中国使领馆会做出"非常严厉"的反应。其他五名中国学生在谈话中同样流露出<text:a xlink:type="simple" xlink:href="https://www.dw.com/zh/zh/参与白纸运动就像赌上人生-部分留学生畏惧回家/a-64485906" text:style-name="Internet_20_link" text:visited-style-name="Visited_20_Internet_20_Link">
 对于中国政府监控的恐惧 </text:a>
 。</text:p>
      <text:h text:style-name="P12" text:outline-level="3">
<text:span text:style-name="T4">
独家调查：与中国国防科大合作的学者们</text:span>
</text:h>
      <text:p text:style-name="P4">
Source: <text:a xlink:type="simple" xlink:href="https://www.dw.com/zh/德籍华人被中方逼迫提供海外示威者信息/a-66164398" text:style-name="Internet_20_link" text:visited-style-name="Visited_20_Internet_20_Link">
https://www.dw.com/zh/德籍华人被中方逼迫提供海外示威者信息/a-66164398?maca=chi-rss-chi-all-1127-rdf</text:a>
</text:p>
      <!--NEWS-->
      <text:h text:style-name="P10" text:outline-level="1">
<text:span text:style-name="T4">
香港依CBD禁令监禁第一人</text:span>
</text:h>
      <text:p text:style-name="P4">
Author: chinese@voanews.com (美国之音)</text:p>
      <text:p text:style-name="P4">
Publisher: 美国之音中文网 (Type: NewsMediaOrganization)</text:p>
      <text:p text:style-name="P4">
Published Time: 2023-07-08T10:30:52+08:00</text:p>
      <text:p text:style-name="P4">
Modified Time: 2023-07-08 02:30:52Z</text:p>
      <text:p text:style-name="P4">
Description: 星期五(2023年7月7日)，一名32岁的女子因携带大麻二酚(CBD)进入香港而被判监禁，这是香港最近全面禁止CBD后的首次刑事定罪。</text:p>
      <text:p text:style-name="P4">
Videos: []</text:p>
      <text:p text:style-name="P4">
Images: []</text:p>
      <text:p text:style-name="P4">
Categories: ['港澳', '文化', '健康', '法律']</text:p>
      <text:p text:style-name="P4">
Type: None</text:p>
      <!--METADATA-->
      <text:p text:style-name="P4">
NoneNone</text:p>
      <text:p text:style-name="P4">
Source: <text:a xlink:type="simple" xlink:href="https://www.voachinese.com/a/hong-kong-jails-first-person-under-cbd-ban-20230707/7172336.html" text:style-name="Internet_20_link" text:visited-style-name="Visited_20_Internet_20_Link">
https://www.voachinese.com/a/hong-kong-jails-first-person-under-cbd-ban-20230707/7172336.html</text:a>
</text:p>
      <!--NEWS-->
      <text:h text:style-name="P10" text:outline-level="1">
<text:span text:style-name="T4">
巴西楼房坍塌 至少八死五失踪</text:span>
</text:h>
      <text:p text:style-name="P4">
Author: 联合早报 (Person)</text:p>
      <text:p text:style-name="P4">
Publisher: 联合早报 (Organization)</text:p>
      <text:p text:style-name="P4">
Published Time: 2023-07-08T10:34</text:p>
      <text:p text:style-name="P4">
Modified Time: 2023-07-08T10:34</text:p>
      <text:p text:style-name="P4">
Description: 巴西东北部发生楼房坍塌事故，已造成至少八人死亡，另有五人失踪。路透社报道，巴西当局在星期五（7月7日）清晨6时35分（新加坡时间星期五傍晚5时35分）接获通报，位于伯南布哥州（Pe...</text:p>
      <text:p text:style-name="P4">
Videos: []</text:p>
      <text:p text:style-name="P4">
Audios: []</text:p>
      <text:p text:style-name="P4">
Images: []</text:p>
      <text:p text:style-name="P4">
Type: NewsArticle</text:p>
      <text:p text:style-name="P4">
Breadcrumbs: ['即时', '国际']</text:p>
      <text:p text:style-name="P4">
Keywords: ['巴西', '坍塌']</text:p>
      <!--METADATA-->
      <text:p text:style-name="P4">
巴西东北部发生楼房坍塌事故，已造成至少八人死亡，另有五人失踪。</text:p>
      <text:p text:style-name="P4">
路透社报道，巴西当局在星期五（7月7日）清晨6时35分（新加坡时间星期五傍晚5时35分）接获通报，位于伯南布哥州（Pernambuco）州府累西腓（Recife）郊区的一栋四层高建筑坍塌。</text:p>
      <text:p text:style-name="P4">
伯南布哥州民防部长说，截至晚上7时，救援队从残垣断瓦中救出四人，仍有五人生死未卜。</text:p>
      <text:p text:style-name="P4">
另据消防部门说，当地星期四晚开始下雨，给搜救工作造成困难。</text:p>
      <text:p text:style-name="P4">
目前仍不清楚楼房坍塌原因。</text:p>
      <text:p text:style-name="P4">
另据新华社报道，民防部门发现附近有三栋楼房也存在坍塌危险，已将楼内居民疏散。</text:p>
      <text:p text:style-name="P4">
Source: <text:a xlink:type="simple" xlink:href="https://www.zaobao.com.sg/realtime/world/story20230708-1411849" text:style-name="Internet_20_link" text:visited-style-name="Visited_20_Internet_20_Link">
https://www.zaobao.com.sg/realtime/world/story20230708-1411849</text:a>
</text:p>
      <!--NEWS-->
      <text:h text:style-name="P10" text:outline-level="1">
<text:span text:style-name="T4">
镓、锗生产并非不可取代 中国出口管制吓唬谁？</text:span>
</text:h>
      <text:p text:style-name="P4">
Author: chinese@voanews.com (许宁)</text:p>
      <text:p text:style-name="P4">
Publisher: 美国之音中文网 (Type: NewsMediaOrganization)</text:p>
      <text:p text:style-name="P4">
Published Time: 2023-07-08T10:49:23+08:00</text:p>
      <text:p text:style-name="P4">
Modified Time: 2023-07-08 03:55:07Z</text:p>
      <text:p text:style-name="P4">
Description: 中国政府以国家安全为由，宣布从8月起对镓、锗相关物项实施出口管制，此举被认为是对美欧日韩合作限制中国获取半导体芯片技术能力的反制。不过，分析认为北京再次利用稀有元素进行出口管制影响有限，是与西方进行技术和贸易领域的谈判中一枚不具威胁力的筹码。</text:p>
      <text:p text:style-name="P4">
Videos: []</text:p>
      <text:p text:style-name="P4">
Images: []</text:p>
      <text:p text:style-name="P4">
Categories: ['科技', '经济·金融·贸易', '中国']</text:p>
      <text:p text:style-name="P4">
Type: None</text:p>
      <!--METADATA-->
      <text:p text:style-name="P4">
NoneNone</text:p>
      <text:p text:style-name="P4">
Source: <text:a xlink:type="simple" xlink:href="https://www.voachinese.com/a/china-minerals-retaliation-20230707/7172318.html" text:style-name="Internet_20_link" text:visited-style-name="Visited_20_Internet_20_Link">
https://www.voachinese.com/a/china-minerals-retaliation-20230707/7172318.html</text:a>
</text:p>
      <!--NEWS-->
      <text:h text:style-name="P10" text:outline-level="1">
<text:span text:style-name="T4">
专栏 | 有问有答：维权人士陈光诚介绍“恶人榜”及《马格尼茨基人权问责法》的影响力</text:span>
</text:h>
      <text:p text:style-name="P4">
Author: None</text:p>
      <text:p text:style-name="P4">
Publisher: Radio Free Asia (Organization)</text:p>
      <text:p text:style-name="P4">
Published Time: 2023-07-08T11:02:32-04:00</text:p>
      <text:p text:style-name="P4">
Modified Time: 2023-07-08T11:02:32-04:00</text:p>
      <text:p text:style-name="P4">
Description: None</text:p>
      <text:p text:style-name="P4">
Videos: []</text:p>
      <text:p text:style-name="P4">
Audios: ["<text:a xlink:type="simple" xlink:href="https://www.rfa.org/mandarin/zhuanlan/youwenyouda/qa-0708202310515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2" text:anchor-type="as-char" svg:width="6.9236in" svg:height="4.522674in" draw:z-index="0">
<draw:image xlink:href="../Images/rfamandarin/2023-07-08T11-02-32-04-00/000000.png" xlink:type="simple" xlink:show="embed" xlink:actuate="onLoad" draw:mime-type="image/png"/>
</draw:frame>
 陈光诚团队建立的”恶人榜“网站 <text:a xlink:type="simple" xlink:href="https://www.rfa.org/mandarin/zhuanlan/youwenyouda/qa-07082023105150.html/@@images/image" text:style-name="Internet_20_link" text:visited-style-name="Visited_20_Internet_20_Link">
</text:a>
网络截图/陈光诚团队建立的”恶人榜“网站  <text:a xlink:type="simple" xlink:href="https://www.rfa.org/mandarin/zhuanlan/youwenyouda/qa-07082023105150.html/@@stream" text:style-name="Internet_20_link" text:visited-style-name="Visited_20_Internet_20_Link">
Audio-1-Link：https://www.rfa.org/mandarin/zhuanlan/youwenyouda/qa-07082023105150.html/@@stream</text:a>
</text:p>
      <text:p text:style-name="P4">
社媒上，网上近期出现的“恶人榜” ，有照片，有个人信息，有施暴行为的具体介绍，非常引人注目。“恶人榜”在网上公布的真人真事，违反人权，犯法的具体恶行信息，对阻遏暴力恶行是否有所帮助？对中国老百姓的生命财产安全是否能提供一些保护呢？美国通过的《全球马格尼茨基人权问责法》是否能够帮助“恶人榜“ 活动促进中国人权状况改善呢？</text:p>
      <text:p text:style-name="P4">
请听旅美著名盲人维权人士陈光诚介绍《马格尼茨基人权问责法》的主要内容。另外马格尼茨基是谁？这个人权问责法为什么以他命名呢？《马格尼茨基人权问责法》是怎样产生的？”恶人榜“能够怎样透过 《全球马格尼茨基人权问责法》追惩人权践踏者，促进中国人权状况的改善呢？请听有问有答对维权人士陈光诚的访问。</text:p>
      <text:p text:style-name="P4">
下面这个链接是陈光诚团队建立的”恶人榜“网站：https://www.fiendlist.info</text:p>
      <text:p text:style-name="P4">
索取翻墙软件, 请发电邮给：fankui@rfa.org</text:p>
      <text:p text:style-name="P4">
请关注《有问有答》主持人 林悦杨 的社交媒体：</text:p>
      <text:p text:style-name="P4">
Skype账号：linyueyang01</text:p>
      <text:p text:style-name="P4">
Twitter: Linyueyang</text:p>
      <text:p text:style-name="P4">
微信：linyueyang</text:p>
      <text:p text:style-name="P4">
Source: <text:a xlink:type="simple" xlink:href="https://www.rfa.org/mandarin/zhuanlan/youwenyouda/qa-07082023105150.html" text:style-name="Internet_20_link" text:visited-style-name="Visited_20_Internet_20_Link">
https://www.rfa.org/mandarin/zhuanlan/youwenyouda/qa-07082023105150.html</text:a>
</text:p>
      <!--NEWS-->
      <text:h text:style-name="P10" text:outline-level="1">
<text:span text:style-name="T4">
拜登提醒习近平： 中国仍仰赖西方投资</text:span>
</text:h>
      <text:p text:style-name="P4">
Author: None</text:p>
      <text:p text:style-name="P4">
Publisher: Radio Free Asia (Organization)</text:p>
      <text:p text:style-name="P4">
Published Time: 2023-07-08T11:39:13-04:00</text:p>
      <text:p text:style-name="P4">
Modified Time: 2023-07-08T11:39: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4" text:anchor-type="as-char" svg:width="6.9236in" svg:height="4.612011in" draw:z-index="0">
<draw:image xlink:href="../Images/rfamandarin/2023-07-08T11-39-13-04-00/000000.png" xlink:type="simple" xlink:show="embed" xlink:actuate="onLoad" draw:mime-type="image/png"/>
</draw:frame>
 美国总统拜登 <text:a xlink:type="simple" xlink:href="https://www.rfa.org/mandarin/Xinwen/1-07082023113718.html/@@images/image" text:style-name="Internet_20_link" text:visited-style-name="Visited_20_Internet_20_Link">
</text:a>
路透社图片</text:p>
      <text:p text:style-name="P4">
据美国有线电视新闻网（CNN）报道，在俄罗斯总统普京与中国国家主席习近平会面后，美国总统拜登警告习近平要“当心”，因为北京仰赖西方的投资。</text:p>
      <text:p text:style-name="P4">
拜登表示：“我是说：这不是威胁，而是一种观察。 ”</text:p>
      <text:p text:style-name="P4">
据路透社报导，拜登表示：“自从俄罗斯进攻乌克兰以来，已有600家美国企业撤出俄罗斯。你告诉过我，你们的经济仰赖欧洲和美国的投资。所以要当心，要当心。”</text:p>
      <text:p text:style-name="P4">
被问及习近平的回应时，拜登说：“他在听，没有提出辩解。如果大家留意到的话，他没有全力抨击俄罗斯。 ”</text:p>
      <text:p text:style-name="P4">
拜登说：“所以我想我们可以找到一种方法来解决这个问题。”</text:p>
      <text:p text:style-name="P4">
普京（Vladimir Putin）和习近平今年3月举行了为期两天的会谈，双方展现彼此友谊并同声批评西方，但在乌克兰议题上，并无任何外交突破迹象。</text:p>
      <text:p text:style-name="P4">
普京和习近平本周也参加了以视讯方式举行的上海合作组织峰会。</text:p>
      <text:p text:style-name="P4">
外电的报道说，美中关系因国家安全议题变得紧张与悲观，这些议题包括台湾、俄乌战争、美国日益增加限制先进技术出口的禁令，以及中国以国家主导的产业政策。而美国财长耶伦（JanetYellen）仍在继续她在中国的访问行程。</text:p>
      <text:p text:style-name="P4">
（责编：梒青）</text:p>
      <text:p text:style-name="P4">
Source: <text:a xlink:type="simple" xlink:href="https://www.rfa.org/mandarin/Xinwen/1-07082023113718.html" text:style-name="Internet_20_link" text:visited-style-name="Visited_20_Internet_20_Link">
https://www.rfa.org/mandarin/Xinwen/1-07082023113718.html</text:a>
</text:p>
      <!--NEWS-->
      <text:h text:style-name="P10" text:outline-level="1">
<text:span text:style-name="T4">
耶伦会何立峰:  强调公平竞争密切沟通避免误解</text:span>
</text:h>
      <text:p text:style-name="P4">
Author: None</text:p>
      <text:p text:style-name="P4">
Publisher: Radio Free Asia (Organization)</text:p>
      <text:p text:style-name="P4">
Published Time: 2023-07-08T11:42:14-04:00</text:p>
      <text:p text:style-name="P4">
Modified Time: 2023-07-08T11:42:1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6" text:anchor-type="as-char" svg:width="6.9236in" svg:height="4.612011in" draw:z-index="0">
<draw:image xlink:href="../Images/rfamandarin/2023-07-08T11-42-14-04-00/000000.png" xlink:type="simple" xlink:show="embed" xlink:actuate="onLoad" draw:mime-type="image/png"/>
</draw:frame>
美国财政部长耶伦与中国国务院副总理何立峰在北京钓鱼台国宾馆会面 <text:a xlink:type="simple" xlink:href="https://www.rfa.org/mandarin/Xinwen/2-07082023113953.html/@@images/image" text:style-name="Internet_20_link" text:visited-style-name="Visited_20_Internet_20_Link">
</text:a>
路透社图片</text:p>
      <text:p text:style-name="P4">
综合外电8日消息，美国财政部长耶伦当天表示，美中应就特定经济做法的疑虑“直接”沟通，尽管两国关系紧张，但仍敦促世界两大经济体之间加强合作，强调必须公平竞争并密切沟通，以避免误解。</text:p>
      <text:p text:style-name="P4">
据法新社报道，耶伦8日与中国国务院副总理何立峰会面，她指出去年双边贸易创纪录，证明两国经贸关系紧密相连。</text:p>
      <text:p text:style-name="P4">
她在北京钓鱼台国宾馆告诉何立峰：“（中国）有充裕空间让我方企业参与贸易和投资。如果对特定经济做法有疑虑，我们应该且将会直接沟通。 ”</text:p>
      <text:p text:style-name="P4">
何立峰回应说，中国国家主席习近平与美国总统拜登去年11月会晤后，中美努力改善关系，但遭到“意外事件”阻碍，令北京感到遗憾。</text:p>
      <text:p text:style-name="P4">
何立峰还指出，美中“两国元首达成的共识，在落实过程中存在一些问题。</text:p>
      <text:p text:style-name="P4">
路透社的报道援引耶伦说，“在复杂的全球经济形势下，两大经济体迫切需要就应对各种挑战，密切沟通和交换意见。 ”</text:p>
      <text:p text:style-name="P4">
她说，这么做可以“帮助双方更全面了解全球经济前景，并做出更好的决策来加强我们的经济”。</text:p>
      <text:p text:style-name="P4">
尽管有许多美中经济脱钩的说法，但最近的数据显示，两国贸易关系基本稳固，去年双向贸易额达6900亿美元。</text:p>
      <text:p text:style-name="P4">
耶伦重申，华盛顿在与北京的关系中，并不寻求赢家通吃的做法或经济优势，而是希望确保有基于“一套公平规则”的良性竞争，使两国均可长期受益。</text:p>
      <text:p text:style-name="P4">
（责编：梒青）</text:p>
      <text:p text:style-name="P4">
Source: <text:a xlink:type="simple" xlink:href="https://www.rfa.org/mandarin/Xinwen/2-07082023113953.html" text:style-name="Internet_20_link" text:visited-style-name="Visited_20_Internet_20_Link">
https://www.rfa.org/mandarin/Xinwen/2-07082023113953.html</text:a>
</text:p>
      <!--NEWS-->
      <text:h text:style-name="P10" text:outline-level="1">
<text:span text:style-name="T4">
专访巴贝奇：习近平视攻占台湾为毕生宿命，中国人民将为此付出惨重代价</text:span>
</text:h>
      <text:p text:style-name="P4">
Author: chinese@voanews.com (薛小山)</text:p>
      <text:p text:style-name="P4">
Publisher: 美国之音中文网 (Type: NewsMediaOrganization)</text:p>
      <text:p text:style-name="P4">
Published Time: 2023-07-08T11:49:56+08:00</text:p>
      <text:p text:style-name="P4">
Modified Time: 2023-07-08 16:02:40Z</text:p>
      <text:p text:style-name="P4">
Description: 在中美关系紧张、台海局势升温之际，中国国家主席习近平6日视察东部战区机关时称, 中国”安全形势不稳定性和不确定性增大”，要求“深化战争和作战筹划”、“加快提高打赢能力”。当日，适值美国财长耶伦抵达北京、开启为期四日的“经济外交”。军事专家认为，随着国内外战略形势急转直下，习近平甚至可能会在未来一两年内发动战争，美国和盟友亟需加强备战努力和建立联盟范围的协调机制。</text:p>
      <text:p text:style-name="P4">
Videos: []</text:p>
      <text:p text:style-name="P4">
Images: []</text:p>
      <text:p text:style-name="P4">
Categories: ['美国之音专访', '军事', '美中关系']</text:p>
      <text:p text:style-name="P4">
Type: None</text:p>
      <!--METADATA-->
      <text:p text:style-name="P4">
NoneNone</text:p>
      <text:p text:style-name="P4">
Source: <text:a xlink:type="simple" xlink:href="https://www.voachinese.com/a/interview-with-ross-babbage-on-the-next-major-war-can-the-us-and-its-allies-win-against-china/7172042.html" text:style-name="Internet_20_link" text:visited-style-name="Visited_20_Internet_20_Link">
https://www.voachinese.com/a/interview-with-ross-babbage-on-the-next-major-war-can-the-us-and-its-allies-win-against-china/7172042.html</text:a>
</text:p>
      <!--NEWS-->
      <text:h text:style-name="P10" text:outline-level="1">
<text:span text:style-name="T4">
伊朗处决两名沙赫切拉陵墓事件袭击者</text:span>
</text:h>
      <text:p text:style-name="P4">
Author: None (Language: zh)</text:p>
      <text:p text:style-name="P4">
Publisher: None</text:p>
      <text:p text:style-name="P4">
Time: 2023-07-08T11:54:00Z</text:p>
      <text:p text:style-name="P4">
Description: 伊朗司法部表示，两名参与去年10月发生的沙赫切拉陵墓袭击事件的男子周六（7月8日）被执行死刑。国际特赦组织等人权组织称，伊朗每年被执行死刑的人数仅次于中国，位居全球第二。</text:p>
      <text:p text:style-name="P4">
Videos: []</text:p>
      <text:p text:style-name="P4">
Images: []</text:p>
      <text:p text:style-name="P4">
Subject: 时政风云</text:p>
      <text:p text:style-name="P4">
Subjects: ['伊朗', '伊斯兰国', '死刑']</text:p>
      <text:p text:style-name="P4">
Keywords: ['伊朗', '处决', '沙赫切拉', '袭击', '袭击者', '人权组织', '死刑', '恐怖活动', '伊斯兰国']</text:p>
      <text:p text:style-name="P4">
ID: 66164620</text:p>
      <!--METADATA-->
      <text:p text:style-name="P4">
<text:a xlink:type="simple" xlink:href="https://www.dw.com/zh/overlay/image/article/66164620/63580199" text:style-name="Internet_20_link" text:visited-style-name="Visited_20_Internet_20_Link">
 </text:a>
</text:p>
      <text:p text:style-name="P4">
什叶派圣地沙赫切拉陵墓（Shah Cheragh，又译“灯王之墓”）</text:p>
      <text:p text:style-name="P4">
（德国之声中文网）伊朗司法部表示，两名参与去年10月发生的沙赫切拉陵墓袭击事件的男子周六（7月8日）被执行死刑。</text:p>
      <text:p text:style-name="P4">
去年10 月26 日，逊尼派穆斯林极端组织“伊斯兰国”（IS）宣称对什叶派圣地沙赫切拉陵墓（ShahCheragh，又译“灯王之墓”）袭击事件负责。该袭击造成 13 人死亡，30 人受伤。</text:p>
      <text:p text:style-name="P4">
属于伊朗司法部的米赞通讯社在线网站称：“今天上午，沙赫切拉恐怖袭击案的其中两名参与者已被公开执行死刑。”</text:p>
      <text:p text:style-name="P4">
据官方通讯社伊通社（IRNA）报道，两人于黎明时分在法尔斯省首府设拉子市沙赫切拉陵墓附近的街道上被绞死。米赞通讯社确认他们的姓名是是拉什迪（MohammadRamez Rashidi）和卡塔利（Naeem Hashem Qatali）。</text:p>
      <text:p text:style-name="P4">
伊朗此前曾表示，此次事件的袭击者来自其他国家，其中包括邻国阿富汗，但周六被处决者的国籍尚未披露。</text:p>
      <text:p text:style-name="P4">
伊朗官方媒体称，伊朗与阿富汗及巴基斯坦接壤的地区是骚乱的温床。周六，四名武装袭击者在此边境附近的逊尼派占多数的锡斯坦-俾路支省首府扎黑丹杀死了一名伊朗警察。目前尚不清楚这场袭击背后的原因。该省是伊朗当局与逊尼派极端分子、毒品走私者和俾路支少数民族叛乱者发生冲突的热点地区。</text:p>
      <text:p text:style-name="P4">
</text:p>
      <text:p text:style-name="P4">
什叶派圣地沙赫切拉陵墓袭击事件引发当地群众抗议（摄于２０２２年１０月２８日）</text:p>
      <text:p text:style-name="P4">
米赞通讯社说，周六被处决者之一拉什迪承认曾与“伊斯兰国”合作实施了去年10月的沙赫切拉陵墓袭击事件。</text:p>
      <text:p text:style-name="P4">
此二人于今年3月以“腐败、武装叛乱和危害国家安全”的罪名被判处死刑。</text:p>
      <text:p text:style-name="P4">
他们还被指控为“伊斯兰国”成员及“阴谋危害国家安全”。</text:p>
      <text:h text:style-name="P12" text:outline-level="3">
<text:span text:style-name="T4">
伊朗每年被执行死刑的人数仅次于中国</text:span>
</text:h>
      <text:p text:style-name="P4">
法尔斯省首席法官穆萨维（Kazem Moussavi）表示，周六被处决者直接参与了沙赫切拉陵墓袭击主犯的“武装、采购、后勤和指导”。</text:p>
      <text:p text:style-name="P4">
穆萨维法官说，该案的另外三名被告因为是“伊斯兰国”成员而分别被判处5年、15年和25年监禁。</text:p>
      <text:p text:style-name="P4">
伊朗当局称，袭击主犯后来被伊朗媒体确认为 30 多岁的巴达赫尚（Hamed Badakhshan），他在被捕过程中受伤身亡。</text:p>
      <text:p text:style-name="P4">
11月，伊朗当局表示，来自阿富汗、阿塞拜疆和塔吉克斯坦的26名“塔克菲理”（takfiri）恐怖分子因参与此次袭击而被捕。</text:p>
      <text:p text:style-name="P4">
在什叶派占主导地位的伊朗，“塔克菲里”一词通常指圣战分子或激进逊尼派伊斯兰教的支持者。</text:p>
      <text:p text:style-name="P4">
一个多月前，22 岁的伊朗库尔德青年女性阿米尼（Mahsa Amini）因涉嫌违反该国女性着装规定而在德黑兰被捕并在拘押期间死亡，引发了遍及全国各地的抗议活动。</text:p>
      <ul>
        <li>
</li>
      </ul>
      <h5>
全球各地声援伊朗民众抗议</h5>
      <text:h text:style-name="P12" text:outline-level="3">
<text:span text:style-name="T4">
巴黎</text:span>
</text:h>
      <text:p text:style-name="P4">
世界许多地方的人们都对伊朗的抗议活动表达了团结声援。在法国首都巴黎，示威者周日（10月2日）从共和国广场游行到民族广场，呼喊口号：“打倒伊斯兰共和国”、“打倒独裁者”。</text:p>
      <ul>
        <li>
</li>
      </ul>
      <h5>
全球各地声援伊朗民众抗议</h5>
      <text:h text:style-name="P12" text:outline-level="3">
<text:span text:style-name="T4">
伊斯坦布尔</text:span>
</text:h>
      <text:p text:style-name="P4">
在土耳其最大城市伊斯坦布尔，数百人参加了声援集会，其中有不少伊朗裔女性。她们喊出反对伊朗政府的口号，以及此次抗争运动的呼声“女性、生命、自由”。在库尔德居民数量最多的土耳其东南部城市迪亚巴克尔（Diyarbakir）和西海岸城市伊兹米尔（Izmir），也有以女性为主的街头声援活动。</text:p>
      <ul>
        <li>
</li>
      </ul>
      <h5>
全球各地声援伊朗民众抗议</h5>
      <text:h text:style-name="P12" text:outline-level="3">
<text:span text:style-name="T4">
柏林</text:span>
</text:h>
      <text:p text:style-name="P4">
约五千人在德国柏林抗议伊朗政府的暴行。人们呼吁国际社会对伊朗民众展示团结，制止对女性的杀害。伊朗在德国流亡社团的一位发言人要求伊朗政府停止流血镇压，实行改革。</text:p>
      <ul>
        <li>
</li>
      </ul>
      <h5>
全球各地声援伊朗民众抗议</h5>
      <text:h text:style-name="P12" text:outline-level="3">
<text:span text:style-name="T4">
贝鲁特</text:span>
</text:h>
      <text:p text:style-name="P4">
在中东地区，大批民众对伊朗的抗议运动表达团结和支持。在黎巴嫩首都贝鲁特，妇女们在国立博物馆前集会，要求停止对女性的暴力。</text:p>
      <ul>
        <li>
</li>
      </ul>
      <h5>
全球各地声援伊朗民众抗议</h5>
      <text:h text:style-name="P12" text:outline-level="3">
<text:span text:style-name="T4">
洛杉矶</text:span>
</text:h>
      <text:p text:style-name="P4">
在美国，人们也举行了自发集会，表达对伊朗女性的声援。如图在加州洛杉矶的市政厅前，一群示威者者打击一种名叫 Daf的手鼓奏乐。过去这个周末，在伦敦、东京和马德里都有声援伊朗抗议的示威活动。</text:p>
      <ul>
        <li>
</li>
      </ul>
      <h5>
全球各地声援伊朗民众抗议</h5>
      <text:h text:style-name="P12" text:outline-level="3">
<text:span text:style-name="T4">
德黑兰沙里夫大学</text:span>
</text:h>
      <text:p text:style-name="P4">
自示威爆发以来，伊朗许多大学的学生纷纷起来抗议该伊斯兰共和国的领导层及其压制政策。在德黑兰的沙里夫大学，安全力量对学生和教授进行了暴力镇压。有关视频和图片在网络上广为传播。</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去年10月，伊朗总统莱西指责“骚乱”（伊朗官方用来形容抗议活动的术语）为“恐怖”袭击铺平了道路。</text:p>
      <text:p text:style-name="P4">
2017 年，“伊斯兰国”声称在伊朗发动了首次袭击，以武装人员和自杀式炸弹袭击者袭击了德黑兰议会和伊斯兰共和国创始人霍梅尼的陵墓，造成 17人死亡、数十人受伤。</text:p>
      <text:p text:style-name="P4">
公开处决在伊朗并不多见，绝大多数绞刑都在监狱内执行。</text:p>
      <text:p text:style-name="P4">
总部位于伦敦的国际特赦组织等人权组织称， <text:a xlink:type="simple" xlink:href="https://www.dw.com/zh/zh/全球死刑数量创五年新高在中国仍是国家机密/a-65638885" text:style-name="Internet_20_link" text:visited-style-name="Visited_20_Internet_20_Link">
 伊朗每年被执行死刑的人数仅次于中国，位居全球第二。</text:a>
</text:p>
      <text:p text:style-name="P4">
联合国事实调查团7月5日表示， <text:a xlink:type="simple" xlink:href="https://www.dw.com/zh/zh/抗议数月来伊朗已判决17名示威者死刑/a-64325461" text:style-name="Internet_20_link" text:visited-style-name="Visited_20_Internet_20_Link">
 伊朗已处决了与“阿米尼抗议活动”有关的7名男子</text:a>
，并呼吁伊朗当局停止这种“令人毛骨悚然”的行动。</text:p>
      <text:p text:style-name="P4">
（法新社）</text:p>
      <text:p text:style-name="P4">
Source: <text:a xlink:type="simple" xlink:href="https://www.dw.com/zh/伊朗处决两名沙赫切拉陵墓事件袭击者/a-66164620" text:style-name="Internet_20_link" text:visited-style-name="Visited_20_Internet_20_Link">
https://www.dw.com/zh/伊朗处决两名沙赫切拉陵墓事件袭击者/a-66164620?maca=chi-rss-chi-all-1127-rdf</text:a>
</text:p>
      <!--NEWS-->
      <text:h text:style-name="P10" text:outline-level="1">
<text:span text:style-name="T4">
德籍华人遭中国警方逼迫提供海外示威者信息</text:span>
</text:h>
      <text:p text:style-name="P4">
Author: None</text:p>
      <text:p text:style-name="P4">
Publisher: Radio Free Asia (Organization)</text:p>
      <text:p text:style-name="P4">
Published Time: 2023-07-08T11:54:26-04:00</text:p>
      <text:p text:style-name="P4">
Modified Time: 2023-07-08T11:54: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6" text:anchor-type="as-char" svg:width="6.9236in" svg:height="4.612011in" draw:z-index="0">
<draw:image xlink:href="../Images/rfamandarin/2023-07-08T11-54-26-04-00/000000.png" xlink:type="simple" xlink:show="embed" xlink:actuate="onLoad" draw:mime-type="image/png"/>
</draw:frame>
在德国柏林中国大使馆前，示威者们举着标语牌抗议中国冠状病毒疾病 (COVID-19) 的限制，拍摄于2022年12月3日。 <text:a xlink:type="simple" xlink:href="https://www.rfa.org/mandarin/Xinwen/3-07082023114247.html/@@images/image" text:style-name="Internet_20_link" text:visited-style-name="Visited_20_Internet_20_Link">
</text:a>
路透社图片</text:p>
      <text:p text:style-name="P4">
据德国调查新闻媒体Correctiv报道，一名拥有德国国籍的年轻华裔男子不久前在中国旅行时，遭到中国警方施压，迫使其提供对中国政府持批评态度的在德华人信息。</text:p>
      <text:p text:style-name="P4">
据报道，化名Alex的德籍华人不久前抵达中国某地一机场时，被警方请入一个小房间，并被问是否在德国参加过抨击中国政府的集会示威活动。起初，他予以否认，但是后来警方拿出了显示Alex在场的现场照片，因此不得不予以承认。Alex说，"他们后来还非常直接地问道：谁是示威的组织者？参加者还有谁？参加者有何相貌特征？他们尤其关心参加者的姓名。"</text:p>
      <text:p text:style-name="P4">
Alex称，审问持续了好几个小时，他在饥渴和恐惧中忍受警方的吼叫，"不知何时，我终于崩溃了，所以就提供了两个我认识的示威者的假名。这时警察满意地点点头，然后让我在审问笔录以及一份道歉书上按指印。"</text:p>
      <text:p text:style-name="P4">
目前，Alex已经重新回到了德国。Correctiv和这名德籍华人交谈过多次，还查看过其提供的照片以及聊天记录，判定其叙述基本属实。聊天记录还显示，在机场审问他的警察事后还要求他继续提供信息。</text:p>
      <text:p text:style-name="P4">
根据Correctiv掌握的信息，德国安全机关已经介入了此事。如果中国当局被证实确曾向德国公民施压、要求提供其他在德人士的信息，将会使本已紧张的德中关系受到进一步的影响。</text:p>
      <text:p text:style-name="P4">
目前，德国联邦议会自民党团外交事务发言人莱希特(Ulrich Lechte)、联盟党团的议会外交委员会副主席哈尔特(JürgenHardt)已经要求德国外交部就此事发布中国旅行警示。目前德国外交部并未提到是否会更新中国旅行警示信息。</text:p>
      <text:p text:style-name="P4">
（责编：梒青）</text:p>
      <text:p text:style-name="P4">
Source: <text:a xlink:type="simple" xlink:href="https://www.rfa.org/mandarin/Xinwen/3-07082023114247.html" text:style-name="Internet_20_link" text:visited-style-name="Visited_20_Internet_20_Link">
https://www.rfa.org/mandarin/Xinwen/3-07082023114247.html</text:a>
</text:p>
      <!--NEWS-->
      <text:h text:style-name="P10" text:outline-level="1">
<text:span text:style-name="T4">
耶伦强调美中气候金融合作重要性</text:span>
</text:h>
      <text:p text:style-name="P4">
Author: None</text:p>
      <text:p text:style-name="P4">
Publisher: Radio Free Asia (Organization)</text:p>
      <text:p text:style-name="P4">
Published Time: 2023-07-08T11:57:50-04:00</text:p>
      <text:p text:style-name="P4">
Modified Time: 2023-07-08T11:57: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8" text:anchor-type="as-char" svg:width="6.9236in" svg:height="4.612011in" draw:z-index="0">
<draw:image xlink:href="../Images/rfamandarin/2023-07-08T11-57-50-04-00/000000.png" xlink:type="simple" xlink:show="embed" xlink:actuate="onLoad" draw:mime-type="image/png"/>
</draw:frame>
 美国财政部长耶伦（Janet Yellen）访问北京<text:a xlink:type="simple" xlink:href="https://www.rfa.org/mandarin/Xinwen/4-07082023115455.html/@@images/image" text:style-name="Internet_20_link" text:visited-style-name="Visited_20_Internet_20_Link">
 </text:a>
路透社图片</text:p>
      <text:p text:style-name="P4">
综合外电8日报道，美国财政部长耶伦（Janet Yellen）当天表示，美中继续在气候金融方面的合作“至关重要”，以解决全球变暖造成的“存亡威胁”。</text:p>
      <text:p text:style-name="P4">
耶伦正在访问北京，她表示，中美两国此前在气候变化问题上的合作曾促成了2015年《巴黎协定》等全球性突破，两国政府都希望支持新兴市场和发展中国家努力实现其气候目标。</text:p>
      <text:p text:style-name="P4">
“中美在气候融资方面持续合作至关重要，”耶伦在北京的一个有关气候的圆桌会上宣读的一份事先准备好的讲稿中表示。“作为世界上两个最大的温室气体排放国和最大的可再生能源投资者，我们有共同的责任和能力来引领潮流。”</text:p>
      <text:p text:style-name="P4">
去年8月，时任美国联邦众议院议长佩洛西（Nancy Pelosi）访台，引发北京不满，宣布暂停气候谈判。</text:p>
      <text:p text:style-name="P4">
不过，有迹象显示，中美气候谈判可能即将再度启动。美国官员日前表示，气候特使凯瑞（JohnKerry）近期将前往中国，讨论气候变迁方面的合作。</text:p>
      <text:p text:style-name="P4">
此外，耶伦日前与中国国务院总理李强会面时说，中美在全球经济和金融事务方面的密切沟通，同时在低收入国家与新兴经济体的债务困境等国际挑战方面共同努力，也非常重要。</text:p>
      <text:p text:style-name="P4">
（责编：梒青）</text:p>
      <text:p text:style-name="P4">
Source: <text:a xlink:type="simple" xlink:href="https://www.rfa.org/mandarin/Xinwen/4-07082023115455.html" text:style-name="Internet_20_link" text:visited-style-name="Visited_20_Internet_20_Link">
https://www.rfa.org/mandarin/Xinwen/4-07082023115455.html</text:a>
</text:p>
      <!--NEWS-->
      <text:h text:style-name="P10" text:outline-level="1">
<text:span text:style-name="T4">
“709” 八周年：福建维权人士唐兆星举牌悼念“赤脚律师”纪斯尊</text:span>
</text:h>
      <text:p text:style-name="P4">
Author: None</text:p>
      <text:p text:style-name="P4">
Publisher: Radio Free Asia (Organization)</text:p>
      <text:p text:style-name="P4">
Published Time: 2023-07-08T12:00:43-04:00</text:p>
      <text:p text:style-name="P4">
Modified Time: 2023-07-08T12:00:4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0" text:anchor-type="as-char" svg:width="6.9236in" svg:height="6.9236in" draw:z-index="0">
<draw:image xlink:href="../Images/rfamandarin/2023-07-08T12-00-43-04-00/000000.png" xlink:type="simple" xlink:show="embed" xlink:actuate="onLoad" draw:mime-type="image/png"/>
</draw:frame>
 福建维权人士唐兆星 <text:a xlink:type="simple" xlink:href="https://www.rfa.org/mandarin/Xinwen/5-07082023115816.html/@@images/image" text:style-name="Internet_20_link" text:visited-style-name="Visited_20_Internet_20_Link">
</text:a>
网络截图/维权网</text:p>
      <text:p text:style-name="P4">
据海外维权网8日报道，“709”八周年纪念日前，福建维权人士唐兆星在其居住的福州市仓山区上渡街道南台紫竹苑小区，穿上“公平、公正、公义”文化衫，举牌悼念遭迫害去世4年的“赤脚律师”纪斯尊。</text:p>
      <text:p text:style-name="P4">
“赤脚律师”纪斯尊是在2019年7月10日、也就是“709”纪念日的次日遭迫害去世。当天维权人士唐兆星举的是“悼念人权律师纪斯尊逝世四周年”的牌子，唐兆星说，“快整整四年了，他当时走的时候我还被关在看守所里面，所以说我这个牌子给他举一举呀，纪念他一下，他是真正的人权律师，无偿帮助了太多的弱势群体，不能忘记他。”</text:p>
      <text:p text:style-name="P4">
人们称纪斯尊为“赤脚律师”，是因为他没有官方核发的律师执业证书，但却倾其一生为无权无势的平民百姓，跟违法行政的官府及随意践踏人权的官员打官司，也屡屡遭到当局的“铁拳”专政，最终未能逃过失去生命的劫难。</text:p>
      <text:p text:style-name="P4">
（责编：梒青）</text:p>
      <text:p text:style-name="P4">
Source: <text:a xlink:type="simple" xlink:href="https://www.rfa.org/mandarin/Xinwen/5-07082023115816.html" text:style-name="Internet_20_link" text:visited-style-name="Visited_20_Internet_20_Link">
https://www.rfa.org/mandarin/Xinwen/5-07082023115816.html</text:a>
</text:p>
      <!--NEWS-->
      <text:h text:style-name="P10" text:outline-level="1">
<text:span text:style-name="T4">
布林肯下周到印尼 将推动亚细安更强力应对缅甸和中国</text:span>
</text:h>
      <text:p text:style-name="P4">
Author: 联合早报 (Person)</text:p>
      <text:p text:style-name="P4">
Publisher: 联合早报 (Organization)</text:p>
      <text:p text:style-name="P4">
Published Time: 2023-07-08T12:14</text:p>
      <text:p text:style-name="P4">
Modified Time: 2023-07-08T12:17</text:p>
      <text:p text:style-name="P4">
Description: 美国国务卿布林肯下周到印度尼西亚与亚细安外长举行会议，将推动亚细安对缅甸军政府采取更强硬的行动，及回应中国在南中国海的行为。路透社报道，美国国务院负责东亚和太平洋事务的助理国务卿康...</text:p>
      <text:p text:style-name="P4">
Videos: []</text:p>
      <text:p text:style-name="P4">
Audios: []</text:p>
      <text:p text:style-name="P4">
Images: []</text:p>
      <text:p text:style-name="P4">
Type: NewsArticle</text:p>
      <text:p text:style-name="P4">
Breadcrumbs: ['即时', '国际']</text:p>
      <text:p text:style-name="P4">
Keywords: ['美国国务院', '布林肯', '亚细安', '缅甸', '中国']</text:p>
      <!--METADATA-->
      <text:p text:style-name="P4">
美国国务卿布林肯下周到印度尼西亚与亚细安外长举行会议，将推动亚细安对缅甸军政府采取更强硬的行动，及回应中国在南中国海的行为。</text:p>
      <text:p text:style-name="P4">
路透社报道，美国国务院负责东亚和太平洋事务的助理国务卿康达星期五（7月7日）通过电话，向媒体介绍布林肯的雅加达行程。他说，缅甸危机是此次亚细安外长会议将讨论的关键问题之一。</text:p>
      <text:p text:style-name="P4">
<text:a xlink:type="simple" xlink:href="https://www.zaobao.com/keywords/myanmar-coup" text:style-name="Internet_20_link" text:visited-style-name="Visited_20_Internet_20_Link">
 缅甸军方2021年2月1日发动政变后 </text:a>
，缅甸的局势一直动荡不安。由于缅甸军方迟迟没有落实它在2021年与亚细安国家达成的五点共识，缅甸军方高层一直被排除在亚细安高层会议之外，但泰国近日提议亚细安与缅甸军方恢复接触。</text:p>
      <text:p text:style-name="P4">
康达说：“我们要求亚细安朋友和伙伴……继续降低缅甸在亚细安部长级会议中的代表层级，我们也期望亚细安能够找到向缅甸军方加大施压的方法，以迫使缅甸军方结束暴力，重返民主正轨。”</text:p>
      <text:p text:style-name="P4">
美国国务院东亚和太平洋事务助理国务卿康达（右二）说：美国希望亚细安找到向缅甸军方加大施压的方法，迫使缅甸军方结束暴力，重返民主正轨。（路透社）</text:p>
      <text:p text:style-name="P4">
华盛顿上个月对缅甸军政府用以兑换外币的两家缅甸银行实施制裁，此举旨在削弱缅甸军方进口武器和物资，镇压反政变部队的能力。康达上周说，东南亚国家应该解决彼此之间的海上争端，以增强它们在南中国海集体应对中国的力量。</text:p>
      <text:p text:style-name="P4">
康达星期五告诉媒体，在雅加达的亚细安外长会议上，美国将与亚细安国家合力阻挡强势的中国，并指“中国毫无助益、胁迫和不负责任的行为呈上升趋势”。</text:p>
      <text:p text:style-name="P4">
他说：“我们不是要让亚细安国家接受美国的观点，我们是希望与这些伙伴国家合作，以推进我们对东南亚的共同观点和愿景，并抵制与这一愿景背道而驰的行为。”</text:p>
      <text:p text:style-name="P4">
布林肯7月9日至12日将随总统拜登到英国以及在立陶宛举行的北约峰会，过后他将到雅加达出席亚细安会议。</text:p>
      <text:p text:style-name="P4">
Source: <text:a xlink:type="simple" xlink:href="https://www.zaobao.com.sg/realtime/world/story20230708-1411863" text:style-name="Internet_20_link" text:visited-style-name="Visited_20_Internet_20_Link">
https://www.zaobao.com.sg/realtime/world/story20230708-1411863</text:a>
</text:p>
      <!--NEWS-->
      <text:h text:style-name="P10" text:outline-level="1">
<text:span text:style-name="T4">
俄乌战争满500天 泽伦斯基访蛇岛重申抗战精神</text:span>
</text:h>
      <text:p text:style-name="P4">
Publisher: 法新社</text:p>
      <text:p text:style-name="P4">
Published Time: 2023-07-08T12:32:07+00:00</text:p>
      <text:p text:style-name="P4">
Modified Time: 2023-07-08T12:20:02+00:00</text:p>
      <text:p text:style-name="P4">
Description: （法新社基辅8日电） 俄罗斯全面入侵乌克兰今天满500天，乌克兰总统泽伦斯基（Volodymyr Zelenskyy）访问黑海的蛇岛。战争开打初期，岛上的乌克兰守军以剽悍态度抵抗俄国军舰，一战成名。</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3" text:anchor-type="as-char" svg:width="6.9236in" svg:height="3.617581in" draw:z-index="0">
<draw:image xlink:href="../Images/rficn/2023-07-08T12-32-07-00-00/000000.png" xlink:type="simple" xlink:show="embed" xlink:actuate="onLoad" draw:mime-type="image/png"/>
</draw:frame>
</text:p>
      <text:p text:style-name="P4">
泽伦斯基在今天发布于社群媒体的影片中说，「今天我们来到蛇岛（SnakeIsland），这个永远不会被占领者征服的地方，就像整个乌克兰。因为我们是勇者的国家」。</text:p>
      <text:p text:style-name="P4">
泽伦斯基在这段没有标示日期的影片中搭船抵达蛇岛，并在一座纪念碑前献花。他说，「我想要从这里、从这个代表胜利的地方，为了过去500天，向我们的每一名士兵致上感谢」。</text:p>
      <text:p text:style-name="P4">
莫斯科曾在去年2月24日入侵乌克兰不久后夺取蛇岛，当时一段无线电对话曝光后引发轰动。俄军黑海舰队旗舰莫斯科号（Moskva）喊话要岛上乌克兰守军投降，却被回应「俄罗斯军舰，去死吧你」。</text:p>
      <text:p text:style-name="P4">
岛上乌克兰士兵随后遭到俘虏，但之后在两国换囚时获释。</text:p>
      <text:p text:style-name="P4">
这段对话传遍全球，成为乌克兰抗战的宣传主题，甚至出现在海外盟邦举行援乌游行的标语牌上，并被基辅印制成邮票。</text:p>
      <text:p text:style-name="P4">
对话的另一个主角莫斯科号去年4月于黑海沉没，俄罗斯声称起因是船上发生爆炸，乌克兰则称发射飞弹击中这艘军舰。</text:p>
      <text:p text:style-name="P4">
乌克兰军方于去年6月夺回蛇岛。</text:p>
      <text:p text:style-name="P4">
Source: <text:a xlink:type="simple" xlink:href="https://www.rfi.fr/cn/%E5%9B%BD%E9%99%85%E6%8A%A5%E9%81%93/20230708-%E4%BF%84%E4%B9%8C%E6%88%98%E4%BA%89%E6%BB%A1500%E5%A4%A9-%E6%B3%BD%E4%BC%A6%E6%96%AF%E5%9F%BA%E8%AE%BF%E8%9B%87%E5%B2%9B%E9%87%8D%E7%94%B3%E6%8A%97%E6%88%98%E7%B2%BE%E7%A5%9E" text:style-name="Internet_20_link" text:visited-style-name="Visited_20_Internet_20_Link">
https://www.rfi.fr/cn/%E5%9B%BD%E9%99%85%E6%8A%A5%E9%81%93/20230708-%E4%BF%84%E4%B9%8C%E6%88%98%E4%BA%89%E6%BB%A1500%E5%A4%A9-%E6%B3%BD%E4%BC%A6%E6%96%AF%E5%9F%BA%E8%AE%BF%E8%9B%87%E5%B2%9B%E9%87%8D%E7%94%B3%E6%8A%97%E6%88%98%E7%B2%BE%E7%A5%9E</text:a>
</text:p>
      <!--NEWS-->
      <text:h text:style-name="P10" text:outline-level="1">
<text:span text:style-name="T4">
美国得州沃尔玛枪击案 枪手判90次终身监禁</text:span>
</text:h>
      <text:p text:style-name="P4">
Author: 联合早报 (Person)</text:p>
      <text:p text:style-name="P4">
Publisher: 联合早报 (Organization)</text:p>
      <text:p text:style-name="P4">
Published Time: 2023-07-08T13:03</text:p>
      <text:p text:style-name="P4">
Modified Time: 2023-07-08T13:03</text:p>
      <text:p text:style-name="P4">
Description: 美国得克萨斯州联邦法庭判处一名在当地沃尔玛超市杀害23人的枪手，连续90次终身监禁。路透社报道，现年24岁的白人青年克鲁修斯（Patrick Crusius）是一名白人至上主义者。</text:p>
      <text:p text:style-name="P4">
Videos: []</text:p>
      <text:p text:style-name="P4">
Audios: []</text:p>
      <text:p text:style-name="P4">
Images: []</text:p>
      <text:p text:style-name="P4">
Type: NewsArticle</text:p>
      <text:p text:style-name="P4">
Breadcrumbs: ['即时', '国际']</text:p>
      <text:p text:style-name="P4">
Keywords: ['美国', '枪击', '终身监禁', '得克萨斯州', '沃尔玛']</text:p>
      <!--METADATA-->
      <text:p text:style-name="P4">
美国得克萨斯州联邦法庭判处一名在当地沃尔玛超市 <text:a xlink:type="simple" xlink:href="https://www.zaobao.com.sg/znews/international/story20190805-978529" text:style-name="Internet_20_link" text:visited-style-name="Visited_20_Internet_20_Link">
 杀害23人的枪手</text:a>
，连续90次终身监禁。</text:p>
      <text:p text:style-name="P4">
路透社报道，现年24岁的白人青年克鲁修斯（Patrick Crusius）是一名白人至上主义者。2019年8月3日，他在位于美墨边境的埃尔帕索市（ElPaso）的一家沃尔玛超市内开枪射击，造成23人死亡、数十人受伤。</text:p>
      <text:p text:style-name="P4">
克鲁修斯被控针对拉美裔移民制造这起枪击事件，受到包括仇恨犯罪和枪支犯罪在内的90项联邦指控。</text:p>
      <text:p text:style-name="P4">
联邦地区法院法官瓜德拉马在经过三天的听证会后，于星期五（7月7日）判决90项指控全部成立，每项指控均处无期徒刑，连续执行。</text:p>
      <text:p text:style-name="P4">
克鲁修斯的律师试图以当事人患有精神分裂症开脱，但联邦检察官汉纳当即反驳说，精神疾病不是他进行暴力袭击的借口。“这不是激情犯罪，并非意外。这是他精心策划的行为。”</text:p>
      <text:p text:style-name="P4">
除联邦指控外，克鲁修斯还面临得州的州级刑事指控，如果罪名成立可能被判死刑。</text:p>
      <text:p text:style-name="P4">
Source: <text:a xlink:type="simple" xlink:href="https://www.zaobao.com.sg/realtime/world/story20230708-1411866" text:style-name="Internet_20_link" text:visited-style-name="Visited_20_Internet_20_Link">
https://www.zaobao.com.sg/realtime/world/story20230708-1411866</text:a>
</text:p>
      <!--NEWS-->
      <text:h text:style-name="P10" text:outline-level="1">
<text:span text:style-name="T4">
俄罗斯军队攻击乌东城镇利曼 造成8死13伤</text:span>
</text:h>
      <text:p text:style-name="P4">
Publisher: 法新社</text:p>
      <text:p text:style-name="P4">
Published Time: 2023-07-08T13:32:07+00:00</text:p>
      <text:p text:style-name="P4">
Modified Time: 2023-07-08T13:20:05+00:00</text:p>
      <text:p text:style-name="P4">
Description: （法新社基辅8日电） 乌克兰内政部表示，乌克兰东部顿内茨克州（Donetsk）城镇利曼（Lyman）今天遭俄罗斯火箭攻击，造成8人死亡、13人受伤。</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4" text:anchor-type="as-char" svg:width="6.9236in" svg:height="3.617581in" draw:z-index="0">
<draw:image xlink:href="../Images/rficn/2023-07-08T13-32-07-00-00/000000.png" xlink:type="simple" xlink:show="embed" xlink:actuate="onLoad" draw:mime-type="image/png"/>
</draw:frame>
</text:p>
      <text:p text:style-name="P4">
乌克兰内政部在社群媒体上表示：「截至目前，已知死亡人数为8人…受伤人数已增至13人。」</text:p>
      <text:p text:style-name="P4">
根据乌克兰内政部，一栋住宅大楼、一家印刷厂的附属建筑和3辆汽车遭火焚。 顿内茨克州州长基里兰科（PavloKyrylenko）表示：「上午10时左右，俄军使用多管火箭发射器攻击该城镇（利曼）。」</text:p>
      <text:p text:style-name="P4">
利曼是重要的铁路枢纽，俄乌战争初期曾被俄军占领，但随后乌克兰军队于去年10月收复。</text:p>
      <text:p text:style-name="P4">
Source: <text:a xlink:type="simple" xlink:href="https://www.rfi.fr/cn/%E5%9B%BD%E9%99%85%E6%8A%A5%E9%81%93/20230708-%E4%BF%84%E7%BD%97%E6%96%AF%E5%86%9B%E9%98%9F%E6%94%BB%E5%87%BB%E4%B9%8C%E4%B8%9C%E5%9F%8E%E9%95%87%E5%88%A9%E6%9B%BC-%E9%80%A0%E6%88%908%E6%AD%BB13%E4%BC%A4" text:style-name="Internet_20_link" text:visited-style-name="Visited_20_Internet_20_Link">
https://www.rfi.fr/cn/%E5%9B%BD%E9%99%85%E6%8A%A5%E9%81%93/20230708-%E4%BF%84%E7%BD%97%E6%96%AF%E5%86%9B%E9%98%9F%E6%94%BB%E5%87%BB%E4%B9%8C%E4%B8%9C%E5%9F%8E%E9%95%87%E5%88%A9%E6%9B%BC-%E9%80%A0%E6%88%908%E6%AD%BB13%E4%BC%A4</text:a>
</text:p>
      <!--NEWS-->
      <text:h text:style-name="P10" text:outline-level="1">
<text:span text:style-name="T4">
移民政策分歧 荷兰首相率政府请辞</text:span>
</text:h>
      <text:p text:style-name="P4">
Author: None (Language: zh)</text:p>
      <text:p text:style-name="P4">
Publisher: None</text:p>
      <text:p text:style-name="P4">
Time: 2023-07-08T13:42:00Z</text:p>
      <text:p text:style-name="P4">
Description: 从去年以来，荷兰收到的庇护申请数量暴增，政府对于如何应对大量移民意见不一。荷兰首相吕特7月7日宣布他和其领导的政府向国王请辞，理由是执政联盟内部在移民政策上无法达成共识。</text:p>
      <text:p text:style-name="P4">
Videos: []</text:p>
      <text:p text:style-name="P4">
Images: []</text:p>
      <text:p text:style-name="P4">
Subject: 时政风云</text:p>
      <text:p text:style-name="P4">
Subjects: ['乌克兰', '欧洲难民危机', '移民难民', '融入社会', '科隆', '俄罗斯入侵乌克兰']</text:p>
      <text:p text:style-name="P4">
Keywords: ['荷兰', '移民', '欧洲难民危机', '俄乌战争', '乌克兰', '难民', '荷兰国王', '联合政府']</text:p>
      <text:p text:style-name="P4">
ID: 66164889</text:p>
      <!--METADATA-->
      <text:p text:style-name="P4">
<text:a xlink:type="simple" xlink:href="https://www.dw.com/zh/overlay/image/article/66164889/66162680" text:style-name="Internet_20_link" text:visited-style-name="Visited_20_Internet_20_Link">
 </text:a>
</text:p>
      <text:p text:style-name="P4">
因执政联盟在移民政策上无法达成共识，荷兰首相吕特宣布请辞政府</text:p>
      <text:p text:style-name="P4">
（德国之声中文网）荷兰首相吕特（MarkRutte）周五在一场新闻发布会上表示：「联盟伙伴对移民政策存在不同意见，已经不是什么秘密了。很可惜，今晚我们得出的结论是：意见分歧是无法克服的。因此，我将随即以整个内阁的名义向国王提交书面辞呈。」</text:p>
      <text:p text:style-name="P4">
本届的荷兰政府于2022年1月宣誓就职，这是吕特自2010年出任首相以来第四次组建政府，但在就任仅一年半后  便  宣布垮台。</text:p>
      <text:h text:style-name="P12" text:outline-level="3">
<text:span text:style-name="T4">
保守派提议未获所有政党支持</text:span>
</text:h>
      <text:p text:style-name="P4">
此次争议源于吕特领导的保守派自民党（VVD）要限制寻求庇护者进入荷兰。在去年发生了有关庇护中心人满为患的丑闻后，吕特曾希望收紧对移民的家庭团聚规定。他呼吁将进入荷兰的战争难民亲属人数限制在每月200人以内，而四党联合政府中的另外两个政党——  基督教联盟（Christen Unie）和民主66党（D66）则拒绝支持这项政策。</text:p>
      <text:p text:style-name="P4">
</text:p>
      <text:p text:style-name="P4">
在荷兰的特阿佩尔（Ter Apel），去年8月有700多名寻求庇护者因缺乏安置住所，必须在接待中心旁的空地露营</text:p>
      <text:p text:style-name="P4">
去年，荷兰政府收到的庇护申请增加了三分之一，达到46000多份，当局预计今年申请量可能会增加到70000 多份，这将超过2015年创下的纪录。</text:p>
      <text:p text:style-name="P4">
荷兰已经拥有欧洲最严格的移民政策之一，但由于自民党内以及其他右翼政党施加的压力，吕特几个月来试图寻求进一步减少庇护者的方法。执政的四个政党也曾在本周三和周四举行了紧急会议，但仍未获共识。</text:p>
      <text:h text:style-name="P12" text:outline-level="3">
<text:span text:style-name="T4">
荷兰国王周六接见吕特</text:span>
</text:h>
      <text:p text:style-name="P4">
在吕特宣布要内阁总辞的不久后，荷兰政府随即发表声明称：吕特已向荷兰国王亚历山大提出所有政府部长和国务秘书的辞呈，国王也会在7月8日接见吕特，讨论政府请辞事宜。目前，吕特已在周六前往海牙附近的豪斯登堡宫（PaleisHuis ten Bosch），向亚历山大国王通报政府请辞的情况。</text:p>
      <text:p text:style-name="P4">
</text:p>
      <text:p text:style-name="P4">
去年1月，荷兰亚历山大国王（左）和首相吕特（右）在新内阁就职典礼上签署皇家法令</text:p>
      <text:h text:style-name="P12" text:outline-level="3">
<text:span text:style-name="T4">
新一轮选举或延至11月</text:span>
</text:h>
      <text:p text:style-name="P4">
荷兰政府也称，吕特领导的执政联盟将在新政府出炉之前继续担任看守政府。在连续领导四届政府之后，预计吕特也将率领VVD参加新一轮的选举。</text:p>
      <text:p text:style-name="P4">
根据荷兰法律规定，选举不能在政府请辞后90天内举行，再加上夏季和秋季国会休会，因此选举日期可能会推迟到11月。看守政府在此期间无法决定任何新政策，但吕特表示，这将不会影响该国对乌克兰的支持。</text:p>
      <text:p text:style-name="P4">
（综合报导）</text:p>
      <text:p text:style-name="P4">
Source: <text:a xlink:type="simple" xlink:href="https://www.dw.com/zh/移民政策分歧-荷兰首相率政府请辞/a-66164889" text:style-name="Internet_20_link" text:visited-style-name="Visited_20_Internet_20_Link">
https://www.dw.com/zh/移民政策分歧-荷兰首相率政府请辞/a-66164889?maca=chi-rss-chi-all-1127-rdf</text:a>
</text:p>
      <!--NEWS-->
      <text:h text:style-name="P10" text:outline-level="1">
<text:span text:style-name="T4">
拜登：为乌提供集束炸弹是艰难决定 基辅承诺谨慎使用</text:span>
</text:h>
      <text:p text:style-name="P4">
Author: 联合早报 (Person)</text:p>
      <text:p text:style-name="P4">
Publisher: 联合早报 (Organization)</text:p>
      <text:p text:style-name="P4">
Published Time: 2023-07-08T13:50</text:p>
      <text:p text:style-name="P4">
Modified Time: 2023-07-08T13:50</text:p>
      <text:p text:style-name="P4">
Description: 美国宣布向乌克兰提供被100多个国家禁止使用的集束炸弹。美国总统拜登说，这是一个艰难的决定，但他相信基辅需要这种弹药，这样俄罗斯才无法抵挡乌克兰的反攻行动。路透社报道，美国星期五（...</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俄乌战争', '美国', '拜登', '武器', '炸弹']</text:p>
      <!--METADATA-->
      <text:p text:style-name="P4">
美国宣布向乌克兰提供被100多个国家禁止使用的集束炸弹。</text:p>
      <text:p text:style-name="P4">
美国总统拜登说，这是一个艰难的决定，但他相信基辅需要这种弹药，这样俄罗斯才无法抵挡乌克兰的反攻行动。</text:p>
      <text:p text:style-name="P4">
路透社报道，美国星期五（7月7日）宣布，为乌克兰提供8亿美元（约10亿8000万新元）的新军事援助配套，其中包括集束缚炸弹。</text:p>
      <text:p text:style-name="P4">
自2022年2月俄罗斯入侵乌克兰至今，美国为乌克兰提供的军援总额已超过400亿美元。</text:p>
      <text:p text:style-name="P4">
拜登接受美国有线电视新闻网（CNN）访问时，指俄军“正在试图穿过战壕，阻止坦克行驶。这不是一个容易的决定”。</text:p>
      <text:p text:style-name="P4">
<draw:frame draw:style-name="fr1" draw:name="Image178" text:anchor-type="as-char" svg:width="6.9236in" svg:height="4.615733in" draw:z-index="0">
<draw:image xlink:href="../Images/zaobao world/2023-07-08T13-50/000000.png" xlink:type="simple" xlink:show="embed" xlink:actuate="onLoad" draw:mime-type="image/png"/>
</draw:frame>
白宫国家安全顾问沙利文说，乌克兰向美国提供书面保证，他们承诺将会非常谨慎的使用集束炸弹，以尽量降低平民面临的风险。（路透社）</text:p>
      <text:p text:style-name="P4">
白宫国家安全顾问沙利文说：“乌克兰已向我们提供书面保证，他们承诺将会非常谨慎的使用这些弹药”，以尽量降低平民面临的风险。</text:p>
      <text:p text:style-name="P4">
五角大楼一名官员告诉记者，供应集束炸弹的时间表将与乌军的反攻行动配合。</text:p>
      <text:p text:style-name="P4">
另据塔斯社报道，俄罗斯驻美国大使安东诺夫批评美国的决定说：“华盛顿向基辅转移致命武器的态度，明显非常残忍和冷漠。”</text:p>
      <text:p text:style-name="P4">
“现在，拜美国所赐，未来许多年，无辜的平民将面临被炸死的风险。”</text:p>
      <text:p text:style-name="P4">
全球有120多个国家禁止使用集束炸弹，但美国、乌克兰和俄罗斯都没有签署相关协议。</text:p>
      <text:p text:style-name="P4">
集束炸弹会释放大量较小的炸弹，可以在大范围攻击多个目标，杀伤力强。未爆炸的小炸弹往往会在冲突结束多年后，仍然对平民的生命安全构成威胁。</text:p>
      <text:p text:style-name="P4">
Source: <text:a xlink:type="simple" xlink:href="https://www.zaobao.com.sg/realtime/world/story20230708-1411875" text:style-name="Internet_20_link" text:visited-style-name="Visited_20_Internet_20_Link">
https://www.zaobao.com.sg/realtime/world/story20230708-1411875</text:a>
</text:p>
      <!--NEWS-->
      <text:h text:style-name="P10" text:outline-level="1">
<text:span text:style-name="T4">
德语媒体：美中打架 欧洲遭殃</text:span>
</text:h>
      <text:p text:style-name="P4">
Author: None (Language: zh)</text:p>
      <text:p text:style-name="P4">
Publisher: None</text:p>
      <text:p text:style-name="P4">
Time: 2023-07-08T14:10:00Z</text:p>
      <text:p text:style-name="P4">
Description: 美中之间的芯片战争愈演愈烈，夹在中间的欧洲人处境日益艰难。《经济周刊》指出，欧洲人缺乏足够的力量去坚持自己的立场。《商报》则刊评认为，欧洲长年来依赖美国的芯片设计与中国的芯片生产，美中争斗的任何风吹草动都有可能导致欧洲陷入瘫痪。</text:p>
      <text:p text:style-name="P4">
Videos: []</text:p>
      <text:p text:style-name="P4">
Images: []</text:p>
      <text:p text:style-name="P4">
Subject: 评论分析</text:p>
      <text:p text:style-name="P4">
Subjects: ['南希·佩洛西', '专题报道：习近平访美']</text:p>
      <text:p text:style-name="P4">
Keywords: ['芯片战争', '中美关系', '半导体', '美国制裁', '欧中关系', '依赖', '对华政策']</text:p>
      <text:p text:style-name="P4">
ID: 66165235</text:p>
      <!--METADATA-->
      <text:p text:style-name="P4">
<text:a xlink:type="simple" xlink:href="https://www.dw.com/zh/overlay/image/article/66165235/54144394" text:style-name="Internet_20_link" text:visited-style-name="Visited_20_Internet_20_Link">
 </text:a>
</text:p>
      <text:p text:style-name="P4">
欧洲在美中争霸的夹缝中找不到自己的位置</text:p>
      <text:p text:style-name="P4">
（德国之声中文网） <text:span text:style-name="T4">
《经济周刊》</text:span>
 以" <text:a xlink:type="simple" xlink:href="https://www.wiwo.de/politik/europa/handelskrieg-mit-china-die-welt-ist-hart-europa-nicht/29242800.html" text:style-name="Internet_20_link" text:visited-style-name="Visited_20_Internet_20_Link">
 世事维艰，欧洲却不强硬</text:a>
 "为题，刊发评论指出， <text:a xlink:type="simple" xlink:href="https://www.dw.com/zh/zh/晶片戰延燒-媒體美荷對中國祭新出口管制/a-66077370" text:style-name="Internet_20_link" text:visited-style-name="Visited_20_Internet_20_Link">
 美国禁止向中国出口先进芯片</text:a>
 ， <text:a xlink:type="simple" xlink:href="https://www.dw.com/zh/zh/中國管制鎵鍺出口-各國如何嚴防供應鏈中斷/a-66118831" text:style-name="Internet_20_link" text:visited-style-name="Visited_20_Internet_20_Link">
 而中国则管制关键原材料的出口</text:a>
，在这样复杂的地缘局势下，欧洲必须仔细掂量如何在美中之间站队。</text:p>
      <text:p text:style-name="P4">
"贸易战就是这样，出拳的人必须做好准备遭到回击。在一个理想的世界里，欧洲不会被牵扯入 <text:a xlink:type="simple" xlink:href="https://www.dw.com/zh/zh/中美关系/t-17455900" text:style-name="Internet_20_link" text:visited-style-name="Visited_20_Internet_20_Link">
 美中之间的大国争霸</text:a>
，欧洲将会足够强大地坚持自己的立场。然而，现实中的欧洲却没有这般的力量。"</text:p>
      <text:p text:style-name="P4">
"中国明白这一点，也在利用这一点。就在本周，中方推迟了欧盟外交与安全政策高级代表的访华行程。前不久在接待到访的德国社民党代表团时，北京领导人也释放出了一个权力信号，指出如果中国厂商在欧洲关键市场遭到限制，欧洲必然会遭到强硬的回应。"</text:p>
      <text:p text:style-name="P4">
"欧洲的处境愈发艰难。所以，德国执政联盟三党尽快就对华立场达成一致就更显重要。同样重要的还有欧盟各国的一致立场。欧盟委员会提出的'去风险'概念至今依然异常地空洞。"</text:p>
      <text:p text:style-name="P4">
</text:p>
      <text:p text:style-name="P4">
荷兰光刻机厂商ASML是全球芯片产业链中欧洲唯一拿得出手的重量级企业</text:p>
      <text:p text:style-name="P4">
<text:span text:style-name="T4">
《商报》</text:span>
 以" <text:a xlink:type="simple" xlink:href="https://www.handelsblatt.com/meinung/kommentare/kommentar-europas-jahrzehntelanger-tiefschlaf-bei-computerchips-raecht-sich-jetzt/29244500.html" text:style-name="Internet_20_link" text:visited-style-name="Visited_20_Internet_20_Link">
 欧洲在芯片领域沉睡了数十年，如今遭到了报应</text:a>
"为题，刊发评论指出，面对美中之间的科技战，欧洲人尴尬地发现自己处于极其不利的位置：同时依赖中美双方。</text:p>
      <text:p text:style-name="P4">
"在愈演愈烈的美中芯片争端中，欧洲处于极其不利的位置。一方面，欧盟企业依赖美国的半导体行业领军企业。英伟达、英特尔、高通生产的高性能芯片应用于如今的数据中心，以及奔驰、大众将来生产的无人驾驶汽车之中。"</text:p>
      <text:p text:style-name="P4">
"另一方面，欧洲企业也离不开中国产品。许多技术水平并不顶尖的标准化芯片，对于德国产的机械设备、热泵、太阳能设备却是不可或缺的，这些芯片往往来自于中国。"</text:p>
      <text:p text:style-name="P4">
"而且，欧洲为数不多的在全球产业链中占据重要地位的芯片企业，同时依赖中美两国。不论是英飞凌，还是意法半导体，抑或是恩智浦，都需要美国生产的芯片制造设备。这些欧洲企业还在美国境内拥有数以千计的雇员。同时，中国市场对于这些欧洲企业而言也是难以替代的。比如德国巨头英飞凌，其营业额的1/4来自中国业务，超过英飞凌的任何其他国家业务。"</text:p>
      <text:p text:style-name="P4">
"美国以及中国则几乎不对欧洲半导体产业构成任何依赖。只有一个例外：荷兰光刻机厂商阿斯麦（ASML），中美两国都对此高度关切。最精密的芯片制程，目前只有这家荷兰企业的机器能够胜任。不论是苹果的手机芯片，还是英伟达的人工智能芯片，都离不开荷兰制造的光刻机。"</text:p>
      <text:p text:style-name="P4">
"然而，仅靠阿斯麦一家企业不足以让欧洲人在这场冲突中保持自信。所以欧洲亟需拥有更高的芯片制造能力。 <text:a xlink:type="simple" xlink:href="https://www.dw.com/zh/zh/與歐企合資媒體台積電德廠擬砸百億歐元/a-65509308" text:style-name="Internet_20_link" text:visited-style-name="Visited_20_Internet_20_Link">
 欧盟如今开始为新建芯片工厂提供补贴</text:a>
，这仅仅是一个开端。迄今为止，尚未有任何一家 <text:a xlink:type="simple" xlink:href="https://www.dw.com/zh/zh/德晶片廠動土-馮德萊恩促歐盟強化半導體業/a-65497357" text:style-name="Internet_20_link" text:visited-style-name="Visited_20_Internet_20_Link">
 旨在替代中国产芯片的欧洲新工厂 </text:a>
 投产。而且，欧洲大学为这个战略产业培养的专业人才也实在太少。"</text:p>
      <text:p text:style-name="P4">
"芯片战争凸显了一点：欧洲必须要快马加鞭。只要美国或者中国部分切断欧洲的芯片供应，欧洲企业的生产很快就会瘫痪。"</text:p>
      <text:p text:style-name="P4">
<text:span text:style-name="T5">
摘编自其他媒体的内容，不代表德国之声的立场或观点。</text:span>
</text:p>
      <text:h text:style-name="P12" text:outline-level="3">
<text:span text:style-name="T4">
带你走进德国“萨克森硅谷”</text:span>
</text:h>
      <text:p text:style-name="P4">
Source: <text:a xlink:type="simple" xlink:href="https://www.dw.com/zh/德语媒体：美中打架-欧洲遭殃/a-66165235" text:style-name="Internet_20_link" text:visited-style-name="Visited_20_Internet_20_Link">
https://www.dw.com/zh/德语媒体：美中打架-欧洲遭殃/a-66165235?maca=chi-rss-chi-all-1127-rdf</text:a>
</text:p>
      <!--NEWS-->
      <text:h text:style-name="P10" text:outline-level="1">
<text:span text:style-name="T4">
塔利班侵犯了多少妇女权益？</text:span>
</text:h>
      <text:p text:style-name="P4">
Author: None (Language: zh)</text:p>
      <text:p text:style-name="P4">
Publisher: None</text:p>
      <text:p text:style-name="P4">
Time: 2023-07-08T14:14:00Z</text:p>
      <text:p text:style-name="P4">
Description: 根据塔利班新近颁布的法令，阿富汗数千家美容院将于本月被迫关闭。到此为止，阿富汗女性在方方面面都遭受到塔利班政权的严格限制。</text:p>
      <text:p text:style-name="P4">
Videos: []</text:p>
      <text:p text:style-name="P4">
Images: []</text:p>
      <text:p text:style-name="P4">
Subject: 时政风云</text:p>
      <text:p text:style-name="P4">
Subjects: []</text:p>
      <text:p text:style-name="P4">
Keywords: ['塔利班', '阿富汗']</text:p>
      <text:p text:style-name="P4">
ID: 66165199</text:p>
      <!--METADATA-->
      <text:p text:style-name="P4">
<text:a xlink:type="simple" xlink:href="https://www.dw.com/zh/overlay/image/article/66165199/66119829" text:style-name="Internet_20_link" text:visited-style-name="Visited_20_Internet_20_Link">
 </text:a>
</text:p>
      <text:p text:style-name="P4">
阿富汗数千家美容院将于本月被迫关闭</text:p>
      <text:p text:style-name="P4">
（德国之声中文网）根据塔利班新近颁布的法令，阿富汗数千家美容院将于本月被迫关闭。对于许多女性来说，这些沙龙是她们合法赚钱的最后机会。它们不仅是许多家庭的唯一收入来源，而且还为女性提供了会面、聊天和感到受欢迎的安全空间。</text:p>
      <text:p text:style-name="P4">
几乎没有哪个国家像阿富汗那样大规模地限制妇女权利。据报道，女人在这个国家的生活如同坐牢，被广泛地禁止参与公共生活。</text:p>
      <text:p text:style-name="P4">
联合国人权事务副高级专员纳西夫（Nada Al-Nashif）在6月19日发布的一份声明中表示："过去22个月里，（阿富汗）妇女和女童生活的方方面面都受到限制。她们在各方面都受到歧视。"</text:p>
      <text:p text:style-name="P4">
联合国人权理事会最近发布的一份报告进一步指出，"对妇女和女童的严重的、系统性和制度化的歧视是塔利班意识形态和统治的核心"，并补充说塔利班"可能要对性别隔离负责"。</text:p>
      <text:h text:style-name="P12" text:outline-level="3">
<text:span text:style-name="T4">
冒生命危险卖书的女人</text:span>
</text:h>
      <text:h text:style-name="P12" text:outline-level="3">
<text:span text:style-name="T4">
女性被赶出大学校园</text:span>
</text:h>
      <text:p text:style-name="P4">
<text:a xlink:type="simple" xlink:href="https://www.dw.com/zh/zh/塔利班禁女性讀大學-聯合國美英轟違反承諾/a-64172440" text:style-name="Internet_20_link" text:visited-style-name="Visited_20_Internet_20_Link">
 自2021年8月塔利班在阿富汗夺权以来，女性接受高等教育严格受限。 </text:a>
最初，大学里男女严格分开。有一段时间，女生只能由其他女性或年长男性授课。2022年底，阿富汗教育部颁布法令，连这样的求学机会也画上句号，女性被彻底驱赶出大学校园。</text:p>
      <text:p text:style-name="P4">
目前尚不清楚有多少女性因此中断学业。联合国教科文组织（UNESCO）估计约 90,000 名女性可能受到影响  ——  这也是2018年的入学女生人数。</text:p>
      <text:p text:style-name="P4">
塔利班声称许多女学生没有穿着合适的伊斯兰服装，例如戴上头巾，并且存在性别混合，因此颁发禁令。</text:p>
      <text:p text:style-name="P4">
2022年12月，联合国发言人杜贾里克（StephaneDujarric）表示，很难想象如果没有妇女的积极参与和她们带来的教育，阿富汗将如何发展并应对所面临的挑战，并指出这"对该国的未来造成毁灭性影响。"</text:p>
      <text:p text:style-name="P4">
据各种媒体报道，有些阿富汗妇女目前正在通过在线研讨会继续接受教育。然而，由于该国的互联网连接很差，而且缺乏工作和职业前景，这几乎不可能成为替代方案。</text:p>
      <text:h text:style-name="P12" text:outline-level="3">
<text:span text:style-name="T4">
“这曾是我的唯一希望”</text:span>
</text:h>
      <text:h text:style-name="P12" text:outline-level="3">
<text:span text:style-name="T4">
妇女失去就业机会</text:span>
</text:h>
      <text:p text:style-name="P4">
<text:a xlink:type="simple" xlink:href="https://www.dw.com/zh/zh/塔利班禁雇佣女性-三国际组织暂停在阿运作/a-64212761" text:style-name="Internet_20_link" text:visited-style-name="Visited_20_Internet_20_Link">
 阿富汗妇女不仅被禁止接受教育，而且还被排除在就业市场之外。 </text:a>
 根据国际劳工组织的数据，去年女性就业人数比2021年中期下降了 25%。</text:p>
      <text:p text:style-name="P4">
塔利班禁止妇女与联合国或其他非政府组织合作。这导致救助儿童会（Save the Children）、挪威难民理事会（Norwegian RefugeeCouncil）和国际关怀组织（CARE）等多个国际非政府组织关闭了在阿富汗的业务，因为如果没有女性工作人员，它们就无法实施项目。数千名女性政府雇员被解雇，甚至付薪留在家里。</text:p>
      <text:p text:style-name="P4">
今年早些时候，国际特赦组织南亚办事处区域主任米什拉（YaminiMishra）表示，禁止妇女为在阿富汗的非政府组织工作正在加剧人道主义危机。"塔利班似乎故意让这个国家陷入饥荒。"她说。</text:p>
      <text:p text:style-name="P4">
"他们的歧视性政策导致粮食不安全程度令人震惊，并使国际援助几乎不可能到达。"她补充道。需要帮助的妇女只能接受其他妇女的援助，因为她们被禁止与陌生人接触。</text:p>
      <text:h text:style-name="P12" text:outline-level="3">
<text:span text:style-name="T4">
阿富汗的女医生</text:span>
</text:h>
      <text:h text:style-name="P12" text:outline-level="3">
<text:span text:style-name="T4">
女性医疗健康环境严重恶化</text:span>
</text:h>
      <text:p text:style-name="P4">
对于女性、母亲和婴儿来说，阿富汗是世界上最危险的国家之一。每年，7%的妇女中在怀孕或分娩期间死亡。许多母亲没有足够的食物，这增加了怀孕期间出现并发症的风险。生完孩子后，她们为养育孩子而苦苦挣扎。</text:p>
      <text:p text:style-name="P4">
人道主义组织"无国界医生"认为，塔利班将妇女排除在高等教育之外，也不让她们在援助组织就业，这极大地恶化了医疗服务环境。尤其是由于塔利班对妇女施加的旅行限制，让这种环境雪上加霜。</text:p>
      <text:p text:style-name="P4">
在阿富汗乡村地区，最近的医院通常在75公里之外；并且如果没有"mahram"（父亲、丈夫或兄弟充当监护人）的陪同，妇女不得出行。更糟糕的是，阿富汗很多人连这个距离的旅费都难以承受，更不用说两个人出行了。</text:p>
      <text:p text:style-name="P4">
更重要的是，塔利班规定女性只能接受女医生治疗。到目前为止，女性被允许继续留在医院工作，但女医生非常紧缺，尤其是在农村地区。女医生也受到与患者相同的行动限制。那些找不到陪伴者的人被迫呆在家里。几乎整个阿富汗都缺乏女医生和助产士。</text:p>
      <ul>
        <li>
</li>
      </ul>
      <h5>
她们与运动器材: 被禁止参与体育的阿富汗女性</h5>
      <text:h text:style-name="P12" text:outline-level="3">
<text:span text:style-name="T4">
足球意味着“越位”</text:span>
</text:h>
      <text:p text:style-name="P4">
自2021年8月塔利班再次掌权以来，该政权采取的一系列措施严重限制了妇女和女孩的生活。对女性体育活动的禁止是其中一部分，但许多妇女对此感到不满。美联社为她们和她们的运动设备进行了匿名拍摄，这里是喀布尔的一支前女子足球队。</text:p>
      <ul>
        <li>
</li>
      </ul>
      <h5>
她们与运动器材: 被禁止参与体育的阿富汗女性</h5>
      <text:h text:style-name="P12" text:outline-level="3">
<text:span text:style-name="T4">
再见，滑板</text:span>
</text:h>
      <text:p text:style-name="P4">
这名年轻的滑板运动员穿着波卡罩袍（Burka）与她的滑板合影。塔利班不仅禁止妇女和女孩的所有运动，禁止她们进入公园和体育馆，而且还以登门拜访和威胁电话恐吓那些继续从事运动的女性。</text:p>
      <ul>
        <li>
</li>
      </ul>
      <h5>
她们与运动器材: 被禁止参与体育的阿富汗女性</h5>
      <text:h text:style-name="P12" text:outline-level="3">
<text:span text:style-name="T4">
最后一次比赛</text:span>
</text:h>
      <text:p text:style-name="P4">
20岁的拳击运动员努拉还记得塔利班占领喀布尔的那一天，她在喀布尔的一个体育馆参加了一场比赛。当听到塔利班已经抵达喀布尔郊区的消息时，所有妇女和女孩都从大厅里逃了出来，那场比赛也是至今最后一次的比赛。</text:p>
      <ul>
        <li>
</li>
      </ul>
      <h5>
她们与运动器材: 被禁止参与体育的阿富汗女性</h5>
      <text:h text:style-name="P12" text:outline-level="3">
<text:span text:style-name="T4">
「我感觉自己已经死了」</text:span>
</text:h>
      <text:p text:style-name="P4">
诺拉是一名格斗者，她在喀布尔的一个贫困区域长大，一向坚持自己的立场，不畏艰难。但是，当她和家人受到塔利班的威胁时，她胆颤心惊地离开了喀布尔，在她父母的老家躲藏了几个星期。她告诉美联社：「自从塔利班回来后，我感觉自己已经死了。」</text:p>
      <ul>
        <li>
</li>
      </ul>
      <h5>
她们与运动器材: 被禁止参与体育的阿富汗女性</h5>
      <text:h text:style-name="P12" text:outline-level="3">
<text:span text:style-name="T4">
满路荆棘</text:span>
</text:h>
      <text:p text:style-name="P4">
像这位骑自行车的女子一样，阿富汗的许多妇女目前正受到塔利班的系统性阻挠：她们被禁止进入学校和大学，在公共场合必须遮住全身，妇女外出工作的机会受到严重限制。</text:p>
      <ul>
        <li>
</li>
      </ul>
      <h5>
她们与运动器材: 被禁止参与体育的阿富汗女性</h5>
      <text:h text:style-name="P12" text:outline-level="3">
<text:span text:style-name="T4">
运动成为奢望</text:span>
</text:h>
      <text:p text:style-name="P4">
对喀布尔的这位年轻女子来说，连打篮球都是一种奢望。塔利班国家奥林匹克委员会的发言人曾宣布，当局正在规划新的体育设施，以使妇女能够再次参与体育运动。然而，之前当局也曾就女孩在初中和高中上学的问题发表了类似的声明，但至今没有任何进展。</text:p>
      <text:p text:style-name="P4">
作者: Philipp Böl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女性着装和运动所受的限制</text:span>
</text:h>
      <text:p text:style-name="P4">
着装限制也变得同样严格。2022年夏天，阿富汗电视节目主持人尼亚齐（Sonia Niazi）反抗遮盖面部的规定，但最终在出镜时被迫遵守。</text:p>
      <text:p text:style-name="P4">
在阿富汗，妇女出门必须穿罩袍，一种覆盖全身的衣服。如果女性不遵守这一规定，她的男性亲属将面临入狱的风险。</text:p>
      <text:p text:style-name="P4">
女子运动队不再被允许参加比赛。由于这一规定，阿富汗国家女足流亡澳大利亚。塔利班的法令还禁止阿富汗女性前往公园、健身房、公共泳池、体育馆和运动俱乐部，这使得女性几乎不可能参加任何体育活动。</text:p>
      <text:p text:style-name="P4">
Source: <text:a xlink:type="simple" xlink:href="https://www.dw.com/zh/塔利班侵犯了多少妇女权益？/a-66165199" text:style-name="Internet_20_link" text:visited-style-name="Visited_20_Internet_20_Link">
https://www.dw.com/zh/塔利班侵犯了多少妇女权益？/a-66165199?maca=chi-rss-chi-all-1127-rdf</text:a>
</text:p>
      <!--NEWS-->
      <text:h text:style-name="P10" text:outline-level="1">
<text:span text:style-name="T4">
耶伦访华期间 中国军机军舰持续在台湾周边抵近威吓</text:span>
</text:h>
      <text:p text:style-name="P4">
Author: chinese@voanews.com (美国之音)</text:p>
      <text:p text:style-name="P4">
Publisher: 美国之音中文网 (Type: NewsMediaOrganization)</text:p>
      <text:p text:style-name="P4">
Published Time: 2023-07-08T14:40:34+08:00</text:p>
      <text:p text:style-name="P4">
Modified Time: 2023-07-08 06:40:34Z</text:p>
      <text:p text:style-name="P4">
Description: 中国解放军在截至周六凌晨的过去24小时内派出了13架次飞机和6艘次军舰进入台湾周围的空域和水域。这个时机正值与美国财政部长珍妮特·耶伦为修复美中之间的紧张关系正在北京访问。</text:p>
      <text:p text:style-name="P4">
Videos: []</text:p>
      <text:p text:style-name="P4">
Images: []</text:p>
      <text:p text:style-name="P4">
Categories: ['台湾', '中国', '军事']</text:p>
      <text:p text:style-name="P4">
Type: None</text:p>
      <!--METADATA-->
      <text:p text:style-name="P4">
NoneNone</text:p>
      <text:p text:style-name="P4">
Source: <text:a xlink:type="simple" xlink:href="https://www.voachinese.com/a/keeping-up-pressure-china-sends-warships-and-fighter-jets-near-taiwan-during-yellen-s-beijing-visit-20230708/7172377.html" text:style-name="Internet_20_link" text:visited-style-name="Visited_20_Internet_20_Link">
https://www.voachinese.com/a/keeping-up-pressure-china-sends-warships-and-fighter-jets-near-taiwan-during-yellen-s-beijing-visit-20230708/7172377.html</text:a>
</text:p>
      <!--NEWS-->
      <text:h text:style-name="P10" text:outline-level="1">
<text:span text:style-name="T4">
英国下周末正式签署CPTPP协定</text:span>
</text:h>
      <text:p text:style-name="P4">
Author: 联合早报 (Person)</text:p>
      <text:p text:style-name="P4">
Publisher: 联合早报 (Organization)</text:p>
      <text:p text:style-name="P4">
Published Time: 2023-07-08T15:38</text:p>
      <text:p text:style-name="P4">
Modified Time: 2023-07-08T15:38</text:p>
      <text:p text:style-name="P4">
Description: 英国下周末将在新西兰奥克兰签署《跨太平洋伙伴全面进展协定》（CPTPP），正式成为CPTPP生效以来的第一个新成员。彭博社报道，CPTPP轮值主席国新西兰星期六（7月8日）发表声明...</text:p>
      <text:p text:style-name="P4">
Videos: []</text:p>
      <text:p text:style-name="P4">
Audios: []</text:p>
      <text:p text:style-name="P4">
Images: []</text:p>
      <text:p text:style-name="P4">
Type: NewsArticle</text:p>
      <text:p text:style-name="P4">
Breadcrumbs: ['即时', '国际']</text:p>
      <text:p text:style-name="P4">
Keywords: ['跨太平洋伙伴全面进展协定', '英国']</text:p>
      <!--METADATA-->
      <text:p text:style-name="P4">
英国下周末将在新西兰奥克兰签署《跨太平洋伙伴全面进展协定》（CPTPP），正式成为CPTPP生效以来的第一个新成员。</text:p>
      <text:p text:style-name="P4">
彭博社报道，CPTPP轮值主席国新西兰星期六（7月8日）发表声明说，CPTPP成员国下星期六和星期天（7月15日和16日）在奥克兰开会，英国将在会议上签署协议。</text:p>
      <text:p text:style-name="P4">
新西兰贸易部长说，英国签署CPTPP协议，将与英国和新西兰的双边自贸协定并存，这将确保新西兰出口商在进入全球第六大经济体的英国市场方面，享有前所未有的优势。</text:p>
      <text:p text:style-name="P4">
《跨太平洋伙伴全面进展协定》（CPTPP）于2018年12月30日正式生效，11个创始成员为澳大利亚、文莱、加拿大、智利、日本、马来西亚、墨西哥、秘鲁、新西兰、新加坡和越南。</text:p>
      <text:p text:style-name="P4">
继英国之后，中国大陆、台湾、乌拉圭和韩国也申请加入CPTPP。另外，日本经济振兴部长后藤茂之星期五说，乌克兰已向CPTPP协定保存方新西兰，提交正式申请加入CPTPP的书面信函。</text:p>
      <text:p text:style-name="P4">
Source: <text:a xlink:type="simple" xlink:href="https://www.zaobao.com.sg/realtime/world/story20230708-1411988" text:style-name="Internet_20_link" text:visited-style-name="Visited_20_Internet_20_Link">
https://www.zaobao.com.sg/realtime/world/story20230708-1411988</text:a>
</text:p>
      <!--NEWS-->
      <text:h text:style-name="P10" text:outline-level="1">
<text:span text:style-name="T4">
俄乌战争第500天 泽连斯基到战略小岛向军人献花致敬</text:span>
</text:h>
      <text:p text:style-name="P4">
Author: 联合早报 (Person)</text:p>
      <text:p text:style-name="P4">
Publisher: 联合早报 (Organization)</text:p>
      <text:p text:style-name="P4">
Published Time: 2023-07-08T16:18</text:p>
      <text:p text:style-name="P4">
Modified Time: 2023-07-08T16:27</text:p>
      <text:p text:style-name="P4">
Description: 乌克兰总统泽连斯基在俄乌战争进入第500天之际，访问了黑海战略岛屿蛇岛。法新社报道，在俄罗斯入侵乌克兰初期，其中一场知名的战役就发生在蛇岛（Snake Island）。当时蛇岛上的...</text:p>
      <text:p text:style-name="P4">
Videos: []</text:p>
      <text:p text:style-name="P4">
Audios: []</text:p>
      <text:p text:style-name="P4">
Images: []</text:p>
      <text:p text:style-name="P4">
Type: NewsArticle</text:p>
      <text:p text:style-name="P4">
Breadcrumbs: ['即时', '国际']</text:p>
      <text:p text:style-name="P4">
Keywords: ['俄乌战争', '乌克兰', '泽连斯基', '联合国']</text:p>
      <!--METADATA-->
      <text:p text:style-name="P4">
乌克兰总统泽连斯基在 <text:a xlink:type="simple" xlink:href="https://www.zaobao.com/keywords/e-wu-zhan-zheng" text:style-name="Internet_20_link" text:visited-style-name="Visited_20_Internet_20_Link">
 俄乌战争 </text:a>
进入第500天之际，访问了黑海战略岛屿蛇岛。</text:p>
      <text:p text:style-name="P4">
法新社报道，在俄罗斯入侵乌克兰初期，其中一场知名的战役就发生在蛇岛（SnakeIsland）。当时蛇岛上的乌克兰军队无畏地抵抗向岛上发射导弹的俄罗斯海军军舰，奋战到底。</text:p>
      <text:p text:style-name="P4">
泽连斯基星期六（7月8日）在社媒平台发布一段视频，视频中可见到他乘船登上蛇岛，在一个纪念碑前献花。</text:p>
      <text:p text:style-name="P4">
泽连斯基在没有注明日期的这个视频中说：“今天我们来到蛇岛，这里永远不会被占领者征服，整个乌克兰也一样，因为我们是一个勇敢的国家。”</text:p>
      <text:p text:style-name="P4">
泽连斯基说：“我要从这里，站在这个胜利之地，向500天来捍卫我们国家的每一位士兵表达感谢。”</text:p>
      <text:p text:style-name="P4">
7月7日是乌克兰战争爆发的第500天，联合国谴责俄罗斯在乌克兰造成大量平民伤亡。</text:p>
      <text:p text:style-name="P4">
联合国乌克兰人权监察团的数据显示，自去年2月以来，已有超过9000名平民在俄乌战争中丧命，包括500多名儿童，实际死亡人数可能更多。</text:p>
      <text:p text:style-name="P4">
监察团副团长卡尔霍恩（Noel Calhoun）说：“今天，我们目睹着这场对乌克兰平民持续造成可怕伤害的战争，进入了另一个严峻的里程碑。”</text:p>
      <text:p text:style-name="P4">
根据人权监察团的报告，与2022年相比，2023年年初每月的总体伤亡人数有所下降，但5月和6月的平均伤亡人数再次上升，最近两周是战争开始以来最致命的几周。</text:p>
      <text:p text:style-name="P4">
6月27日晚上，俄罗斯对乌克兰东部城市克拉马托尔斯克（Kramatorsk）一个繁忙的购物区 <text:a xlink:type="simple" xlink:href="https://www.zaobao.com/news/world/story20230628-1408872" text:style-name="Internet_20_link" text:visited-style-name="Visited_20_Internet_20_Link">
 发动导弹袭击</text:a>
，造成13人死亡。受害者包括获奖作家和人权维护者阿梅利娜（Victoria Amelina），她在本周早些时候因伤势过重死亡。</text:p>
      <text:p text:style-name="P4">
此次袭击后不久， <text:a xlink:type="simple" xlink:href="https://www.zaobao.com/realtime/world/story20230706-1411321" text:style-name="Internet_20_link" text:visited-style-name="Visited_20_Internet_20_Link">
 乌克兰西部城市利沃夫也遭导弹袭击</text:a>
 ，10名平民因此丧生。</text:p>
      <text:p text:style-name="P4">
联合国人权事务高级专员办事处发布乌克兰平民伤亡的最新报告，记录了从战争开始到2023年6月30日期间乌克兰平民的死亡情况。</text:p>
      <text:p text:style-name="P4">
报告共记录了2万5170名平民的伤亡，其中9177人死亡，1万5993人受伤。已知性别的伤亡者中61%是男性，39%是女性。在已知性别的儿童中，男童占伤亡人数的57%以上，女童占42.8%。</text:p>
      <text:p text:style-name="P4">
人权高专办还收到信息称，在俄罗斯占领的克里米亚和塞瓦斯托波尔市共有22名平民伤亡，五名男性和一名女性被杀，包括两名儿童和14名成人在内的16人受伤，伤者的性别尚不清楚。</text:p>
      <text:p text:style-name="P4">
另一方面，美国国防部负责政策事务的副部长卡尔星期五（7日）说，乌克兰对俄军的反攻行动进展比预期慢，但现在就对胜负下定论为时过早。他说，乌军仍在寻找俄罗斯防线的弱点，真正的考验在于乌军可以多快找到和利用这些弱点。</text:p>
      <text:p text:style-name="P4">
Source: <text:a xlink:type="simple" xlink:href="https://www.zaobao.com.sg/realtime/world/story20230708-1411994" text:style-name="Internet_20_link" text:visited-style-name="Visited_20_Internet_20_Link">
https://www.zaobao.com.sg/realtime/world/story20230708-1411994</text:a>
</text:p>
      <!--NEWS-->
      <text:h text:style-name="P10" text:outline-level="1">
<text:span text:style-name="T4">
中国军机军舰在耶伦访华期间持续在台湾周边抵近威吓</text:span>
</text:h>
      <text:p text:style-name="P4">
Author: None</text:p>
      <text:p text:style-name="P4">
Publisher: Radio Free Asia (Organization)</text:p>
      <text:p text:style-name="P4">
Published Time: 2023-07-08T16:43:17-04:00</text:p>
      <text:p text:style-name="P4">
Modified Time: 2023-07-08T16:43: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8" text:anchor-type="as-char" svg:width="6.9236in" svg:height="5.1927in" draw:z-index="0">
<draw:image xlink:href="../Images/rfamandarin/2023-07-08T16-43-17-04-00/000000.png" xlink:type="simple" xlink:show="embed" xlink:actuate="onLoad" draw:mime-type="image/png"/>
</draw:frame>
 中国解放军进入台湾周边空域活动示意图 <text:a xlink:type="simple" xlink:href="https://www.rfa.org/mandarin/Xinwen/6-07082023162913.html/@@images/image" text:style-name="Internet_20_link" text:visited-style-name="Visited_20_Internet_20_Link">
</text:a>
网络截图/台湾的国防部提供</text:p>
      <text:p text:style-name="P4">
据国际媒体8日消息，中国解放军在截至周六凌晨的过去24小时内，派出了13架次飞机和6艘次军舰进入台湾周围的空域和水域。此时，美国财政部长耶伦正在北京访问。</text:p>
      <text:p text:style-name="P4">
台湾国防部表示，目前正从空中和海上监视事态的发展，陆基导弹系统已做好应对准备。国防部的新闻稿称，四架中国飞机——两架SU-30战斗机、一架BZK-005侦察机和一架Y-8反潜战机——越过台湾海峡的中线，进入台湾西南防空识别区。台海中线曾经被视为是双方事实上的边界线，但是中国表示不承认所谓的中线。</text:p>
      <text:p text:style-name="P4">
中国声称台湾是其领土的一部分，必要时可以武力吞并，并几乎每天都派出空军和海军在台湾周边执行所谓的任务，试图削弱台湾的防御能力并恐吓台湾的2300万人民。然而，到目前为止，台湾人民似乎基本上没有受到中共武力威吓行动的影响。</text:p>
      <text:p text:style-name="P4">
预计在耶伦访华期间，习近平不会与她会面。</text:p>
      <text:p text:style-name="P4">
（责编：梒青）</text:p>
      <text:p text:style-name="P4">
Source: <text:a xlink:type="simple" xlink:href="https://www.rfa.org/mandarin/Xinwen/6-07082023162913.html" text:style-name="Internet_20_link" text:visited-style-name="Visited_20_Internet_20_Link">
https://www.rfa.org/mandarin/Xinwen/6-07082023162913.html</text:a>
</text:p>
      <!--NEWS-->
      <text:h text:style-name="P10" text:outline-level="1">
<text:span text:style-name="T4">
美韩核咨商小组会议将在首尔举行</text:span>
</text:h>
      <text:p text:style-name="P4">
Author: None</text:p>
      <text:p text:style-name="P4">
Publisher: Radio Free Asia (Organization)</text:p>
      <text:p text:style-name="P4">
Published Time: 2023-07-08T16:50:22-04:00</text:p>
      <text:p text:style-name="P4">
Modified Time: 2023-07-08T16:50:2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0" text:anchor-type="as-char" svg:width="6.9236in" svg:height="4.612011in" draw:z-index="0">
<draw:image xlink:href="../Images/rfamandarin/2023-07-08T16-50-22-04-00/000000.png" xlink:type="simple" xlink:show="embed" xlink:actuate="onLoad" draw:mime-type="image/png"/>
</draw:frame>
韩国总统尹锡悦访美和美国总统拜登在白宫会见，拍摄于2023年4月26日。 <text:a xlink:type="simple" xlink:href="https://www.rfa.org/mandarin/Xinwen/7-07082023164359.html/@@images/image" text:style-name="Internet_20_link" text:visited-style-name="Visited_20_Internet_20_Link">
</text:a>
美联社图片</text:p>
      <text:p text:style-name="P4">
韩国总统府办公室8日表示，韩国与美国召开的第一届“核咨商小组”（NCG）会议将于18日在首尔举行。</text:p>
      <text:p text:style-name="P4">
据路透社报道，这场会议将“为加强对朝鲜核威慑，讨论共享资讯、协商机制、共同策划及落实方案。”</text:p>
      <text:p text:style-name="P4">
韩国总统尹锡悦今年4月访美，和美国总统拜登共同发表华盛顿宣言，双方成立核咨商小组。华盛顿宣言还包括南韩重申不寻求自制核武器，虽然近来民调显示韩国民众希望拥核。</text:p>
      <text:p text:style-name="P4">
中国的朝鲜半岛特别事务代表刘晓明就此在推特发文说，“中方对美韩举行‘核磋商小组’首次会议，提升美国‘延伸威慑’执行力表示关切。朝鲜半岛问题本质上是政治安全问题。不走推动建立半岛和平机制的正道，却执迷于军事威慑施压的歧途，半岛形势就难以缓解紧张对立的安全困局”。</text:p>
      <text:p text:style-name="P4">
尹锡悦曾说，核咨商小组将提升韩国与美国的结盟关系。</text:p>
      <text:p text:style-name="P4">
据悉，核咨商小组首场会议将由韩国国家安保室第一次长金泰孝，和美国总统副助理兼印太事务协调员坎贝尔（Kurt Campbell）共同主持。</text:p>
      <text:p text:style-name="P4">
据韩联社报导，核咨商小组每年举行4次会议，会议结果将汇报给两国总统。</text:p>
      <text:p text:style-name="P4">
（责编：梒青）</text:p>
      <text:p text:style-name="P4">
Source: <text:a xlink:type="simple" xlink:href="https://www.rfa.org/mandarin/Xinwen/7-07082023164359.html" text:style-name="Internet_20_link" text:visited-style-name="Visited_20_Internet_20_Link">
https://www.rfa.org/mandarin/Xinwen/7-07082023164359.html</text:a>
</text:p>
      <!--NEWS-->
      <text:h text:style-name="P10" text:outline-level="1">
<text:span text:style-name="T4">
特斯拉开始解雇中国工厂部分工人</text:span>
</text:h>
      <text:p text:style-name="P4">
Author: None</text:p>
      <text:p text:style-name="P4">
Publisher: Radio Free Asia (Organization)</text:p>
      <text:p text:style-name="P4">
Published Time: 2023-07-08T16:52:44-04:00</text:p>
      <text:p text:style-name="P4">
Modified Time: 2023-07-08T16:52:4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2" text:anchor-type="as-char" svg:width="6.9236in" svg:height="4.612011in" draw:z-index="0">
<draw:image xlink:href="../Images/rfamandarin/2023-07-08T16-52-44-04-00/000000.png" xlink:type="simple" xlink:show="embed" xlink:actuate="onLoad" draw:mime-type="image/png"/>
</draw:frame>
 电动汽车制造商特斯拉上海工厂 <text:a xlink:type="simple" xlink:href="https://www.rfa.org/mandarin/Xinwen/8-07082023165051.html/@@images/image" text:style-name="Internet_20_link" text:visited-style-name="Visited_20_Internet_20_Link">
</text:a>
路透社图片</text:p>
      <text:p text:style-name="P4">
彭博社7日援引知情人士的消息说，电动汽车制造商特斯拉正在解雇其在上海工厂的部分电池组装工人。</text:p>
      <text:p text:style-name="P4">
据路透社称，目前尚不清楚特斯拉有多少工人可能被解雇，也不清楚裁员背后的具体原因。特斯拉没有立即回应置评请求。</text:p>
      <text:p text:style-name="P4">
特斯拉上海超级工厂是其规模最大、生产力最高的工厂，拥有大约 20,000 名员工，包括 Model Y 和 Model 3的组装工人。而特斯拉的电池工人总数可能不足一千。因为特斯拉主要从LG新能源和宁德时代获取电池，只有两个车间完成组装电池的最后工序。</text:p>
      <text:p text:style-name="P4">
该消息还说，特斯拉将为被裁的电池组装工人提供最高N+3的离职补偿，以平均7000元月薪计算，部分被裁员工有望一次性获得2-4万元补偿金。</text:p>
      <text:p text:style-name="P4">
（责编：梒青）</text:p>
      <text:p text:style-name="P4">
Source: <text:a xlink:type="simple" xlink:href="https://www.rfa.org/mandarin/Xinwen/8-07082023165051.html" text:style-name="Internet_20_link" text:visited-style-name="Visited_20_Internet_20_Link">
https://www.rfa.org/mandarin/Xinwen/8-07082023165051.html</text:a>
</text:p>
      <!--NEWS-->
      <text:h text:style-name="P10" text:outline-level="1">
<text:span text:style-name="T4">
法国人权特使对港府重金悬赏追杀异议人士表担忧</text:span>
</text:h>
      <text:p text:style-name="P4">
Author: None</text:p>
      <text:p text:style-name="P4">
Publisher: Radio Free Asia (Organization)</text:p>
      <text:p text:style-name="P4">
Published Time: 2023-07-08T16:58:08-04:00</text:p>
      <text:p text:style-name="P4">
Modified Time: 2023-07-08T16:58: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4" text:anchor-type="as-char" svg:width="6.9236in" svg:height="2.948114in" draw:z-index="0">
<draw:image xlink:href="../Images/rfamandarin/2023-07-08T16-58-08-04-00/000000.png" xlink:type="simple" xlink:show="embed" xlink:actuate="onLoad" draw:mime-type="image/png"/>
</draw:frame>
法国外交部人权特使德尔菲娜··波里恩（Delphine Borione）发布推文 <text:a xlink:type="simple" xlink:href="https://www.rfa.org/mandarin/Xinwen/9-07082023165312.html/@@images/image" text:style-name="Internet_20_link" text:visited-style-name="Visited_20_Internet_20_Link">
</text:a>
推特截图/Delphine Borione (@delphborione)</text:p>
      <text:p text:style-name="P4">
据法国媒体8日消息，继美国、澳大利亚和欧盟等公开发表声明之后，法国外交部人权特使德尔菲娜··波里恩（DelphineBorione）8日发推文表示，法国对香港当局宣布向8名居住在海外的香港民主运动人士发出逮捕令深表关切。她说，这一事态发展进一步威胁到香港人在特区内和海外行使基本自由的权利，她重申了法国对香港"一国两制"原则和港人基本权利的尊重，尤其是言论自由，这是香港得以繁荣的根基。法国呼吁中国当局尊重其国家和国际承诺，停止对民主和人权活动家的一切形式的打压。</text:p>
      <text:p text:style-name="P4">
另据英国媒体报道，流亡伦敦的香港前立法会员罗冠聪向英国媒体表示,由于香港政府重金悬赏，担心自己会遭到绑架。</text:p>
      <text:p text:style-name="P4">
（责编：梒青）</text:p>
      <text:p text:style-name="P4">
Source: <text:a xlink:type="simple" xlink:href="https://www.rfa.org/mandarin/Xinwen/9-07082023165312.html" text:style-name="Internet_20_link" text:visited-style-name="Visited_20_Internet_20_Link">
https://www.rfa.org/mandarin/Xinwen/9-07082023165312.html</text:a>
</text:p>
      <!--NEWS-->
      <text:h text:style-name="P10" text:outline-level="1">
<text:span text:style-name="T4">
达赖喇嘛称北京方面有意与他接触，他对恢复对话没有任何问题</text:span>
</text:h>
      <text:p text:style-name="P4">
Author: None</text:p>
      <text:p text:style-name="P4">
Publisher: Radio Free Asia (Organization)</text:p>
      <text:p text:style-name="P4">
Published Time: 2023-07-08T17:02:15-04:00</text:p>
      <text:p text:style-name="P4">
Modified Time: 2023-07-08T17:02: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6" text:anchor-type="as-char" svg:width="6.9236in" svg:height="4.612011in" draw:z-index="0">
<draw:image xlink:href="../Images/rfamandarin/2023-07-08T17-02-15-04-00/000000.png" xlink:type="simple" xlink:show="embed" xlink:actuate="onLoad" draw:mime-type="image/png"/>
</draw:frame>
 西藏精神领袖达赖喇嘛 <text:a xlink:type="simple" xlink:href="https://www.rfa.org/mandarin/Xinwen/10-07082023165840.html/@@images/image" text:style-name="Internet_20_link" text:visited-style-name="Visited_20_Internet_20_Link">
</text:a>
法新社图片</text:p>
      <text:p text:style-name="P4">
西藏精神领袖达赖喇嘛近日向外界表示，中国正在发生变化，中国通过正式和非正式方法向他表达了与他接触的意愿。他还表示，希望自己活过百岁，为西藏、为人类做更多的工作。</text:p>
      <text:p text:style-name="P4">
据印度媒体印度斯坦时报8日报道，达赖喇嘛在前往印度德里和拉达克地区访问之前在达兰萨拉（Dharamshala）对媒体表示，中国方面通过“正式”或“非正式”方式表示愿意与他接触的意思。</text:p>
      <text:p text:style-name="P4">
不过，这篇报道没有说明达赖喇嘛讲话的具体日期。</text:p>
      <text:p text:style-name="P4">
达赖喇嘛周四在印度北部的喜马偕尔邦(HimachalPradesh)的山城达拉萨兰的住处度过了他88岁的生日。数百名支持者和流亡藏民参加了这次祝寿活动。达赖喇嘛本人担任生日宴会的主持人。</text:p>
      <text:p text:style-name="P4">
半岛电视台引用达赖喇嘛的话说，“我们庆祝我88岁的生日，但是，你们瞧，我看起来只有五十岁。”</text:p>
      <text:p text:style-name="P4">
达赖喇嘛说，“我祈祷能够通过人类一体的理解给世界带来和平。”</text:p>
      <text:p text:style-name="P4">
据印度斯坦时报报道，达赖喇嘛在最新一次谈话中回答了记者有关他是否有与北京恢复对话的意愿的问题时表示，“我们并不谋求独立，我们在许多年前就决定要留在中华人民共和国里面。”</text:p>
      <text:p text:style-name="P4">
“现在，中国正在发生变化，”达赖喇嘛说，“中国方面通过正式或非正式方式表示愿意与我接触。”</text:p>
      <text:p text:style-name="P4">
达赖喇嘛明确表示，“我从来都不拒绝对话。现在中国也意识到西藏人民的精神非常坚定。为了解决西藏问题，他们希望与我接触。我这里没有任何问题。”</text:p>
      <text:p text:style-name="P4">
达赖喇嘛表示，西藏的文化和宗教知识能够给全世界带来益处。但是，他还强调，他同时也尊重其他所有宗教传统，因为“那些宗教鼓励和培养它们的教众要有爱心和同情心”。</text:p>
      <text:p text:style-name="P4">
（责编：梒青）</text:p>
      <text:p text:style-name="P4">
Source: <text:a xlink:type="simple" xlink:href="https://www.rfa.org/mandarin/Xinwen/10-07082023165840.html" text:style-name="Internet_20_link" text:visited-style-name="Visited_20_Internet_20_Link">
https://www.rfa.org/mandarin/Xinwen/10-07082023165840.html</text:a>
</text:p>
      <!--NEWS-->
      <text:h text:style-name="P10" text:outline-level="1">
<text:span text:style-name="T4">
韩美核咨商小组7月18日召开首次会议</text:span>
</text:h>
      <text:p text:style-name="P4">
Author: 联合早报 (Person)</text:p>
      <text:p text:style-name="P4">
Publisher: 联合早报 (Organization)</text:p>
      <text:p text:style-name="P4">
Published Time: 2023-07-08T17:44</text:p>
      <text:p text:style-name="P4">
Modified Time: 2023-07-08T17:52</text:p>
      <text:p text:style-name="P4">
Description: 韩美核咨商小组将于7月18日在首尔召开首次会议，就加强对朝鲜核威慑所提出的方案进行讨论，包括共享信息、协商机制，以及共同策划与执行。韩国总统办公室星期六（7月8日）宣布会议日期。据...</text:p>
      <text:p text:style-name="P4">
Videos: []</text:p>
      <text:p text:style-name="P4">
Audios: []</text:p>
      <text:p text:style-name="P4">
Images: []</text:p>
      <text:p text:style-name="P4">
Type: NewsArticle</text:p>
      <text:p text:style-name="P4">
Breadcrumbs: ['即时', '国际']</text:p>
      <text:p text:style-name="P4">
Keywords: ['韩国', '美国', '韩美关系', '朝鲜']</text:p>
      <!--METADATA-->
      <text:p text:style-name="P4">
韩美核咨商小组将于7月18日在首尔召开首次会议，就加强对朝鲜核威慑所提出的方案进行讨论，包括共享信息、协商机制，以及共同策划与执行。</text:p>
      <text:p text:style-name="P4">
韩国总统办公室星期六（7月8日）宣布会议日期。据路透社报道，韩国国家安保室第一次长金泰孝和美国国家安全委员会印太协调员坎贝尔、国防政策和军备控制协调员阿伯克龙比将共同主持这场会议。</text:p>
      <text:p text:style-name="P4">
韩国总统办公室说，这次会议旨在落实今年4月韩国总统尹锡悦对美国进行国事访问时，与美国总统拜登共同发表的《华盛顿宣言》。韩国期待今后能通过定期举行会议，加强两国合作，加强包括核在内的美国军力与韩国战力结合的延伸威慑执行力。</text:p>
      <text:p text:style-name="P4">
中国的朝鲜半岛事务特别代表刘晓明对会议提升美国“延伸威慑”的执行力表示关切。</text:p>
      <text:p text:style-name="P4">
刘晓明星期六发推文说：“朝鲜半岛问题本质是政治安全问题。不走推动建立半岛和平机制的正道，却执迷于军事威慑施压的歧途，半岛形势就难以摆脱紧张对立的安全困境。我们敦促美韩正视问题症结，为半岛问题政治解决进程发挥建设性作用。”</text:p>
      <text:p text:style-name="P4">
韩美首脑4月在《华盛顿宣言》中宣布， <text:a xlink:type="simple" xlink:href="https://www.zaobao.com/realtime/world/story20230430-1389015" text:style-name="Internet_20_link" text:visited-style-name="Visited_20_Internet_20_Link">
 美国将加强对朝鲜的威慑力</text:a>
，包括成立美韩核咨询小组（Nuclear ConsultativeGroup），让韩国在美国动用核武应对朝鲜攻击的计划上有更大话语权，也会派核导弹潜艇到访韩国，以换取首尔承诺不发展自己的核武库。</text:p>
      <text:p text:style-name="P4">
Source: <text:a xlink:type="simple" xlink:href="https://www.zaobao.com.sg/realtime/world/story20230708-1412005" text:style-name="Internet_20_link" text:visited-style-name="Visited_20_Internet_20_Link">
https://www.zaobao.com.sg/realtime/world/story20230708-1412005</text:a>
</text:p>
      <!--NEWS-->
      <text:h text:style-name="P10" text:outline-level="1">
<text:span text:style-name="T4">
埃尔多安促俄延长黑海谷物协议</text:span>
</text:h>
      <text:p text:style-name="P4">
Author: 联合早报 (Person)</text:p>
      <text:p text:style-name="P4">
Publisher: 联合早报 (Organization)</text:p>
      <text:p text:style-name="P4">
Published Time: 2023-07-08T18:27</text:p>
      <text:p text:style-name="P4">
Modified Time: 2023-07-08T18:58</text:p>
      <text:p text:style-name="P4">
Description: 土耳其总统埃尔多安敦促俄罗斯将黑海谷物协议延长至少三个月，并宣布俄总统普京将于8月访问土耳其。据路透社报道，埃尔多安星期六（7月8日）与乌克兰总统泽连斯基在伊斯坦布尔瓦希丁大厦举行...</text:p>
      <text:p text:style-name="P4">
Videos: []</text:p>
      <text:p text:style-name="P4">
Audios: []</text:p>
      <text:p text:style-name="P4">
Images: []</text:p>
      <text:p text:style-name="P4">
Type: NewsArticle</text:p>
      <text:p text:style-name="P4">
Breadcrumbs: ['即时', '国际']</text:p>
      <text:p text:style-name="P4">
Keywords: ['俄罗斯', '土耳其', '乌克兰', '埃尔多安', '泽连斯基', '普京']</text:p>
      <!--METADATA-->
      <text:p text:style-name="P4">
土耳其总统埃尔多安敦促俄罗斯将黑海谷物协议延长至少三个月，并宣布俄总统普京将于8月访问土耳其。</text:p>
      <text:p text:style-name="P4">
据路透社报道，埃尔多安星期六（7月8日）与乌克兰总统泽连斯基在伊斯坦布尔瓦希丁大厦举行新闻发布会，两人在先前的会谈中讨论了黑海谷物出口协议的未来。</text:p>
      <text:p text:style-name="P4">
埃尔多安说，正努力延长即将于7月17日到期的黑海谷物协议。他说，下个月与普京在土耳其会面时，这项协议将是讨论议程最重要的事项之一。“我们希望它（黑海谷物协议）至少每三个月可以延长一次，<text:a xlink:type="simple" xlink:href="https://www.zaobao.com/news/world/story20230315-1372600" text:style-name="Internet_20_link" text:visited-style-name="Visited_20_Internet_20_Link">
 而不是每两个月 </text:a>
。我们会在这方面努力，并尝试将它的期限延长至两年。”</text:p>
      <text:p text:style-name="P4">
泽连斯基正陆续访问北约成员国，土耳其之前，他已经访问保加利亚、捷克和斯洛伐克。此行是为了敦促北约在下周峰会采取具体措施，批准 <text:a xlink:type="simple" xlink:href="https://www.zaobao.com/realtime/world/story20230707-1411769" text:style-name="Internet_20_link" text:visited-style-name="Visited_20_Internet_20_Link">
 乌克兰入盟</text:a>
。埃尔多安早前曾表明赞成乌克兰加入北约。</text:p>
      <text:p text:style-name="P4">
泽连斯基和埃尔多安两人在会谈中还讨论了俄乌交换俘虏的问题，这也是埃尔多安将与普京讨论的事项。泽连斯基说，会等到结果出来才置评，但他表明，与埃尔多安的讨论已经谈及释放所有俘虏的具体细节，包括被强行送往俄罗斯的乌克兰儿童。</text:p>
      <text:p text:style-name="P4">
Source: <text:a xlink:type="simple" xlink:href="https://www.zaobao.com.sg/realtime/world/story20230708-1412010" text:style-name="Internet_20_link" text:visited-style-name="Visited_20_Internet_20_Link">
https://www.zaobao.com.sg/realtime/world/story20230708-1412010</text:a>
</text:p>
      <!--NEWS-->
      <text:h text:style-name="P10" text:outline-level="1">
<text:span text:style-name="T4">
乌东部遭俄火箭弹袭击 致八死13伤</text:span>
</text:h>
      <text:p text:style-name="P4">
Author: 联合早报 (Person)</text:p>
      <text:p text:style-name="P4">
Publisher: 联合早报 (Organization)</text:p>
      <text:p text:style-name="P4">
Published Time: 2023-07-08T21:03</text:p>
      <text:p text:style-name="P4">
Modified Time: 2023-07-08T21:28</text:p>
      <text:p text:style-name="P4">
Description: 乌克兰东部顿涅茨克州利曼镇遭俄罗斯火箭弹袭击，造成八人死亡，13人受伤。据法新社报道，乌克兰内政部星期六（7月8日）在社交媒体上说，这次袭击造成一栋民宅、一栋印刷厂的附属建筑和三辆...</text:p>
      <text:p text:style-name="P4">
Videos: []</text:p>
      <text:p text:style-name="P4">
Audios: []</text:p>
      <text:p text:style-name="P4">
Images: []</text:p>
      <text:p text:style-name="P4">
Type: NewsArticle</text:p>
      <text:p text:style-name="P4">
Breadcrumbs: ['即时', '国际']</text:p>
      <text:p text:style-name="P4">
Keywords: ['俄乌战争', '乌克兰', '俄罗斯']</text:p>
      <!--METADATA-->
      <text:p text:style-name="P4">
乌克兰东部顿涅茨克州利曼镇遭俄罗斯火箭弹袭击，造成八人死亡，13人受伤。</text:p>
      <text:p text:style-name="P4">
据法新社报道，乌克兰内政部星期六（7月8日）在社交媒体上说，这次袭击造成一栋民宅、一栋印刷厂的附属建筑和三辆汽车被烧毁。</text:p>
      <text:p text:style-name="P4">
顿涅茨克州长基里连科（PavloKyrylenko）说，俄方在上午10时许（新加坡时间下午3时）用多个火箭发射器向利曼（Lyman）发动攻击。主要铁路枢纽利曼去年5月被俄军占领，乌军后来在10月收复失地。</text:p>
      <text:p text:style-name="P4">
乌克兰较早前通报称，俄罗斯本周在利曼进行攻击行动。</text:p>
      <text:p text:style-name="P4">
另外，塔斯社引述一名紧急服务官员称，俄罗斯控制的乌克兰南部城镇奥莱什基彻夜被乌克兰炮火攻击，造成两名平民死亡。</text:p>
      <text:p text:style-name="P4">
Source: <text:a xlink:type="simple" xlink:href="https://www.zaobao.com.sg/realtime/world/story20230708-1412036" text:style-name="Internet_20_link" text:visited-style-name="Visited_20_Internet_20_Link">
https://www.zaobao.com.sg/realtime/world/story20230708-1412036</text:a>
</text:p>
      <!--NEWS-->
      <text:h text:style-name="P10" text:outline-level="1">
<text:span text:style-name="T4">
达赖喇嘛称北京方面有意与他接触，他对恢复对话没有任何问题</text:span>
</text:h>
      <text:p text:style-name="P4">
Author: chinese@voanews.com (木风)</text:p>
      <text:p text:style-name="P4">
Publisher: 美国之音中文网 (Type: NewsMediaOrganization)</text:p>
      <text:p text:style-name="P4">
Published Time: 2023-07-08T21:21:41+08:00</text:p>
      <text:p text:style-name="P4">
Modified Time: 2023-07-08 13:21:41Z</text:p>
      <text:p text:style-name="P4">
Description: 西藏精神领袖达赖喇嘛近日向外界表示，中国正在发生变化，中国通过正式和非正式方法向他表达了与他接触的意愿。他还表示，希望自己活过百岁，为西藏、为人类做更多的工作。</text:p>
      <text:p text:style-name="P4">
Videos: []</text:p>
      <text:p text:style-name="P4">
Images: []</text:p>
      <text:p text:style-name="P4">
Categories: ['新疆西藏问题', '中国', '宗教']</text:p>
      <text:p text:style-name="P4">
Type: None</text:p>
      <!--METADATA-->
      <text:p text:style-name="P4">
NoneNone</text:p>
      <text:p text:style-name="P4">
Source: <text:a xlink:type="simple" xlink:href="https://www.voachinese.com/a/china-changing-wanted-to-contact-me-officially-or-unofficially-dalai-lama-20230708/7172478.html" text:style-name="Internet_20_link" text:visited-style-name="Visited_20_Internet_20_Link">
https://www.voachinese.com/a/china-changing-wanted-to-contact-me-officially-or-unofficially-dalai-lama-20230708/7172478.html</text:a>
</text:p>
      <!--NEWS-->
      <text:h text:style-name="P10" text:outline-level="1">
<text:span text:style-name="T4">
中国歼-20疑似更换涡扇-15并成功首飞 观察人士：追赶美军30年前科技</text:span>
</text:h>
      <text:p text:style-name="P4">
Author: chinese@voanews.com (陈筠)</text:p>
      <text:p text:style-name="P4">
Publisher: 美国之音中文网 (Type: NewsMediaOrganization)</text:p>
      <text:p text:style-name="P4">
Published Time: 2023-07-08T21:35:17+08:00</text:p>
      <text:p text:style-name="P4">
Modified Time: 2023-07-08 13:35:17Z</text:p>
      <text:p text:style-name="P4">
Description: 最近有迹象表明，中国最先进的第五代隐形战斗机歼-20疑似换上了期待已久的国产涡扇-15发动机并成功首飞，此举引发了包括军迷在内的外界的高度关注。分析人士表示，这对中国空军的意义，从科技上来说是一大飞跃，似乎可以跟美军F-22战机的发动机F-119一较高下，但是距离量产服役保守估计至少还要5年，况且中国追赶的是美国30年前的科技，也就是说，不论从科技还是空军整体战力上，中国其实跟美国还有相当一段差距。</text:p>
      <text:p text:style-name="P4">
Videos: []</text:p>
      <text:p text:style-name="P4">
Images: []</text:p>
      <text:p text:style-name="P4">
Categories: ['中国', '军事']</text:p>
      <text:p text:style-name="P4">
Type: None</text:p>
      <!--METADATA-->
      <text:p text:style-name="P4">
NoneNone</text:p>
      <text:p text:style-name="P4">
Source: <text:a xlink:type="simple" xlink:href="https://www.voachinese.com/a/china-s-ws-15-engine-may-have-installed-on-the-j-20-fighter-flying-successfully-20230708/7172466.html" text:style-name="Internet_20_link" text:visited-style-name="Visited_20_Internet_20_Link">
https://www.voachinese.com/a/china-s-ws-15-engine-may-have-installed-on-the-j-20-fighter-flying-successfully-20230708/7172466.html</text:a>
</text:p>
      <!--NEWS-->
      <text:h text:style-name="P10" text:outline-level="1">
<text:span text:style-name="T4">
美国向乌克兰提供集束炸弹 俄称为“急切之举”</text:span>
</text:h>
      <text:p text:style-name="P4">
Author: 联合早报 (Person)</text:p>
      <text:p text:style-name="P4">
Publisher: 联合早报 (Organization)</text:p>
      <text:p text:style-name="P4">
Published Time: 2023-07-08T23:25</text:p>
      <text:p text:style-name="P4">
Modified Time: 2023-07-08T23:35</text:p>
      <text:p text:style-name="P4">
Description: 俄罗斯指美国决定向乌克兰提供集束炸弹是一种“急切之举”，不会对莫斯科在基辅的行动产生影响。据法新社报道，俄罗斯外交部发言人扎哈罗娃星期六（7月8日）发声明说：“这是一种急切之举，在...</text:p>
      <text:p text:style-name="P4">
Videos: []</text:p>
      <text:p text:style-name="P4">
Audios: []</text:p>
      <text:p text:style-name="P4">
Images: []</text:p>
      <text:p text:style-name="P4">
Type: NewsArticle</text:p>
      <text:p text:style-name="P4">
Breadcrumbs: ['即时', '国际']</text:p>
      <text:p text:style-name="P4">
Keywords: ['俄乌战争', '俄罗斯', '美国', '乌克兰']</text:p>
      <!--METADATA-->
      <text:p text:style-name="P4">
俄罗斯指美国决定向乌克兰提供集束炸弹是一种“急切之举”，不会对莫斯科在基辅的行动产生影响。</text:p>
      <text:p text:style-name="P4">
据法新社报道，俄罗斯外交部发言人扎哈罗娃星期六（7月8日）发声明说：“这是一种急切之举，在乌克兰大肆反攻失败的背景下显示出软弱。”</text:p>
      <text:p text:style-name="P4">
扎哈罗娃说：“华盛顿和基辅在没有考虑严重后果的情况下押注的最新’奇迹武器‘，将不会对特别军事行动产生影响。”她称，美国这项决定凸显了“激进的反俄行动”，“旨在尽可能延长乌克兰冲突”。</text:p>
      <text:p text:style-name="P4">
扎哈罗娃还说，乌克兰称将负责任地使用集束炸弹的承诺“毫无价值”。俄罗斯本身在乌克兰使用集束炸弹，但这款炸弹在世界多地被禁止使用。</text:p>
      <text:p text:style-name="P4">
美国总统拜登较早前承认，向乌克兰提供能够覆盖几个足球场的数百枚多发小型炸药武器 <text:a xlink:type="simple" xlink:href="https://www.zaobao.com/realtime/world/story20230708-1411875" text:style-name="Internet_20_link" text:visited-style-name="Visited_20_Internet_20_Link">
 是“一个艰难的决定”</text:a>
 。</text:p>
      <text:p text:style-name="P4">
Source: <text:a xlink:type="simple" xlink:href="https://www.zaobao.com.sg/realtime/world/story20230708-1412055" text:style-name="Internet_20_link" text:visited-style-name="Visited_20_Internet_20_Link">
https://www.zaobao.com.sg/realtime/world/story20230708-1412055</text:a>
</text:p>
      <!--NEWS-->
      <text:h text:style-name="P10" text:outline-level="1">
<text:span text:style-name="T4">
美国销毁最后一批化武，拜登：向消除化武恐怖的目标前进了一步</text:span>
</text:h>
      <text:p text:style-name="P4">
Author: chinese@voanews.com (木风)</text:p>
      <text:p text:style-name="P4">
Publisher: 美国之音中文网 (Type: NewsMediaOrganization)</text:p>
      <text:p text:style-name="P4">
Published Time: 2023-07-09T01:19:54+08:00</text:p>
      <text:p text:style-name="P4">
Modified Time: 2023-07-08 18:27:59Z</text:p>
      <text:p text:style-name="P4">
Description: 美国总统拜登周五（7月7日）表示，美国已销毁了它储存的最后一批化学武器，完成了它为销毁这种最早在第一次世界大战中就大规模使用的致命性武器而作出的持续数十年的努力。</text:p>
      <text:p text:style-name="P4">
Videos: []</text:p>
      <text:p text:style-name="P4">
Images: []</text:p>
      <text:p text:style-name="P4">
Categories: ['军事', '美国', '全球议题']</text:p>
      <text:p text:style-name="P4">
Type: None</text:p>
      <!--METADATA-->
      <text:p text:style-name="P4">
NoneNone</text:p>
      <text:p text:style-name="P4">
Source: <text:a xlink:type="simple" xlink:href="https://www.voachinese.com/a/biden-says-us-destroys-last-of-chemical-weapons-stockpile-20230708/7172641.html" text:style-name="Internet_20_link" text:visited-style-name="Visited_20_Internet_20_Link">
https://www.voachinese.com/a/biden-says-us-destroys-last-of-chemical-weapons-stockpile-20230708/7172641.html</text:a>
</text:p>
      <!--NEWS-->
      <text:h text:style-name="P10" text:outline-level="1">
<text:span text:style-name="T4">
法国反对北约转向亚太，日本强调欧亚安全紧密相连</text:span>
</text:h>
      <text:p text:style-name="P4">
Author: chinese@voanews.com (木风)</text:p>
      <text:p text:style-name="P4">
Publisher: 美国之音中文网 (Type: NewsMediaOrganization)</text:p>
      <text:p text:style-name="P4">
Published Time: 2023-07-09T02:18:10+08:00</text:p>
      <text:p text:style-name="P4">
Modified Time: 2023-07-08 18:18:10Z</text:p>
      <text:p text:style-name="P4">
Description: 就在立陶宛北约峰会召开前夕，法国总统马克龙明确表示，坚决反对改变北约成立之初所设定的关注目标，从欧洲转向亚太。</text:p>
      <text:p text:style-name="P4">
Videos: []</text:p>
      <text:p text:style-name="P4">
Images: []</text:p>
      <text:p text:style-name="P4">
Categories: ['欧洲', '亚太', '军事']</text:p>
      <text:p text:style-name="P4">
Type: None</text:p>
      <!--METADATA-->
      <text:p text:style-name="P4">
NoneNone</text:p>
      <text:p text:style-name="P4">
Source: <text:a xlink:type="simple" xlink:href="https://www.voachinese.com/a/nato-s-new-focus-on-china-creates-internal-tension-about-mission-creep-20230708/7172681.html" text:style-name="Internet_20_link" text:visited-style-name="Visited_20_Internet_20_Link">
https://www.voachinese.com/a/nato-s-new-focus-on-china-creates-internal-tension-about-mission-creep-20230708/7172681.html</text:a>
</text:p>
      <!--NEWS-->
      <text:h text:style-name="P10" text:outline-level="1">
<text:span text:style-name="T4">
泽连斯基在俄罗斯入侵500天之际在蛇岛发表讲话</text:span>
</text:h>
      <text:p text:style-name="P4">
Author: chinese@voanews.com (美国之音)</text:p>
      <text:p text:style-name="P4">
Publisher: 美国之音中文网 (Type: NewsMediaOrganization)</text:p>
      <text:p text:style-name="P4">
Published Time: 2023-07-09T03:15:10+08:00</text:p>
      <text:p text:style-name="P4">
Modified Time: 2023-07-08 19:15:10Z</text:p>
      <text:p text:style-name="P4">
Description: 乌克兰总统泽连斯基星期六在俄罗斯入侵乌克兰500天之际在蛇岛发表讲话，感谢军人们对保卫国家做出的贡献。</text:p>
      <text:p text:style-name="P4">
Videos: []</text:p>
      <text:p text:style-name="P4">
Images: []</text:p>
      <text:p text:style-name="P4">
Categories: ['乌克兰局势', '军事']</text:p>
      <text:p text:style-name="P4">
Type: None</text:p>
      <!--METADATA-->
      <text:p text:style-name="P4">
NoneNone</text:p>
      <text:p text:style-name="P4">
Source: <text:a xlink:type="simple" xlink:href="https://www.voachinese.com/a/ukraine-president-visits-snake-island-20230708/7172720.html" text:style-name="Internet_20_link" text:visited-style-name="Visited_20_Internet_20_Link">
https://www.voachinese.com/a/ukraine-president-visits-snake-island-20230708/7172720.html</text:a>
</text:p>
      <!--NEWS-->
      <text:h text:style-name="P10" text:outline-level="1">
<text:span text:style-name="T4">
国际原子能机构总干事在韩国缓解福岛核电站废水排放的担忧</text:span>
</text:h>
      <text:p text:style-name="P4">
Author: chinese@voanews.com (美国之音)</text:p>
      <text:p text:style-name="P4">
Publisher: 美国之音中文网 (Type: NewsMediaOrganization)</text:p>
      <text:p text:style-name="P4">
Published Time: 2023-07-09T04:15:02+08:00</text:p>
      <text:p text:style-name="P4">
Modified Time: 2023-07-08 20:15:02Z</text:p>
      <text:p text:style-name="P4">
Description: 国际原子能机构总干事格罗西（Rafael Grossi）将在星期六与韩国外长和一名负责核安全的官员会晤，帮助缓解对日本福岛核电站计划排放放射性处理废水的担忧。</text:p>
      <text:p text:style-name="P4">
Videos: []</text:p>
      <text:p text:style-name="P4">
Images: []</text:p>
      <text:p text:style-name="P4">
Categories: ['亚太', '生态环境', '法律']</text:p>
      <text:p text:style-name="P4">
Type: None</text:p>
      <!--METADATA-->
      <text:p text:style-name="P4">
NoneNone</text:p>
      <text:p text:style-name="P4">
Source: <text:a xlink:type="simple" xlink:href="https://www.voachinese.com/a/iaea-to-allay-dump-concerns-20230708/7172751.html" text:style-name="Internet_20_link" text:visited-style-name="Visited_20_Internet_20_Link">
https://www.voachinese.com/a/iaea-to-allay-dump-concerns-20230708/7172751.html</text:a>
</text:p>
      <!--NEWS-->
      <text:h text:style-name="P10" text:outline-level="1">
<text:span text:style-name="T4">
美国盟友对集束炸弹的决定做出反应</text:span>
</text:h>
      <text:p text:style-name="P4">
Author: chinese@voanews.com (美国之音)</text:p>
      <text:p text:style-name="P4">
Publisher: 美国之音中文网 (Type: NewsMediaOrganization)</text:p>
      <text:p text:style-name="P4">
Published Time: 2023-07-09T05:11:58+08:00</text:p>
      <text:p text:style-name="P4">
Modified Time: 2023-07-08 21:11:58Z</text:p>
      <text:p text:style-name="P4">
Description: 美国盟友和俄罗斯星期六对美国决定向乌克兰提供有争议的集束弹药做出反应。集束弹药被一百多个国家禁止，但美国、俄罗斯和乌克兰没有禁止。</text:p>
      <text:p text:style-name="P4">
Videos: []</text:p>
      <text:p text:style-name="P4">
Images: []</text:p>
      <text:p text:style-name="P4">
Categories: ['乌克兰局势', '美国', '军事']</text:p>
      <text:p text:style-name="P4">
Type: None</text:p>
      <!--METADATA-->
      <text:p text:style-name="P4">
NoneNone</text:p>
      <text:p text:style-name="P4">
Source: <text:a xlink:type="simple" xlink:href="https://www.voachinese.com/a/us-allies-react-to-cluster-bomb-decision-20230708/7172783.html" text:style-name="Internet_20_link" text:visited-style-name="Visited_20_Internet_20_Link">
https://www.voachinese.com/a/us-allies-react-to-cluster-bomb-decision-20230708/7172783.html</text:a>
</text:p>
      <!--NEWS-->
      <text:h text:style-name="P10" text:outline-level="1">
<text:span text:style-name="T4">
美一架商务飞机坠毁 机上六人全部死亡</text:span>
</text:h>
      <text:p text:style-name="P4">
Author: 联合早报 (Person)</text:p>
      <text:p text:style-name="P4">
Publisher: 联合早报 (Organization)</text:p>
      <text:p text:style-name="P4">
Published Time: 2023-07-09T06:52</text:p>
      <text:p text:style-name="P4">
Modified Time: 2023-07-09T07:04</text:p>
      <text:p text:style-name="P4">
Description: 美国一架小型商务飞机在洛杉矶附近坠毁，机上六人全部死亡。综合路透社和美国广播公司（ABC）报道，根据联邦航空管理局的声明，这架塞斯纳C550（Cessna C550）小型商务机从拉...</text:p>
      <text:p text:style-name="P4">
Videos: []</text:p>
      <text:p text:style-name="P4">
Audios: []</text:p>
      <text:p text:style-name="P4">
Images: []</text:p>
      <text:p text:style-name="P4">
Type: NewsArticle</text:p>
      <text:p text:style-name="P4">
Breadcrumbs: ['即时', '国际']</text:p>
      <text:p text:style-name="P4">
Keywords: ['坠机', '美国', '拉斯维加斯']</text:p>
      <!--METADATA-->
      <text:p text:style-name="P4">
美国一架小型商务飞机在洛杉矶附近坠毁，机上六人全部死亡。</text:p>
      <text:p text:style-name="P4">
综合路透社和美国广播公司（ABC）报道，根据联邦航空管理局的声明，这架塞斯纳C550（CessnaC550）小型商务机从拉斯维加斯起飞，于当地时间星期六（7月8日）凌晨4时15分左右（新加坡时间星期六晚上7时15分左右）在洛杉矶以南130多公里的法国谷机场附近坠毁。</text:p>
      <text:p text:style-name="P4">
负责这起坠机事件的地方官员说，这架飞机坠毁后“完全被火焰吞噬”，大火烧毁了大约0.4公顷的植被。机上六人当场宣告死亡。目前没有六名遇难者的具体信息。</text:p>
      <text:p text:style-name="P4">
法国谷机场已被临时关闭，国家运输安全委员会（NTSB）和联邦航空管理局正在对事故进行调查。</text:p>
      <text:p text:style-name="P4">
Source: <text:a xlink:type="simple" xlink:href="https://www.zaobao.com.sg/realtime/world/story20230709-1412067" text:style-name="Internet_20_link" text:visited-style-name="Visited_20_Internet_20_Link">
https://www.zaobao.com.sg/realtime/world/story20230709-1412067</text:a>
</text:p>
      <!--NEWS-->
      <text:h text:style-name="P10" text:outline-level="1">
<text:span text:style-name="T4">
拜登今抵英国访问 将会见苏纳克和查尔斯三世</text:span>
</text:h>
      <text:p text:style-name="P4">
Author: 联合早报 (Person)</text:p>
      <text:p text:style-name="P4">
Publisher: 联合早报 (Organization)</text:p>
      <text:p text:style-name="P4">
Published Time: 2023-07-09T07:03</text:p>
      <text:p text:style-name="P4">
Modified Time: 2023-07-09T07:03</text:p>
      <text:p text:style-name="P4">
Description: 美国总统拜登将于星期天（7月9日）抵达英国展开访问，其间将会见英国首相苏纳克和英国国王查尔斯三世。路透社报道，拜登计划于星期一（10日）在唐宁街10号与苏纳克举行会晤，这也将是美英...</text:p>
      <text:p text:style-name="P4">
Videos: []</text:p>
      <text:p text:style-name="P4">
Audios: []</text:p>
      <text:p text:style-name="P4">
Images: []</text:p>
      <text:p text:style-name="P4">
Type: NewsArticle</text:p>
      <text:p text:style-name="P4">
Breadcrumbs: ['即时', '国际']</text:p>
      <text:p text:style-name="P4">
Keywords: ['英美关系', '拜登', '苏纳克', '查尔斯三世']</text:p>
      <!--METADATA-->
      <text:p text:style-name="P4">
美国总统拜登将于星期天（7月9日）抵达英国展开访问，其间将会见英国首相苏纳克和英国国王 <text:a xlink:type="simple" xlink:href="https://www.zaobao.com/keywords/king-charles-iii" text:style-name="Internet_20_link" text:visited-style-name="Visited_20_Internet_20_Link">
 查尔斯三世</text:a>
 。</text:p>
      <text:p text:style-name="P4">
路透社报道，拜登计划于星期一（10日）在唐宁街10号与苏纳克举行会晤，这也将是美英领导人近几个月内的第五次会晤。预计拜登与苏纳克的会谈将包括北约峰会和乌克兰等问题。</text:p>
      <text:p text:style-name="P4">
英国首相办公室星期六（8日）发布声明称，英美的联盟“比以往任何时候都更加重要”，英国既是欧洲主要的北约盟友，也是美国“最重要的贸易、防务和外交伙伴”，并且在援助乌克兰问题上发挥着领导作用。</text:p>
      <text:p text:style-name="P4">
苏纳克刚刚于6月访美，与拜登签署《大西洋宣言》（AtlanticDeclaration），宣布在人工智能、清洁能源、关键矿产、气候变化等方面开展合作，并巩固两国的安全联盟关系，以应对来自俄罗斯和中国的威胁。</text:p>
      <text:p text:style-name="P4">
白宫的声明指出，拜登此行旨在进一步加强美英两国的密切关系。</text:p>
      <text:p text:style-name="P4">
拜登此次访英还将在温莎城堡会见英王查尔斯三世，就气候问题进行讨论。拜登曾在2021年第26届联合国气候变化大会（COP26）上与查尔斯会面，并赞赏了查尔斯在气候问题上的领导力。</text:p>
      <text:p text:style-name="P4">
英国访问行程结束后，拜登将与苏纳克前往立陶宛，同北约国家领导人一道出席维尔纽斯峰会。</text:p>
      <text:p text:style-name="P4">
Source: <text:a xlink:type="simple" xlink:href="https://www.zaobao.com.sg/realtime/world/story20230709-1412068" text:style-name="Internet_20_link" text:visited-style-name="Visited_20_Internet_20_Link">
https://www.zaobao.com.sg/realtime/world/story20230709-1412068</text:a>
</text:p>
      <!--NEWS-->
      <text:h text:style-name="P10" text:outline-level="1">
<text:span text:style-name="T4">
巴西楼房倒塌 遇难者增至14人</text:span>
</text:h>
      <text:p text:style-name="P4">
Author: 联合早报 (Person)</text:p>
      <text:p text:style-name="P4">
Publisher: 联合早报 (Organization)</text:p>
      <text:p text:style-name="P4">
Published Time: 2023-07-09T07:08</text:p>
      <text:p text:style-name="P4">
Modified Time: 2023-07-09T07:08</text:p>
      <text:p text:style-name="P4">
Description: 巴西东北部发生楼房坍塌事故，遇难者增至14人，当局宣布结束搜救工作。法新社报道，巴西当局星期六（7月8日）发布声明称，死者包括女性、男性和儿童，年龄在五岁至45岁之间。当局在星期五...</text:p>
      <text:p text:style-name="P4">
Videos: []</text:p>
      <text:p text:style-name="P4">
Audios: []</text:p>
      <text:p text:style-name="P4">
Images: []</text:p>
      <text:p text:style-name="P4">
Type: NewsArticle</text:p>
      <text:p text:style-name="P4">
Breadcrumbs: ['即时', '国际']</text:p>
      <text:p text:style-name="P4">
Keywords: ['巴西', '坍塌']</text:p>
      <!--METADATA-->
      <text:p text:style-name="P4">
巴西东北部发生楼房坍塌事故，遇难者增至14人，当局宣布结束搜救工作。</text:p>
      <text:p text:style-name="P4">
法新社报道，巴西当局星期六（7月8日）发布声明称，死者包括女性、男性和儿童，年龄在五岁至45岁之间。</text:p>
      <text:p text:style-name="P4">
当局在星期五（7日）接获通报，位于伯南布哥州（Pernambuco）州府累西腓（Recife）郊区的一栋四层高建筑坍塌，初步通报有11人死亡。</text:p>
      <text:p text:style-name="P4">
救援人员后来在废墟中又发现一名妇女和两名儿童的尸体，遇难人数因此上升至14人。搜救工作目前已正式结束。</text:p>
      <text:p text:style-name="P4">
当局指出，这座建筑由于有倒塌的危险，已于2010年关闭，但从那时起一直被非法占用。</text:p>
      <text:p text:style-name="P4">
今年4月，同样位于伯南布哥州的奥林达市（Olinda）也发生了类似情况的建筑倒塌，造成六人死亡。</text:p>
      <text:p text:style-name="P4">
法新社报道指出，巴西的建筑倒塌一般发生在非法建筑泛滥的贫困地区。2020年，里约热内卢一片贫困街区有两座非法建筑在数天强降雨后倒塌，造成24人死亡。</text:p>
      <text:p text:style-name="P4">
Source: <text:a xlink:type="simple" xlink:href="https://www.zaobao.com.sg/realtime/world/story20230709-1412069" text:style-name="Internet_20_link" text:visited-style-name="Visited_20_Internet_20_Link">
https://www.zaobao.com.sg/realtime/world/story20230709-1412069</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